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522cm"/>
    </style:style>
    <style:style style:name="co9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06cm"/>
    </style:style>
    <style:style style:name="co8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4.274cm"/>
    </style:style>
    <style:style style:name="co12" style:family="table-column">
      <style:table-column-properties fo:break-before="auto" style:column-width="2.738cm"/>
    </style:style>
    <style:style style:name="co13" style:family="table-column">
      <style:table-column-properties fo:break-before="auto" style:column-width="6.163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1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16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17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</office:automatic-styles>
  <office:body>
    <office:spreadsheet>
      <table:table table:name="sinproc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table:style-name="ce10" office:value-type="string">
            <text:p>Hace todo</text:p>
            <text:p>El proceso?</text:p>
          </table:table-cell>
          <table:table-cell table:style-name="ce4" office:value-type="string">
            <text:p>Total puntos</text:p>
            <text:p>Detectados</text:p>
            <text:p>Imagen objeto</text:p>
          </table:table-cell>
          <table:table-cell table:style-name="ce4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4" office:value-type="string">
            <text:p>Coincidencias</text:p>
            <text:p>Válidas</text:p>
            <text:p>Estimadas</text:p>
            <text:p>Homografía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.61395">
            <text:p>2,61395</text:p>
          </table:table-cell>
          <table:table-cell table:style-name="ce5" table:formula="of:=[.E2]" office:value-type="float" office:value="2.61395">
            <text:p>2,61395</text:p>
          </table:table-cell>
          <table:table-cell/>
          <table:table-cell office:value-type="string">
            <text:p>Target keypoints:</text:p>
          </table:table-cell>
          <table:table-cell table:style-name="ce2" office:value-type="float" office:value="958">
            <text:p>958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2.0159">
            <text:p>52,0159</text:p>
          </table:table-cell>
          <table:table-cell table:style-name="ce5" table:formula="of:=AVERAGE([.$E$2:.E3])" office:value-type="float" office:value="27.314925">
            <text:p>27,314925</text:p>
          </table:table-cell>
          <table:table-cell/>
          <table:table-cell office:value-type="string">
            <text:p>Umbral Hessiano:</text:p>
          </table:table-cell>
          <table:table-cell table:style-name="ce2" office:value-type="float" office:value="700">
            <text:p>70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7.5604">
            <text:p>47,5604</text:p>
          </table:table-cell>
          <table:table-cell table:style-name="ce5" table:formula="of:=AVERAGE([.$E$2:.E4])" office:value-type="float" office:value="34.0634166666667">
            <text:p>34,0634166667</text:p>
          </table:table-cell>
          <table:table-cell/>
          <table:table-cell office:value-type="string">
            <text:p>Valoración</text:p>
          </table:table-cell>
          <table:table-cell table:style-name="ce6" office:value-type="float" office:value="4">
            <text:p>4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6.0718">
            <text:p>66,0718</text:p>
          </table:table-cell>
          <table:table-cell table:style-name="ce5" table:formula="of:=AVERAGE([.$E$2:.E5])" office:value-type="float" office:value="42.0655125">
            <text:p>42,0655125</text:p>
          </table:table-cell>
          <table:table-cell/>
          <table:table-cell office:value-type="string">
            <text:p>fps prom</text:p>
          </table:table-cell>
          <table:table-cell table:formula="of:=[.F239]" office:value-type="float" office:value="20.331008487395">
            <text:p>20,3310084874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0.2301">
            <text:p>60,2301</text:p>
          </table:table-cell>
          <table:table-cell table:style-name="ce5" table:formula="of:=AVERAGE([.$E$2:.E6])" office:value-type="float" office:value="45.69843">
            <text:p>45,698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61">
            <text:p>261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.53386">
            <text:p>5,53386</text:p>
          </table:table-cell>
          <table:table-cell table:style-name="ce5" table:formula="of:=AVERAGE([.$E$2:.E7])" office:value-type="float" office:value="39.004335">
            <text:p>39,0043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61">
            <text:p>261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69.3331">
            <text:p>69,3331</text:p>
          </table:table-cell>
          <table:table-cell table:style-name="ce5" table:formula="of:=AVERAGE([.$E$2:.E8])" office:value-type="float" office:value="43.3370157142857">
            <text:p>43,33701571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61">
            <text:p>261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3.4415">
            <text:p>53,4415</text:p>
          </table:table-cell>
          <table:table-cell table:style-name="ce5" table:formula="of:=AVERAGE([.$E$2:.E9])" office:value-type="float" office:value="44.60007625">
            <text:p>44,600076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4.98095">
            <text:p>4,98095</text:p>
          </table:table-cell>
          <table:table-cell table:style-name="ce5" table:formula="of:=AVERAGE([.$E$2:.E10])" office:value-type="float" office:value="40.1979511111111">
            <text:p>40,19795111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69.3434">
            <text:p>69,3434</text:p>
          </table:table-cell>
          <table:table-cell table:style-name="ce5" table:formula="of:=AVERAGE([.$E$2:.E11])" office:value-type="float" office:value="43.112496">
            <text:p>43,1124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62.2199">
            <text:p>62,2199</text:p>
          </table:table-cell>
          <table:table-cell table:style-name="ce5" table:formula="of:=AVERAGE([.$E$2:.E12])" office:value-type="float" office:value="44.8495327272727">
            <text:p>44,84953272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48.5907">
            <text:p>48,5907</text:p>
          </table:table-cell>
          <table:table-cell table:style-name="ce5" table:formula="of:=AVERAGE([.$E$2:.E13])" office:value-type="float" office:value="45.1612966666667">
            <text:p>45,16129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62.1075">
            <text:p>62,1075</text:p>
          </table:table-cell>
          <table:table-cell table:style-name="ce5" table:formula="of:=AVERAGE([.$E$2:.E14])" office:value-type="float" office:value="46.4648507692308">
            <text:p>46,46485076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263">
            <text:p>263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.88639">
            <text:p>4,88639</text:p>
          </table:table-cell>
          <table:table-cell table:style-name="ce5" table:formula="of:=AVERAGE([.$E$2:.E15])" office:value-type="float" office:value="43.4949607142857">
            <text:p>43,49496071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263">
            <text:p>263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3.7525">
            <text:p>53,7525</text:p>
          </table:table-cell>
          <table:table-cell table:style-name="ce5" table:formula="of:=AVERAGE([.$E$2:.E16])" office:value-type="float" office:value="44.1787966666667">
            <text:p>44,17879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263">
            <text:p>263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4.9842">
            <text:p>54,9842</text:p>
          </table:table-cell>
          <table:table-cell table:style-name="ce5" table:formula="of:=AVERAGE([.$E$2:.E17])" office:value-type="float" office:value="44.854134375">
            <text:p>44,8541343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263">
            <text:p>263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61.2066">
            <text:p>61,2066</text:p>
          </table:table-cell>
          <table:table-cell table:style-name="ce5" table:formula="of:=AVERAGE([.$E$2:.E18])" office:value-type="float" office:value="45.8160441176471">
            <text:p>45,816044117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263">
            <text:p>263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62.8021">
            <text:p>62,8021</text:p>
          </table:table-cell>
          <table:table-cell table:style-name="ce5" table:formula="of:=AVERAGE([.$E$2:.E19])" office:value-type="float" office:value="46.7597138888889">
            <text:p>46,75971388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282">
            <text:p>282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.19451">
            <text:p>5,19451</text:p>
          </table:table-cell>
          <table:table-cell table:style-name="ce5" table:formula="of:=AVERAGE([.$E$2:.E20])" office:value-type="float" office:value="44.5720715789474">
            <text:p>44,57207157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282">
            <text:p>282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5.0269">
            <text:p>45,0269</text:p>
          </table:table-cell>
          <table:table-cell table:style-name="ce5" table:formula="of:=AVERAGE([.$E$2:.E21])" office:value-type="float" office:value="44.594813">
            <text:p>44,59481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282">
            <text:p>282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5.7893">
            <text:p>45,7893</text:p>
          </table:table-cell>
          <table:table-cell table:style-name="ce5" table:formula="of:=AVERAGE([.$E$2:.E22])" office:value-type="float" office:value="44.6516933333333">
            <text:p>44,651693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282">
            <text:p>282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5.7479">
            <text:p>55,7479</text:p>
          </table:table-cell>
          <table:table-cell table:style-name="ce5" table:formula="of:=AVERAGE([.$E$2:.E23])" office:value-type="float" office:value="45.1560663636364">
            <text:p>45,15606636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307">
            <text:p>307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.22608">
            <text:p>5,22608</text:p>
          </table:table-cell>
          <table:table-cell table:style-name="ce5" table:formula="of:=AVERAGE([.$E$2:.E24])" office:value-type="float" office:value="43.41998">
            <text:p>43,4199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307">
            <text:p>307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9.5384">
            <text:p>59,5384</text:p>
          </table:table-cell>
          <table:table-cell table:style-name="ce5" table:formula="of:=AVERAGE([.$E$2:.E25])" office:value-type="float" office:value="44.0915808333333">
            <text:p>44,0915808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307">
            <text:p>307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4.5734">
            <text:p>34,5734</text:p>
          </table:table-cell>
          <table:table-cell table:style-name="ce5" table:formula="of:=AVERAGE([.$E$2:.E26])" office:value-type="float" office:value="43.7108536">
            <text:p>43,71085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307">
            <text:p>307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7.498">
            <text:p>57,498</text:p>
          </table:table-cell>
          <table:table-cell table:style-name="ce5" table:formula="of:=AVERAGE([.$E$2:.E27])" office:value-type="float" office:value="44.2411284615385">
            <text:p>44,24112846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307">
            <text:p>307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3.6995">
            <text:p>53,6995</text:p>
          </table:table-cell>
          <table:table-cell table:style-name="ce5" table:formula="of:=AVERAGE([.$E$2:.E28])" office:value-type="float" office:value="44.5914385185185">
            <text:p>44,59143851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276">
            <text:p>27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.11433">
            <text:p>5,11433</text:p>
          </table:table-cell>
          <table:table-cell table:style-name="ce5" table:formula="of:=AVERAGE([.$E$2:.E29])" office:value-type="float" office:value="43.1815417857143">
            <text:p>43,18154178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276">
            <text:p>27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9.7939">
            <text:p>59,7939</text:p>
          </table:table-cell>
          <table:table-cell table:style-name="ce5" table:formula="of:=AVERAGE([.$E$2:.E30])" office:value-type="float" office:value="43.7543817241379">
            <text:p>43,75438172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276">
            <text:p>27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4.8761">
            <text:p>64,8761</text:p>
          </table:table-cell>
          <table:table-cell table:style-name="ce5" table:formula="of:=AVERAGE([.$E$2:.E31])" office:value-type="float" office:value="44.458439">
            <text:p>44,45843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276">
            <text:p>27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6.1232">
            <text:p>46,1232</text:p>
          </table:table-cell>
          <table:table-cell table:style-name="ce5" table:formula="of:=AVERAGE([.$E$2:.E32])" office:value-type="float" office:value="44.5121409677419">
            <text:p>44,51214096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276">
            <text:p>27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1.1058">
            <text:p>61,1058</text:p>
          </table:table-cell>
          <table:table-cell table:style-name="ce5" table:formula="of:=AVERAGE([.$E$2:.E33])" office:value-type="float" office:value="45.0306928125">
            <text:p>45,03069281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287">
            <text:p>287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.23424">
            <text:p>5,23424</text:p>
          </table:table-cell>
          <table:table-cell table:style-name="ce5" table:formula="of:=AVERAGE([.$E$2:.E34])" office:value-type="float" office:value="43.8247396969697">
            <text:p>43,8247396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287">
            <text:p>287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8.4885">
            <text:p>68,4885</text:p>
          </table:table-cell>
          <table:table-cell table:style-name="ce5" table:formula="of:=AVERAGE([.$E$2:.E35])" office:value-type="float" office:value="44.5501444117647">
            <text:p>44,55014441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287">
            <text:p>287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9.5308">
            <text:p>59,5308</text:p>
          </table:table-cell>
          <table:table-cell table:style-name="ce5" table:formula="of:=AVERAGE([.$E$2:.E36])" office:value-type="float" office:value="44.9781631428571">
            <text:p>44,9781631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287">
            <text:p>287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4.5914">
            <text:p>64,5914</text:p>
          </table:table-cell>
          <table:table-cell table:style-name="ce5" table:formula="of:=AVERAGE([.$E$2:.E37])" office:value-type="float" office:value="45.5229752777778">
            <text:p>45,52297527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287">
            <text:p>287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1.6184">
            <text:p>61,6184</text:p>
          </table:table-cell>
          <table:table-cell table:style-name="ce5" table:formula="of:=AVERAGE([.$E$2:.E38])" office:value-type="float" office:value="45.9579867567568">
            <text:p>45,957986756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.19994">
            <text:p>5,19994</text:p>
          </table:table-cell>
          <table:table-cell table:style-name="ce5" table:formula="of:=AVERAGE([.$E$2:.E39])" office:value-type="float" office:value="44.8854065789474">
            <text:p>44,88540657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68.0595">
            <text:p>68,0595</text:p>
          </table:table-cell>
          <table:table-cell table:style-name="ce5" table:formula="of:=AVERAGE([.$E$2:.E40])" office:value-type="float" office:value="45.4796141025641">
            <text:p>45,47961410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67.1766">
            <text:p>67,1766</text:p>
          </table:table-cell>
          <table:table-cell table:style-name="ce5" table:formula="of:=AVERAGE([.$E$2:.E41])" office:value-type="float" office:value="46.02203875">
            <text:p>46,02203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67.2714">
            <text:p>67,2714</text:p>
          </table:table-cell>
          <table:table-cell table:style-name="ce5" table:formula="of:=AVERAGE([.$E$2:.E42])" office:value-type="float" office:value="46.5403158536585">
            <text:p>46,540315853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61.2003">
            <text:p>61,2003</text:p>
          </table:table-cell>
          <table:table-cell table:style-name="ce5" table:formula="of:=AVERAGE([.$E$2:.E43])" office:value-type="float" office:value="46.8893630952381">
            <text:p>46,88936309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2.6704">
            <text:p>52,6704</text:p>
          </table:table-cell>
          <table:table-cell table:style-name="ce5" table:formula="of:=AVERAGE([.$E$2:.E44])" office:value-type="float" office:value="47.0238058139535">
            <text:p>47,0238058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.93109">
            <text:p>5,93109</text:p>
          </table:table-cell>
          <table:table-cell table:style-name="ce5" table:formula="of:=AVERAGE([.$E$2:.E45])" office:value-type="float" office:value="46.0898804545455">
            <text:p>46,08988045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0.8462">
            <text:p>50,8462</text:p>
          </table:table-cell>
          <table:table-cell table:style-name="ce5" table:formula="of:=AVERAGE([.$E$2:.E46])" office:value-type="float" office:value="46.1955764444445">
            <text:p>46,19557644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64.4573">
            <text:p>64,4573</text:p>
          </table:table-cell>
          <table:table-cell table:style-name="ce5" table:formula="of:=AVERAGE([.$E$2:.E47])" office:value-type="float" office:value="46.5925704347826">
            <text:p>46,59257043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61.8319">
            <text:p>61,8319</text:p>
          </table:table-cell>
          <table:table-cell table:style-name="ce5" table:formula="of:=AVERAGE([.$E$2:.E48])" office:value-type="float" office:value="46.9168114893617">
            <text:p>46,91681148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7.5777">
            <text:p>57,5777</text:p>
          </table:table-cell>
          <table:table-cell table:style-name="ce5" table:formula="of:=AVERAGE([.$E$2:.E49])" office:value-type="float" office:value="47.1389133333333">
            <text:p>47,138913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7.67443">
            <text:p>7,67443</text:p>
          </table:table-cell>
          <table:table-cell table:style-name="ce5" table:formula="of:=AVERAGE([.$E$2:.E50])" office:value-type="float" office:value="46.3335157142857">
            <text:p>46,33351571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55.5456">
            <text:p>55,5456</text:p>
          </table:table-cell>
          <table:table-cell table:style-name="ce5" table:formula="of:=AVERAGE([.$E$2:.E51])" office:value-type="float" office:value="46.5177574">
            <text:p>46,517757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61.6637">
            <text:p>61,6637</text:p>
          </table:table-cell>
          <table:table-cell table:style-name="ce5" table:formula="of:=AVERAGE([.$E$2:.E52])" office:value-type="float" office:value="46.8147366666667">
            <text:p>46,81473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61.2486">
            <text:p>61,2486</text:p>
          </table:table-cell>
          <table:table-cell table:style-name="ce5" table:formula="of:=AVERAGE([.$E$2:.E53])" office:value-type="float" office:value="47.0923109615385">
            <text:p>47,09231096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60.8602">
            <text:p>60,8602</text:p>
          </table:table-cell>
          <table:table-cell table:style-name="ce5" table:formula="of:=AVERAGE([.$E$2:.E54])" office:value-type="float" office:value="47.3520824528302">
            <text:p>47,352082452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55.1599">
            <text:p>55,1599</text:p>
          </table:table-cell>
          <table:table-cell table:style-name="ce5" table:formula="of:=AVERAGE([.$E$2:.E55])" office:value-type="float" office:value="47.4966716666667">
            <text:p>47,496671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94">
            <text:p>39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5.79778">
            <text:p>5,79778</text:p>
          </table:table-cell>
          <table:table-cell table:style-name="ce5" table:formula="of:=AVERAGE([.$E$2:.E56])" office:value-type="float" office:value="46.73851">
            <text:p>46,738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94">
            <text:p>39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67.3438">
            <text:p>67,3438</text:p>
          </table:table-cell>
          <table:table-cell table:style-name="ce5" table:formula="of:=AVERAGE([.$E$2:.E57])" office:value-type="float" office:value="47.1064616071429">
            <text:p>47,10646160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94">
            <text:p>39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66.0947">
            <text:p>66,0947</text:p>
          </table:table-cell>
          <table:table-cell table:style-name="ce5" table:formula="of:=AVERAGE([.$E$2:.E58])" office:value-type="float" office:value="47.4395885964912">
            <text:p>47,43958859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94">
            <text:p>39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55.6672">
            <text:p>55,6672</text:p>
          </table:table-cell>
          <table:table-cell table:style-name="ce5" table:formula="of:=AVERAGE([.$E$2:.E59])" office:value-type="float" office:value="47.5814439655172">
            <text:p>47,58144396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94">
            <text:p>39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63.816">
            <text:p>63,816</text:p>
          </table:table-cell>
          <table:table-cell table:style-name="ce5" table:formula="of:=AVERAGE([.$E$2:.E60])" office:value-type="float" office:value="47.8566059322034">
            <text:p>47,85660593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19">
            <text:p>519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15.2397">
            <text:p>15,2397</text:p>
          </table:table-cell>
          <table:table-cell table:style-name="ce5" table:formula="of:=AVERAGE([.$E$2:.E61])" office:value-type="float" office:value="47.3129908333333">
            <text:p>47,3129908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19">
            <text:p>519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30.6373">
            <text:p>30,6373</text:p>
          </table:table-cell>
          <table:table-cell table:style-name="ce5" table:formula="of:=AVERAGE([.$E$2:.E62])" office:value-type="float" office:value="47.039618852459">
            <text:p>47,03961885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19">
            <text:p>519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28.8808">
            <text:p>28,8808</text:p>
          </table:table-cell>
          <table:table-cell table:style-name="ce5" table:formula="of:=AVERAGE([.$E$2:.E63])" office:value-type="float" office:value="46.7467346774194">
            <text:p>46,746734677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45">
            <text:p>445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27.7908">
            <text:p>27,7908</text:p>
          </table:table-cell>
          <table:table-cell table:style-name="ce5" table:formula="of:=AVERAGE([.$E$2:.E64])" office:value-type="float" office:value="46.4458468253968">
            <text:p>46,44584682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35.7833">
            <text:p>35,7833</text:p>
          </table:table-cell>
          <table:table-cell table:style-name="ce5" table:formula="of:=AVERAGE([.$E$2:.E65])" office:value-type="float" office:value="46.27924453125">
            <text:p>46,279244531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66.4013">
            <text:p>66,4013</text:p>
          </table:table-cell>
          <table:table-cell table:style-name="ce5" table:formula="of:=AVERAGE([.$E$2:.E66])" office:value-type="float" office:value="46.5888146153846">
            <text:p>46,58881461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54.1508">
            <text:p>54,1508</text:p>
          </table:table-cell>
          <table:table-cell table:style-name="ce5" table:formula="of:=AVERAGE([.$E$2:.E67])" office:value-type="float" office:value="46.7033901515152">
            <text:p>46,70339015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51.7624">
            <text:p>51,7624</text:p>
          </table:table-cell>
          <table:table-cell table:style-name="ce5" table:formula="of:=AVERAGE([.$E$2:.E68])" office:value-type="float" office:value="46.778897761194">
            <text:p>46,77889776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63.6127">
            <text:p>63,6127</text:p>
          </table:table-cell>
          <table:table-cell table:style-name="ce5" table:formula="of:=AVERAGE([.$E$2:.E69])" office:value-type="float" office:value="47.0264536764706">
            <text:p>47,02645367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58.2882">
            <text:p>58,2882</text:p>
          </table:table-cell>
          <table:table-cell table:style-name="ce5" table:formula="of:=AVERAGE([.$E$2:.E70])" office:value-type="float" office:value="47.1896673913044">
            <text:p>47,189667391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55.8317">
            <text:p>55,8317</text:p>
          </table:table-cell>
          <table:table-cell table:style-name="ce5" table:formula="of:=AVERAGE([.$E$2:.E71])" office:value-type="float" office:value="47.313125">
            <text:p>47,3131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61.7936">
            <text:p>61,7936</text:p>
          </table:table-cell>
          <table:table-cell table:style-name="ce5" table:formula="of:=AVERAGE([.$E$2:.E72])" office:value-type="float" office:value="47.5170753521127">
            <text:p>47,517075352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60.5212">
            <text:p>60,5212</text:p>
          </table:table-cell>
          <table:table-cell table:style-name="ce5" table:formula="of:=AVERAGE([.$E$2:.E73])" office:value-type="float" office:value="47.6976881944445">
            <text:p>47,69768819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61.3489">
            <text:p>61,3489</text:p>
          </table:table-cell>
          <table:table-cell table:style-name="ce5" table:formula="of:=AVERAGE([.$E$2:.E74])" office:value-type="float" office:value="47.8846910958904">
            <text:p>47,88469109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53.8477">
            <text:p>53,8477</text:p>
          </table:table-cell>
          <table:table-cell table:style-name="ce5" table:formula="of:=AVERAGE([.$E$2:.E75])" office:value-type="float" office:value="47.9652722972973">
            <text:p>47,96527229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61.501">
            <text:p>61,501</text:p>
          </table:table-cell>
          <table:table-cell table:style-name="ce5" table:formula="of:=AVERAGE([.$E$2:.E76])" office:value-type="float" office:value="48.1457486666667">
            <text:p>48,145748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52.6565">
            <text:p>52,6565</text:p>
          </table:table-cell>
          <table:table-cell table:style-name="ce5" table:formula="of:=AVERAGE([.$E$2:.E77])" office:value-type="float" office:value="48.2051006578947">
            <text:p>48,205100657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65.0491">
            <text:p>65,0491</text:p>
          </table:table-cell>
          <table:table-cell table:style-name="ce5" table:formula="of:=AVERAGE([.$E$2:.E78])" office:value-type="float" office:value="48.4238538961039">
            <text:p>48,423853896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65.1087">
            <text:p>65,1087</text:p>
          </table:table-cell>
          <table:table-cell table:style-name="ce5" table:formula="of:=AVERAGE([.$E$2:.E79])" office:value-type="float" office:value="48.6377621794872">
            <text:p>48,63776217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64.5158">
            <text:p>64,5158</text:p>
          </table:table-cell>
          <table:table-cell table:style-name="ce5" table:formula="of:=AVERAGE([.$E$2:.E80])" office:value-type="float" office:value="48.83875">
            <text:p>48,83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50.9215">
            <text:p>50,9215</text:p>
          </table:table-cell>
          <table:table-cell table:style-name="ce5" table:formula="of:=AVERAGE([.$E$2:.E81])" office:value-type="float" office:value="48.864784375">
            <text:p>48,8647843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66.9706">
            <text:p>66,9706</text:p>
          </table:table-cell>
          <table:table-cell table:style-name="ce5" table:formula="of:=AVERAGE([.$E$2:.E82])" office:value-type="float" office:value="49.088312962963">
            <text:p>49,0883129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95">
            <text:p>395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4.4833">
            <text:p>14,4833</text:p>
          </table:table-cell>
          <table:table-cell table:style-name="ce5" table:formula="of:=AVERAGE([.$E$2:.E83])" office:value-type="float" office:value="48.6663006097561">
            <text:p>48,666300609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18">
            <text:p>418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0.6468">
            <text:p>10,6468</text:p>
          </table:table-cell>
          <table:table-cell table:style-name="ce5" table:formula="of:=AVERAGE([.$E$2:.E84])" office:value-type="float" office:value="48.2082343373494">
            <text:p>48,20823433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54">
            <text:p>35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5.69813">
            <text:p>5,69813</text:p>
          </table:table-cell>
          <table:table-cell table:style-name="ce5" table:formula="of:=AVERAGE([.$E$2:.E85])" office:value-type="float" office:value="47.7021616666667">
            <text:p>47,702161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01">
            <text:p>401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8.51107">
            <text:p>8,51107</text:p>
          </table:table-cell>
          <table:table-cell table:style-name="ce5" table:formula="of:=AVERAGE([.$E$2:.E86])" office:value-type="float" office:value="47.24109">
            <text:p>47,2410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67">
            <text:p>367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13.0157">
            <text:p>13,0157</text:p>
          </table:table-cell>
          <table:table-cell table:style-name="ce5" table:formula="of:=AVERAGE([.$E$2:.E87])" office:value-type="float" office:value="46.8431203488372">
            <text:p>46,84312034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26">
            <text:p>32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.00155">
            <text:p>5,00155</text:p>
          </table:table-cell>
          <table:table-cell table:style-name="ce5" table:formula="of:=AVERAGE([.$E$2:.E88])" office:value-type="float" office:value="46.3621827586207">
            <text:p>46,36218275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.77263">
            <text:p>4,77263</text:p>
          </table:table-cell>
          <table:table-cell table:style-name="ce5" table:formula="of:=AVERAGE([.$E$2:.E89])" office:value-type="float" office:value="45.8895742045455">
            <text:p>45,88957420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4">
            <text:p>164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72411">
            <text:p>3,72411</text:p>
          </table:table-cell>
          <table:table-cell table:style-name="ce5" table:formula="of:=AVERAGE([.$E$2:.E90])" office:value-type="float" office:value="45.4158049438202">
            <text:p>45,415804943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83">
            <text:p>283</text:p>
          </table:table-cell>
          <table:table-cell table:style-name="Default" office:value-type="float" office:value="339">
            <text:p>3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3.38343">
            <text:p>3,38343</text:p>
          </table:table-cell>
          <table:table-cell table:style-name="ce5" table:formula="of:=AVERAGE([.$E$2:.E91])" office:value-type="float" office:value="44.9487785555556">
            <text:p>44,94877855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292">
            <text:p>292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80529">
            <text:p>3,80529</text:p>
          </table:table-cell>
          <table:table-cell table:style-name="ce5" table:formula="of:=AVERAGE([.$E$2:.E92])" office:value-type="float" office:value="44.4966523076923">
            <text:p>44,496652307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61">
            <text:p>361</text:p>
          </table:table-cell>
          <table:table-cell table:style-name="Default" office:value-type="float" office:value="321">
            <text:p>321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3.06813">
            <text:p>3,06813</text:p>
          </table:table-cell>
          <table:table-cell table:style-name="ce5" table:formula="of:=AVERAGE([.$E$2:.E93])" office:value-type="float" office:value="44.0463422826087">
            <text:p>44,046342282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53">
            <text:p>453</text:p>
          </table:table-cell>
          <table:table-cell table:style-name="Default" office:value-type="float" office:value="385">
            <text:p>385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4.11294">
            <text:p>4,11294</text:p>
          </table:table-cell>
          <table:table-cell table:style-name="ce5" table:formula="of:=AVERAGE([.$E$2:.E94])" office:value-type="float" office:value="43.6169508602151">
            <text:p>43,616950860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47">
            <text:p>447</text:p>
          </table:table-cell>
          <table:table-cell table:style-name="Default" office:value-type="float" office:value="409">
            <text:p>409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4.88191">
            <text:p>4,88191</text:p>
          </table:table-cell>
          <table:table-cell table:style-name="ce5" table:formula="of:=AVERAGE([.$E$2:.E95])" office:value-type="float" office:value="43.2048759574468">
            <text:p>43,204875957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56">
            <text:p>456</text:p>
          </table:table-cell>
          <table:table-cell table:style-name="Default" office:value-type="float" office:value="392">
            <text:p>392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4.57388">
            <text:p>4,57388</text:p>
          </table:table-cell>
          <table:table-cell table:style-name="ce5" table:formula="of:=AVERAGE([.$E$2:.E96])" office:value-type="float" office:value="42.7982338947369">
            <text:p>42,79823389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90">
            <text:p>490</text:p>
          </table:table-cell>
          <table:table-cell table:style-name="Default" office:value-type="float" office:value="396">
            <text:p>396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4.55183">
            <text:p>4,55183</text:p>
          </table:table-cell>
          <table:table-cell table:style-name="ce5" table:formula="of:=AVERAGE([.$E$2:.E97])" office:value-type="float" office:value="42.3998338541667">
            <text:p>42,399833854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01">
            <text:p>401</text:p>
          </table:table-cell>
          <table:table-cell table:style-name="Default" office:value-type="float" office:value="365">
            <text:p>365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3.67252">
            <text:p>3,67252</text:p>
          </table:table-cell>
          <table:table-cell table:style-name="ce5" table:formula="of:=AVERAGE([.$E$2:.E98])" office:value-type="float" office:value="42.0005831958763">
            <text:p>42,000583195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24">
            <text:p>424</text:p>
          </table:table-cell>
          <table:table-cell table:style-name="Default" office:value-type="float" office:value="367">
            <text:p>367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4.14224">
            <text:p>4,14224</text:p>
          </table:table-cell>
          <table:table-cell table:style-name="ce5" table:formula="of:=AVERAGE([.$E$2:.E99])" office:value-type="float" office:value="41.6142735714286">
            <text:p>41,61427357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20">
            <text:p>420</text:p>
          </table:table-cell>
          <table:table-cell table:style-name="Default" office:value-type="float" office:value="332">
            <text:p>332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3.67636">
            <text:p>3,67636</text:p>
          </table:table-cell>
          <table:table-cell table:style-name="ce5" table:formula="of:=AVERAGE([.$E$2:.E100])" office:value-type="float" office:value="41.2310623232323">
            <text:p>41,231062323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6">
            <text:p>346</text:p>
          </table:table-cell>
          <table:table-cell table:style-name="Default" office:value-type="float" office:value="347">
            <text:p>347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3.23287">
            <text:p>3,23287</text:p>
          </table:table-cell>
          <table:table-cell table:style-name="ce5" table:formula="of:=AVERAGE([.$E$2:.E101])" office:value-type="float" office:value="40.8510804">
            <text:p>40,851080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3">
            <text:p>413</text:p>
          </table:table-cell>
          <table:table-cell table:style-name="Default" office:value-type="float" office:value="317">
            <text:p>317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3.37523">
            <text:p>3,37523</text:p>
          </table:table-cell>
          <table:table-cell table:style-name="ce5" table:formula="of:=AVERAGE([.$E$2:.E102])" office:value-type="float" office:value="40.4800323762376">
            <text:p>40,48003237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4">
            <text:p>364</text:p>
          </table:table-cell>
          <table:table-cell table:style-name="Default" office:value-type="float" office:value="307">
            <text:p>307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.09805">
            <text:p>3,09805</text:p>
          </table:table-cell>
          <table:table-cell table:style-name="ce5" table:formula="of:=AVERAGE([.$E$2:.E103])" office:value-type="float" office:value="40.1135423529412">
            <text:p>40,113542352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94">
            <text:p>294</text:p>
          </table:table-cell>
          <table:table-cell table:style-name="Default" office:value-type="float" office:value="266">
            <text:p>266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.20874">
            <text:p>3,20874</text:p>
          </table:table-cell>
          <table:table-cell table:style-name="ce5" table:formula="of:=AVERAGE([.$E$2:.E104])" office:value-type="float" office:value="39.7552433009709">
            <text:p>39,7552433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27226">
            <text:p>3,27226</text:p>
          </table:table-cell>
          <table:table-cell table:style-name="ce5" table:formula="of:=AVERAGE([.$E$2:.E105])" office:value-type="float" office:value="39.4044453846154">
            <text:p>39,40444538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1">
            <text:p>221</text:p>
          </table:table-cell>
          <table:table-cell table:style-name="Default" office:value-type="float" office:value="318">
            <text:p>318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.34294">
            <text:p>3,34294</text:p>
          </table:table-cell>
          <table:table-cell table:style-name="ce5" table:formula="of:=AVERAGE([.$E$2:.E106])" office:value-type="float" office:value="39.0610024761905">
            <text:p>39,06100247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325">
            <text:p>3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63123">
            <text:p>3,63123</text:p>
          </table:table-cell>
          <table:table-cell table:style-name="ce5" table:formula="of:=AVERAGE([.$E$2:.E107])" office:value-type="float" office:value="38.7267593396226">
            <text:p>38,72675933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2">
            <text:p>222</text:p>
          </table:table-cell>
          <table:table-cell table:style-name="Default" office:value-type="float" office:value="314">
            <text:p>31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.51309">
            <text:p>3,51309</text:p>
          </table:table-cell>
          <table:table-cell table:style-name="ce5" table:formula="of:=AVERAGE([.$E$2:.E108])" office:value-type="float" office:value="38.3976596261682">
            <text:p>38,39765962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297">
            <text:p>297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3.60022">
            <text:p>3,60022</text:p>
          </table:table-cell>
          <table:table-cell table:style-name="ce5" table:formula="of:=AVERAGE([.$E$2:.E109])" office:value-type="float" office:value="38.0754611111111">
            <text:p>38,07546111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246">
            <text:p>246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3.58716">
            <text:p>3,58716</text:p>
          </table:table-cell>
          <table:table-cell table:style-name="ce5" table:formula="of:=AVERAGE([.$E$2:.E110])" office:value-type="float" office:value="37.7590546788991">
            <text:p>37,75905467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96">
            <text:p>296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3.1125">
            <text:p>3,1125</text:p>
          </table:table-cell>
          <table:table-cell table:style-name="ce5" table:formula="of:=AVERAGE([.$E$2:.E111])" office:value-type="float" office:value="37.444086">
            <text:p>37,44408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328">
            <text:p>328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3.14937">
            <text:p>3,14937</text:p>
          </table:table-cell>
          <table:table-cell table:style-name="ce5" table:formula="of:=AVERAGE([.$E$2:.E112])" office:value-type="float" office:value="37.1351245945946">
            <text:p>37,135124594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337">
            <text:p>337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3.00604">
            <text:p>3,00604</text:p>
          </table:table-cell>
          <table:table-cell table:style-name="ce5" table:formula="of:=AVERAGE([.$E$2:.E113])" office:value-type="float" office:value="36.830400625">
            <text:p>36,8304006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2">
            <text:p>282</text:p>
          </table:table-cell>
          <table:table-cell table:style-name="Default" office:value-type="float" office:value="290">
            <text:p>29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00425">
            <text:p>3,00425</text:p>
          </table:table-cell>
          <table:table-cell table:style-name="ce5" table:formula="of:=AVERAGE([.$E$2:.E114])" office:value-type="float" office:value="36.531054159292">
            <text:p>36,531054159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443">
            <text:p>443</text:p>
          </table:table-cell>
          <table:table-cell table:style-name="Default" office:value-type="float" office:value="192">
            <text:p>192</text:p>
          </table:table-cell>
          <table:table-cell table:style-name="Default" office:value-type="float" office:value="3.82784">
            <text:p>3,82784</text:p>
          </table:table-cell>
          <table:table-cell table:style-name="ce5" table:formula="of:=AVERAGE([.$E$2:.E115])" office:value-type="float" office:value="36.2441838596491">
            <text:p>36,24418385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48787">
            <text:p>3,48787</text:p>
          </table:table-cell>
          <table:table-cell table:style-name="ce5" table:formula="of:=AVERAGE([.$E$2:.E116])" office:value-type="float" office:value="35.9593463478261">
            <text:p>35,959346347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59">
            <text:p>359</text:p>
          </table:table-cell>
          <table:table-cell table:style-name="Default" office:value-type="float" office:value="384">
            <text:p>384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4.9488">
            <text:p>4,9488</text:p>
          </table:table-cell>
          <table:table-cell table:style-name="ce5" table:formula="of:=AVERAGE([.$E$2:.E117])" office:value-type="float" office:value="35.6920140517242">
            <text:p>35,692014051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61">
            <text:p>361</text:p>
          </table:table-cell>
          <table:table-cell table:style-name="Default" office:value-type="float" office:value="337">
            <text:p>337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3.14354">
            <text:p>3,14354</text:p>
          </table:table-cell>
          <table:table-cell table:style-name="ce5" table:formula="of:=AVERAGE([.$E$2:.E118])" office:value-type="float" office:value="35.413821965812">
            <text:p>35,413821965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08">
            <text:p>408</text:p>
          </table:table-cell>
          <table:table-cell table:style-name="Default" office:value-type="float" office:value="342">
            <text:p>342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3.09514">
            <text:p>3,09514</text:p>
          </table:table-cell>
          <table:table-cell table:style-name="ce5" table:formula="of:=AVERAGE([.$E$2:.E119])" office:value-type="float" office:value="35.1399348305085">
            <text:p>35,13993483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2">
            <text:p>282</text:p>
          </table:table-cell>
          <table:table-cell table:style-name="Default" office:value-type="float" office:value="316">
            <text:p>31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.87727">
            <text:p>2,87727</text:p>
          </table:table-cell>
          <table:table-cell table:style-name="ce5" table:formula="of:=AVERAGE([.$E$2:.E120])" office:value-type="float" office:value="34.86882">
            <text:p>34,868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1">
            <text:p>261</text:p>
          </table:table-cell>
          <table:table-cell table:style-name="Default" office:value-type="float" office:value="299">
            <text:p>299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.97936">
            <text:p>2,97936</text:p>
          </table:table-cell>
          <table:table-cell table:style-name="ce5" table:formula="of:=AVERAGE([.$E$2:.E121])" office:value-type="float" office:value="34.6030745">
            <text:p>34,603074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99">
            <text:p>299</text:p>
          </table:table-cell>
          <table:table-cell table:style-name="Default" office:value-type="float" office:value="279">
            <text:p>279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.83254">
            <text:p>2,83254</text:p>
          </table:table-cell>
          <table:table-cell table:style-name="ce5" table:formula="of:=AVERAGE([.$E$2:.E122])" office:value-type="float" office:value="34.3405080991736">
            <text:p>34,340508099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392">
            <text:p>392</text:p>
          </table:table-cell>
          <table:table-cell table:style-name="Default" office:value-type="float" office:value="138">
            <text:p>138</text:p>
          </table:table-cell>
          <table:table-cell table:style-name="Default" office:value-type="float" office:value="3.52949">
            <text:p>3,52949</text:p>
          </table:table-cell>
          <table:table-cell table:style-name="ce5" table:formula="of:=AVERAGE([.$E$2:.E123])" office:value-type="float" office:value="34.0879587704918">
            <text:p>34,087958770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29">
            <text:p>629</text:p>
          </table:table-cell>
          <table:table-cell table:style-name="Default" office:value-type="float" office:value="417">
            <text:p>417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3.38236">
            <text:p>3,38236</text:p>
          </table:table-cell>
          <table:table-cell table:style-name="ce5" table:formula="of:=AVERAGE([.$E$2:.E124])" office:value-type="float" office:value="33.8383197560976">
            <text:p>33,838319756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68">
            <text:p>468</text:p>
          </table:table-cell>
          <table:table-cell table:style-name="Default" office:value-type="float" office:value="417">
            <text:p>417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4.71691">
            <text:p>4,71691</text:p>
          </table:table-cell>
          <table:table-cell table:style-name="ce5" table:formula="of:=AVERAGE([.$E$2:.E125])" office:value-type="float" office:value="33.6034696774194">
            <text:p>33,603469677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82">
            <text:p>582</text:p>
          </table:table-cell>
          <table:table-cell table:style-name="Default" office:value-type="float" office:value="347">
            <text:p>347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3.05478">
            <text:p>3,05478</text:p>
          </table:table-cell>
          <table:table-cell table:style-name="ce5" table:formula="of:=AVERAGE([.$E$2:.E126])" office:value-type="float" office:value="33.35908016">
            <text:p>33,3590801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82">
            <text:p>682</text:p>
          </table:table-cell>
          <table:table-cell table:style-name="Default" office:value-type="float" office:value="399">
            <text:p>399</text:p>
          </table:table-cell>
          <table:table-cell table:style-name="Default" office:value-type="float" office:value="183">
            <text:p>183</text:p>
          </table:table-cell>
          <table:table-cell table:style-name="Default" office:value-type="float" office:value="3.33056">
            <text:p>3,33056</text:p>
          </table:table-cell>
          <table:table-cell table:style-name="ce5" table:formula="of:=AVERAGE([.$E$2:.E127])" office:value-type="float" office:value="33.1207585714286">
            <text:p>33,12075857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58">
            <text:p>658</text:p>
          </table:table-cell>
          <table:table-cell table:style-name="Default" office:value-type="float" office:value="421">
            <text:p>421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3.53041">
            <text:p>3,53041</text:p>
          </table:table-cell>
          <table:table-cell table:style-name="ce5" table:formula="of:=AVERAGE([.$E$2:.E128])" office:value-type="float" office:value="32.8877637007874">
            <text:p>32,88776370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58">
            <text:p>358</text:p>
          </table:table-cell>
          <table:table-cell table:style-name="Default" office:value-type="float" office:value="344">
            <text:p>344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5.64672">
            <text:p>5,64672</text:p>
          </table:table-cell>
          <table:table-cell table:style-name="ce5" table:formula="of:=AVERAGE([.$E$2:.E129])" office:value-type="float" office:value="32.674943046875">
            <text:p>32,67494304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8">
            <text:p>358</text:p>
          </table:table-cell>
          <table:table-cell table:style-name="Default" office:value-type="float" office:value="344">
            <text:p>344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48.4499">
            <text:p>48,4499</text:p>
          </table:table-cell>
          <table:table-cell table:style-name="ce5" table:formula="of:=AVERAGE([.$E$2:.E130])" office:value-type="float" office:value="32.7972295348837">
            <text:p>32,797229534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12">
            <text:p>212</text:p>
          </table:table-cell>
          <table:table-cell table:style-name="Default" office:value-type="float" office:value="369">
            <text:p>369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.02955">
            <text:p>5,02955</text:p>
          </table:table-cell>
          <table:table-cell table:style-name="ce5" table:formula="of:=AVERAGE([.$E$2:.E131])" office:value-type="float" office:value="32.583632">
            <text:p>32,5836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1">
            <text:p>351</text:p>
          </table:table-cell>
          <table:table-cell table:style-name="Default" office:value-type="float" office:value="293">
            <text:p>29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.81029">
            <text:p>2,81029</text:p>
          </table:table-cell>
          <table:table-cell table:style-name="ce5" table:formula="of:=AVERAGE([.$E$2:.E132])" office:value-type="float" office:value="32.3563545801527">
            <text:p>32,356354580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5">
            <text:p>305</text:p>
          </table:table-cell>
          <table:table-cell table:style-name="Default" office:value-type="float" office:value="307">
            <text:p>307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.85595">
            <text:p>2,85595</text:p>
          </table:table-cell>
          <table:table-cell table:style-name="ce5" table:formula="of:=AVERAGE([.$E$2:.E133])" office:value-type="float" office:value="32.1328666666667">
            <text:p>32,13286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5">
            <text:p>345</text:p>
          </table:table-cell>
          <table:table-cell table:style-name="Default" office:value-type="float" office:value="331">
            <text:p>331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2.89854">
            <text:p>2,89854</text:p>
          </table:table-cell>
          <table:table-cell table:style-name="ce5" table:formula="of:=AVERAGE([.$E$2:.E134])" office:value-type="float" office:value="31.9130596992481">
            <text:p>31,913059699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86">
            <text:p>386</text:p>
          </table:table-cell>
          <table:table-cell table:style-name="Default" office:value-type="float" office:value="348">
            <text:p>348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4.2382">
            <text:p>4,2382</text:p>
          </table:table-cell>
          <table:table-cell table:style-name="ce5" table:formula="of:=AVERAGE([.$E$2:.E135])" office:value-type="float" office:value="31.7065308955224">
            <text:p>31,70653089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389">
            <text:p>389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4.38648">
            <text:p>4,38648</text:p>
          </table:table-cell>
          <table:table-cell table:style-name="ce5" table:formula="of:=AVERAGE([.$E$2:.E136])" office:value-type="float" office:value="31.5041601481482">
            <text:p>31,504160148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19">
            <text:p>519</text:p>
          </table:table-cell>
          <table:table-cell table:style-name="Default" office:value-type="float" office:value="449">
            <text:p>449</text:p>
          </table:table-cell>
          <table:table-cell table:style-name="Default" office:value-type="float" office:value="208">
            <text:p>208</text:p>
          </table:table-cell>
          <table:table-cell table:style-name="Default" office:value-type="float" office:value="4.83155">
            <text:p>4,83155</text:p>
          </table:table-cell>
          <table:table-cell table:style-name="ce5" table:formula="of:=AVERAGE([.$E$2:.E137])" office:value-type="float" office:value="31.3080380147059">
            <text:p>31,30803801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82">
            <text:p>482</text:p>
          </table:table-cell>
          <table:table-cell table:style-name="Default" office:value-type="float" office:value="451">
            <text:p>451</text:p>
          </table:table-cell>
          <table:table-cell table:style-name="Default" office:value-type="float" office:value="210">
            <text:p>210</text:p>
          </table:table-cell>
          <table:table-cell table:style-name="Default" office:value-type="float" office:value="4.94501">
            <text:p>4,94501</text:p>
          </table:table-cell>
          <table:table-cell table:style-name="ce5" table:formula="of:=AVERAGE([.$E$2:.E138])" office:value-type="float" office:value="31.1156071532847">
            <text:p>31,11560715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07">
            <text:p>507</text:p>
          </table:table-cell>
          <table:table-cell table:style-name="Default" office:value-type="float" office:value="416">
            <text:p>416</text:p>
          </table:table-cell>
          <table:table-cell table:style-name="Default" office:value-type="float" office:value="177">
            <text:p>177</text:p>
          </table:table-cell>
          <table:table-cell table:style-name="Default" office:value-type="float" office:value="4.40023">
            <text:p>4,40023</text:p>
          </table:table-cell>
          <table:table-cell table:style-name="ce5" table:formula="of:=AVERAGE([.$E$2:.E139])" office:value-type="float" office:value="30.9220174637681">
            <text:p>30,922017463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46">
            <text:p>546</text:p>
          </table:table-cell>
          <table:table-cell table:style-name="Default" office:value-type="float" office:value="453">
            <text:p>453</text:p>
          </table:table-cell>
          <table:table-cell table:style-name="Default" office:value-type="float" office:value="218">
            <text:p>218</text:p>
          </table:table-cell>
          <table:table-cell table:style-name="Default" office:value-type="float" office:value="4.31729">
            <text:p>4,31729</text:p>
          </table:table-cell>
          <table:table-cell table:style-name="ce5" table:formula="of:=AVERAGE([.$E$2:.E140])" office:value-type="float" office:value="30.7306165467626">
            <text:p>30,730616546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30">
            <text:p>430</text:p>
          </table:table-cell>
          <table:table-cell table:style-name="Default" office:value-type="float" office:value="426">
            <text:p>426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5.35739">
            <text:p>5,35739</text:p>
          </table:table-cell>
          <table:table-cell table:style-name="ce5" table:formula="of:=AVERAGE([.$E$2:.E141])" office:value-type="float" office:value="30.5493792142857">
            <text:p>30,549379214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61">
            <text:p>361</text:p>
          </table:table-cell>
          <table:table-cell table:style-name="Default" office:value-type="float" office:value="430">
            <text:p>430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5.11582">
            <text:p>5,11582</text:p>
          </table:table-cell>
          <table:table-cell table:style-name="ce5" table:formula="of:=AVERAGE([.$E$2:.E142])" office:value-type="float" office:value="30.3689993617022">
            <text:p>30,368999361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41">
            <text:p>441</text:p>
          </table:table-cell>
          <table:table-cell table:style-name="Default" office:value-type="float" office:value="385">
            <text:p>385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4.02287">
            <text:p>4,02287</text:p>
          </table:table-cell>
          <table:table-cell table:style-name="ce5" table:formula="of:=AVERAGE([.$E$2:.E143])" office:value-type="float" office:value="30.1834632394366">
            <text:p>30,183463239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78">
            <text:p>378</text:p>
          </table:table-cell>
          <table:table-cell table:style-name="Default" office:value-type="float" office:value="336">
            <text:p>336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3.38561">
            <text:p>3,38561</text:p>
          </table:table-cell>
          <table:table-cell table:style-name="ce5" table:formula="of:=AVERAGE([.$E$2:.E144])" office:value-type="float" office:value="29.9960656643357">
            <text:p>29,996065664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17">
            <text:p>517</text:p>
          </table:table-cell>
          <table:table-cell table:style-name="Default" office:value-type="float" office:value="404">
            <text:p>404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3.73505">
            <text:p>3,73505</text:p>
          </table:table-cell>
          <table:table-cell table:style-name="ce5" table:formula="of:=AVERAGE([.$E$2:.E145])" office:value-type="float" office:value="29.8136975">
            <text:p>29,81369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8">
            <text:p>418</text:p>
          </table:table-cell>
          <table:table-cell table:style-name="Default" office:value-type="float" office:value="348">
            <text:p>348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3.92926">
            <text:p>3,92926</text:p>
          </table:table-cell>
          <table:table-cell table:style-name="ce5" table:formula="of:=AVERAGE([.$E$2:.E146])" office:value-type="float" office:value="29.6351841379311">
            <text:p>29,635184137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11">
            <text:p>511</text:p>
          </table:table-cell>
          <table:table-cell table:style-name="Default" office:value-type="float" office:value="394">
            <text:p>394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4.20444">
            <text:p>4,20444</text:p>
          </table:table-cell>
          <table:table-cell table:style-name="ce5" table:formula="of:=AVERAGE([.$E$2:.E147])" office:value-type="float" office:value="29.4610009589041">
            <text:p>29,46100095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85">
            <text:p>485</text:p>
          </table:table-cell>
          <table:table-cell table:style-name="Default" office:value-type="float" office:value="356">
            <text:p>356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4.26525">
            <text:p>4,26525</text:p>
          </table:table-cell>
          <table:table-cell table:style-name="ce5" table:formula="of:=AVERAGE([.$E$2:.E148])" office:value-type="float" office:value="29.289601292517">
            <text:p>29,28960129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62">
            <text:p>562</text:p>
          </table:table-cell>
          <table:table-cell table:style-name="Default" office:value-type="float" office:value="381">
            <text:p>381</text:p>
          </table:table-cell>
          <table:table-cell table:style-name="Default" office:value-type="float" office:value="159">
            <text:p>159</text:p>
          </table:table-cell>
          <table:table-cell table:style-name="Default" office:value-type="float" office:value="4.09494">
            <text:p>4,09494</text:p>
          </table:table-cell>
          <table:table-cell table:style-name="ce5" table:formula="of:=AVERAGE([.$E$2:.E149])" office:value-type="float" office:value="29.1193670945946">
            <text:p>29,119367094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44">
            <text:p>544</text:p>
          </table:table-cell>
          <table:table-cell table:style-name="Default" office:value-type="float" office:value="363">
            <text:p>363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4.35246">
            <text:p>4,35246</text:p>
          </table:table-cell>
          <table:table-cell table:style-name="ce5" table:formula="of:=AVERAGE([.$E$2:.E150])" office:value-type="float" office:value="28.9531462416108">
            <text:p>28,95314624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61">
            <text:p>361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.7991">
            <text:p>15,7991</text:p>
          </table:table-cell>
          <table:table-cell table:style-name="ce5" table:formula="of:=AVERAGE([.$E$2:.E151])" office:value-type="float" office:value="28.8654526">
            <text:p>28,865452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294">
            <text:p>294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06563">
            <text:p>3,06563</text:p>
          </table:table-cell>
          <table:table-cell table:style-name="ce5" table:formula="of:=AVERAGE([.$E$2:.E152])" office:value-type="float" office:value="28.6945928476822">
            <text:p>28,694592847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11">
            <text:p>611</text:p>
          </table:table-cell>
          <table:table-cell table:style-name="Default" office:value-type="float" office:value="462">
            <text:p>462</text:p>
          </table:table-cell>
          <table:table-cell table:style-name="Default" office:value-type="float" office:value="215">
            <text:p>215</text:p>
          </table:table-cell>
          <table:table-cell table:style-name="Default" office:value-type="float" office:value="3.83537">
            <text:p>3,83537</text:p>
          </table:table-cell>
          <table:table-cell table:style-name="ce5" table:formula="of:=AVERAGE([.$E$2:.E153])" office:value-type="float" office:value="28.5310453289474">
            <text:p>28,53104532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49">
            <text:p>549</text:p>
          </table:table-cell>
          <table:table-cell table:style-name="Default" office:value-type="float" office:value="452">
            <text:p>452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4.0552">
            <text:p>4,0552</text:p>
          </table:table-cell>
          <table:table-cell table:style-name="ce5" table:formula="of:=AVERAGE([.$E$2:.E154])" office:value-type="float" office:value="28.3710724836602">
            <text:p>28,371072483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83">
            <text:p>483</text:p>
          </table:table-cell>
          <table:table-cell table:style-name="Default" office:value-type="float" office:value="423">
            <text:p>423</text:p>
          </table:table-cell>
          <table:table-cell table:style-name="Default" office:value-type="float" office:value="209">
            <text:p>209</text:p>
          </table:table-cell>
          <table:table-cell table:style-name="Default" office:value-type="float" office:value="4.47295">
            <text:p>4,47295</text:p>
          </table:table-cell>
          <table:table-cell table:style-name="ce5" table:formula="of:=AVERAGE([.$E$2:.E155])" office:value-type="float" office:value="28.2158898701299">
            <text:p>28,21588987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83">
            <text:p>483</text:p>
          </table:table-cell>
          <table:table-cell table:style-name="Default" office:value-type="float" office:value="423">
            <text:p>423</text:p>
          </table:table-cell>
          <table:table-cell table:style-name="Default" office:value-type="float" office:value="209">
            <text:p>209</text:p>
          </table:table-cell>
          <table:table-cell table:style-name="Default" office:value-type="float" office:value="49.7162">
            <text:p>49,7162</text:p>
          </table:table-cell>
          <table:table-cell table:style-name="ce5" table:formula="of:=AVERAGE([.$E$2:.E156])" office:value-type="float" office:value="28.3546015483871">
            <text:p>28,354601548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4">
            <text:p>334</text:p>
          </table:table-cell>
          <table:table-cell table:style-name="Default" office:value-type="float" office:value="372">
            <text:p>372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4.45704">
            <text:p>4,45704</text:p>
          </table:table-cell>
          <table:table-cell table:style-name="ce5" table:formula="of:=AVERAGE([.$E$2:.E157])" office:value-type="float" office:value="28.2014120512821">
            <text:p>28,201412051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278">
            <text:p>278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23952">
            <text:p>3,23952</text:p>
          </table:table-cell>
          <table:table-cell table:style-name="ce5" table:formula="of:=AVERAGE([.$E$2:.E158])" office:value-type="float" office:value="28.0424191082803">
            <text:p>28,042419108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311">
            <text:p>311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3.14317">
            <text:p>3,14317</text:p>
          </table:table-cell>
          <table:table-cell table:style-name="ce5" table:formula="of:=AVERAGE([.$E$2:.E159])" office:value-type="float" office:value="27.8848289240507">
            <text:p>27,884828924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93">
            <text:p>293</text:p>
          </table:table-cell>
          <table:table-cell table:style-name="Default" office:value-type="float" office:value="330">
            <text:p>33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3.29437">
            <text:p>3,29437</text:p>
          </table:table-cell>
          <table:table-cell table:style-name="ce5" table:formula="of:=AVERAGE([.$E$2:.E160])" office:value-type="float" office:value="27.7301719496856">
            <text:p>27,73017194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307">
            <text:p>307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.3103">
            <text:p>3,3103</text:p>
          </table:table-cell>
          <table:table-cell table:style-name="ce5" table:formula="of:=AVERAGE([.$E$2:.E161])" office:value-type="float" office:value="27.57754775">
            <text:p>27,577547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66">
            <text:p>266</text:p>
          </table:table-cell>
          <table:table-cell table:style-name="Default" office:value-type="float" office:value="306">
            <text:p>306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.0777">
            <text:p>3,0777</text:p>
          </table:table-cell>
          <table:table-cell table:style-name="ce5" table:formula="of:=AVERAGE([.$E$2:.E162])" office:value-type="float" office:value="27.4253747826087">
            <text:p>27,42537478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9">
            <text:p>309</text:p>
          </table:table-cell>
          <table:table-cell table:style-name="Default" office:value-type="float" office:value="294">
            <text:p>294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00833">
            <text:p>3,00833</text:p>
          </table:table-cell>
          <table:table-cell table:style-name="ce5" table:formula="of:=AVERAGE([.$E$2:.E163])" office:value-type="float" office:value="27.2746522839506">
            <text:p>27,27465228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3">
            <text:p>243</text:p>
          </table:table-cell>
          <table:table-cell table:style-name="Default" office:value-type="float" office:value="278">
            <text:p>278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1648">
            <text:p>3,1648</text:p>
          </table:table-cell>
          <table:table-cell table:style-name="ce5" table:formula="of:=AVERAGE([.$E$2:.E164])" office:value-type="float" office:value="27.1267390797546">
            <text:p>27,126739079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7">
            <text:p>397</text:p>
          </table:table-cell>
          <table:table-cell table:style-name="Default" office:value-type="float" office:value="339">
            <text:p>339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3.76085">
            <text:p>3,76085</text:p>
          </table:table-cell>
          <table:table-cell table:style-name="ce5" table:formula="of:=AVERAGE([.$E$2:.E165])" office:value-type="float" office:value="26.9842641463415">
            <text:p>26,98426414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.6434">
            <text:p>3,6434</text:p>
          </table:table-cell>
          <table:table-cell table:style-name="ce5" table:formula="of:=AVERAGE([.$E$2:.E166])" office:value-type="float" office:value="26.8428043636364">
            <text:p>26,842804363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87">
            <text:p>287</text:p>
          </table:table-cell>
          <table:table-cell table:style-name="Default" office:value-type="float" office:value="330">
            <text:p>33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2.85228">
            <text:p>2,85228</text:p>
          </table:table-cell>
          <table:table-cell table:style-name="ce5" table:formula="of:=AVERAGE([.$E$2:.E167])" office:value-type="float" office:value="26.6982831325301">
            <text:p>26,69828313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80">
            <text:p>480</text:p>
          </table:table-cell>
          <table:table-cell table:style-name="Default" office:value-type="float" office:value="381">
            <text:p>381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3.81323">
            <text:p>3,81323</text:p>
          </table:table-cell>
          <table:table-cell table:style-name="ce5" table:formula="of:=AVERAGE([.$E$2:.E168])" office:value-type="float" office:value="26.5612468862276">
            <text:p>26,56124688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52">
            <text:p>352</text:p>
          </table:table-cell>
          <table:table-cell table:style-name="Default" office:value-type="float" office:value="392">
            <text:p>392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5.3714">
            <text:p>5,3714</text:p>
          </table:table-cell>
          <table:table-cell table:style-name="ce5" table:formula="of:=AVERAGE([.$E$2:.E169])" office:value-type="float" office:value="26.4351168452381">
            <text:p>26,435116845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1">
            <text:p>341</text:p>
          </table:table-cell>
          <table:table-cell table:style-name="Default" office:value-type="float" office:value="368">
            <text:p>368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3.94493">
            <text:p>3,94493</text:p>
          </table:table-cell>
          <table:table-cell table:style-name="ce5" table:formula="of:=AVERAGE([.$E$2:.E170])" office:value-type="float" office:value="26.3020388165681">
            <text:p>26,302038816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75">
            <text:p>375</text:p>
          </table:table-cell>
          <table:table-cell table:style-name="Default" office:value-type="float" office:value="324">
            <text:p>324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3.5481">
            <text:p>3,5481</text:p>
          </table:table-cell>
          <table:table-cell table:style-name="ce5" table:formula="of:=AVERAGE([.$E$2:.E171])" office:value-type="float" office:value="26.1681921176471">
            <text:p>26,168192117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02">
            <text:p>402</text:p>
          </table:table-cell>
          <table:table-cell table:style-name="Default" office:value-type="float" office:value="394">
            <text:p>394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4.53554">
            <text:p>4,53554</text:p>
          </table:table-cell>
          <table:table-cell table:style-name="ce5" table:formula="of:=AVERAGE([.$E$2:.E172])" office:value-type="float" office:value="26.041685380117">
            <text:p>26,041685380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57">
            <text:p>357</text:p>
          </table:table-cell>
          <table:table-cell table:style-name="Default" office:value-type="float" office:value="377">
            <text:p>377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5.01266">
            <text:p>5,01266</text:p>
          </table:table-cell>
          <table:table-cell table:style-name="ce5" table:formula="of:=AVERAGE([.$E$2:.E173])" office:value-type="float" office:value="25.9194236046512">
            <text:p>25,91942360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7">
            <text:p>357</text:p>
          </table:table-cell>
          <table:table-cell table:style-name="Default" office:value-type="float" office:value="377">
            <text:p>377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59.5909">
            <text:p>59,5909</text:p>
          </table:table-cell>
          <table:table-cell table:style-name="ce5" table:formula="of:=AVERAGE([.$E$2:.E174])" office:value-type="float" office:value="26.114056416185">
            <text:p>26,11405641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327">
            <text:p>327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.59226">
            <text:p>4,59226</text:p>
          </table:table-cell>
          <table:table-cell table:style-name="ce5" table:formula="of:=AVERAGE([.$E$2:.E175])" office:value-type="float" office:value="25.9903679310345">
            <text:p>25,99036793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6">
            <text:p>166</text:p>
          </table:table-cell>
          <table:table-cell table:style-name="Default" office:value-type="float" office:value="343">
            <text:p>343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.56568">
            <text:p>3,56568</text:p>
          </table:table-cell>
          <table:table-cell table:style-name="ce5" table:formula="of:=AVERAGE([.$E$2:.E176])" office:value-type="float" office:value="25.8622268571429">
            <text:p>25,86222685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7">
            <text:p>207</text:p>
          </table:table-cell>
          <table:table-cell table:style-name="Default" office:value-type="float" office:value="326">
            <text:p>326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58057">
            <text:p>3,58057</text:p>
          </table:table-cell>
          <table:table-cell table:style-name="ce5" table:formula="of:=AVERAGE([.$E$2:.E177])" office:value-type="float" office:value="25.7356265340909">
            <text:p>25,735626534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95">
            <text:p>295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4.48652">
            <text:p>4,48652</text:p>
          </table:table-cell>
          <table:table-cell table:style-name="ce5" table:formula="of:=AVERAGE([.$E$2:.E178])" office:value-type="float" office:value="25.6155750847458">
            <text:p>25,61557508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5">
            <text:p>295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65.5606">
            <text:p>65,5606</text:p>
          </table:table-cell>
          <table:table-cell table:style-name="ce5" table:formula="of:=AVERAGE([.$E$2:.E179])" office:value-type="float" office:value="25.8399853370787">
            <text:p>25,83998533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03">
            <text:p>303</text:p>
          </table:table-cell>
          <table:table-cell table:style-name="Default" office:value-type="float" office:value="361">
            <text:p>361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4.92087">
            <text:p>4,92087</text:p>
          </table:table-cell>
          <table:table-cell table:style-name="ce5" table:formula="of:=AVERAGE([.$E$2:.E180])" office:value-type="float" office:value="25.7231187709497">
            <text:p>25,723118770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2">
            <text:p>172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68646">
            <text:p>3,68646</text:p>
          </table:table-cell>
          <table:table-cell table:style-name="ce5" table:formula="of:=AVERAGE([.$E$2:.E181])" office:value-type="float" office:value="25.6006928888889">
            <text:p>25,60069288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353">
            <text:p>353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4.74814">
            <text:p>4,74814</text:p>
          </table:table-cell>
          <table:table-cell table:style-name="ce5" table:formula="of:=AVERAGE([.$E$2:.E182])" office:value-type="float" office:value="25.4854854143647">
            <text:p>25,485485414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57">
            <text:p>257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3.16315">
            <text:p>3,16315</text:p>
          </table:table-cell>
          <table:table-cell table:style-name="ce5" table:formula="of:=AVERAGE([.$E$2:.E183])" office:value-type="float" office:value="25.3628352197802">
            <text:p>25,362835219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10">
            <text:p>210</text:p>
          </table:table-cell>
          <table:table-cell table:style-name="Default" office:value-type="float" office:value="332">
            <text:p>332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3.42795">
            <text:p>3,42795</text:p>
          </table:table-cell>
          <table:table-cell table:style-name="ce5" table:formula="of:=AVERAGE([.$E$2:.E184])" office:value-type="float" office:value="25.2429724590164">
            <text:p>25,24297245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87">
            <text:p>387</text:p>
          </table:table-cell>
          <table:table-cell table:style-name="Default" office:value-type="float" office:value="408">
            <text:p>408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4.37231">
            <text:p>4,37231</text:p>
          </table:table-cell>
          <table:table-cell table:style-name="ce5" table:formula="of:=AVERAGE([.$E$2:.E185])" office:value-type="float" office:value="25.1295449456522">
            <text:p>25,129544945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6">
            <text:p>416</text:p>
          </table:table-cell>
          <table:table-cell table:style-name="Default" office:value-type="float" office:value="417">
            <text:p>417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4.0521">
            <text:p>4,0521</text:p>
          </table:table-cell>
          <table:table-cell table:style-name="ce5" table:formula="of:=AVERAGE([.$E$2:.E186])" office:value-type="float" office:value="25.0156128108108">
            <text:p>25,01561281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421">
            <text:p>421</text:p>
          </table:table-cell>
          <table:table-cell table:style-name="Default" office:value-type="float" office:value="209">
            <text:p>209</text:p>
          </table:table-cell>
          <table:table-cell table:style-name="Default" office:value-type="float" office:value="4.19252">
            <text:p>4,19252</text:p>
          </table:table-cell>
          <table:table-cell table:style-name="ce5" table:formula="of:=AVERAGE([.$E$2:.E187])" office:value-type="float" office:value="24.9036606989247">
            <text:p>24,90366069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47">
            <text:p>447</text:p>
          </table:table-cell>
          <table:table-cell table:style-name="Default" office:value-type="float" office:value="437">
            <text:p>437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4.34222">
            <text:p>4,34222</text:p>
          </table:table-cell>
          <table:table-cell table:style-name="ce5" table:formula="of:=AVERAGE([.$E$2:.E188])" office:value-type="float" office:value="24.7937064705883">
            <text:p>24,793706470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.96982">
            <text:p>2,96982</text:p>
          </table:table-cell>
          <table:table-cell table:style-name="ce5" table:formula="of:=AVERAGE([.$E$2:.E189])" office:value-type="float" office:value="24.6776219680851">
            <text:p>24,677621968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365">
            <text:p>365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4.29742">
            <text:p>4,29742</text:p>
          </table:table-cell>
          <table:table-cell table:style-name="ce5" table:formula="of:=AVERAGE([.$E$2:.E190])" office:value-type="float" office:value="24.5697902116402">
            <text:p>24,569790211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5">
            <text:p>415</text:p>
          </table:table-cell>
          <table:table-cell table:style-name="Default" office:value-type="float" office:value="375">
            <text:p>375</text:p>
          </table:table-cell>
          <table:table-cell table:style-name="Default" office:value-type="float" office:value="166">
            <text:p>166</text:p>
          </table:table-cell>
          <table:table-cell table:style-name="Default" office:value-type="float" office:value="4.6424">
            <text:p>4,6424</text:p>
          </table:table-cell>
          <table:table-cell table:style-name="ce5" table:formula="of:=AVERAGE([.$E$2:.E191])" office:value-type="float" office:value="24.4649092105263">
            <text:p>24,464909210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14">
            <text:p>314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4.51816">
            <text:p>4,51816</text:p>
          </table:table-cell>
          <table:table-cell table:style-name="ce5" table:formula="of:=AVERAGE([.$E$2:.E192])" office:value-type="float" office:value="24.3604759685864">
            <text:p>24,360475968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8">
            <text:p>418</text:p>
          </table:table-cell>
          <table:table-cell table:style-name="Default" office:value-type="float" office:value="417">
            <text:p>417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5.21054">
            <text:p>5,21054</text:p>
          </table:table-cell>
          <table:table-cell table:style-name="ce5" table:formula="of:=AVERAGE([.$E$2:.E193])" office:value-type="float" office:value="24.26073671875">
            <text:p>24,260736718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99">
            <text:p>399</text:p>
          </table:table-cell>
          <table:table-cell table:style-name="Default" office:value-type="float" office:value="391">
            <text:p>391</text:p>
          </table:table-cell>
          <table:table-cell table:style-name="Default" office:value-type="float" office:value="169">
            <text:p>169</text:p>
          </table:table-cell>
          <table:table-cell table:style-name="Default" office:value-type="float" office:value="5.35151">
            <text:p>5,35151</text:p>
          </table:table-cell>
          <table:table-cell table:style-name="ce5" table:formula="of:=AVERAGE([.$E$2:.E194])" office:value-type="float" office:value="24.1627614507772">
            <text:p>24,16276145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74">
            <text:p>374</text:p>
          </table:table-cell>
          <table:table-cell table:style-name="Default" office:value-type="float" office:value="379">
            <text:p>379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5.1971">
            <text:p>5,1971</text:p>
          </table:table-cell>
          <table:table-cell table:style-name="ce5" table:formula="of:=AVERAGE([.$E$2:.E195])" office:value-type="float" office:value="24.0650003092784">
            <text:p>24,065000309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52">
            <text:p>252</text:p>
          </table:table-cell>
          <table:table-cell table:style-name="Default" office:value-type="float" office:value="354">
            <text:p>354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4.79665">
            <text:p>4,79665</text:p>
          </table:table-cell>
          <table:table-cell table:style-name="ce5" table:formula="of:=AVERAGE([.$E$2:.E196])" office:value-type="float" office:value="23.9661882564103">
            <text:p>23,966188256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2">
            <text:p>342</text:p>
          </table:table-cell>
          <table:table-cell table:style-name="Default" office:value-type="float" office:value="409">
            <text:p>409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5.51265">
            <text:p>5,51265</text:p>
          </table:table-cell>
          <table:table-cell table:style-name="ce5" table:formula="of:=AVERAGE([.$E$2:.E197])" office:value-type="float" office:value="23.8720375510204">
            <text:p>23,8720375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311">
            <text:p>311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.26012">
            <text:p>4,26012</text:p>
          </table:table-cell>
          <table:table-cell table:style-name="ce5" table:formula="of:=AVERAGE([.$E$2:.E198])" office:value-type="float" office:value="23.7724846700508">
            <text:p>23,772484670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345">
            <text:p>345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.51795">
            <text:p>3,51795</text:p>
          </table:table-cell>
          <table:table-cell table:style-name="ce5" table:formula="of:=AVERAGE([.$E$2:.E199])" office:value-type="float" office:value="23.6701890404041">
            <text:p>23,670189040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23">
            <text:p>323</text:p>
          </table:table-cell>
          <table:table-cell table:style-name="Default" office:value-type="float" office:value="402">
            <text:p>402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4.53597">
            <text:p>4,53597</text:p>
          </table:table-cell>
          <table:table-cell table:style-name="ce5" table:formula="of:=AVERAGE([.$E$2:.E200])" office:value-type="float" office:value="23.5740371859297">
            <text:p>23,574037185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23">
            <text:p>323</text:p>
          </table:table-cell>
          <table:table-cell table:style-name="Default" office:value-type="float" office:value="358">
            <text:p>358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5.12902">
            <text:p>5,12902</text:p>
          </table:table-cell>
          <table:table-cell table:style-name="ce5" table:formula="of:=AVERAGE([.$E$2:.E201])" office:value-type="float" office:value="23.4818121">
            <text:p>23,481812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6">
            <text:p>346</text:p>
          </table:table-cell>
          <table:table-cell table:style-name="Default" office:value-type="float" office:value="374">
            <text:p>374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4.56335">
            <text:p>4,56335</text:p>
          </table:table-cell>
          <table:table-cell table:style-name="ce5" table:formula="of:=AVERAGE([.$E$2:.E202])" office:value-type="float" office:value="23.38769039801">
            <text:p>23,38769039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43">
            <text:p>443</text:p>
          </table:table-cell>
          <table:table-cell table:style-name="Default" office:value-type="float" office:value="438">
            <text:p>438</text:p>
          </table:table-cell>
          <table:table-cell table:style-name="Default" office:value-type="float" office:value="195">
            <text:p>195</text:p>
          </table:table-cell>
          <table:table-cell table:style-name="Default" office:value-type="float" office:value="5.04276">
            <text:p>5,04276</text:p>
          </table:table-cell>
          <table:table-cell table:style-name="ce5" table:formula="of:=AVERAGE([.$E$2:.E203])" office:value-type="float" office:value="23.2968739108911">
            <text:p>23,296873910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38">
            <text:p>438</text:p>
          </table:table-cell>
          <table:table-cell table:style-name="Default" office:value-type="float" office:value="409">
            <text:p>409</text:p>
          </table:table-cell>
          <table:table-cell table:style-name="Default" office:value-type="float" office:value="181">
            <text:p>181</text:p>
          </table:table-cell>
          <table:table-cell table:style-name="Default" office:value-type="float" office:value="4.9897">
            <text:p>4,9897</text:p>
          </table:table-cell>
          <table:table-cell table:style-name="ce5" table:formula="of:=AVERAGE([.$E$2:.E204])" office:value-type="float" office:value="23.2066907881774">
            <text:p>23,206690788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3">
            <text:p>343</text:p>
          </table:table-cell>
          <table:table-cell table:style-name="Default" office:value-type="float" office:value="373">
            <text:p>373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4.79982">
            <text:p>4,79982</text:p>
          </table:table-cell>
          <table:table-cell table:style-name="ce5" table:formula="of:=AVERAGE([.$E$2:.E205])" office:value-type="float" office:value="23.1164610294118">
            <text:p>23,116461029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91">
            <text:p>391</text:p>
          </table:table-cell>
          <table:table-cell table:style-name="Default" office:value-type="float" office:value="406">
            <text:p>406</text:p>
          </table:table-cell>
          <table:table-cell table:style-name="Default" office:value-type="float" office:value="189">
            <text:p>189</text:p>
          </table:table-cell>
          <table:table-cell table:style-name="Default" office:value-type="float" office:value="5.10545">
            <text:p>5,10545</text:p>
          </table:table-cell>
          <table:table-cell table:style-name="ce5" table:formula="of:=AVERAGE([.$E$2:.E206])" office:value-type="float" office:value="23.0286024390244">
            <text:p>23,02860243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6">
            <text:p>346</text:p>
          </table:table-cell>
          <table:table-cell table:style-name="Default" office:value-type="float" office:value="362">
            <text:p>362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4.48077">
            <text:p>4,48077</text:p>
          </table:table-cell>
          <table:table-cell table:style-name="ce5" table:formula="of:=AVERAGE([.$E$2:.E207])" office:value-type="float" office:value="22.9385644174758">
            <text:p>22,93856441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75">
            <text:p>375</text:p>
          </table:table-cell>
          <table:table-cell table:style-name="Default" office:value-type="float" office:value="414">
            <text:p>414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4.64106">
            <text:p>4,64106</text:p>
          </table:table-cell>
          <table:table-cell table:style-name="ce5" table:formula="of:=AVERAGE([.$E$2:.E208])" office:value-type="float" office:value="22.8501706763285">
            <text:p>22,850170676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75">
            <text:p>375</text:p>
          </table:table-cell>
          <table:table-cell table:style-name="Default" office:value-type="float" office:value="388">
            <text:p>388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4.68081">
            <text:p>4,68081</text:p>
          </table:table-cell>
          <table:table-cell table:style-name="ce5" table:formula="of:=AVERAGE([.$E$2:.E209])" office:value-type="float" office:value="22.7628179807693">
            <text:p>22,76281798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55">
            <text:p>255</text:p>
          </table:table-cell>
          <table:table-cell table:style-name="Default" office:value-type="float" office:value="362">
            <text:p>362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3.99069">
            <text:p>3,99069</text:p>
          </table:table-cell>
          <table:table-cell table:style-name="ce5" table:formula="of:=AVERAGE([.$E$2:.E210])" office:value-type="float" office:value="22.6729991866029">
            <text:p>22,672999186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99">
            <text:p>299</text:p>
          </table:table-cell>
          <table:table-cell table:style-name="Default" office:value-type="float" office:value="368">
            <text:p>368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4.21886">
            <text:p>4,21886</text:p>
          </table:table-cell>
          <table:table-cell table:style-name="ce5" table:formula="of:=AVERAGE([.$E$2:.E211])" office:value-type="float" office:value="22.5851223333334">
            <text:p>22,5851223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338">
            <text:p>338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3.87406">
            <text:p>3,87406</text:p>
          </table:table-cell>
          <table:table-cell table:style-name="ce5" table:formula="of:=AVERAGE([.$E$2:.E212])" office:value-type="float" office:value="22.4964443127962">
            <text:p>22,496444312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07">
            <text:p>307</text:p>
          </table:table-cell>
          <table:table-cell table:style-name="Default" office:value-type="float" office:value="320">
            <text:p>32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3.1964">
            <text:p>3,1964</text:p>
          </table:table-cell>
          <table:table-cell table:style-name="ce5" table:formula="of:=AVERAGE([.$E$2:.E213])" office:value-type="float" office:value="22.4054063679245">
            <text:p>22,405406367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65">
            <text:p>465</text:p>
          </table:table-cell>
          <table:table-cell table:style-name="Default" office:value-type="float" office:value="369">
            <text:p>369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4.14152">
            <text:p>4,14152</text:p>
          </table:table-cell>
          <table:table-cell table:style-name="ce5" table:formula="of:=AVERAGE([.$E$2:.E214])" office:value-type="float" office:value="22.3196604225352">
            <text:p>22,31966042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08">
            <text:p>308</text:p>
          </table:table-cell>
          <table:table-cell table:style-name="Default" office:value-type="float" office:value="326">
            <text:p>326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2.97693">
            <text:p>2,97693</text:p>
          </table:table-cell>
          <table:table-cell table:style-name="ce5" table:formula="of:=AVERAGE([.$E$2:.E215])" office:value-type="float" office:value="22.2292738317757">
            <text:p>22,22927383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69">
            <text:p>469</text:p>
          </table:table-cell>
          <table:table-cell table:style-name="Default" office:value-type="float" office:value="343">
            <text:p>343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4.1128">
            <text:p>4,1128</text:p>
          </table:table-cell>
          <table:table-cell table:style-name="ce5" table:formula="of:=AVERAGE([.$E$2:.E216])" office:value-type="float" office:value="22.1450111627907">
            <text:p>22,145011162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7">
            <text:p>477</text:p>
          </table:table-cell>
          <table:table-cell table:style-name="Default" office:value-type="float" office:value="337">
            <text:p>337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4.26647">
            <text:p>4,26647</text:p>
          </table:table-cell>
          <table:table-cell table:style-name="ce5" table:formula="of:=AVERAGE([.$E$2:.E217])" office:value-type="float" office:value="22.0622401388889">
            <text:p>22,06224013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45">
            <text:p>445</text:p>
          </table:table-cell>
          <table:table-cell table:style-name="Default" office:value-type="float" office:value="357">
            <text:p>357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4.26856">
            <text:p>4,26856</text:p>
          </table:table-cell>
          <table:table-cell table:style-name="ce5" table:formula="of:=AVERAGE([.$E$2:.E218])" office:value-type="float" office:value="21.9802416129032">
            <text:p>21,980241612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351">
            <text:p>351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.02461">
            <text:p>3,02461</text:p>
          </table:table-cell>
          <table:table-cell table:style-name="ce5" table:formula="of:=AVERAGE([.$E$2:.E219])" office:value-type="float" office:value="21.8932891743119">
            <text:p>21,89328917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9">
            <text:p>199</text:p>
          </table:table-cell>
          <table:table-cell table:style-name="Default" office:value-type="float" office:value="298">
            <text:p>298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.27912">
            <text:p>3,27912</text:p>
          </table:table-cell>
          <table:table-cell table:style-name="ce5" table:formula="of:=AVERAGE([.$E$2:.E220])" office:value-type="float" office:value="21.8082929680366">
            <text:p>21,80829296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358">
            <text:p>358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3.25267">
            <text:p>3,25267</text:p>
          </table:table-cell>
          <table:table-cell table:style-name="ce5" table:formula="of:=AVERAGE([.$E$2:.E221])" office:value-type="float" office:value="21.7239492272727">
            <text:p>21,723949227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9">
            <text:p>349</text:p>
          </table:table-cell>
          <table:table-cell table:style-name="Default" office:value-type="float" office:value="297">
            <text:p>297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3.74075">
            <text:p>3,74075</text:p>
          </table:table-cell>
          <table:table-cell table:style-name="ce5" table:formula="of:=AVERAGE([.$E$2:.E222])" office:value-type="float" office:value="21.6425772850679">
            <text:p>21,642577285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3">
            <text:p>333</text:p>
          </table:table-cell>
          <table:table-cell table:style-name="Default" office:value-type="float" office:value="322">
            <text:p>322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3.26509">
            <text:p>3,26509</text:p>
          </table:table-cell>
          <table:table-cell table:style-name="ce5" table:formula="of:=AVERAGE([.$E$2:.E223])" office:value-type="float" office:value="21.5597958108108">
            <text:p>21,55979581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45">
            <text:p>445</text:p>
          </table:table-cell>
          <table:table-cell table:style-name="Default" office:value-type="float" office:value="381">
            <text:p>381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3.96375">
            <text:p>3,96375</text:p>
          </table:table-cell>
          <table:table-cell table:style-name="ce5" table:formula="of:=AVERAGE([.$E$2:.E224])" office:value-type="float" office:value="21.4808897757848">
            <text:p>21,480889775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383">
            <text:p>383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4.13259">
            <text:p>4,13259</text:p>
          </table:table-cell>
          <table:table-cell table:style-name="ce5" table:formula="of:=AVERAGE([.$E$2:.E225])" office:value-type="float" office:value="21.4034420089286">
            <text:p>21,40344200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25">
            <text:p>425</text:p>
          </table:table-cell>
          <table:table-cell table:style-name="Default" office:value-type="float" office:value="353">
            <text:p>353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3.62457">
            <text:p>3,62457</text:p>
          </table:table-cell>
          <table:table-cell table:style-name="ce5" table:formula="of:=AVERAGE([.$E$2:.E226])" office:value-type="float" office:value="21.3244248">
            <text:p>21,324424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32">
            <text:p>432</text:p>
          </table:table-cell>
          <table:table-cell table:style-name="Default" office:value-type="float" office:value="373">
            <text:p>373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3.87615">
            <text:p>3,87615</text:p>
          </table:table-cell>
          <table:table-cell table:style-name="ce5" table:formula="of:=AVERAGE([.$E$2:.E227])" office:value-type="float" office:value="21.2472200442478">
            <text:p>21,24722004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240">
            <text:p>24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2231">
            <text:p>3,2231</text:p>
          </table:table-cell>
          <table:table-cell table:style-name="ce5" table:formula="of:=AVERAGE([.$E$2:.E228])" office:value-type="float" office:value="21.1678186343613">
            <text:p>21,16781863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300">
            <text:p>30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.85427">
            <text:p>2,85427</text:p>
          </table:table-cell>
          <table:table-cell table:style-name="ce5" table:formula="of:=AVERAGE([.$E$2:.E229])" office:value-type="float" office:value="21.0874960526316">
            <text:p>21,08749605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322">
            <text:p>32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.96759">
            <text:p>2,96759</text:p>
          </table:table-cell>
          <table:table-cell table:style-name="ce5" table:formula="of:=AVERAGE([.$E$2:.E230])" office:value-type="float" office:value="21.0083698253275">
            <text:p>21,008369825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68">
            <text:p>268</text:p>
          </table:table-cell>
          <table:table-cell table:style-name="Default" office:value-type="float" office:value="343">
            <text:p>343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2.91672">
            <text:p>2,91672</text:p>
          </table:table-cell>
          <table:table-cell table:style-name="ce5" table:formula="of:=AVERAGE([.$E$2:.E231])" office:value-type="float" office:value="20.9297104782609">
            <text:p>20,929710478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09">
            <text:p>309</text:p>
          </table:table-cell>
          <table:table-cell table:style-name="Default" office:value-type="float" office:value="339">
            <text:p>339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2.87458">
            <text:p>2,87458</text:p>
          </table:table-cell>
          <table:table-cell table:style-name="ce5" table:formula="of:=AVERAGE([.$E$2:.E232])" office:value-type="float" office:value="20.8515497402598">
            <text:p>20,851549740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18">
            <text:p>318</text:p>
          </table:table-cell>
          <table:table-cell table:style-name="Default" office:value-type="float" office:value="323">
            <text:p>323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2.96026">
            <text:p>2,96026</text:p>
          </table:table-cell>
          <table:table-cell table:style-name="ce5" table:formula="of:=AVERAGE([.$E$2:.E233])" office:value-type="float" office:value="20.774432112069">
            <text:p>20,774432112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4">
            <text:p>224</text:p>
          </table:table-cell>
          <table:table-cell table:style-name="Default" office:value-type="float" office:value="295">
            <text:p>29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10002">
            <text:p>3,10002</text:p>
          </table:table-cell>
          <table:table-cell table:style-name="ce5" table:formula="of:=AVERAGE([.$E$2:.E234])" office:value-type="float" office:value="20.6985762660944">
            <text:p>20,698576266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283">
            <text:p>283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2.88585">
            <text:p>2,88585</text:p>
          </table:table-cell>
          <table:table-cell table:style-name="ce5" table:formula="of:=AVERAGE([.$E$2:.E235])" office:value-type="float" office:value="20.6224535042735">
            <text:p>20,62245350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283">
            <text:p>283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22248">
            <text:p>3,22248</text:p>
          </table:table-cell>
          <table:table-cell table:style-name="ce5" table:formula="of:=AVERAGE([.$E$2:.E236])" office:value-type="float" office:value="20.5484110638298">
            <text:p>20,548411063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89">
            <text:p>389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2.80625">
            <text:p>2,80625</text:p>
          </table:table-cell>
          <table:table-cell table:style-name="ce5" table:formula="of:=AVERAGE([.$E$2:.E237])" office:value-type="float" office:value="20.4732324152542">
            <text:p>20,47323241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7">
            <text:p>397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3.84345">
            <text:p>3,84345</text:p>
          </table:table-cell>
          <table:table-cell table:style-name="ce5" table:formula="of:=AVERAGE([.$E$2:.E238])" office:value-type="float" office:value="20.403064556962">
            <text:p>20,40306455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02">
            <text:p>202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.25372">
            <text:p>3,25372</text:p>
          </table:table-cell>
          <table:table-cell table:style-name="ce5" table:formula="of:=AVERAGE([.$E$2:.E239])" office:value-type="float" office:value="20.331008487395">
            <text:p>20,3310084874</text:p>
          </table:table-cell>
          <table:table-cell table:number-columns-repeated="3"/>
        </table:table-row>
        <table:table-row table:style-name="ro2" table:number-rows-repeated="54">
          <table:table-cell table:style-name="Default" table:number-columns-repeated="5"/>
          <table:table-cell table:style-name="ce3"/>
          <table:table-cell table:number-columns-repeated="3"/>
        </table:table-row>
        <table:table-row table:style-name="ro2" table:number-rows-repeated="150">
          <table:table-cell table:number-columns-repeated="5"/>
          <table:table-cell table:style-name="ce3"/>
          <table:table-cell table:number-columns-repeated="3"/>
        </table:table-row>
        <table:table-row table:style-name="ro2" table:number-rows-repeated="283">
          <table:table-cell table:style-name="ce3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2" table:number-rows-repeated="104773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log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9" table:default-cell-style-name="ce2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15" office:value-type="string">
            <text:p>Hace todo</text:p>
            <text:p>El proceso?</text:p>
          </table:table-cell>
          <table:table-cell table:style-name="ce4" office:value-type="string">
            <text:p>Total puntos</text:p>
            <text:p>Detectados</text:p>
            <text:p>Imagen objeto</text:p>
          </table:table-cell>
          <table:table-cell table:style-name="ce4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4" office:value-type="string">
            <text:p>Coincidencias</text:p>
            <text:p>Válidas</text:p>
            <text:p>Estimadas</text:p>
            <text:p>Homografía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99604">
            <text:p>2,99604</text:p>
          </table:table-cell>
          <table:table-cell table:style-name="ce5" table:formula="of:=[.E2]" office:value-type="float" office:value="2.99604">
            <text:p>2,99604</text:p>
          </table:table-cell>
          <table:table-cell/>
          <table:table-cell office:value-type="string">
            <text:p>Target keypoints:</text:p>
          </table:table-cell>
          <table:table-cell table:style-name="ce2" office:value-type="float" office:value="702">
            <text:p>702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5.0998">
            <text:p>25,0998</text:p>
          </table:table-cell>
          <table:table-cell table:style-name="ce5" table:formula="of:=AVERAGE([.$E$2:.E3])" office:value-type="float" office:value="14.04792">
            <text:p>14,04792</text:p>
          </table:table-cell>
          <table:table-cell/>
          <table:table-cell office:value-type="string">
            <text:p>Umbral Hessiano:</text:p>
          </table:table-cell>
          <table:table-cell table:style-name="ce2" office:value-type="float" office:value="700">
            <text:p>70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3.197">
            <text:p>23,197</text:p>
          </table:table-cell>
          <table:table-cell table:style-name="ce5" table:formula="of:=AVERAGE([.$E$2:.E4])" office:value-type="float" office:value="17.0976133333333">
            <text:p>17,0976133333</text:p>
          </table:table-cell>
          <table:table-cell/>
          <table:table-cell office:value-type="string">
            <text:p>Valoración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4.891">
            <text:p>24,891</text:p>
          </table:table-cell>
          <table:table-cell table:style-name="ce5" table:formula="of:=AVERAGE([.$E$2:.E5])" office:value-type="float" office:value="19.04596">
            <text:p>19,04596</text:p>
          </table:table-cell>
          <table:table-cell/>
          <table:table-cell office:value-type="string">
            <text:p>fps promedio</text:p>
          </table:table-cell>
          <table:table-cell table:formula="of:=[.F174]" office:value-type="float" office:value="9.02113034682081">
            <text:p>9,0211303468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1.8752">
            <text:p>21,8752</text:p>
          </table:table-cell>
          <table:table-cell table:style-name="ce5" table:formula="of:=AVERAGE([.$E$2:.E6])" office:value-type="float" office:value="19.611808">
            <text:p>19,61180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99">
            <text:p>299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6.57268">
            <text:p>6,57268</text:p>
          </table:table-cell>
          <table:table-cell table:style-name="ce5" table:formula="of:=AVERAGE([.$E$2:.E7])" office:value-type="float" office:value="17.43862">
            <text:p>17,438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260">
            <text:p>26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4.72945">
            <text:p>4,72945</text:p>
          </table:table-cell>
          <table:table-cell table:style-name="ce5" table:formula="of:=AVERAGE([.$E$2:.E8])" office:value-type="float" office:value="15.6230242857143">
            <text:p>15,62302428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4.46618">
            <text:p>4,46618</text:p>
          </table:table-cell>
          <table:table-cell table:style-name="ce5" table:formula="of:=AVERAGE([.$E$2:.E9])" office:value-type="float" office:value="14.22841875">
            <text:p>14,22841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254">
            <text:p>254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.24946">
            <text:p>4,24946</text:p>
          </table:table-cell>
          <table:table-cell table:style-name="ce5" table:formula="of:=AVERAGE([.$E$2:.E10])" office:value-type="float" office:value="13.1196455555556">
            <text:p>13,11964555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.02466">
            <text:p>4,02466</text:p>
          </table:table-cell>
          <table:table-cell table:style-name="ce5" table:formula="of:=AVERAGE([.$E$2:.E11])" office:value-type="float" office:value="12.210147">
            <text:p>12,2101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240">
            <text:p>24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72988">
            <text:p>3,72988</text:p>
          </table:table-cell>
          <table:table-cell table:style-name="ce5" table:formula="of:=AVERAGE([.$E$2:.E12])" office:value-type="float" office:value="11.4392136363636">
            <text:p>11,43921363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80026">
            <text:p>3,80026</text:p>
          </table:table-cell>
          <table:table-cell table:style-name="ce5" table:formula="of:=AVERAGE([.$E$2:.E13])" office:value-type="float" office:value="10.8026341666667">
            <text:p>10,8026341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1">
            <text:p>191</text:p>
          </table:table-cell>
          <table:table-cell table:style-name="Default" office:value-type="float" office:value="252">
            <text:p>252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57569">
            <text:p>3,57569</text:p>
          </table:table-cell>
          <table:table-cell table:style-name="ce5" table:formula="of:=AVERAGE([.$E$2:.E14])" office:value-type="float" office:value="10.2467153846154">
            <text:p>10,246715384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16">
            <text:p>216</text:p>
          </table:table-cell>
          <table:table-cell table:style-name="Default" office:value-type="float" office:value="292">
            <text:p>292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3.96566">
            <text:p>3,96566</text:p>
          </table:table-cell>
          <table:table-cell table:style-name="ce5" table:formula="of:=AVERAGE([.$E$2:.E15])" office:value-type="float" office:value="9.79806857142857">
            <text:p>9,79806857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3.49416">
            <text:p>3,49416</text:p>
          </table:table-cell>
          <table:table-cell table:style-name="ce5" table:formula="of:=AVERAGE([.$E$2:.E16])" office:value-type="float" office:value="9.377808">
            <text:p>9,3778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14">
            <text:p>214</text:p>
          </table:table-cell>
          <table:table-cell table:style-name="Default" office:value-type="float" office:value="263">
            <text:p>263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3.69185">
            <text:p>3,69185</text:p>
          </table:table-cell>
          <table:table-cell table:style-name="ce5" table:formula="of:=AVERAGE([.$E$2:.E17])" office:value-type="float" office:value="9.022435625">
            <text:p>9,0224356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1">
            <text:p>221</text:p>
          </table:table-cell>
          <table:table-cell table:style-name="Default" office:value-type="float" office:value="230">
            <text:p>230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.64064">
            <text:p>3,64064</text:p>
          </table:table-cell>
          <table:table-cell table:style-name="ce5" table:formula="of:=AVERAGE([.$E$2:.E18])" office:value-type="float" office:value="8.7058594117647">
            <text:p>8,70585941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3">
            <text:p>193</text:p>
          </table:table-cell>
          <table:table-cell table:style-name="Default" office:value-type="float" office:value="244">
            <text:p>244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.73956">
            <text:p>3,73956</text:p>
          </table:table-cell>
          <table:table-cell table:style-name="ce5" table:formula="of:=AVERAGE([.$E$2:.E19])" office:value-type="float" office:value="8.42995388888889">
            <text:p>8,42995388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3">
            <text:p>193</text:p>
          </table:table-cell>
          <table:table-cell table:style-name="Default" office:value-type="float" office:value="244">
            <text:p>244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43.9001">
            <text:p>43,9001</text:p>
          </table:table-cell>
          <table:table-cell table:style-name="ce5" table:formula="of:=AVERAGE([.$E$2:.E20])" office:value-type="float" office:value="10.2968036842105">
            <text:p>10,29680368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3">
            <text:p>193</text:p>
          </table:table-cell>
          <table:table-cell table:style-name="Default" office:value-type="float" office:value="244">
            <text:p>244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45.523">
            <text:p>45,523</text:p>
          </table:table-cell>
          <table:table-cell table:style-name="ce5" table:formula="of:=AVERAGE([.$E$2:.E21])" office:value-type="float" office:value="12.0581135">
            <text:p>12,058113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4.11345">
            <text:p>4,11345</text:p>
          </table:table-cell>
          <table:table-cell table:style-name="ce5" table:formula="of:=AVERAGE([.$E$2:.E22])" office:value-type="float" office:value="11.6797961904762">
            <text:p>11,679796190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246">
            <text:p>246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4.23424">
            <text:p>4,23424</text:p>
          </table:table-cell>
          <table:table-cell table:style-name="ce5" table:formula="of:=AVERAGE([.$E$2:.E23])" office:value-type="float" office:value="11.3413618181818">
            <text:p>11,341361818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57">
            <text:p>257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4.22333">
            <text:p>4,22333</text:p>
          </table:table-cell>
          <table:table-cell table:style-name="ce5" table:formula="of:=AVERAGE([.$E$2:.E24])" office:value-type="float" office:value="11.031882173913">
            <text:p>11,031882173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7">
            <text:p>257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41.0357">
            <text:p>41,0357</text:p>
          </table:table-cell>
          <table:table-cell table:style-name="ce5" table:formula="of:=AVERAGE([.$E$2:.E25])" office:value-type="float" office:value="12.28204125">
            <text:p>12,282041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7">
            <text:p>257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36.9113">
            <text:p>36,9113</text:p>
          </table:table-cell>
          <table:table-cell table:style-name="ce5" table:formula="of:=AVERAGE([.$E$2:.E26])" office:value-type="float" office:value="13.2672116">
            <text:p>13,267211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251">
            <text:p>251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5.11313">
            <text:p>5,11313</text:p>
          </table:table-cell>
          <table:table-cell table:style-name="ce5" table:formula="of:=AVERAGE([.$E$2:.E27])" office:value-type="float" office:value="12.9535930769231">
            <text:p>12,95359307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251">
            <text:p>251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44.9401">
            <text:p>44,9401</text:p>
          </table:table-cell>
          <table:table-cell table:style-name="ce5" table:formula="of:=AVERAGE([.$E$2:.E28])" office:value-type="float" office:value="14.1382785185185">
            <text:p>14,13827851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72">
            <text:p>272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9.7768">
            <text:p>9,7768</text:p>
          </table:table-cell>
          <table:table-cell table:style-name="ce5" table:formula="of:=AVERAGE([.$E$2:.E29])" office:value-type="float" office:value="13.9825114285714">
            <text:p>13,98251142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72">
            <text:p>272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36.9178">
            <text:p>36,9178</text:p>
          </table:table-cell>
          <table:table-cell table:style-name="ce5" table:formula="of:=AVERAGE([.$E$2:.E30])" office:value-type="float" office:value="14.7733834482759">
            <text:p>14,77338344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228">
            <text:p>228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96736">
            <text:p>3,96736</text:p>
          </table:table-cell>
          <table:table-cell table:style-name="ce5" table:formula="of:=AVERAGE([.$E$2:.E31])" office:value-type="float" office:value="14.4131826666667">
            <text:p>14,4131826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5.16166">
            <text:p>5,16166</text:p>
          </table:table-cell>
          <table:table-cell table:style-name="ce5" table:formula="of:=AVERAGE([.$E$2:.E32])" office:value-type="float" office:value="14.1147464516129">
            <text:p>14,11474645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44.2671">
            <text:p>44,2671</text:p>
          </table:table-cell>
          <table:table-cell table:style-name="ce5" table:formula="of:=AVERAGE([.$E$2:.E33])" office:value-type="float" office:value="15.0570075">
            <text:p>15,05700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.02375">
            <text:p>4,02375</text:p>
          </table:table-cell>
          <table:table-cell table:style-name="ce5" table:formula="of:=AVERAGE([.$E$2:.E34])" office:value-type="float" office:value="14.7226663636364">
            <text:p>14,72266636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234">
            <text:p>234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.6922">
            <text:p>3,6922</text:p>
          </table:table-cell>
          <table:table-cell table:style-name="ce5" table:formula="of:=AVERAGE([.$E$2:.E35])" office:value-type="float" office:value="14.3982408823529">
            <text:p>14,398240882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7">
            <text:p>227</text:p>
          </table:table-cell>
          <table:table-cell table:style-name="Default" office:value-type="float" office:value="245">
            <text:p>24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28769">
            <text:p>3,28769</text:p>
          </table:table-cell>
          <table:table-cell table:style-name="ce5" table:formula="of:=AVERAGE([.$E$2:.E36])" office:value-type="float" office:value="14.0807965714286">
            <text:p>14,08079657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1">
            <text:p>161</text:p>
          </table:table-cell>
          <table:table-cell table:style-name="Default" office:value-type="float" office:value="234">
            <text:p>23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38488">
            <text:p>3,38488</text:p>
          </table:table-cell>
          <table:table-cell table:style-name="ce5" table:formula="of:=AVERAGE([.$E$2:.E37])" office:value-type="float" office:value="13.7836877777778">
            <text:p>13,78368777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247">
            <text:p>247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80171">
            <text:p>3,80171</text:p>
          </table:table-cell>
          <table:table-cell table:style-name="ce5" table:formula="of:=AVERAGE([.$E$2:.E38])" office:value-type="float" office:value="13.5139045945946">
            <text:p>13,513904594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4">
            <text:p>224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.1997">
            <text:p>3,1997</text:p>
          </table:table-cell>
          <table:table-cell table:style-name="ce5" table:formula="of:=AVERAGE([.$E$2:.E39])" office:value-type="float" office:value="13.2424781578947">
            <text:p>13,242478157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2">
            <text:p>222</text:p>
          </table:table-cell>
          <table:table-cell table:style-name="Default" office:value-type="float" office:value="272">
            <text:p>272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31804">
            <text:p>3,31804</text:p>
          </table:table-cell>
          <table:table-cell table:style-name="ce5" table:formula="of:=AVERAGE([.$E$2:.E40])" office:value-type="float" office:value="12.9880053846154">
            <text:p>12,988005384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271">
            <text:p>271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.58225">
            <text:p>3,58225</text:p>
          </table:table-cell>
          <table:table-cell table:style-name="ce5" table:formula="of:=AVERAGE([.$E$2:.E41])" office:value-type="float" office:value="12.7528615">
            <text:p>12,75286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83716">
            <text:p>3,83716</text:p>
          </table:table-cell>
          <table:table-cell table:style-name="ce5" table:formula="of:=AVERAGE([.$E$2:.E42])" office:value-type="float" office:value="12.5354053658537">
            <text:p>12,53540536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228">
            <text:p>228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86932">
            <text:p>3,86932</text:p>
          </table:table-cell>
          <table:table-cell table:style-name="ce5" table:formula="of:=AVERAGE([.$E$2:.E43])" office:value-type="float" office:value="12.32907">
            <text:p>12,329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76585">
            <text:p>3,76585</text:p>
          </table:table-cell>
          <table:table-cell table:style-name="ce5" table:formula="of:=AVERAGE([.$E$2:.E44])" office:value-type="float" office:value="12.1299253488372">
            <text:p>12,12992534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74596">
            <text:p>3,74596</text:p>
          </table:table-cell>
          <table:table-cell table:style-name="ce5" table:formula="of:=AVERAGE([.$E$2:.E45])" office:value-type="float" office:value="11.9393806818182">
            <text:p>11,93938068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58">
            <text:p>258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4.55994">
            <text:p>4,55994</text:p>
          </table:table-cell>
          <table:table-cell table:style-name="ce5" table:formula="of:=AVERAGE([.$E$2:.E46])" office:value-type="float" office:value="11.7753931111111">
            <text:p>11,77539311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82696">
            <text:p>3,82696</text:p>
          </table:table-cell>
          <table:table-cell table:style-name="ce5" table:formula="of:=AVERAGE([.$E$2:.E47])" office:value-type="float" office:value="11.6026010869565">
            <text:p>11,60260108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246">
            <text:p>24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81509">
            <text:p>3,81509</text:p>
          </table:table-cell>
          <table:table-cell table:style-name="ce5" table:formula="of:=AVERAGE([.$E$2:.E48])" office:value-type="float" office:value="11.4369093617021">
            <text:p>11,436909361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208">
            <text:p>208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.29504">
            <text:p>4,29504</text:p>
          </table:table-cell>
          <table:table-cell table:style-name="ce5" table:formula="of:=AVERAGE([.$E$2:.E49])" office:value-type="float" office:value="11.2881204166667">
            <text:p>11,28812041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215">
            <text:p>21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.31003">
            <text:p>4,31003</text:p>
          </table:table-cell>
          <table:table-cell table:style-name="ce5" table:formula="of:=AVERAGE([.$E$2:.E50])" office:value-type="float" office:value="11.1457104081633">
            <text:p>11,14571040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09">
            <text:p>209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4.35255">
            <text:p>4,35255</text:p>
          </table:table-cell>
          <table:table-cell table:style-name="ce5" table:formula="of:=AVERAGE([.$E$2:.E51])" office:value-type="float" office:value="11.0098472">
            <text:p>11,009847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3.98329">
            <text:p>3,98329</text:p>
          </table:table-cell>
          <table:table-cell table:style-name="ce5" table:formula="of:=AVERAGE([.$E$2:.E52])" office:value-type="float" office:value="10.8720715686274">
            <text:p>10,87207156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234">
            <text:p>234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99755">
            <text:p>3,99755</text:p>
          </table:table-cell>
          <table:table-cell table:style-name="ce5" table:formula="of:=AVERAGE([.$E$2:.E53])" office:value-type="float" office:value="10.7398692307692">
            <text:p>10,73986923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.47178">
            <text:p>3,47178</text:p>
          </table:table-cell>
          <table:table-cell table:style-name="ce5" table:formula="of:=AVERAGE([.$E$2:.E54])" office:value-type="float" office:value="10.6027354716981">
            <text:p>10,602735471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2">
            <text:p>172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.3695">
            <text:p>3,3695</text:p>
          </table:table-cell>
          <table:table-cell table:style-name="ce5" table:formula="of:=AVERAGE([.$E$2:.E55])" office:value-type="float" office:value="10.4687866666667">
            <text:p>10,46878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8">
            <text:p>88</text:p>
          </table:table-cell>
          <table:table-cell table:style-name="Default" office:value-type="float" office:value="185">
            <text:p>18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.49724">
            <text:p>3,49724</text:p>
          </table:table-cell>
          <table:table-cell table:style-name="ce5" table:formula="of:=AVERAGE([.$E$2:.E56])" office:value-type="float" office:value="10.3420312727273">
            <text:p>10,342031272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244">
            <text:p>24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49988">
            <text:p>3,49988</text:p>
          </table:table-cell>
          <table:table-cell table:style-name="ce5" table:formula="of:=AVERAGE([.$E$2:.E57])" office:value-type="float" office:value="10.21985">
            <text:p>10,219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235">
            <text:p>23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.55851">
            <text:p>3,55851</text:p>
          </table:table-cell>
          <table:table-cell table:style-name="ce5" table:formula="of:=AVERAGE([.$E$2:.E58])" office:value-type="float" office:value="10.1029843859649">
            <text:p>10,1029843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258">
            <text:p>25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.6848">
            <text:p>3,6848</text:p>
          </table:table-cell>
          <table:table-cell table:style-name="ce5" table:formula="of:=AVERAGE([.$E$2:.E59])" office:value-type="float" office:value="9.99232603448276">
            <text:p>9,992326034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249">
            <text:p>249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.63725">
            <text:p>3,63725</text:p>
          </table:table-cell>
          <table:table-cell table:style-name="ce5" table:formula="of:=AVERAGE([.$E$2:.E60])" office:value-type="float" office:value="9.88461288135593">
            <text:p>9,88461288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.65987">
            <text:p>3,65987</text:p>
          </table:table-cell>
          <table:table-cell table:style-name="ce5" table:formula="of:=AVERAGE([.$E$2:.E61])" office:value-type="float" office:value="9.78086716666666">
            <text:p>9,7808671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245">
            <text:p>24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67522">
            <text:p>3,67522</text:p>
          </table:table-cell>
          <table:table-cell table:style-name="ce5" table:formula="of:=AVERAGE([.$E$2:.E62])" office:value-type="float" office:value="9.68077459016393">
            <text:p>9,680774590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47">
            <text:p>247</text:p>
          </table:table-cell>
          <table:table-cell table:style-name="Default" office:value-type="float" office:value="258">
            <text:p>258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4.92347">
            <text:p>4,92347</text:p>
          </table:table-cell>
          <table:table-cell table:style-name="ce5" table:formula="of:=AVERAGE([.$E$2:.E63])" office:value-type="float" office:value="9.60404387096774">
            <text:p>9,6040438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1">
            <text:p>181</text:p>
          </table:table-cell>
          <table:table-cell table:style-name="Default" office:value-type="float" office:value="235">
            <text:p>235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.2414">
            <text:p>3,2414</text:p>
          </table:table-cell>
          <table:table-cell table:style-name="ce5" table:formula="of:=AVERAGE([.$E$2:.E64])" office:value-type="float" office:value="9.50304952380952">
            <text:p>9,503049523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4">
            <text:p>224</text:p>
          </table:table-cell>
          <table:table-cell table:style-name="Default" office:value-type="float" office:value="234">
            <text:p>234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21164">
            <text:p>3,21164</text:p>
          </table:table-cell>
          <table:table-cell table:style-name="ce5" table:formula="of:=AVERAGE([.$E$2:.E65])" office:value-type="float" office:value="9.40474625">
            <text:p>9,404746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1">
            <text:p>181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.71366">
            <text:p>3,71366</text:p>
          </table:table-cell>
          <table:table-cell table:style-name="ce5" table:formula="of:=AVERAGE([.$E$2:.E66])" office:value-type="float" office:value="9.31719107692307">
            <text:p>9,317191076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254">
            <text:p>254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79756">
            <text:p>3,79756</text:p>
          </table:table-cell>
          <table:table-cell table:style-name="ce5" table:formula="of:=AVERAGE([.$E$2:.E67])" office:value-type="float" office:value="9.2335603030303">
            <text:p>9,23356030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38">
            <text:p>238</text:p>
          </table:table-cell>
          <table:table-cell table:style-name="Default" office:value-type="float" office:value="286">
            <text:p>286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5.90155">
            <text:p>5,90155</text:p>
          </table:table-cell>
          <table:table-cell table:style-name="ce5" table:formula="of:=AVERAGE([.$E$2:.E68])" office:value-type="float" office:value="9.18382880597015">
            <text:p>9,18382880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266">
            <text:p>266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4.35195">
            <text:p>4,35195</text:p>
          </table:table-cell>
          <table:table-cell table:style-name="ce5" table:formula="of:=AVERAGE([.$E$2:.E69])" office:value-type="float" office:value="9.11277176470588">
            <text:p>9,11277176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8">
            <text:p>138</text:p>
          </table:table-cell>
          <table:table-cell table:style-name="Default" office:value-type="float" office:value="238">
            <text:p>238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4.79999">
            <text:p>4,79999</text:p>
          </table:table-cell>
          <table:table-cell table:style-name="ce5" table:formula="of:=AVERAGE([.$E$2:.E70])" office:value-type="float" office:value="9.05026768115942">
            <text:p>9,050267681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.62104">
            <text:p>3,62104</text:p>
          </table:table-cell>
          <table:table-cell table:style-name="ce5" table:formula="of:=AVERAGE([.$E$2:.E71])" office:value-type="float" office:value="8.97270728571428">
            <text:p>8,972707285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219">
            <text:p>219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.73067">
            <text:p>3,73067</text:p>
          </table:table-cell>
          <table:table-cell table:style-name="ce5" table:formula="of:=AVERAGE([.$E$2:.E72])" office:value-type="float" office:value="8.89887577464788">
            <text:p>8,898875774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.76558">
            <text:p>3,76558</text:p>
          </table:table-cell>
          <table:table-cell table:style-name="ce5" table:formula="of:=AVERAGE([.$E$2:.E73])" office:value-type="float" office:value="8.82758">
            <text:p>8,8275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.78099">
            <text:p>3,78099</text:p>
          </table:table-cell>
          <table:table-cell table:style-name="ce5" table:formula="of:=AVERAGE([.$E$2:.E74])" office:value-type="float" office:value="8.75844863013698">
            <text:p>8,758448630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45">
            <text:p>245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4.38381">
            <text:p>4,38381</text:p>
          </table:table-cell>
          <table:table-cell table:style-name="ce5" table:formula="of:=AVERAGE([.$E$2:.E75])" office:value-type="float" office:value="8.69933189189189">
            <text:p>8,699331891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238">
            <text:p>238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.82174">
            <text:p>4,82174</text:p>
          </table:table-cell>
          <table:table-cell table:style-name="ce5" table:formula="of:=AVERAGE([.$E$2:.E76])" office:value-type="float" office:value="8.64763066666666">
            <text:p>8,647630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202">
            <text:p>202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.96029">
            <text:p>4,96029</text:p>
          </table:table-cell>
          <table:table-cell table:style-name="ce5" table:formula="of:=AVERAGE([.$E$2:.E77])" office:value-type="float" office:value="8.59911302631579">
            <text:p>8,599113026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231">
            <text:p>231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4.53564">
            <text:p>4,53564</text:p>
          </table:table-cell>
          <table:table-cell table:style-name="ce5" table:formula="of:=AVERAGE([.$E$2:.E78])" office:value-type="float" office:value="8.54634064935065">
            <text:p>8,546340649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207">
            <text:p>207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.53743">
            <text:p>3,53743</text:p>
          </table:table-cell>
          <table:table-cell table:style-name="ce5" table:formula="of:=AVERAGE([.$E$2:.E79])" office:value-type="float" office:value="8.48212384615384">
            <text:p>8,48212384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166">
            <text:p>16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89592">
            <text:p>3,89592</text:p>
          </table:table-cell>
          <table:table-cell table:style-name="ce5" table:formula="of:=AVERAGE([.$E$2:.E80])" office:value-type="float" office:value="8.42407063291139">
            <text:p>8,42407063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231">
            <text:p>231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.98386">
            <text:p>3,98386</text:p>
          </table:table-cell>
          <table:table-cell table:style-name="ce5" table:formula="of:=AVERAGE([.$E$2:.E81])" office:value-type="float" office:value="8.368568">
            <text:p>8,36856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224">
            <text:p>224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.0214">
            <text:p>4,0214</text:p>
          </table:table-cell>
          <table:table-cell table:style-name="ce5" table:formula="of:=AVERAGE([.$E$2:.E82])" office:value-type="float" office:value="8.31489925925925">
            <text:p>8,314899259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58156">
            <text:p>3,58156</text:p>
          </table:table-cell>
          <table:table-cell table:style-name="ce5" table:formula="of:=AVERAGE([.$E$2:.E83])" office:value-type="float" office:value="8.25717560975609">
            <text:p>8,257175609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251">
            <text:p>251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85278">
            <text:p>3,85278</text:p>
          </table:table-cell>
          <table:table-cell table:style-name="ce5" table:formula="of:=AVERAGE([.$E$2:.E84])" office:value-type="float" office:value="8.20411060240964">
            <text:p>8,20411060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6">
            <text:p>126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64248">
            <text:p>3,64248</text:p>
          </table:table-cell>
          <table:table-cell table:style-name="ce5" table:formula="of:=AVERAGE([.$E$2:.E85])" office:value-type="float" office:value="8.14980547619047">
            <text:p>8,14980547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56746">
            <text:p>3,56746</text:p>
          </table:table-cell>
          <table:table-cell table:style-name="ce5" table:formula="of:=AVERAGE([.$E$2:.E86])" office:value-type="float" office:value="8.09589552941176">
            <text:p>8,09589552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201">
            <text:p>201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57569">
            <text:p>3,57569</text:p>
          </table:table-cell>
          <table:table-cell table:style-name="ce5" table:formula="of:=AVERAGE([.$E$2:.E87])" office:value-type="float" office:value="8.043335">
            <text:p>8,0433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60233">
            <text:p>3,60233</text:p>
          </table:table-cell>
          <table:table-cell table:style-name="ce5" table:formula="of:=AVERAGE([.$E$2:.E88])" office:value-type="float" office:value="7.99228896551724">
            <text:p>7,99228896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8">
            <text:p>88</text:p>
          </table:table-cell>
          <table:table-cell table:style-name="Default" office:value-type="float" office:value="184">
            <text:p>18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.80473">
            <text:p>3,80473</text:p>
          </table:table-cell>
          <table:table-cell table:style-name="ce5" table:formula="of:=AVERAGE([.$E$2:.E89])" office:value-type="float" office:value="7.94470306818181">
            <text:p>7,94470306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191">
            <text:p>191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.92875">
            <text:p>3,92875</text:p>
          </table:table-cell>
          <table:table-cell table:style-name="ce5" table:formula="of:=AVERAGE([.$E$2:.E90])" office:value-type="float" office:value="7.89958">
            <text:p>7,8995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79133">
            <text:p>3,79133</text:p>
          </table:table-cell>
          <table:table-cell table:style-name="ce5" table:formula="of:=AVERAGE([.$E$2:.E91])" office:value-type="float" office:value="7.85393277777778">
            <text:p>7,85393277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212">
            <text:p>212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.70135">
            <text:p>3,70135</text:p>
          </table:table-cell>
          <table:table-cell table:style-name="ce5" table:formula="of:=AVERAGE([.$E$2:.E92])" office:value-type="float" office:value="7.8083">
            <text:p>7,80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214">
            <text:p>214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73812">
            <text:p>3,73812</text:p>
          </table:table-cell>
          <table:table-cell table:style-name="ce5" table:formula="of:=AVERAGE([.$E$2:.E93])" office:value-type="float" office:value="7.76405891304348">
            <text:p>7,76405891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.00221">
            <text:p>4,00221</text:p>
          </table:table-cell>
          <table:table-cell table:style-name="ce5" table:formula="of:=AVERAGE([.$E$2:.E94])" office:value-type="float" office:value="7.72360892473118">
            <text:p>7,72360892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194">
            <text:p>19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94347">
            <text:p>3,94347</text:p>
          </table:table-cell>
          <table:table-cell table:style-name="ce5" table:formula="of:=AVERAGE([.$E$2:.E95])" office:value-type="float" office:value="7.68339468085106">
            <text:p>7,683394680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164">
            <text:p>16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.68758">
            <text:p>3,68758</text:p>
          </table:table-cell>
          <table:table-cell table:style-name="ce5" table:formula="of:=AVERAGE([.$E$2:.E96])" office:value-type="float" office:value="7.64133347368421">
            <text:p>7,641333473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232">
            <text:p>232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3.76883">
            <text:p>3,76883</text:p>
          </table:table-cell>
          <table:table-cell table:style-name="ce5" table:formula="of:=AVERAGE([.$E$2:.E97])" office:value-type="float" office:value="7.60099489583333">
            <text:p>7,600994895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270">
            <text:p>27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.26221">
            <text:p>4,26221</text:p>
          </table:table-cell>
          <table:table-cell table:style-name="ce5" table:formula="of:=AVERAGE([.$E$2:.E98])" office:value-type="float" office:value="7.56657443298969">
            <text:p>7,5665744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221">
            <text:p>22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.83491">
            <text:p>3,83491</text:p>
          </table:table-cell>
          <table:table-cell table:style-name="ce5" table:formula="of:=AVERAGE([.$E$2:.E99])" office:value-type="float" office:value="7.52849622448979">
            <text:p>7,52849622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254">
            <text:p>254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60005">
            <text:p>3,60005</text:p>
          </table:table-cell>
          <table:table-cell table:style-name="ce5" table:formula="of:=AVERAGE([.$E$2:.E100])" office:value-type="float" office:value="7.48881494949495">
            <text:p>7,488814949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247">
            <text:p>247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.43137">
            <text:p>3,43137</text:p>
          </table:table-cell>
          <table:table-cell table:style-name="ce5" table:formula="of:=AVERAGE([.$E$2:.E101])" office:value-type="float" office:value="7.4482405">
            <text:p>7,448240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51">
            <text:p>251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4.8997">
            <text:p>4,8997</text:p>
          </table:table-cell>
          <table:table-cell table:style-name="ce5" table:formula="of:=AVERAGE([.$E$2:.E102])" office:value-type="float" office:value="7.42300742574257">
            <text:p>7,423007425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19">
            <text:p>219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3.9482">
            <text:p>3,9482</text:p>
          </table:table-cell>
          <table:table-cell table:style-name="ce5" table:formula="of:=AVERAGE([.$E$2:.E103])" office:value-type="float" office:value="7.38894068627451">
            <text:p>7,388940686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9">
            <text:p>169</text:p>
          </table:table-cell>
          <table:table-cell table:style-name="Default" office:value-type="float" office:value="265">
            <text:p>265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3.76163">
            <text:p>3,76163</text:p>
          </table:table-cell>
          <table:table-cell table:style-name="ce5" table:formula="of:=AVERAGE([.$E$2:.E104])" office:value-type="float" office:value="7.3537240776699">
            <text:p>7,353724077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261">
            <text:p>261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3.74384">
            <text:p>3,74384</text:p>
          </table:table-cell>
          <table:table-cell table:style-name="ce5" table:formula="of:=AVERAGE([.$E$2:.E105])" office:value-type="float" office:value="7.31901365384615">
            <text:p>7,319013653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.80318">
            <text:p>3,80318</text:p>
          </table:table-cell>
          <table:table-cell table:style-name="ce5" table:formula="of:=AVERAGE([.$E$2:.E106])" office:value-type="float" office:value="7.28552952380952">
            <text:p>7,285529523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70">
            <text:p>270</text:p>
          </table:table-cell>
          <table:table-cell table:style-name="Default" office:value-type="float" office:value="288">
            <text:p>288</text:p>
          </table:table-cell>
          <table:table-cell table:style-name="Default" office:value-type="float" office:value="88">
            <text:p>88</text:p>
          </table:table-cell>
          <table:table-cell table:style-name="Default" office:value-type="float" office:value="4.72686">
            <text:p>4,72686</text:p>
          </table:table-cell>
          <table:table-cell table:style-name="ce5" table:formula="of:=AVERAGE([.$E$2:.E107])" office:value-type="float" office:value="7.26139113207547">
            <text:p>7,261391132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247">
            <text:p>24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63112">
            <text:p>3,63112</text:p>
          </table:table-cell>
          <table:table-cell table:style-name="ce5" table:formula="of:=AVERAGE([.$E$2:.E108])" office:value-type="float" office:value="7.22746336448598">
            <text:p>7,22746336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260">
            <text:p>26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.61558">
            <text:p>3,61558</text:p>
          </table:table-cell>
          <table:table-cell table:style-name="ce5" table:formula="of:=AVERAGE([.$E$2:.E109])" office:value-type="float" office:value="7.19402">
            <text:p>7,1940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235">
            <text:p>23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20641">
            <text:p>3,20641</text:p>
          </table:table-cell>
          <table:table-cell table:style-name="ce5" table:formula="of:=AVERAGE([.$E$2:.E110])" office:value-type="float" office:value="7.15743642201835">
            <text:p>7,15743642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6">
            <text:p>166</text:p>
          </table:table-cell>
          <table:table-cell table:style-name="Default" office:value-type="float" office:value="251">
            <text:p>251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.15124">
            <text:p>3,15124</text:p>
          </table:table-cell>
          <table:table-cell table:style-name="ce5" table:formula="of:=AVERAGE([.$E$2:.E111])" office:value-type="float" office:value="7.12101645454545">
            <text:p>7,121016454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244">
            <text:p>244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3.38729">
            <text:p>3,38729</text:p>
          </table:table-cell>
          <table:table-cell table:style-name="ce5" table:formula="of:=AVERAGE([.$E$2:.E112])" office:value-type="float" office:value="7.08737927927928">
            <text:p>7,087379279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258">
            <text:p>258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3.52093">
            <text:p>3,52093</text:p>
          </table:table-cell>
          <table:table-cell table:style-name="ce5" table:formula="of:=AVERAGE([.$E$2:.E113])" office:value-type="float" office:value="7.05553598214286">
            <text:p>7,055535982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253">
            <text:p>253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.25508">
            <text:p>3,25508</text:p>
          </table:table-cell>
          <table:table-cell table:style-name="ce5" table:formula="of:=AVERAGE([.$E$2:.E114])" office:value-type="float" office:value="7.02190362831858">
            <text:p>7,021903628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217">
            <text:p>217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.43854">
            <text:p>3,43854</text:p>
          </table:table-cell>
          <table:table-cell table:style-name="ce5" table:formula="of:=AVERAGE([.$E$2:.E115])" office:value-type="float" office:value="6.99047061403509">
            <text:p>6,9904706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6">
            <text:p>166</text:p>
          </table:table-cell>
          <table:table-cell table:style-name="Default" office:value-type="float" office:value="218">
            <text:p>218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3.49011">
            <text:p>3,49011</text:p>
          </table:table-cell>
          <table:table-cell table:style-name="ce5" table:formula="of:=AVERAGE([.$E$2:.E116])" office:value-type="float" office:value="6.96003269565217">
            <text:p>6,96003269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201">
            <text:p>201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.74228">
            <text:p>3,74228</text:p>
          </table:table-cell>
          <table:table-cell table:style-name="ce5" table:formula="of:=AVERAGE([.$E$2:.E117])" office:value-type="float" office:value="6.93229344827586">
            <text:p>6,932293448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194">
            <text:p>194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52561">
            <text:p>3,52561</text:p>
          </table:table-cell>
          <table:table-cell table:style-name="ce5" table:formula="of:=AVERAGE([.$E$2:.E118])" office:value-type="float" office:value="6.9031764957265">
            <text:p>6,90317649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262">
            <text:p>262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.90521">
            <text:p>3,90521</text:p>
          </table:table-cell>
          <table:table-cell table:style-name="ce5" table:formula="of:=AVERAGE([.$E$2:.E119])" office:value-type="float" office:value="6.87777">
            <text:p>6,8777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58408">
            <text:p>3,58408</text:p>
          </table:table-cell>
          <table:table-cell table:style-name="ce5" table:formula="of:=AVERAGE([.$E$2:.E120])" office:value-type="float" office:value="6.85009193277311">
            <text:p>6,850091932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262">
            <text:p>262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3.63938">
            <text:p>3,63938</text:p>
          </table:table-cell>
          <table:table-cell table:style-name="ce5" table:formula="of:=AVERAGE([.$E$2:.E121])" office:value-type="float" office:value="6.823336">
            <text:p>6,82333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253">
            <text:p>253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4.0166">
            <text:p>4,0166</text:p>
          </table:table-cell>
          <table:table-cell table:style-name="ce5" table:formula="of:=AVERAGE([.$E$2:.E122])" office:value-type="float" office:value="6.80013983471074">
            <text:p>6,80013983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3">
            <text:p>163</text:p>
          </table:table-cell>
          <table:table-cell table:style-name="Default" office:value-type="float" office:value="298">
            <text:p>298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4.88186">
            <text:p>4,88186</text:p>
          </table:table-cell>
          <table:table-cell table:style-name="ce5" table:formula="of:=AVERAGE([.$E$2:.E123])" office:value-type="float" office:value="6.7844162295082">
            <text:p>6,78441622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3">
            <text:p>163</text:p>
          </table:table-cell>
          <table:table-cell table:style-name="Default" office:value-type="float" office:value="298">
            <text:p>298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42.4589">
            <text:p>42,4589</text:p>
          </table:table-cell>
          <table:table-cell table:style-name="ce5" table:formula="of:=AVERAGE([.$E$2:.E124])" office:value-type="float" office:value="7.07445268292683">
            <text:p>7,074452682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266">
            <text:p>266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5.99172">
            <text:p>5,99172</text:p>
          </table:table-cell>
          <table:table-cell table:style-name="ce5" table:formula="of:=AVERAGE([.$E$2:.E125])" office:value-type="float" office:value="7.06572096774193">
            <text:p>7,065720967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234">
            <text:p>234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4.39622">
            <text:p>4,39622</text:p>
          </table:table-cell>
          <table:table-cell table:style-name="ce5" table:formula="of:=AVERAGE([.$E$2:.E126])" office:value-type="float" office:value="7.04436496">
            <text:p>7,0443649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1">
            <text:p>181</text:p>
          </table:table-cell>
          <table:table-cell table:style-name="Default" office:value-type="float" office:value="261">
            <text:p>261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4.56953">
            <text:p>4,56953</text:p>
          </table:table-cell>
          <table:table-cell table:style-name="ce5" table:formula="of:=AVERAGE([.$E$2:.E127])" office:value-type="float" office:value="7.02472341269841">
            <text:p>7,024723412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87">
            <text:p>287</text:p>
          </table:table-cell>
          <table:table-cell table:style-name="Default" office:value-type="float" office:value="310">
            <text:p>310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5.3924">
            <text:p>5,3924</text:p>
          </table:table-cell>
          <table:table-cell table:style-name="ce5" table:formula="of:=AVERAGE([.$E$2:.E128])" office:value-type="float" office:value="7.01187047244094">
            <text:p>7,01187047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7">
            <text:p>287</text:p>
          </table:table-cell>
          <table:table-cell table:style-name="Default" office:value-type="float" office:value="310">
            <text:p>310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40.672">
            <text:p>40,672</text:p>
          </table:table-cell>
          <table:table-cell table:style-name="ce5" table:formula="of:=AVERAGE([.$E$2:.E129])" office:value-type="float" office:value="7.274840234375">
            <text:p>7,274840234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79">
            <text:p>279</text:p>
          </table:table-cell>
          <table:table-cell table:style-name="Default" office:value-type="float" office:value="312">
            <text:p>312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5.49801">
            <text:p>5,49801</text:p>
          </table:table-cell>
          <table:table-cell table:style-name="ce5" table:formula="of:=AVERAGE([.$E$2:.E130])" office:value-type="float" office:value="7.26106635658915">
            <text:p>7,261066356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79">
            <text:p>279</text:p>
          </table:table-cell>
          <table:table-cell table:style-name="Default" office:value-type="float" office:value="312">
            <text:p>312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37.5699">
            <text:p>37,5699</text:p>
          </table:table-cell>
          <table:table-cell table:style-name="ce5" table:formula="of:=AVERAGE([.$E$2:.E131])" office:value-type="float" office:value="7.49421123076923">
            <text:p>7,49421123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295">
            <text:p>295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7.13639">
            <text:p>7,13639</text:p>
          </table:table-cell>
          <table:table-cell table:style-name="ce5" table:formula="of:=AVERAGE([.$E$2:.E132])" office:value-type="float" office:value="7.49147977099237">
            <text:p>7,4914797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295">
            <text:p>295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37.0905">
            <text:p>37,0905</text:p>
          </table:table-cell>
          <table:table-cell table:style-name="ce5" table:formula="of:=AVERAGE([.$E$2:.E133])" office:value-type="float" office:value="7.71571477272727">
            <text:p>7,715714772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295">
            <text:p>295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46.0215">
            <text:p>46,0215</text:p>
          </table:table-cell>
          <table:table-cell table:style-name="ce5" table:formula="of:=AVERAGE([.$E$2:.E134])" office:value-type="float" office:value="8.00372819548872">
            <text:p>8,00372819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295">
            <text:p>295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42.3457">
            <text:p>42,3457</text:p>
          </table:table-cell>
          <table:table-cell table:style-name="ce5" table:formula="of:=AVERAGE([.$E$2:.E135])" office:value-type="float" office:value="8.26001156716418">
            <text:p>8,260011567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255">
            <text:p>25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.38161">
            <text:p>5,38161</text:p>
          </table:table-cell>
          <table:table-cell table:style-name="ce5" table:formula="of:=AVERAGE([.$E$2:.E136])" office:value-type="float" office:value="8.23869007407407">
            <text:p>8,23869007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255">
            <text:p>25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1.2663">
            <text:p>41,2663</text:p>
          </table:table-cell>
          <table:table-cell table:style-name="ce5" table:formula="of:=AVERAGE([.$E$2:.E137])" office:value-type="float" office:value="8.48154014705882">
            <text:p>8,48154014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255">
            <text:p>25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4.8488">
            <text:p>44,8488</text:p>
          </table:table-cell>
          <table:table-cell table:style-name="ce5" table:formula="of:=AVERAGE([.$E$2:.E138])" office:value-type="float" office:value="8.74699459854014">
            <text:p>8,746994598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5">
            <text:p>165</text:p>
          </table:table-cell>
          <table:table-cell table:style-name="Default" office:value-type="float" office:value="278">
            <text:p>278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4.46379">
            <text:p>4,46379</text:p>
          </table:table-cell>
          <table:table-cell table:style-name="ce5" table:formula="of:=AVERAGE([.$E$2:.E139])" office:value-type="float" office:value="8.71595688405797">
            <text:p>8,715956884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6">
            <text:p>186</text:p>
          </table:table-cell>
          <table:table-cell table:style-name="Default" office:value-type="float" office:value="275">
            <text:p>275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4.88308">
            <text:p>4,88308</text:p>
          </table:table-cell>
          <table:table-cell table:style-name="ce5" table:formula="of:=AVERAGE([.$E$2:.E140])" office:value-type="float" office:value="8.68838223021583">
            <text:p>8,688382230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.58709">
            <text:p>3,58709</text:p>
          </table:table-cell>
          <table:table-cell table:style-name="ce5" table:formula="of:=AVERAGE([.$E$2:.E141])" office:value-type="float" office:value="8.65194442857143">
            <text:p>8,651944428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263">
            <text:p>263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.72748">
            <text:p>3,72748</text:p>
          </table:table-cell>
          <table:table-cell table:style-name="ce5" table:formula="of:=AVERAGE([.$E$2:.E142])" office:value-type="float" office:value="8.61701914893617">
            <text:p>8,61701914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8">
            <text:p>138</text:p>
          </table:table-cell>
          <table:table-cell table:style-name="Default" office:value-type="float" office:value="301">
            <text:p>301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.84763">
            <text:p>3,84763</text:p>
          </table:table-cell>
          <table:table-cell table:style-name="ce5" table:formula="of:=AVERAGE([.$E$2:.E143])" office:value-type="float" office:value="8.58343190140845">
            <text:p>8,58343190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4.88241">
            <text:p>4,88241</text:p>
          </table:table-cell>
          <table:table-cell table:style-name="ce5" table:formula="of:=AVERAGE([.$E$2:.E144])" office:value-type="float" office:value="8.55755062937063">
            <text:p>8,557550629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9">
            <text:p>179</text:p>
          </table:table-cell>
          <table:table-cell table:style-name="Default" office:value-type="float" office:value="295">
            <text:p>295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4.55462">
            <text:p>4,55462</text:p>
          </table:table-cell>
          <table:table-cell table:style-name="ce5" table:formula="of:=AVERAGE([.$E$2:.E145])" office:value-type="float" office:value="8.5297525">
            <text:p>8,52975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4">
            <text:p>194</text:p>
          </table:table-cell>
          <table:table-cell table:style-name="Default" office:value-type="float" office:value="313">
            <text:p>313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4.18571">
            <text:p>4,18571</text:p>
          </table:table-cell>
          <table:table-cell table:style-name="ce5" table:formula="of:=AVERAGE([.$E$2:.E146])" office:value-type="float" office:value="8.49979358620689">
            <text:p>8,49979358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3">
            <text:p>173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5.09762">
            <text:p>5,09762</text:p>
          </table:table-cell>
          <table:table-cell table:style-name="ce5" table:formula="of:=AVERAGE([.$E$2:.E147])" office:value-type="float" office:value="8.47649102739726">
            <text:p>8,476491027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247">
            <text:p>247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.04459">
            <text:p>4,04459</text:p>
          </table:table-cell>
          <table:table-cell table:style-name="ce5" table:formula="of:=AVERAGE([.$E$2:.E148])" office:value-type="float" office:value="8.44634204081632">
            <text:p>8,44634204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246">
            <text:p>246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.80642">
            <text:p>3,80642</text:p>
          </table:table-cell>
          <table:table-cell table:style-name="ce5" table:formula="of:=AVERAGE([.$E$2:.E149])" office:value-type="float" office:value="8.41499121621621">
            <text:p>8,41499121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12">
            <text:p>212</text:p>
          </table:table-cell>
          <table:table-cell table:style-name="Default" office:value-type="float" office:value="268">
            <text:p>268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5.12771">
            <text:p>5,12771</text:p>
          </table:table-cell>
          <table:table-cell table:style-name="ce5" table:formula="of:=AVERAGE([.$E$2:.E150])" office:value-type="float" office:value="8.39292892617449">
            <text:p>8,39292892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301">
            <text:p>301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5.185">
            <text:p>5,185</text:p>
          </table:table-cell>
          <table:table-cell table:style-name="ce5" table:formula="of:=AVERAGE([.$E$2:.E151])" office:value-type="float" office:value="8.37154273333333">
            <text:p>8,3715427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301">
            <text:p>301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36.3423">
            <text:p>36,3423</text:p>
          </table:table-cell>
          <table:table-cell table:style-name="ce5" table:formula="of:=AVERAGE([.$E$2:.E152])" office:value-type="float" office:value="8.55677953642384">
            <text:p>8,55677953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5.11133">
            <text:p>5,11133</text:p>
          </table:table-cell>
          <table:table-cell table:style-name="ce5" table:formula="of:=AVERAGE([.$E$2:.E153])" office:value-type="float" office:value="8.53411210526315">
            <text:p>8,53411210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1.1844">
            <text:p>41,1844</text:p>
          </table:table-cell>
          <table:table-cell table:style-name="ce5" table:formula="of:=AVERAGE([.$E$2:.E154])" office:value-type="float" office:value="8.74751267973856">
            <text:p>8,74751267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9.0946">
            <text:p>39,0946</text:p>
          </table:table-cell>
          <table:table-cell table:style-name="ce5" table:formula="of:=AVERAGE([.$E$2:.E155])" office:value-type="float" office:value="8.94457168831169">
            <text:p>8,944571688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13">
            <text:p>313</text:p>
          </table:table-cell>
          <table:table-cell table:style-name="Default" office:value-type="float" office:value="311">
            <text:p>311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5.19302">
            <text:p>5,19302</text:p>
          </table:table-cell>
          <table:table-cell table:style-name="ce5" table:formula="of:=AVERAGE([.$E$2:.E156])" office:value-type="float" office:value="8.92036812903225">
            <text:p>8,9203681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3">
            <text:p>313</text:p>
          </table:table-cell>
          <table:table-cell table:style-name="Default" office:value-type="float" office:value="311">
            <text:p>311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40.0993">
            <text:p>40,0993</text:p>
          </table:table-cell>
          <table:table-cell table:style-name="ce5" table:formula="of:=AVERAGE([.$E$2:.E157])" office:value-type="float" office:value="9.12023307692307">
            <text:p>9,120233076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18">
            <text:p>318</text:p>
          </table:table-cell>
          <table:table-cell table:style-name="Default" office:value-type="float" office:value="339">
            <text:p>339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5.52678">
            <text:p>5,52678</text:p>
          </table:table-cell>
          <table:table-cell table:style-name="ce5" table:formula="of:=AVERAGE([.$E$2:.E158])" office:value-type="float" office:value="9.09734484076433">
            <text:p>9,097344840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8">
            <text:p>318</text:p>
          </table:table-cell>
          <table:table-cell table:style-name="Default" office:value-type="float" office:value="339">
            <text:p>339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38.0229">
            <text:p>38,0229</text:p>
          </table:table-cell>
          <table:table-cell table:style-name="ce5" table:formula="of:=AVERAGE([.$E$2:.E159])" office:value-type="float" office:value="9.28041797468354">
            <text:p>9,28041797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90">
            <text:p>290</text:p>
          </table:table-cell>
          <table:table-cell table:style-name="Default" office:value-type="float" office:value="321">
            <text:p>321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5.13463">
            <text:p>5,13463</text:p>
          </table:table-cell>
          <table:table-cell table:style-name="ce5" table:formula="of:=AVERAGE([.$E$2:.E160])" office:value-type="float" office:value="9.25434383647798">
            <text:p>9,254343836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299">
            <text:p>299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4.50017">
            <text:p>4,50017</text:p>
          </table:table-cell>
          <table:table-cell table:style-name="ce5" table:formula="of:=AVERAGE([.$E$2:.E161])" office:value-type="float" office:value="9.22463025">
            <text:p>9,224630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245">
            <text:p>245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3.97654">
            <text:p>3,97654</text:p>
          </table:table-cell>
          <table:table-cell table:style-name="ce5" table:formula="of:=AVERAGE([.$E$2:.E162])" office:value-type="float" office:value="9.19203341614906">
            <text:p>9,192033416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7">
            <text:p>227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3.67477">
            <text:p>3,67477</text:p>
          </table:table-cell>
          <table:table-cell table:style-name="ce5" table:formula="of:=AVERAGE([.$E$2:.E163])" office:value-type="float" office:value="9.1579762345679">
            <text:p>9,15797623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7">
            <text:p>227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41.1085">
            <text:p>41,1085</text:p>
          </table:table-cell>
          <table:table-cell table:style-name="ce5" table:formula="of:=AVERAGE([.$E$2:.E164])" office:value-type="float" office:value="9.35399171779141">
            <text:p>9,35399171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227">
            <text:p>227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.43507">
            <text:p>3,43507</text:p>
          </table:table-cell>
          <table:table-cell table:style-name="ce5" table:formula="of:=AVERAGE([.$E$2:.E165])" office:value-type="float" office:value="9.31790073170732">
            <text:p>9,317900731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260">
            <text:p>26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4.4825">
            <text:p>4,4825</text:p>
          </table:table-cell>
          <table:table-cell table:style-name="ce5" table:formula="of:=AVERAGE([.$E$2:.E166])" office:value-type="float" office:value="9.28859527272727">
            <text:p>9,288595272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55972">
            <text:p>3,55972</text:p>
          </table:table-cell>
          <table:table-cell table:style-name="ce5" table:formula="of:=AVERAGE([.$E$2:.E167])" office:value-type="float" office:value="9.25408397590361">
            <text:p>9,25408397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228">
            <text:p>228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.63664">
            <text:p>3,63664</text:p>
          </table:table-cell>
          <table:table-cell table:style-name="ce5" table:formula="of:=AVERAGE([.$E$2:.E168])" office:value-type="float" office:value="9.22044658682635">
            <text:p>9,220446586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3.68305">
            <text:p>3,68305</text:p>
          </table:table-cell>
          <table:table-cell table:style-name="ce5" table:formula="of:=AVERAGE([.$E$2:.E169])" office:value-type="float" office:value="9.18748589285714">
            <text:p>9,187485892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282">
            <text:p>282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3.3432">
            <text:p>3,3432</text:p>
          </table:table-cell>
          <table:table-cell table:style-name="ce5" table:formula="of:=AVERAGE([.$E$2:.E170])" office:value-type="float" office:value="9.15290431952663">
            <text:p>9,152904319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264">
            <text:p>264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40171">
            <text:p>3,40171</text:p>
          </table:table-cell>
          <table:table-cell table:style-name="ce5" table:formula="of:=AVERAGE([.$E$2:.E171])" office:value-type="float" office:value="9.11907376470588">
            <text:p>9,11907376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245">
            <text:p>245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.5392">
            <text:p>3,5392</text:p>
          </table:table-cell>
          <table:table-cell table:style-name="ce5" table:formula="of:=AVERAGE([.$E$2:.E172])" office:value-type="float" office:value="9.08644292397661">
            <text:p>9,08644292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51">
            <text:p>251</text:p>
          </table:table-cell>
          <table:table-cell table:style-name="Default" office:value-type="float" office:value="269">
            <text:p>269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3.17889">
            <text:p>3,17889</text:p>
          </table:table-cell>
          <table:table-cell table:style-name="ce5" table:formula="of:=AVERAGE([.$E$2:.E173])" office:value-type="float" office:value="9.05209668604651">
            <text:p>9,0520966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69492">
            <text:p>3,69492</text:p>
          </table:table-cell>
          <table:table-cell table:style-name="ce5" table:formula="of:=AVERAGE([.$E$2:.E174])" office:value-type="float" office:value="9.02113034682081">
            <text:p>9,0211303468</text:p>
          </table:table-cell>
          <table:table-cell table:number-columns-repeated="3"/>
        </table:table-row>
        <table:table-row table:style-name="ro2" table:number-rows-repeated="139">
          <table:table-cell table:number-columns-repeated="5"/>
          <table:table-cell table:style-name="ce3"/>
          <table:table-cell table:number-columns-repeated="3"/>
        </table:table-row>
        <table:table-row table:style-name="ro2" table:number-rows-repeated="283">
          <table:table-cell table:style-name="ce3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2" table:number-rows-repeated="10478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q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9" table:default-cell-style-name="ce2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row table:style-name="ro1">
          <table:table-cell table:style-name="ce16" office:value-type="string">
            <text:p>Hace todo</text:p>
            <text:p>El proceso?</text:p>
          </table:table-cell>
          <table:table-cell table:style-name="ce4" office:value-type="string">
            <text:p>Total puntos</text:p>
            <text:p>Detectados</text:p>
            <text:p>Imagen objeto</text:p>
          </table:table-cell>
          <table:table-cell table:style-name="ce4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4" office:value-type="string">
            <text:p>Coincidencias</text:p>
            <text:p>Válidas</text:p>
            <text:p>Estimadas</text:p>
            <text:p>Homografía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FPS </text:p>
            <text:p>Acum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7">
            <text:p>507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.43622">
            <text:p>2,43622</text:p>
          </table:table-cell>
          <table:table-cell table:style-name="ce5" table:formula="of:=[.E2]" office:value-type="float" office:value="2.43622">
            <text:p>2,43622</text:p>
          </table:table-cell>
          <table:table-cell/>
          <table:table-cell office:value-type="string">
            <text:p>Target keypoints:</text:p>
          </table:table-cell>
          <table:table-cell table:style-name="ce2" office:value-type="float" office:value="1546">
            <text:p>1546</text:p>
          </table:table-cell>
          <table:table-cell table:number-columns-repeated="4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7">
            <text:p>507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1.1114">
            <text:p>51,1114</text:p>
          </table:table-cell>
          <table:table-cell table:style-name="ce5" table:formula="of:=AVERAGE([.$E$2:.E3])" office:value-type="float" office:value="26.77381">
            <text:p>26,77381</text:p>
          </table:table-cell>
          <table:table-cell/>
          <table:table-cell office:value-type="string">
            <text:p>Umbral Hessiano:</text:p>
          </table:table-cell>
          <table:table-cell table:style-name="ce2" office:value-type="float" office:value="700">
            <text:p>700</text:p>
          </table:table-cell>
          <table:table-cell table:number-columns-repeated="4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7">
            <text:p>507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4.3283">
            <text:p>44,3283</text:p>
          </table:table-cell>
          <table:table-cell table:style-name="ce5" table:formula="of:=AVERAGE([.$E$2:.E4])" office:value-type="float" office:value="32.6253066666667">
            <text:p>32,6253066667</text:p>
          </table:table-cell>
          <table:table-cell/>
          <table:table-cell office:value-type="string">
            <text:p>Valoración</text:p>
          </table:table-cell>
          <table:table-cell table:style-name="ce6" office:value-type="string">
            <text:p>3 – 4</text:p>
          </table:table-cell>
          <table:table-cell table:number-columns-repeated="4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7">
            <text:p>507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3.3198">
            <text:p>63,3198</text:p>
          </table:table-cell>
          <table:table-cell table:style-name="ce5" table:formula="of:=AVERAGE([.$E$2:.E5])" office:value-type="float" office:value="40.29893">
            <text:p>40,29893</text:p>
          </table:table-cell>
          <table:table-cell/>
          <table:table-cell office:value-type="string">
            <text:p>FPS promedio</text:p>
          </table:table-cell>
          <table:table-cell table:formula="of:=[.F209]" office:value-type="float" office:value="13.4358949519231">
            <text:p>13,4358949519</text:p>
          </table:table-cell>
          <table:table-cell table:number-columns-repeated="4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7">
            <text:p>507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8.879">
            <text:p>58,879</text:p>
          </table:table-cell>
          <table:table-cell table:style-name="ce5" table:formula="of:=AVERAGE([.$E$2:.E6])" office:value-type="float" office:value="44.014944">
            <text:p>44,01494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542">
            <text:p>542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.23117">
            <text:p>4,23117</text:p>
          </table:table-cell>
          <table:table-cell table:style-name="ce5" table:formula="of:=AVERAGE([.$E$2:.E7])" office:value-type="float" office:value="37.384315">
            <text:p>37,38431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542">
            <text:p>542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64.7879">
            <text:p>64,7879</text:p>
          </table:table-cell>
          <table:table-cell table:style-name="ce5" table:formula="of:=AVERAGE([.$E$2:.E8])" office:value-type="float" office:value="41.2991128571429">
            <text:p>41,2991128571</text:p>
          </table:table-cell>
          <table:table-cell table:number-columns-repeated="6"/>
          <table:table-cell table:style-name="ce1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542">
            <text:p>542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9.574">
            <text:p>59,574</text:p>
          </table:table-cell>
          <table:table-cell table:style-name="ce5" table:formula="of:=AVERAGE([.$E$2:.E9])" office:value-type="float" office:value="43.58347375">
            <text:p>43,5834737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20">
            <text:p>520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5.6113">
            <text:p>5,6113</text:p>
          </table:table-cell>
          <table:table-cell table:style-name="ce5" table:formula="of:=AVERAGE([.$E$2:.E10])" office:value-type="float" office:value="39.3643433333333">
            <text:p>39,364343333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694">
            <text:p>694</text:p>
          </table:table-cell>
          <table:table-cell table:style-name="Default" office:value-type="float" office:value="266">
            <text:p>266</text:p>
          </table:table-cell>
          <table:table-cell table:style-name="Default" office:value-type="float" office:value="17.9259">
            <text:p>17,9259</text:p>
          </table:table-cell>
          <table:table-cell table:style-name="ce5" table:formula="of:=AVERAGE([.$E$2:.E11])" office:value-type="float" office:value="37.220499">
            <text:p>37,22049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926">
            <text:p>926</text:p>
          </table:table-cell>
          <table:table-cell table:style-name="Default" office:value-type="float" office:value="415">
            <text:p>415</text:p>
          </table:table-cell>
          <table:table-cell table:style-name="Default" office:value-type="float" office:value="18.7729">
            <text:p>18,7729</text:p>
          </table:table-cell>
          <table:table-cell table:style-name="ce5" table:formula="of:=AVERAGE([.$E$2:.E12])" office:value-type="float" office:value="35.5434445454545">
            <text:p>35,543444545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926">
            <text:p>926</text:p>
          </table:table-cell>
          <table:table-cell table:style-name="Default" office:value-type="float" office:value="415">
            <text:p>415</text:p>
          </table:table-cell>
          <table:table-cell table:style-name="Default" office:value-type="float" office:value="56.6255">
            <text:p>56,6255</text:p>
          </table:table-cell>
          <table:table-cell table:style-name="ce5" table:formula="of:=AVERAGE([.$E$2:.E13])" office:value-type="float" office:value="37.3002825">
            <text:p>37,300282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404">
            <text:p>404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.70289">
            <text:p>4,70289</text:p>
          </table:table-cell>
          <table:table-cell table:style-name="ce5" table:formula="of:=AVERAGE([.$E$2:.E14])" office:value-type="float" office:value="34.7927907692308">
            <text:p>34,792790769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67">
            <text:p>467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3.57665">
            <text:p>3,57665</text:p>
          </table:table-cell>
          <table:table-cell table:style-name="ce5" table:formula="of:=AVERAGE([.$E$2:.E15])" office:value-type="float" office:value="32.5630664285714">
            <text:p>32,563066428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42154">
            <text:p>3,42154</text:p>
          </table:table-cell>
          <table:table-cell table:style-name="ce5" table:formula="of:=AVERAGE([.$E$2:.E16])" office:value-type="float" office:value="30.620298">
            <text:p>30,62029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7">
            <text:p>237</text:p>
          </table:table-cell>
          <table:table-cell table:style-name="Default" office:value-type="float" office:value="441">
            <text:p>441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41082">
            <text:p>3,41082</text:p>
          </table:table-cell>
          <table:table-cell table:style-name="ce5" table:formula="of:=AVERAGE([.$E$2:.E17])" office:value-type="float" office:value="28.919705625">
            <text:p>28,91970562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9">
            <text:p>199</text:p>
          </table:table-cell>
          <table:table-cell table:style-name="Default" office:value-type="float" office:value="404">
            <text:p>404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51627">
            <text:p>3,51627</text:p>
          </table:table-cell>
          <table:table-cell table:style-name="ce5" table:formula="of:=AVERAGE([.$E$2:.E18])" office:value-type="float" office:value="27.4253858823529">
            <text:p>27,425385882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3">
            <text:p>243</text:p>
          </table:table-cell>
          <table:table-cell table:style-name="Default" office:value-type="float" office:value="379">
            <text:p>379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38303">
            <text:p>3,38303</text:p>
          </table:table-cell>
          <table:table-cell table:style-name="ce5" table:formula="of:=AVERAGE([.$E$2:.E19])" office:value-type="float" office:value="26.0896994444444">
            <text:p>26,089699444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462">
            <text:p>462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.49902">
            <text:p>3,49902</text:p>
          </table:table-cell>
          <table:table-cell table:style-name="ce5" table:formula="of:=AVERAGE([.$E$2:.E20])" office:value-type="float" office:value="24.9007163157895">
            <text:p>24,900716315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505">
            <text:p>50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.03228">
            <text:p>4,03228</text:p>
          </table:table-cell>
          <table:table-cell table:style-name="ce5" table:formula="of:=AVERAGE([.$E$2:.E21])" office:value-type="float" office:value="23.8572945">
            <text:p>23,857294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2">
            <text:p>252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36275">
            <text:p>3,36275</text:p>
          </table:table-cell>
          <table:table-cell table:style-name="ce5" table:formula="of:=AVERAGE([.$E$2:.E22])" office:value-type="float" office:value="22.8813638095238">
            <text:p>22,881363809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91">
            <text:p>391</text:p>
          </table:table-cell>
          <table:table-cell table:style-name="Default" office:value-type="float" office:value="465">
            <text:p>465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.00975">
            <text:p>3,00975</text:p>
          </table:table-cell>
          <table:table-cell table:style-name="ce5" table:formula="of:=AVERAGE([.$E$2:.E23])" office:value-type="float" office:value="21.9781086363636">
            <text:p>21,978108636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56">
            <text:p>756</text:p>
          </table:table-cell>
          <table:table-cell table:style-name="Default" office:value-type="float" office:value="576">
            <text:p>576</text:p>
          </table:table-cell>
          <table:table-cell table:style-name="Default" office:value-type="float" office:value="205">
            <text:p>205</text:p>
          </table:table-cell>
          <table:table-cell table:style-name="Default" office:value-type="float" office:value="3.477">
            <text:p>3,477</text:p>
          </table:table-cell>
          <table:table-cell table:style-name="ce5" table:formula="of:=AVERAGE([.$E$2:.E24])" office:value-type="float" office:value="21.1737126086956">
            <text:p>21,173712608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72">
            <text:p>672</text:p>
          </table:table-cell>
          <table:table-cell table:style-name="Default" office:value-type="float" office:value="545">
            <text:p>545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3.48588">
            <text:p>3,48588</text:p>
          </table:table-cell>
          <table:table-cell table:style-name="ce5" table:formula="of:=AVERAGE([.$E$2:.E25])" office:value-type="float" office:value="20.4367195833333">
            <text:p>20,436719583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78">
            <text:p>678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214">
            <text:p>214</text:p>
          </table:table-cell>
          <table:table-cell table:style-name="Default" office:value-type="float" office:value="3.57767">
            <text:p>3,57767</text:p>
          </table:table-cell>
          <table:table-cell table:style-name="ce5" table:formula="of:=AVERAGE([.$E$2:.E26])" office:value-type="float" office:value="19.7623576">
            <text:p>19,762357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56">
            <text:p>656</text:p>
          </table:table-cell>
          <table:table-cell table:style-name="Default" office:value-type="float" office:value="566">
            <text:p>566</text:p>
          </table:table-cell>
          <table:table-cell table:style-name="Default" office:value-type="float" office:value="205">
            <text:p>205</text:p>
          </table:table-cell>
          <table:table-cell table:style-name="Default" office:value-type="float" office:value="3.73882">
            <text:p>3,73882</text:p>
          </table:table-cell>
          <table:table-cell table:style-name="ce5" table:formula="of:=AVERAGE([.$E$2:.E27])" office:value-type="float" office:value="19.1460676923077">
            <text:p>19,146067692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85">
            <text:p>685</text:p>
          </table:table-cell>
          <table:table-cell table:style-name="Default" office:value-type="float" office:value="526">
            <text:p>526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3.54171">
            <text:p>3,54171</text:p>
          </table:table-cell>
          <table:table-cell table:style-name="ce5" table:formula="of:=AVERAGE([.$E$2:.E28])" office:value-type="float" office:value="18.5681285185185">
            <text:p>18,568128518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38">
            <text:p>638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3.93404">
            <text:p>3,93404</text:p>
          </table:table-cell>
          <table:table-cell table:style-name="ce5" table:formula="of:=AVERAGE([.$E$2:.E29])" office:value-type="float" office:value="18.0454825">
            <text:p>18,045482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82">
            <text:p>682</text:p>
          </table:table-cell>
          <table:table-cell table:style-name="Default" office:value-type="float" office:value="532">
            <text:p>532</text:p>
          </table:table-cell>
          <table:table-cell table:style-name="Default" office:value-type="float" office:value="159">
            <text:p>159</text:p>
          </table:table-cell>
          <table:table-cell table:style-name="Default" office:value-type="float" office:value="3.16678">
            <text:p>3,16678</text:p>
          </table:table-cell>
          <table:table-cell table:style-name="ce5" table:formula="of:=AVERAGE([.$E$2:.E30])" office:value-type="float" office:value="17.5324237931034">
            <text:p>17,532423793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49">
            <text:p>649</text:p>
          </table:table-cell>
          <table:table-cell table:style-name="Default" office:value-type="float" office:value="545">
            <text:p>545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3.17578">
            <text:p>3,17578</text:p>
          </table:table-cell>
          <table:table-cell table:style-name="ce5" table:formula="of:=AVERAGE([.$E$2:.E31])" office:value-type="float" office:value="17.053869">
            <text:p>17,05386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21">
            <text:p>421</text:p>
          </table:table-cell>
          <table:table-cell table:style-name="Default" office:value-type="float" office:value="461">
            <text:p>461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.87458">
            <text:p>2,87458</text:p>
          </table:table-cell>
          <table:table-cell table:style-name="ce5" table:formula="of:=AVERAGE([.$E$2:.E32])" office:value-type="float" office:value="16.5964725806452">
            <text:p>16,596472580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23">
            <text:p>623</text:p>
          </table:table-cell>
          <table:table-cell table:style-name="Default" office:value-type="float" office:value="540">
            <text:p>540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3.16421">
            <text:p>3,16421</text:p>
          </table:table-cell>
          <table:table-cell table:style-name="ce5" table:formula="of:=AVERAGE([.$E$2:.E33])" office:value-type="float" office:value="16.176714375">
            <text:p>16,17671437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88">
            <text:p>688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2.69713">
            <text:p>2,69713</text:p>
          </table:table-cell>
          <table:table-cell table:style-name="ce5" table:formula="of:=AVERAGE([.$E$2:.E34])" office:value-type="float" office:value="15.7682421212121">
            <text:p>15,768242121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89">
            <text:p>589</text:p>
          </table:table-cell>
          <table:table-cell table:style-name="Default" office:value-type="float" office:value="449">
            <text:p>449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.46667">
            <text:p>2,46667</text:p>
          </table:table-cell>
          <table:table-cell table:style-name="ce5" table:formula="of:=AVERAGE([.$E$2:.E35])" office:value-type="float" office:value="15.3770194117647">
            <text:p>15,377019411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52">
            <text:p>552</text:p>
          </table:table-cell>
          <table:table-cell table:style-name="Default" office:value-type="float" office:value="532">
            <text:p>532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2.63218">
            <text:p>2,63218</text:p>
          </table:table-cell>
          <table:table-cell table:style-name="ce5" table:formula="of:=AVERAGE([.$E$2:.E36])" office:value-type="float" office:value="15.0128811428571">
            <text:p>15,012881142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07">
            <text:p>707</text:p>
          </table:table-cell>
          <table:table-cell table:style-name="Default" office:value-type="float" office:value="546">
            <text:p>546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2.86812">
            <text:p>2,86812</text:p>
          </table:table-cell>
          <table:table-cell table:style-name="ce5" table:formula="of:=AVERAGE([.$E$2:.E37])" office:value-type="float" office:value="14.6755266666667">
            <text:p>14,675526666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49">
            <text:p>549</text:p>
          </table:table-cell>
          <table:table-cell table:style-name="Default" office:value-type="float" office:value="573">
            <text:p>573</text:p>
          </table:table-cell>
          <table:table-cell table:style-name="Default" office:value-type="float" office:value="164">
            <text:p>164</text:p>
          </table:table-cell>
          <table:table-cell table:style-name="Default" office:value-type="float" office:value="3.60242">
            <text:p>3,60242</text:p>
          </table:table-cell>
          <table:table-cell table:style-name="ce5" table:formula="of:=AVERAGE([.$E$2:.E38])" office:value-type="float" office:value="14.3762535135135">
            <text:p>14,376253513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1">
            <text:p>331</text:p>
          </table:table-cell>
          <table:table-cell table:style-name="Default" office:value-type="float" office:value="441">
            <text:p>44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.79245">
            <text:p>2,79245</text:p>
          </table:table-cell>
          <table:table-cell table:style-name="ce5" table:formula="of:=AVERAGE([.$E$2:.E39])" office:value-type="float" office:value="14.0714165789474">
            <text:p>14,071416578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67">
            <text:p>567</text:p>
          </table:table-cell>
          <table:table-cell table:style-name="Default" office:value-type="float" office:value="451">
            <text:p>451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2.64219">
            <text:p>2,64219</text:p>
          </table:table-cell>
          <table:table-cell table:style-name="ce5" table:formula="of:=AVERAGE([.$E$2:.E40])" office:value-type="float" office:value="13.7783594871795">
            <text:p>13,778359487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9">
            <text:p>509</text:p>
          </table:table-cell>
          <table:table-cell table:style-name="Default" office:value-type="float" office:value="445">
            <text:p>44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.68428">
            <text:p>2,68428</text:p>
          </table:table-cell>
          <table:table-cell table:style-name="ce5" table:formula="of:=AVERAGE([.$E$2:.E41])" office:value-type="float" office:value="13.5010075">
            <text:p>13,501007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53">
            <text:p>353</text:p>
          </table:table-cell>
          <table:table-cell table:style-name="Default" office:value-type="float" office:value="428">
            <text:p>428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.8362">
            <text:p>2,8362</text:p>
          </table:table-cell>
          <table:table-cell table:style-name="ce5" table:formula="of:=AVERAGE([.$E$2:.E42])" office:value-type="float" office:value="13.2408902439024">
            <text:p>13,240890243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15">
            <text:p>515</text:p>
          </table:table-cell>
          <table:table-cell table:style-name="Default" office:value-type="float" office:value="504">
            <text:p>504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2.61617">
            <text:p>2,61617</text:p>
          </table:table-cell>
          <table:table-cell table:style-name="ce5" table:formula="of:=AVERAGE([.$E$2:.E43])" office:value-type="float" office:value="12.9879207142857">
            <text:p>12,987920714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58">
            <text:p>558</text:p>
          </table:table-cell>
          <table:table-cell table:style-name="Default" office:value-type="float" office:value="486">
            <text:p>486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2.45955">
            <text:p>2,45955</text:p>
          </table:table-cell>
          <table:table-cell table:style-name="ce5" table:formula="of:=AVERAGE([.$E$2:.E44])" office:value-type="float" office:value="12.7430748837209">
            <text:p>12,743074883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89">
            <text:p>589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2.47911">
            <text:p>2,47911</text:p>
          </table:table-cell>
          <table:table-cell table:style-name="ce5" table:formula="of:=AVERAGE([.$E$2:.E45])" office:value-type="float" office:value="12.5098029545455">
            <text:p>12,509802954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.42263">
            <text:p>2,42263</text:p>
          </table:table-cell>
          <table:table-cell table:style-name="ce5" table:formula="of:=AVERAGE([.$E$2:.E46])" office:value-type="float" office:value="12.2856435555556">
            <text:p>12,285643555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08">
            <text:p>708</text:p>
          </table:table-cell>
          <table:table-cell table:style-name="Default" office:value-type="float" office:value="524">
            <text:p>524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2.36979">
            <text:p>2,36979</text:p>
          </table:table-cell>
          <table:table-cell table:style-name="ce5" table:formula="of:=AVERAGE([.$E$2:.E47])" office:value-type="float" office:value="12.0700815217391">
            <text:p>12,070081521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38">
            <text:p>638</text:p>
          </table:table-cell>
          <table:table-cell table:style-name="Default" office:value-type="float" office:value="487">
            <text:p>487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2.40849">
            <text:p>2,40849</text:p>
          </table:table-cell>
          <table:table-cell table:style-name="ce5" table:formula="of:=AVERAGE([.$E$2:.E48])" office:value-type="float" office:value="11.8645157446809">
            <text:p>11,864515744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7">
            <text:p>507</text:p>
          </table:table-cell>
          <table:table-cell table:style-name="Default" office:value-type="float" office:value="467">
            <text:p>467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.55832">
            <text:p>2,55832</text:p>
          </table:table-cell>
          <table:table-cell table:style-name="ce5" table:formula="of:=AVERAGE([.$E$2:.E49])" office:value-type="float" office:value="11.6706366666667">
            <text:p>11,670636666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38">
            <text:p>638</text:p>
          </table:table-cell>
          <table:table-cell table:style-name="Default" office:value-type="float" office:value="577">
            <text:p>577</text:p>
          </table:table-cell>
          <table:table-cell table:style-name="Default" office:value-type="float" office:value="88">
            <text:p>88</text:p>
          </table:table-cell>
          <table:table-cell table:style-name="Default" office:value-type="float" office:value="2.39474">
            <text:p>2,39474</text:p>
          </table:table-cell>
          <table:table-cell table:style-name="ce5" table:formula="of:=AVERAGE([.$E$2:.E50])" office:value-type="float" office:value="11.4813326530612">
            <text:p>11,481332653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42">
            <text:p>642</text:p>
          </table:table-cell>
          <table:table-cell table:style-name="Default" office:value-type="float" office:value="509">
            <text:p>509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2.52634">
            <text:p>2,52634</text:p>
          </table:table-cell>
          <table:table-cell table:style-name="ce5" table:formula="of:=AVERAGE([.$E$2:.E51])" office:value-type="float" office:value="11.3022328">
            <text:p>11,302232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70">
            <text:p>570</text:p>
          </table:table-cell>
          <table:table-cell table:style-name="Default" office:value-type="float" office:value="485">
            <text:p>485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2.56623">
            <text:p>2,56623</text:p>
          </table:table-cell>
          <table:table-cell table:style-name="ce5" table:formula="of:=AVERAGE([.$E$2:.E52])" office:value-type="float" office:value="11.130938627451">
            <text:p>11,130938627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38">
            <text:p>538</text:p>
          </table:table-cell>
          <table:table-cell table:style-name="Default" office:value-type="float" office:value="525">
            <text:p>525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2.7737">
            <text:p>2,7737</text:p>
          </table:table-cell>
          <table:table-cell table:style-name="ce5" table:formula="of:=AVERAGE([.$E$2:.E53])" office:value-type="float" office:value="10.9702225">
            <text:p>10,970222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83">
            <text:p>583</text:p>
          </table:table-cell>
          <table:table-cell table:style-name="Default" office:value-type="float" office:value="491">
            <text:p>491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2.51875">
            <text:p>2,51875</text:p>
          </table:table-cell>
          <table:table-cell table:style-name="ce5" table:formula="of:=AVERAGE([.$E$2:.E54])" office:value-type="float" office:value="10.810760754717">
            <text:p>10,810760754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388">
            <text:p>388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13318">
            <text:p>3,13318</text:p>
          </table:table-cell>
          <table:table-cell table:style-name="ce5" table:formula="of:=AVERAGE([.$E$2:.E55])" office:value-type="float" office:value="10.6685833333333">
            <text:p>10,668583333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3">
            <text:p>363</text:p>
          </table:table-cell>
          <table:table-cell table:style-name="Default" office:value-type="float" office:value="462">
            <text:p>462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79701">
            <text:p>2,79701</text:p>
          </table:table-cell>
          <table:table-cell table:style-name="ce5" table:formula="of:=AVERAGE([.$E$2:.E56])" office:value-type="float" office:value="10.5254638181818">
            <text:p>10,525463818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457">
            <text:p>457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87959">
            <text:p>2,87959</text:p>
          </table:table-cell>
          <table:table-cell table:style-name="ce5" table:formula="of:=AVERAGE([.$E$2:.E57])" office:value-type="float" office:value="10.3889303571429">
            <text:p>10,388930357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47">
            <text:p>447</text:p>
          </table:table-cell>
          <table:table-cell table:style-name="Default" office:value-type="float" office:value="485">
            <text:p>48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.63368">
            <text:p>2,63368</text:p>
          </table:table-cell>
          <table:table-cell table:style-name="ce5" table:formula="of:=AVERAGE([.$E$2:.E58])" office:value-type="float" office:value="10.2528733333333">
            <text:p>10,252873333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93">
            <text:p>793</text:p>
          </table:table-cell>
          <table:table-cell table:style-name="Default" office:value-type="float" office:value="553">
            <text:p>553</text:p>
          </table:table-cell>
          <table:table-cell table:style-name="Default" office:value-type="float" office:value="169">
            <text:p>169</text:p>
          </table:table-cell>
          <table:table-cell table:style-name="Default" office:value-type="float" office:value="2.90043">
            <text:p>2,90043</text:p>
          </table:table-cell>
          <table:table-cell table:style-name="ce5" table:formula="of:=AVERAGE([.$E$2:.E59])" office:value-type="float" office:value="10.1261070689655">
            <text:p>10,12610706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03">
            <text:p>603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2.76381">
            <text:p>2,76381</text:p>
          </table:table-cell>
          <table:table-cell table:style-name="ce5" table:formula="of:=AVERAGE([.$E$2:.E60])" office:value-type="float" office:value="10.0013223728814">
            <text:p>10,001322372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97">
            <text:p>497</text:p>
          </table:table-cell>
          <table:table-cell table:style-name="Default" office:value-type="float" office:value="480">
            <text:p>480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2.55305">
            <text:p>2,55305</text:p>
          </table:table-cell>
          <table:table-cell table:style-name="ce5" table:formula="of:=AVERAGE([.$E$2:.E61])" office:value-type="float" office:value="9.8771845">
            <text:p>9,877184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68">
            <text:p>468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2.48719">
            <text:p>2,48719</text:p>
          </table:table-cell>
          <table:table-cell table:style-name="ce5" table:formula="of:=AVERAGE([.$E$2:.E62])" office:value-type="float" office:value="9.75603704918033">
            <text:p>9,756037049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34">
            <text:p>634</text:p>
          </table:table-cell>
          <table:table-cell table:style-name="Default" office:value-type="float" office:value="516">
            <text:p>516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2.40408">
            <text:p>2,40408</text:p>
          </table:table-cell>
          <table:table-cell table:style-name="ce5" table:formula="of:=AVERAGE([.$E$2:.E63])" office:value-type="float" office:value="9.6374570967742">
            <text:p>9,637457096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93">
            <text:p>793</text:p>
          </table:table-cell>
          <table:table-cell table:style-name="Default" office:value-type="float" office:value="570">
            <text:p>570</text:p>
          </table:table-cell>
          <table:table-cell table:style-name="Default" office:value-type="float" office:value="213">
            <text:p>213</text:p>
          </table:table-cell>
          <table:table-cell table:style-name="Default" office:value-type="float" office:value="2.88983">
            <text:p>2,88983</text:p>
          </table:table-cell>
          <table:table-cell table:style-name="ce5" table:formula="of:=AVERAGE([.$E$2:.E64])" office:value-type="float" office:value="9.53035190476191">
            <text:p>9,530351904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02">
            <text:p>902</text:p>
          </table:table-cell>
          <table:table-cell table:style-name="Default" office:value-type="float" office:value="638">
            <text:p>638</text:p>
          </table:table-cell>
          <table:table-cell table:style-name="Default" office:value-type="float" office:value="265">
            <text:p>265</text:p>
          </table:table-cell>
          <table:table-cell table:style-name="Default" office:value-type="float" office:value="3.1969">
            <text:p>3,1969</text:p>
          </table:table-cell>
          <table:table-cell table:style-name="ce5" table:formula="of:=AVERAGE([.$E$2:.E65])" office:value-type="float" office:value="9.43139171875">
            <text:p>9,431391718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72">
            <text:p>572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2.64001">
            <text:p>2,64001</text:p>
          </table:table-cell>
          <table:table-cell table:style-name="ce5" table:formula="of:=AVERAGE([.$E$2:.E66])" office:value-type="float" office:value="9.32690892307692">
            <text:p>9,326908923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546">
            <text:p>546</text:p>
          </table:table-cell>
          <table:table-cell table:style-name="Default" office:value-type="float" office:value="183">
            <text:p>183</text:p>
          </table:table-cell>
          <table:table-cell table:style-name="Default" office:value-type="float" office:value="3.70611">
            <text:p>3,70611</text:p>
          </table:table-cell>
          <table:table-cell table:style-name="ce5" table:formula="of:=AVERAGE([.$E$2:.E67])" office:value-type="float" office:value="9.2417453030303">
            <text:p>9,24174530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28">
            <text:p>528</text:p>
          </table:table-cell>
          <table:table-cell table:style-name="Default" office:value-type="float" office:value="546">
            <text:p>546</text:p>
          </table:table-cell>
          <table:table-cell table:style-name="Default" office:value-type="float" office:value="166">
            <text:p>166</text:p>
          </table:table-cell>
          <table:table-cell table:style-name="Default" office:value-type="float" office:value="3.64065">
            <text:p>3,64065</text:p>
          </table:table-cell>
          <table:table-cell table:style-name="ce5" table:formula="of:=AVERAGE([.$E$2:.E68])" office:value-type="float" office:value="9.15814686567164">
            <text:p>9,158146865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28">
            <text:p>528</text:p>
          </table:table-cell>
          <table:table-cell table:style-name="Default" office:value-type="float" office:value="546">
            <text:p>546</text:p>
          </table:table-cell>
          <table:table-cell table:style-name="Default" office:value-type="float" office:value="166">
            <text:p>166</text:p>
          </table:table-cell>
          <table:table-cell table:style-name="Default" office:value-type="float" office:value="47.6393">
            <text:p>47,6393</text:p>
          </table:table-cell>
          <table:table-cell table:style-name="ce5" table:formula="of:=AVERAGE([.$E$2:.E69])" office:value-type="float" office:value="9.72404617647059">
            <text:p>9,724046176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71">
            <text:p>471</text:p>
          </table:table-cell>
          <table:table-cell table:style-name="Default" office:value-type="float" office:value="533">
            <text:p>533</text:p>
          </table:table-cell>
          <table:table-cell table:style-name="Default" office:value-type="float" office:value="165">
            <text:p>165</text:p>
          </table:table-cell>
          <table:table-cell table:style-name="Default" office:value-type="float" office:value="3.82034">
            <text:p>3,82034</text:p>
          </table:table-cell>
          <table:table-cell table:style-name="ce5" table:formula="of:=AVERAGE([.$E$2:.E70])" office:value-type="float" office:value="9.63848521739131">
            <text:p>9,638485217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52">
            <text:p>452</text:p>
          </table:table-cell>
          <table:table-cell table:style-name="Default" office:value-type="float" office:value="557">
            <text:p>557</text:p>
          </table:table-cell>
          <table:table-cell table:style-name="Default" office:value-type="float" office:value="179">
            <text:p>179</text:p>
          </table:table-cell>
          <table:table-cell table:style-name="Default" office:value-type="float" office:value="4.3999">
            <text:p>4,3999</text:p>
          </table:table-cell>
          <table:table-cell table:style-name="ce5" table:formula="of:=AVERAGE([.$E$2:.E71])" office:value-type="float" office:value="9.56364828571429">
            <text:p>9,563648285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2">
            <text:p>452</text:p>
          </table:table-cell>
          <table:table-cell table:style-name="Default" office:value-type="float" office:value="557">
            <text:p>557</text:p>
          </table:table-cell>
          <table:table-cell table:style-name="Default" office:value-type="float" office:value="179">
            <text:p>179</text:p>
          </table:table-cell>
          <table:table-cell table:style-name="Default" office:value-type="float" office:value="56.8149">
            <text:p>56,8149</text:p>
          </table:table-cell>
          <table:table-cell table:style-name="ce5" table:formula="of:=AVERAGE([.$E$2:.E72])" office:value-type="float" office:value="10.2291588732394">
            <text:p>10,229158873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46">
            <text:p>446</text:p>
          </table:table-cell>
          <table:table-cell table:style-name="Default" office:value-type="float" office:value="526">
            <text:p>526</text:p>
          </table:table-cell>
          <table:table-cell table:style-name="Default" office:value-type="float" office:value="169">
            <text:p>169</text:p>
          </table:table-cell>
          <table:table-cell table:style-name="Default" office:value-type="float" office:value="4.51581">
            <text:p>4,51581</text:p>
          </table:table-cell>
          <table:table-cell table:style-name="ce5" table:formula="of:=AVERAGE([.$E$2:.E73])" office:value-type="float" office:value="10.1498068055556">
            <text:p>10,149806805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46">
            <text:p>446</text:p>
          </table:table-cell>
          <table:table-cell table:style-name="Default" office:value-type="float" office:value="526">
            <text:p>526</text:p>
          </table:table-cell>
          <table:table-cell table:style-name="Default" office:value-type="float" office:value="169">
            <text:p>169</text:p>
          </table:table-cell>
          <table:table-cell table:style-name="Default" office:value-type="float" office:value="52.829">
            <text:p>52,829</text:p>
          </table:table-cell>
          <table:table-cell table:style-name="ce5" table:formula="of:=AVERAGE([.$E$2:.E74])" office:value-type="float" office:value="10.7344532876712">
            <text:p>10,734453287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86">
            <text:p>386</text:p>
          </table:table-cell>
          <table:table-cell table:style-name="Default" office:value-type="float" office:value="447">
            <text:p>447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2.93413">
            <text:p>2,93413</text:p>
          </table:table-cell>
          <table:table-cell table:style-name="ce5" table:formula="of:=AVERAGE([.$E$2:.E75])" office:value-type="float" office:value="10.6290435135135">
            <text:p>10,629043513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4">
            <text:p>414</text:p>
          </table:table-cell>
          <table:table-cell table:style-name="Default" office:value-type="float" office:value="441">
            <text:p>441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.75028">
            <text:p>2,75028</text:p>
          </table:table-cell>
          <table:table-cell table:style-name="ce5" table:formula="of:=AVERAGE([.$E$2:.E76])" office:value-type="float" office:value="10.5239933333333">
            <text:p>10,523993333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57">
            <text:p>357</text:p>
          </table:table-cell>
          <table:table-cell table:style-name="Default" office:value-type="float" office:value="433">
            <text:p>433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88709">
            <text:p>2,88709</text:p>
          </table:table-cell>
          <table:table-cell table:style-name="ce5" table:formula="of:=AVERAGE([.$E$2:.E77])" office:value-type="float" office:value="10.4235077631579">
            <text:p>10,423507763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10">
            <text:p>51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.71334">
            <text:p>2,71334</text:p>
          </table:table-cell>
          <table:table-cell table:style-name="ce5" table:formula="of:=AVERAGE([.$E$2:.E78])" office:value-type="float" office:value="10.3233757142857">
            <text:p>10,323375714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6">
            <text:p>41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2.96677">
            <text:p>2,96677</text:p>
          </table:table-cell>
          <table:table-cell table:style-name="ce5" table:formula="of:=AVERAGE([.$E$2:.E79])" office:value-type="float" office:value="10.2290602564103">
            <text:p>10,229060256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1">
            <text:p>331</text:p>
          </table:table-cell>
          <table:table-cell table:style-name="Default" office:value-type="float" office:value="443">
            <text:p>443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.00012">
            <text:p>3,00012</text:p>
          </table:table-cell>
          <table:table-cell table:style-name="ce5" table:formula="of:=AVERAGE([.$E$2:.E80])" office:value-type="float" office:value="10.1375546835443">
            <text:p>10,137554683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27">
            <text:p>527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207">
            <text:p>207</text:p>
          </table:table-cell>
          <table:table-cell table:style-name="Default" office:value-type="float" office:value="4.01799">
            <text:p>4,01799</text:p>
          </table:table-cell>
          <table:table-cell table:style-name="ce5" table:formula="of:=AVERAGE([.$E$2:.E81])" office:value-type="float" office:value="10.061060125">
            <text:p>10,06106012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47">
            <text:p>447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3.14284">
            <text:p>3,14284</text:p>
          </table:table-cell>
          <table:table-cell table:style-name="ce5" table:formula="of:=AVERAGE([.$E$2:.E82])" office:value-type="float" office:value="9.97565">
            <text:p>9,9756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95">
            <text:p>495</text:p>
          </table:table-cell>
          <table:table-cell table:style-name="Default" office:value-type="float" office:value="531">
            <text:p>531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2.86516">
            <text:p>2,86516</text:p>
          </table:table-cell>
          <table:table-cell table:style-name="ce5" table:formula="of:=AVERAGE([.$E$2:.E83])" office:value-type="float" office:value="9.88893670731707">
            <text:p>9,888936707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1">
            <text:p>321</text:p>
          </table:table-cell>
          <table:table-cell table:style-name="Default" office:value-type="float" office:value="394">
            <text:p>394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.95606">
            <text:p>2,95606</text:p>
          </table:table-cell>
          <table:table-cell table:style-name="ce5" table:formula="of:=AVERAGE([.$E$2:.E84])" office:value-type="float" office:value="9.80540807228916">
            <text:p>9,805408072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7">
            <text:p>387</text:p>
          </table:table-cell>
          <table:table-cell table:style-name="Default" office:value-type="float" office:value="443">
            <text:p>443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.85187">
            <text:p>2,85187</text:p>
          </table:table-cell>
          <table:table-cell table:style-name="ce5" table:formula="of:=AVERAGE([.$E$2:.E85])" office:value-type="float" office:value="9.72262785714286">
            <text:p>9,722627857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01">
            <text:p>501</text:p>
          </table:table-cell>
          <table:table-cell table:style-name="Default" office:value-type="float" office:value="434">
            <text:p>434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.66958">
            <text:p>2,66958</text:p>
          </table:table-cell>
          <table:table-cell table:style-name="ce5" table:formula="of:=AVERAGE([.$E$2:.E86])" office:value-type="float" office:value="9.63965082352941">
            <text:p>9,639650823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2.80198">
            <text:p>2,80198</text:p>
          </table:table-cell>
          <table:table-cell table:style-name="ce5" table:formula="of:=AVERAGE([.$E$2:.E87])" office:value-type="float" office:value="9.56014302325581">
            <text:p>9,560143023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67">
            <text:p>467</text:p>
          </table:table-cell>
          <table:table-cell table:style-name="Default" office:value-type="float" office:value="492">
            <text:p>492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2.86425">
            <text:p>2,86425</text:p>
          </table:table-cell>
          <table:table-cell table:style-name="ce5" table:formula="of:=AVERAGE([.$E$2:.E88])" office:value-type="float" office:value="9.48317873563218">
            <text:p>9,483178735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3">
            <text:p>343</text:p>
          </table:table-cell>
          <table:table-cell table:style-name="Default" office:value-type="float" office:value="557">
            <text:p>557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3.32753">
            <text:p>3,32753</text:p>
          </table:table-cell>
          <table:table-cell table:style-name="ce5" table:formula="of:=AVERAGE([.$E$2:.E89])" office:value-type="float" office:value="9.41322818181818">
            <text:p>9,413228181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6">
            <text:p>336</text:p>
          </table:table-cell>
          <table:table-cell table:style-name="Default" office:value-type="float" office:value="491">
            <text:p>491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3.33308">
            <text:p>3,33308</text:p>
          </table:table-cell>
          <table:table-cell table:style-name="ce5" table:formula="of:=AVERAGE([.$E$2:.E90])" office:value-type="float" office:value="9.34491191011236">
            <text:p>9,344911910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6">
            <text:p>336</text:p>
          </table:table-cell>
          <table:table-cell table:style-name="Default" office:value-type="float" office:value="491">
            <text:p>491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48.4683">
            <text:p>48,4683</text:p>
          </table:table-cell>
          <table:table-cell table:style-name="ce5" table:formula="of:=AVERAGE([.$E$2:.E91])" office:value-type="float" office:value="9.77961622222222">
            <text:p>9,779616222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52">
            <text:p>352</text:p>
          </table:table-cell>
          <table:table-cell table:style-name="Default" office:value-type="float" office:value="449">
            <text:p>44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3.13594">
            <text:p>3,13594</text:p>
          </table:table-cell>
          <table:table-cell table:style-name="ce5" table:formula="of:=AVERAGE([.$E$2:.E92])" office:value-type="float" office:value="9.70660879120879">
            <text:p>9,706608791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511">
            <text:p>511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.18831">
            <text:p>4,18831</text:p>
          </table:table-cell>
          <table:table-cell table:style-name="ce5" table:formula="of:=AVERAGE([.$E$2:.E93])" office:value-type="float" office:value="9.64662728260869">
            <text:p>9,646627282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463">
            <text:p>463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.48501">
            <text:p>3,48501</text:p>
          </table:table-cell>
          <table:table-cell table:style-name="ce5" table:formula="of:=AVERAGE([.$E$2:.E94])" office:value-type="float" office:value="9.58037333333333">
            <text:p>9,580373333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3">
            <text:p>193</text:p>
          </table:table-cell>
          <table:table-cell table:style-name="Default" office:value-type="float" office:value="471">
            <text:p>471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.47671">
            <text:p>3,47671</text:p>
          </table:table-cell>
          <table:table-cell table:style-name="ce5" table:formula="of:=AVERAGE([.$E$2:.E95])" office:value-type="float" office:value="9.51544074468085">
            <text:p>9,515440744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5">
            <text:p>165</text:p>
          </table:table-cell>
          <table:table-cell table:style-name="Default" office:value-type="float" office:value="463">
            <text:p>463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3.67078">
            <text:p>3,67078</text:p>
          </table:table-cell>
          <table:table-cell table:style-name="ce5" table:formula="of:=AVERAGE([.$E$2:.E96])" office:value-type="float" office:value="9.453918">
            <text:p>9,45391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84">
            <text:p>184</text:p>
          </table:table-cell>
          <table:table-cell table:style-name="Default" office:value-type="float" office:value="435">
            <text:p>43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.54626">
            <text:p>3,54626</text:p>
          </table:table-cell>
          <table:table-cell table:style-name="ce5" table:formula="of:=AVERAGE([.$E$2:.E97])" office:value-type="float" office:value="9.39237989583333">
            <text:p>9,392379895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9">
            <text:p>199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.76593">
            <text:p>3,76593</text:p>
          </table:table-cell>
          <table:table-cell table:style-name="ce5" table:formula="of:=AVERAGE([.$E$2:.E98])" office:value-type="float" office:value="9.33437525773196">
            <text:p>9,334375257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7">
            <text:p>227</text:p>
          </table:table-cell>
          <table:table-cell table:style-name="Default" office:value-type="float" office:value="473">
            <text:p>47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52787">
            <text:p>3,52787</text:p>
          </table:table-cell>
          <table:table-cell table:style-name="ce5" table:formula="of:=AVERAGE([.$E$2:.E99])" office:value-type="float" office:value="9.27512520408163">
            <text:p>9,275125204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484">
            <text:p>484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3.64748">
            <text:p>3,64748</text:p>
          </table:table-cell>
          <table:table-cell table:style-name="ce5" table:formula="of:=AVERAGE([.$E$2:.E100])" office:value-type="float" office:value="9.2182803030303">
            <text:p>9,21828030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76">
            <text:p>276</text:p>
          </table:table-cell>
          <table:table-cell table:style-name="Default" office:value-type="float" office:value="547">
            <text:p>547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3.55725">
            <text:p>3,55725</text:p>
          </table:table-cell>
          <table:table-cell table:style-name="ce5" table:formula="of:=AVERAGE([.$E$2:.E101])" office:value-type="float" office:value="9.16167">
            <text:p>9,1616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527">
            <text:p>527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3.60196">
            <text:p>3,60196</text:p>
          </table:table-cell>
          <table:table-cell table:style-name="ce5" table:formula="of:=AVERAGE([.$E$2:.E102])" office:value-type="float" office:value="9.10662336633663">
            <text:p>9,106623366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89">
            <text:p>289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3.45136">
            <text:p>3,45136</text:p>
          </table:table-cell>
          <table:table-cell table:style-name="ce5" table:formula="of:=AVERAGE([.$E$2:.E103])" office:value-type="float" office:value="9.05117960784314">
            <text:p>9,051179607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32">
            <text:p>432</text:p>
          </table:table-cell>
          <table:table-cell table:style-name="Default" office:value-type="float" office:value="513">
            <text:p>513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3.73013">
            <text:p>3,73013</text:p>
          </table:table-cell>
          <table:table-cell table:style-name="ce5" table:formula="of:=AVERAGE([.$E$2:.E104])" office:value-type="float" office:value="8.99951893203883">
            <text:p>8,99951893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8">
            <text:p>418</text:p>
          </table:table-cell>
          <table:table-cell table:style-name="Default" office:value-type="float" office:value="506">
            <text:p>506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3.0776">
            <text:p>3,0776</text:p>
          </table:table-cell>
          <table:table-cell table:style-name="ce5" table:formula="of:=AVERAGE([.$E$2:.E105])" office:value-type="float" office:value="8.94257740384615">
            <text:p>8,942577403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45">
            <text:p>445</text:p>
          </table:table-cell>
          <table:table-cell table:style-name="Default" office:value-type="float" office:value="522">
            <text:p>522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3.03412">
            <text:p>3,03412</text:p>
          </table:table-cell>
          <table:table-cell table:style-name="ce5" table:formula="of:=AVERAGE([.$E$2:.E106])" office:value-type="float" office:value="8.88630638095238">
            <text:p>8,88630638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7">
            <text:p>417</text:p>
          </table:table-cell>
          <table:table-cell table:style-name="Default" office:value-type="float" office:value="487">
            <text:p>487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3.07193">
            <text:p>3,07193</text:p>
          </table:table-cell>
          <table:table-cell table:style-name="ce5" table:formula="of:=AVERAGE([.$E$2:.E107])" office:value-type="float" office:value="8.8314537735849">
            <text:p>8,831453773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71">
            <text:p>371</text:p>
          </table:table-cell>
          <table:table-cell table:style-name="Default" office:value-type="float" office:value="444">
            <text:p>444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3.05229">
            <text:p>3,05229</text:p>
          </table:table-cell>
          <table:table-cell table:style-name="ce5" table:formula="of:=AVERAGE([.$E$2:.E108])" office:value-type="float" office:value="8.77744289719626">
            <text:p>8,777442897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61">
            <text:p>561</text:p>
          </table:table-cell>
          <table:table-cell table:style-name="Default" office:value-type="float" office:value="545">
            <text:p>545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2.6997">
            <text:p>2,6997</text:p>
          </table:table-cell>
          <table:table-cell table:style-name="ce5" table:formula="of:=AVERAGE([.$E$2:.E109])" office:value-type="float" office:value="8.7211675">
            <text:p>8,721167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90">
            <text:p>490</text:p>
          </table:table-cell>
          <table:table-cell table:style-name="Default" office:value-type="float" office:value="577">
            <text:p>577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3.07379">
            <text:p>3,07379</text:p>
          </table:table-cell>
          <table:table-cell table:style-name="ce5" table:formula="of:=AVERAGE([.$E$2:.E110])" office:value-type="float" office:value="8.6693566972477">
            <text:p>8,669356697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37">
            <text:p>637</text:p>
          </table:table-cell>
          <table:table-cell table:style-name="Default" office:value-type="float" office:value="566">
            <text:p>566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3.34883">
            <text:p>3,34883</text:p>
          </table:table-cell>
          <table:table-cell table:style-name="ce5" table:formula="of:=AVERAGE([.$E$2:.E111])" office:value-type="float" office:value="8.62098827272727">
            <text:p>8,620988272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36">
            <text:p>536</text:p>
          </table:table-cell>
          <table:table-cell table:style-name="Default" office:value-type="float" office:value="518">
            <text:p>518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2.74872">
            <text:p>2,74872</text:p>
          </table:table-cell>
          <table:table-cell table:style-name="ce5" table:formula="of:=AVERAGE([.$E$2:.E112])" office:value-type="float" office:value="8.56808495495495">
            <text:p>8,56808495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9">
            <text:p>369</text:p>
          </table:table-cell>
          <table:table-cell table:style-name="Default" office:value-type="float" office:value="491">
            <text:p>491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877">
            <text:p>2,877</text:p>
          </table:table-cell>
          <table:table-cell table:style-name="ce5" table:formula="of:=AVERAGE([.$E$2:.E113])" office:value-type="float" office:value="8.51727169642857">
            <text:p>8,517271696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63">
            <text:p>563</text:p>
          </table:table-cell>
          <table:table-cell table:style-name="Default" office:value-type="float" office:value="481">
            <text:p>481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2.54879">
            <text:p>2,54879</text:p>
          </table:table-cell>
          <table:table-cell table:style-name="ce5" table:formula="of:=AVERAGE([.$E$2:.E114])" office:value-type="float" office:value="8.46445327433628">
            <text:p>8,464453274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465">
            <text:p>465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.84011">
            <text:p>2,84011</text:p>
          </table:table-cell>
          <table:table-cell table:style-name="ce5" table:formula="of:=AVERAGE([.$E$2:.E115])" office:value-type="float" office:value="8.41511692982456">
            <text:p>8,415116929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82">
            <text:p>582</text:p>
          </table:table-cell>
          <table:table-cell table:style-name="Default" office:value-type="float" office:value="489">
            <text:p>489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2.58556">
            <text:p>2,58556</text:p>
          </table:table-cell>
          <table:table-cell table:style-name="ce5" table:formula="of:=AVERAGE([.$E$2:.E116])" office:value-type="float" office:value="8.36442513043478">
            <text:p>8,364425130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29">
            <text:p>629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2.51205">
            <text:p>2,51205</text:p>
          </table:table-cell>
          <table:table-cell table:style-name="ce5" table:formula="of:=AVERAGE([.$E$2:.E117])" office:value-type="float" office:value="8.31397362068965">
            <text:p>8,313973620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58">
            <text:p>358</text:p>
          </table:table-cell>
          <table:table-cell table:style-name="Default" office:value-type="float" office:value="466">
            <text:p>466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77223">
            <text:p>2,77223</text:p>
          </table:table-cell>
          <table:table-cell table:style-name="ce5" table:formula="of:=AVERAGE([.$E$2:.E118])" office:value-type="float" office:value="8.26660829059829">
            <text:p>8,266608290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80">
            <text:p>680</text:p>
          </table:table-cell>
          <table:table-cell table:style-name="Default" office:value-type="float" office:value="599">
            <text:p>599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2.94517">
            <text:p>2,94517</text:p>
          </table:table-cell>
          <table:table-cell table:style-name="ce5" table:formula="of:=AVERAGE([.$E$2:.E119])" office:value-type="float" office:value="8.2215113559322">
            <text:p>8,221511355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07">
            <text:p>607</text:p>
          </table:table-cell>
          <table:table-cell table:style-name="Default" office:value-type="float" office:value="579">
            <text:p>579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3.0425">
            <text:p>3,0425</text:p>
          </table:table-cell>
          <table:table-cell table:style-name="ce5" table:formula="of:=AVERAGE([.$E$2:.E120])" office:value-type="float" office:value="8.17799025210084">
            <text:p>8,177990252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172">
            <text:p>172</text:p>
          </table:table-cell>
          <table:table-cell table:style-name="Default" office:value-type="float" office:value="2.91764">
            <text:p>2,91764</text:p>
          </table:table-cell>
          <table:table-cell table:style-name="ce5" table:formula="of:=AVERAGE([.$E$2:.E121])" office:value-type="float" office:value="8.134154">
            <text:p>8,13415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15">
            <text:p>615</text:p>
          </table:table-cell>
          <table:table-cell table:style-name="Default" office:value-type="float" office:value="571">
            <text:p>571</text:p>
          </table:table-cell>
          <table:table-cell table:style-name="Default" office:value-type="float" office:value="172">
            <text:p>172</text:p>
          </table:table-cell>
          <table:table-cell table:style-name="Default" office:value-type="float" office:value="3.33159">
            <text:p>3,33159</text:p>
          </table:table-cell>
          <table:table-cell table:style-name="ce5" table:formula="of:=AVERAGE([.$E$2:.E122])" office:value-type="float" office:value="8.09446338842975">
            <text:p>8,094463388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515">
            <text:p>515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2.68463">
            <text:p>2,68463</text:p>
          </table:table-cell>
          <table:table-cell table:style-name="ce5" table:formula="of:=AVERAGE([.$E$2:.E123])" office:value-type="float" office:value="8.05012049180328">
            <text:p>8,050120491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11">
            <text:p>611</text:p>
          </table:table-cell>
          <table:table-cell table:style-name="Default" office:value-type="float" office:value="505">
            <text:p>505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2.72964">
            <text:p>2,72964</text:p>
          </table:table-cell>
          <table:table-cell table:style-name="ce5" table:formula="of:=AVERAGE([.$E$2:.E124])" office:value-type="float" office:value="8.00686455284553">
            <text:p>8,006864552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41">
            <text:p>541</text:p>
          </table:table-cell>
          <table:table-cell table:style-name="Default" office:value-type="float" office:value="504">
            <text:p>504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2.62153">
            <text:p>2,62153</text:p>
          </table:table-cell>
          <table:table-cell table:style-name="ce5" table:formula="of:=AVERAGE([.$E$2:.E125])" office:value-type="float" office:value="7.96343443548387">
            <text:p>7,963434435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38">
            <text:p>438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3.03197">
            <text:p>3,03197</text:p>
          </table:table-cell>
          <table:table-cell table:style-name="ce5" table:formula="of:=AVERAGE([.$E$2:.E126])" office:value-type="float" office:value="7.92398272">
            <text:p>7,9239827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37">
            <text:p>537</text:p>
          </table:table-cell>
          <table:table-cell table:style-name="Default" office:value-type="float" office:value="507">
            <text:p>507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2.63621">
            <text:p>2,63621</text:p>
          </table:table-cell>
          <table:table-cell table:style-name="ce5" table:formula="of:=AVERAGE([.$E$2:.E127])" office:value-type="float" office:value="7.88201626984127">
            <text:p>7,882016269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37">
            <text:p>537</text:p>
          </table:table-cell>
          <table:table-cell table:style-name="Default" office:value-type="float" office:value="479">
            <text:p>479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2.71026">
            <text:p>2,71026</text:p>
          </table:table-cell>
          <table:table-cell table:style-name="ce5" table:formula="of:=AVERAGE([.$E$2:.E128])" office:value-type="float" office:value="7.84129377952756">
            <text:p>7,841293779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40">
            <text:p>640</text:p>
          </table:table-cell>
          <table:table-cell table:style-name="Default" office:value-type="float" office:value="564">
            <text:p>564</text:p>
          </table:table-cell>
          <table:table-cell table:style-name="Default" office:value-type="float" office:value="173">
            <text:p>173</text:p>
          </table:table-cell>
          <table:table-cell table:style-name="Default" office:value-type="float" office:value="3.40758">
            <text:p>3,40758</text:p>
          </table:table-cell>
          <table:table-cell table:style-name="ce5" table:formula="of:=AVERAGE([.$E$2:.E129])" office:value-type="float" office:value="7.806655390625">
            <text:p>7,806655390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31">
            <text:p>731</text:p>
          </table:table-cell>
          <table:table-cell table:style-name="Default" office:value-type="float" office:value="580">
            <text:p>580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3.58913">
            <text:p>3,58913</text:p>
          </table:table-cell>
          <table:table-cell table:style-name="ce5" table:formula="of:=AVERAGE([.$E$2:.E130])" office:value-type="float" office:value="7.77396139534884">
            <text:p>7,773961395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19">
            <text:p>619</text:p>
          </table:table-cell>
          <table:table-cell table:style-name="Default" office:value-type="float" office:value="573">
            <text:p>573</text:p>
          </table:table-cell>
          <table:table-cell table:style-name="Default" office:value-type="float" office:value="170">
            <text:p>170</text:p>
          </table:table-cell>
          <table:table-cell table:style-name="Default" office:value-type="float" office:value="3.35581">
            <text:p>3,35581</text:p>
          </table:table-cell>
          <table:table-cell table:style-name="ce5" table:formula="of:=AVERAGE([.$E$2:.E131])" office:value-type="float" office:value="7.73997561538461">
            <text:p>7,739975615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73">
            <text:p>673</text:p>
          </table:table-cell>
          <table:table-cell table:style-name="Default" office:value-type="float" office:value="585">
            <text:p>585</text:p>
          </table:table-cell>
          <table:table-cell table:style-name="Default" office:value-type="float" office:value="222">
            <text:p>222</text:p>
          </table:table-cell>
          <table:table-cell table:style-name="Default" office:value-type="float" office:value="3.88565">
            <text:p>3,88565</text:p>
          </table:table-cell>
          <table:table-cell table:style-name="ce5" table:formula="of:=AVERAGE([.$E$2:.E132])" office:value-type="float" office:value="7.71055328244275">
            <text:p>7,710553282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59">
            <text:p>659</text:p>
          </table:table-cell>
          <table:table-cell table:style-name="Default" office:value-type="float" office:value="611">
            <text:p>611</text:p>
          </table:table-cell>
          <table:table-cell table:style-name="Default" office:value-type="float" office:value="183">
            <text:p>183</text:p>
          </table:table-cell>
          <table:table-cell table:style-name="Default" office:value-type="float" office:value="3.54634">
            <text:p>3,54634</text:p>
          </table:table-cell>
          <table:table-cell table:style-name="ce5" table:formula="of:=AVERAGE([.$E$2:.E133])" office:value-type="float" office:value="7.67900621212121">
            <text:p>7,679006212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32">
            <text:p>632</text:p>
          </table:table-cell>
          <table:table-cell table:style-name="Default" office:value-type="float" office:value="544">
            <text:p>544</text:p>
          </table:table-cell>
          <table:table-cell table:style-name="Default" office:value-type="float" office:value="170">
            <text:p>170</text:p>
          </table:table-cell>
          <table:table-cell table:style-name="Default" office:value-type="float" office:value="3.52448">
            <text:p>3,52448</text:p>
          </table:table-cell>
          <table:table-cell table:style-name="ce5" table:formula="of:=AVERAGE([.$E$2:.E134])" office:value-type="float" office:value="7.64776917293233">
            <text:p>7,647769172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32">
            <text:p>532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3.06401">
            <text:p>3,06401</text:p>
          </table:table-cell>
          <table:table-cell table:style-name="ce5" table:formula="of:=AVERAGE([.$E$2:.E135])" office:value-type="float" office:value="7.61356201492537">
            <text:p>7,613562014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03">
            <text:p>503</text:p>
          </table:table-cell>
          <table:table-cell table:style-name="Default" office:value-type="float" office:value="485">
            <text:p>485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3.19332">
            <text:p>3,19332</text:p>
          </table:table-cell>
          <table:table-cell table:style-name="ce5" table:formula="of:=AVERAGE([.$E$2:.E136])" office:value-type="float" office:value="7.58081948148148">
            <text:p>7,580819481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471">
            <text:p>471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3.21846">
            <text:p>3,21846</text:p>
          </table:table-cell>
          <table:table-cell table:style-name="ce5" table:formula="of:=AVERAGE([.$E$2:.E137])" office:value-type="float" office:value="7.54874330882353">
            <text:p>7,548743308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71">
            <text:p>571</text:p>
          </table:table-cell>
          <table:table-cell table:style-name="Default" office:value-type="float" office:value="577">
            <text:p>577</text:p>
          </table:table-cell>
          <table:table-cell table:style-name="Default" office:value-type="float" office:value="167">
            <text:p>167</text:p>
          </table:table-cell>
          <table:table-cell table:style-name="Default" office:value-type="float" office:value="3.66182">
            <text:p>3,66182</text:p>
          </table:table-cell>
          <table:table-cell table:style-name="ce5" table:formula="of:=AVERAGE([.$E$2:.E138])" office:value-type="float" office:value="7.52037160583942">
            <text:p>7,520371605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17">
            <text:p>517</text:p>
          </table:table-cell>
          <table:table-cell table:style-name="Default" office:value-type="float" office:value="561">
            <text:p>561</text:p>
          </table:table-cell>
          <table:table-cell table:style-name="Default" office:value-type="float" office:value="165">
            <text:p>165</text:p>
          </table:table-cell>
          <table:table-cell table:style-name="Default" office:value-type="float" office:value="3.28017">
            <text:p>3,28017</text:p>
          </table:table-cell>
          <table:table-cell table:style-name="ce5" table:formula="of:=AVERAGE([.$E$2:.E139])" office:value-type="float" office:value="7.48964550724638">
            <text:p>7,489645507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52">
            <text:p>552</text:p>
          </table:table-cell>
          <table:table-cell table:style-name="Default" office:value-type="float" office:value="557">
            <text:p>557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3.71883">
            <text:p>3,71883</text:p>
          </table:table-cell>
          <table:table-cell table:style-name="ce5" table:formula="of:=AVERAGE([.$E$2:.E140])" office:value-type="float" office:value="7.4625173381295">
            <text:p>7,462517338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32">
            <text:p>532</text:p>
          </table:table-cell>
          <table:table-cell table:style-name="Default" office:value-type="float" office:value="563">
            <text:p>563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3.99957">
            <text:p>3,99957</text:p>
          </table:table-cell>
          <table:table-cell table:style-name="ce5" table:formula="of:=AVERAGE([.$E$2:.E141])" office:value-type="float" office:value="7.437782">
            <text:p>7,43778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74">
            <text:p>574</text:p>
          </table:table-cell>
          <table:table-cell table:style-name="Default" office:value-type="float" office:value="582">
            <text:p>582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4.01787">
            <text:p>4,01787</text:p>
          </table:table-cell>
          <table:table-cell table:style-name="ce5" table:formula="of:=AVERAGE([.$E$2:.E142])" office:value-type="float" office:value="7.41352730496454">
            <text:p>7,41352730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36">
            <text:p>436</text:p>
          </table:table-cell>
          <table:table-cell table:style-name="Default" office:value-type="float" office:value="501">
            <text:p>501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2.97768">
            <text:p>2,97768</text:p>
          </table:table-cell>
          <table:table-cell table:style-name="ce5" table:formula="of:=AVERAGE([.$E$2:.E143])" office:value-type="float" office:value="7.38228894366197">
            <text:p>7,382288943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45">
            <text:p>645</text:p>
          </table:table-cell>
          <table:table-cell table:style-name="Default" office:value-type="float" office:value="538">
            <text:p>538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3.60698">
            <text:p>3,60698</text:p>
          </table:table-cell>
          <table:table-cell table:style-name="ce5" table:formula="of:=AVERAGE([.$E$2:.E144])" office:value-type="float" office:value="7.35588818181818">
            <text:p>7,355888181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06">
            <text:p>706</text:p>
          </table:table-cell>
          <table:table-cell table:style-name="Default" office:value-type="float" office:value="522">
            <text:p>522</text:p>
          </table:table-cell>
          <table:table-cell table:style-name="Default" office:value-type="float" office:value="169">
            <text:p>169</text:p>
          </table:table-cell>
          <table:table-cell table:style-name="Default" office:value-type="float" office:value="3.34924">
            <text:p>3,34924</text:p>
          </table:table-cell>
          <table:table-cell table:style-name="ce5" table:formula="of:=AVERAGE([.$E$2:.E145])" office:value-type="float" office:value="7.32806423611111">
            <text:p>7,328064236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484">
            <text:p>484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.1481">
            <text:p>4,1481</text:p>
          </table:table-cell>
          <table:table-cell table:style-name="ce5" table:formula="of:=AVERAGE([.$E$2:.E146])" office:value-type="float" office:value="7.30613344827586">
            <text:p>7,306133448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484">
            <text:p>484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2.2987">
            <text:p>52,2987</text:p>
          </table:table-cell>
          <table:table-cell table:style-name="ce5" table:formula="of:=AVERAGE([.$E$2:.E147])" office:value-type="float" office:value="7.61430171232877">
            <text:p>7,614301712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62">
            <text:p>662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3.94479">
            <text:p>3,94479</text:p>
          </table:table-cell>
          <table:table-cell table:style-name="ce5" table:formula="of:=AVERAGE([.$E$2:.E148])" office:value-type="float" office:value="7.58933904761905">
            <text:p>7,589339047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62">
            <text:p>662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48.3861">
            <text:p>48,3861</text:p>
          </table:table-cell>
          <table:table-cell table:style-name="ce5" table:formula="of:=AVERAGE([.$E$2:.E149])" office:value-type="float" office:value="7.86499283783784">
            <text:p>7,864992837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62">
            <text:p>662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48.8738">
            <text:p>48,8738</text:p>
          </table:table-cell>
          <table:table-cell table:style-name="ce5" table:formula="of:=AVERAGE([.$E$2:.E150])" office:value-type="float" office:value="8.14021973154362">
            <text:p>8,140219731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62">
            <text:p>662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51.1351">
            <text:p>51,1351</text:p>
          </table:table-cell>
          <table:table-cell table:style-name="ce5" table:formula="of:=AVERAGE([.$E$2:.E151])" office:value-type="float" office:value="8.42685226666667">
            <text:p>8,426852266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62">
            <text:p>662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48.0772">
            <text:p>48,0772</text:p>
          </table:table-cell>
          <table:table-cell table:style-name="ce5" table:formula="of:=AVERAGE([.$E$2:.E152])" office:value-type="float" office:value="8.68943735099338">
            <text:p>8,68943735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62">
            <text:p>662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48.4941">
            <text:p>48,4941</text:p>
          </table:table-cell>
          <table:table-cell table:style-name="ce5" table:formula="of:=AVERAGE([.$E$2:.E153])" office:value-type="float" office:value="8.95131013157895">
            <text:p>8,951310131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62">
            <text:p>662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56.8789">
            <text:p>56,8789</text:p>
          </table:table-cell>
          <table:table-cell table:style-name="ce5" table:formula="of:=AVERAGE([.$E$2:.E154])" office:value-type="float" office:value="9.26456235294118">
            <text:p>9,264562352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62">
            <text:p>662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54.8304">
            <text:p>54,8304</text:p>
          </table:table-cell>
          <table:table-cell table:style-name="ce5" table:formula="of:=AVERAGE([.$E$2:.E155])" office:value-type="float" office:value="9.56044441558441">
            <text:p>9,560444415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48">
            <text:p>548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7.80805">
            <text:p>7,80805</text:p>
          </table:table-cell>
          <table:table-cell table:style-name="ce5" table:formula="of:=AVERAGE([.$E$2:.E156])" office:value-type="float" office:value="9.54913864516129">
            <text:p>9,549138645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48">
            <text:p>548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46.4121">
            <text:p>46,4121</text:p>
          </table:table-cell>
          <table:table-cell table:style-name="ce5" table:formula="of:=AVERAGE([.$E$2:.E157])" office:value-type="float" office:value="9.78543967948718">
            <text:p>9,785439679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48">
            <text:p>548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51.4165">
            <text:p>51,4165</text:p>
          </table:table-cell>
          <table:table-cell table:style-name="ce5" table:formula="of:=AVERAGE([.$E$2:.E158])" office:value-type="float" office:value="10.0506056687898">
            <text:p>10,050605668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48">
            <text:p>548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58.6887">
            <text:p>58,6887</text:p>
          </table:table-cell>
          <table:table-cell table:style-name="ce5" table:formula="of:=AVERAGE([.$E$2:.E159])" office:value-type="float" office:value="10.3584417088608">
            <text:p>10,358441708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48">
            <text:p>548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60.9939">
            <text:p>60,9939</text:p>
          </table:table-cell>
          <table:table-cell table:style-name="ce5" table:formula="of:=AVERAGE([.$E$2:.E160])" office:value-type="float" office:value="10.6769037106918">
            <text:p>10,676903710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48">
            <text:p>548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26.9221">
            <text:p>26,9221</text:p>
          </table:table-cell>
          <table:table-cell table:style-name="ce5" table:formula="of:=AVERAGE([.$E$2:.E161])" office:value-type="float" office:value="10.7784361875">
            <text:p>10,778436187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30">
            <text:p>430</text:p>
          </table:table-cell>
          <table:table-cell table:style-name="Default" office:value-type="float" office:value="531">
            <text:p>531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3.191">
            <text:p>3,191</text:p>
          </table:table-cell>
          <table:table-cell table:style-name="ce5" table:formula="of:=AVERAGE([.$E$2:.E162])" office:value-type="float" office:value="10.7313092546584">
            <text:p>10,731309254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30">
            <text:p>430</text:p>
          </table:table-cell>
          <table:table-cell table:style-name="Default" office:value-type="float" office:value="531">
            <text:p>531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57.4877">
            <text:p>57,4877</text:p>
          </table:table-cell>
          <table:table-cell table:style-name="ce5" table:formula="of:=AVERAGE([.$E$2:.E163])" office:value-type="float" office:value="11.0199289506173">
            <text:p>11,019928950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551">
            <text:p>551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4.21013">
            <text:p>4,21013</text:p>
          </table:table-cell>
          <table:table-cell table:style-name="ce5" table:formula="of:=AVERAGE([.$E$2:.E164])" office:value-type="float" office:value="10.9781510429448">
            <text:p>10,978151042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42">
            <text:p>542</text:p>
          </table:table-cell>
          <table:table-cell table:style-name="Default" office:value-type="float" office:value="463">
            <text:p>463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3.54038">
            <text:p>3,54038</text:p>
          </table:table-cell>
          <table:table-cell table:style-name="ce5" table:formula="of:=AVERAGE([.$E$2:.E165])" office:value-type="float" office:value="10.9327987804878">
            <text:p>10,932798780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84">
            <text:p>484</text:p>
          </table:table-cell>
          <table:table-cell table:style-name="Default" office:value-type="float" office:value="497">
            <text:p>497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3.42614">
            <text:p>3,42614</text:p>
          </table:table-cell>
          <table:table-cell table:style-name="ce5" table:formula="of:=AVERAGE([.$E$2:.E166])" office:value-type="float" office:value="10.8873038787879">
            <text:p>10,887303878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545">
            <text:p>545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3.4223">
            <text:p>3,4223</text:p>
          </table:table-cell>
          <table:table-cell table:style-name="ce5" table:formula="of:=AVERAGE([.$E$2:.E167])" office:value-type="float" office:value="10.8423339759036">
            <text:p>10,842333975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97">
            <text:p>497</text:p>
          </table:table-cell>
          <table:table-cell table:style-name="Default" office:value-type="float" office:value="582">
            <text:p>582</text:p>
          </table:table-cell>
          <table:table-cell table:style-name="Default" office:value-type="float" office:value="173">
            <text:p>173</text:p>
          </table:table-cell>
          <table:table-cell table:style-name="Default" office:value-type="float" office:value="4.01004">
            <text:p>4,01004</text:p>
          </table:table-cell>
          <table:table-cell table:style-name="ce5" table:formula="of:=AVERAGE([.$E$2:.E168])" office:value-type="float" office:value="10.8014220359281">
            <text:p>10,801422035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53">
            <text:p>653</text:p>
          </table:table-cell>
          <table:table-cell table:style-name="Default" office:value-type="float" office:value="548">
            <text:p>548</text:p>
          </table:table-cell>
          <table:table-cell table:style-name="Default" office:value-type="float" office:value="181">
            <text:p>181</text:p>
          </table:table-cell>
          <table:table-cell table:style-name="Default" office:value-type="float" office:value="3.67897">
            <text:p>3,67897</text:p>
          </table:table-cell>
          <table:table-cell table:style-name="ce5" table:formula="of:=AVERAGE([.$E$2:.E169])" office:value-type="float" office:value="10.7590264880952">
            <text:p>10,759026488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94">
            <text:p>694</text:p>
          </table:table-cell>
          <table:table-cell table:style-name="Default" office:value-type="float" office:value="603">
            <text:p>603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3.95593">
            <text:p>3,95593</text:p>
          </table:table-cell>
          <table:table-cell table:style-name="ce5" table:formula="of:=AVERAGE([.$E$2:.E170])" office:value-type="float" office:value="10.7187714792899">
            <text:p>10,718771479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51">
            <text:p>451</text:p>
          </table:table-cell>
          <table:table-cell table:style-name="Default" office:value-type="float" office:value="584">
            <text:p>584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4.78284">
            <text:p>4,78284</text:p>
          </table:table-cell>
          <table:table-cell table:style-name="ce5" table:formula="of:=AVERAGE([.$E$2:.E171])" office:value-type="float" office:value="10.6838542352941">
            <text:p>10,683854235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45">
            <text:p>545</text:p>
          </table:table-cell>
          <table:table-cell table:style-name="Default" office:value-type="float" office:value="613">
            <text:p>613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4.21509">
            <text:p>4,21509</text:p>
          </table:table-cell>
          <table:table-cell table:style-name="ce5" table:formula="of:=AVERAGE([.$E$2:.E172])" office:value-type="float" office:value="10.6460252046784">
            <text:p>10,646025204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647">
            <text:p>647</text:p>
          </table:table-cell>
          <table:table-cell table:style-name="Default" office:value-type="float" office:value="233">
            <text:p>233</text:p>
          </table:table-cell>
          <table:table-cell table:style-name="Default" office:value-type="float" office:value="4.3273">
            <text:p>4,3273</text:p>
          </table:table-cell>
          <table:table-cell table:style-name="ce5" table:formula="of:=AVERAGE([.$E$2:.E173])" office:value-type="float" office:value="10.6092884302326">
            <text:p>10,609288430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647">
            <text:p>647</text:p>
          </table:table-cell>
          <table:table-cell table:style-name="Default" office:value-type="float" office:value="233">
            <text:p>233</text:p>
          </table:table-cell>
          <table:table-cell table:style-name="Default" office:value-type="float" office:value="51.8622">
            <text:p>51,8622</text:p>
          </table:table-cell>
          <table:table-cell table:style-name="ce5" table:formula="of:=AVERAGE([.$E$2:.E174])" office:value-type="float" office:value="10.847744566474">
            <text:p>10,847744566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647">
            <text:p>647</text:p>
          </table:table-cell>
          <table:table-cell table:style-name="Default" office:value-type="float" office:value="233">
            <text:p>233</text:p>
          </table:table-cell>
          <table:table-cell table:style-name="Default" office:value-type="float" office:value="47.8332">
            <text:p>47,8332</text:p>
          </table:table-cell>
          <table:table-cell table:style-name="ce5" table:formula="of:=AVERAGE([.$E$2:.E175])" office:value-type="float" office:value="11.0603046551724">
            <text:p>11,060304655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647">
            <text:p>647</text:p>
          </table:table-cell>
          <table:table-cell table:style-name="Default" office:value-type="float" office:value="233">
            <text:p>233</text:p>
          </table:table-cell>
          <table:table-cell table:style-name="Default" office:value-type="float" office:value="56.6025">
            <text:p>56,6025</text:p>
          </table:table-cell>
          <table:table-cell table:style-name="ce5" table:formula="of:=AVERAGE([.$E$2:.E176])" office:value-type="float" office:value="11.3205457714286">
            <text:p>11,320545771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4.31044">
            <text:p>4,31044</text:p>
          </table:table-cell>
          <table:table-cell table:style-name="ce5" table:formula="of:=AVERAGE([.$E$2:.E177])" office:value-type="float" office:value="11.280715625">
            <text:p>11,28071562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44.799">
            <text:p>44,799</text:p>
          </table:table-cell>
          <table:table-cell table:style-name="ce5" table:formula="of:=AVERAGE([.$E$2:.E178])" office:value-type="float" office:value="11.4700844632768">
            <text:p>11,470084463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44.0643">
            <text:p>44,0643</text:p>
          </table:table-cell>
          <table:table-cell table:style-name="ce5" table:formula="of:=AVERAGE([.$E$2:.E179])" office:value-type="float" office:value="11.6531980337079">
            <text:p>11,653198033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7.3165">
            <text:p>57,3165</text:p>
          </table:table-cell>
          <table:table-cell table:style-name="ce5" table:formula="of:=AVERAGE([.$E$2:.E180])" office:value-type="float" office:value="11.9083002793296">
            <text:p>11,908300279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42.5209">
            <text:p>42,5209</text:p>
          </table:table-cell>
          <table:table-cell table:style-name="ce5" table:formula="of:=AVERAGE([.$E$2:.E181])" office:value-type="float" office:value="12.0783702777778">
            <text:p>12,078370277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0.0179">
            <text:p>50,0179</text:p>
          </table:table-cell>
          <table:table-cell table:style-name="ce5" table:formula="of:=AVERAGE([.$E$2:.E182])" office:value-type="float" office:value="12.2879809392265">
            <text:p>12,287980939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5.258">
            <text:p>55,258</text:p>
          </table:table-cell>
          <table:table-cell table:style-name="ce5" table:formula="of:=AVERAGE([.$E$2:.E183])" office:value-type="float" office:value="12.5240799450549">
            <text:p>12,524079945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6.8927">
            <text:p>56,8927</text:p>
          </table:table-cell>
          <table:table-cell table:style-name="ce5" table:formula="of:=AVERAGE([.$E$2:.E184])" office:value-type="float" office:value="12.766531420765">
            <text:p>12,766531420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9.833">
            <text:p>29,833</text:p>
          </table:table-cell>
          <table:table-cell table:style-name="ce5" table:formula="of:=AVERAGE([.$E$2:.E185])" office:value-type="float" office:value="12.8592839673913">
            <text:p>12,859283967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9.2976">
            <text:p>19,2976</text:p>
          </table:table-cell>
          <table:table-cell table:style-name="ce5" table:formula="of:=AVERAGE([.$E$2:.E186])" office:value-type="float" office:value="12.8940856756757">
            <text:p>12,894085675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7.7961">
            <text:p>17,7961</text:p>
          </table:table-cell>
          <table:table-cell table:style-name="ce5" table:formula="of:=AVERAGE([.$E$2:.E187])" office:value-type="float" office:value="12.9204405913978">
            <text:p>12,920440591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8.3325">
            <text:p>18,3325</text:p>
          </table:table-cell>
          <table:table-cell table:style-name="ce5" table:formula="of:=AVERAGE([.$E$2:.E188])" office:value-type="float" office:value="12.9493820855615">
            <text:p>12,949382085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7.4201">
            <text:p>17,4201</text:p>
          </table:table-cell>
          <table:table-cell table:style-name="ce5" table:formula="of:=AVERAGE([.$E$2:.E189])" office:value-type="float" office:value="12.9731625">
            <text:p>12,973162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7.908">
            <text:p>17,908</text:p>
          </table:table-cell>
          <table:table-cell table:style-name="ce5" table:formula="of:=AVERAGE([.$E$2:.E190])" office:value-type="float" office:value="12.9992727513227">
            <text:p>12,999272751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8.533">
            <text:p>18,533</text:p>
          </table:table-cell>
          <table:table-cell table:style-name="ce5" table:formula="of:=AVERAGE([.$E$2:.E191])" office:value-type="float" office:value="13.0283976315789">
            <text:p>13,028397631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7.2765">
            <text:p>17,2765</text:p>
          </table:table-cell>
          <table:table-cell table:style-name="ce5" table:formula="of:=AVERAGE([.$E$2:.E192])" office:value-type="float" office:value="13.0506390052356">
            <text:p>13,050639005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8.0753">
            <text:p>18,0753</text:p>
          </table:table-cell>
          <table:table-cell table:style-name="ce5" table:formula="of:=AVERAGE([.$E$2:.E193])" office:value-type="float" office:value="13.0768091145833">
            <text:p>13,076809114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7.2947">
            <text:p>17,2947</text:p>
          </table:table-cell>
          <table:table-cell table:style-name="ce5" table:formula="of:=AVERAGE([.$E$2:.E194])" office:value-type="float" office:value="13.0986634715026">
            <text:p>13,098663471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8.0937">
            <text:p>18,0937</text:p>
          </table:table-cell>
          <table:table-cell table:style-name="ce5" table:formula="of:=AVERAGE([.$E$2:.E195])" office:value-type="float" office:value="13.1244110824742">
            <text:p>13,124411082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6.7839">
            <text:p>16,7839</text:p>
          </table:table-cell>
          <table:table-cell table:style-name="ce5" table:formula="of:=AVERAGE([.$E$2:.E196])" office:value-type="float" office:value="13.1431776923077">
            <text:p>13,143177692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8.5705">
            <text:p>18,5705</text:p>
          </table:table-cell>
          <table:table-cell table:style-name="ce5" table:formula="of:=AVERAGE([.$E$2:.E197])" office:value-type="float" office:value="13.1708681122449">
            <text:p>13,170868112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8.2992">
            <text:p>18,2992</text:p>
          </table:table-cell>
          <table:table-cell table:style-name="ce5" table:formula="of:=AVERAGE([.$E$2:.E198])" office:value-type="float" office:value="13.1969002538071">
            <text:p>13,196900253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6.9245">
            <text:p>16,9245</text:p>
          </table:table-cell>
          <table:table-cell table:style-name="ce5" table:formula="of:=AVERAGE([.$E$2:.E199])" office:value-type="float" office:value="13.2157265151515">
            <text:p>13,215726515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6.9325">
            <text:p>16,9325</text:p>
          </table:table-cell>
          <table:table-cell table:style-name="ce5" table:formula="of:=AVERAGE([.$E$2:.E200])" office:value-type="float" office:value="13.2344037688442">
            <text:p>13,234403768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8.0548">
            <text:p>18,0548</text:p>
          </table:table-cell>
          <table:table-cell table:style-name="ce5" table:formula="of:=AVERAGE([.$E$2:.E201])" office:value-type="float" office:value="13.25850575">
            <text:p>13,2585057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8.2522">
            <text:p>18,2522</text:p>
          </table:table-cell>
          <table:table-cell table:style-name="ce5" table:formula="of:=AVERAGE([.$E$2:.E202])" office:value-type="float" office:value="13.28335">
            <text:p>13,2833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7.5617">
            <text:p>17,5617</text:p>
          </table:table-cell>
          <table:table-cell table:style-name="ce5" table:formula="of:=AVERAGE([.$E$2:.E203])" office:value-type="float" office:value="13.304529950495">
            <text:p>13,304529950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6.6833">
            <text:p>16,6833</text:p>
          </table:table-cell>
          <table:table-cell table:style-name="ce5" table:formula="of:=AVERAGE([.$E$2:.E204])" office:value-type="float" office:value="13.321174137931">
            <text:p>13,321174137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7.9678">
            <text:p>17,9678</text:p>
          </table:table-cell>
          <table:table-cell table:style-name="ce5" table:formula="of:=AVERAGE([.$E$2:.E205])" office:value-type="float" office:value="13.3439517156863">
            <text:p>13,343951715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0.0554">
            <text:p>20,0554</text:p>
          </table:table-cell>
          <table:table-cell table:style-name="ce5" table:formula="of:=AVERAGE([.$E$2:.E206])" office:value-type="float" office:value="13.3766904878049">
            <text:p>13,376690487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6.4287">
            <text:p>16,4287</text:p>
          </table:table-cell>
          <table:table-cell table:style-name="ce5" table:formula="of:=AVERAGE([.$E$2:.E207])" office:value-type="float" office:value="13.3915060679612">
            <text:p>13,39150606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9.5952">
            <text:p>19,5952</text:p>
          </table:table-cell>
          <table:table-cell table:style-name="ce5" table:formula="of:=AVERAGE([.$E$2:.E208])" office:value-type="float" office:value="13.4214756038647">
            <text:p>13,421475603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6.4207">
            <text:p>16,4207</text:p>
          </table:table-cell>
          <table:table-cell table:style-name="ce5" table:formula="of:=AVERAGE([.$E$2:.E209])" office:value-type="float" office:value="13.4358949519231">
            <text:p>13,4358949519</text:p>
          </table:table-cell>
          <table:table-cell table:number-columns-repeated="7"/>
        </table:table-row>
        <table:table-row table:style-name="ro2" table:number-rows-repeated="104836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pa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9" table:default-cell-style-name="ce2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18" office:value-type="string">
            <text:p>Hace todo</text:p>
            <text:p>El proceso?</text:p>
          </table:table-cell>
          <table:table-cell table:style-name="ce4" office:value-type="string">
            <text:p>Total puntos</text:p>
            <text:p>Detectados</text:p>
            <text:p>Imagen objeto</text:p>
          </table:table-cell>
          <table:table-cell table:style-name="ce4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4" office:value-type="string">
            <text:p>Coincidencias</text:p>
            <text:p>Válidas</text:p>
            <text:p>Estimadas</text:p>
            <text:p>Homografía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97">
            <text:p>697</text:p>
          </table:table-cell>
          <table:table-cell table:style-name="Default" office:value-type="float" office:value="466">
            <text:p>46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.30082">
            <text:p>2,30082</text:p>
          </table:table-cell>
          <table:table-cell table:style-name="ce5" table:formula="of:=[.E2]" office:value-type="float" office:value="2.30082">
            <text:p>2,30082</text:p>
          </table:table-cell>
          <table:table-cell/>
          <table:table-cell office:value-type="string">
            <text:p>Target keypoints:</text:p>
          </table:table-cell>
          <table:table-cell table:style-name="ce2" office:value-type="float" office:value="1633">
            <text:p>1633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417">
            <text:p>417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.58219">
            <text:p>4,58219</text:p>
          </table:table-cell>
          <table:table-cell table:style-name="ce5" table:formula="of:=AVERAGE([.$E$2:.E3])" office:value-type="float" office:value="3.441505">
            <text:p>3,441505</text:p>
          </table:table-cell>
          <table:table-cell/>
          <table:table-cell office:value-type="string">
            <text:p>Umbral Hessiano:</text:p>
          </table:table-cell>
          <table:table-cell table:style-name="ce2" office:value-type="float" office:value="700">
            <text:p>70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405">
            <text:p>40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.46131">
            <text:p>4,46131</text:p>
          </table:table-cell>
          <table:table-cell table:style-name="ce5" table:formula="of:=AVERAGE([.$E$2:.E4])" office:value-type="float" office:value="3.78144">
            <text:p>3,78144</text:p>
          </table:table-cell>
          <table:table-cell/>
          <table:table-cell office:value-type="string">
            <text:p>Valoración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410">
            <text:p>41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.57919">
            <text:p>4,57919</text:p>
          </table:table-cell>
          <table:table-cell table:style-name="ce5" table:formula="of:=AVERAGE([.$E$2:.E5])" office:value-type="float" office:value="3.9808775">
            <text:p>3,9808775</text:p>
          </table:table-cell>
          <table:table-cell/>
          <table:table-cell office:value-type="string">
            <text:p>FPS promedio</text:p>
          </table:table-cell>
          <table:table-cell table:formula="of:=[.F182]" office:value-type="float" office:value="16.6671650828729">
            <text:p>16,6671650829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410">
            <text:p>41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5.9352">
            <text:p>55,9352</text:p>
          </table:table-cell>
          <table:table-cell table:style-name="ce5" table:formula="of:=AVERAGE([.$E$2:.E6])" office:value-type="float" office:value="14.371742">
            <text:p>14,3717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295">
            <text:p>29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3.98548">
            <text:p>3,98548</text:p>
          </table:table-cell>
          <table:table-cell table:style-name="ce5" table:formula="of:=AVERAGE([.$E$2:.E7])" office:value-type="float" office:value="12.6406983333333">
            <text:p>12,640698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8">
            <text:p>288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34403">
            <text:p>3,34403</text:p>
          </table:table-cell>
          <table:table-cell table:style-name="ce5" table:formula="of:=AVERAGE([.$E$2:.E8])" office:value-type="float" office:value="11.3126028571429">
            <text:p>11,31260285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469">
            <text:p>469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.88472">
            <text:p>4,88472</text:p>
          </table:table-cell>
          <table:table-cell table:style-name="ce5" table:formula="of:=AVERAGE([.$E$2:.E9])" office:value-type="float" office:value="10.5091175">
            <text:p>10,50911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469">
            <text:p>469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2.5016">
            <text:p>52,5016</text:p>
          </table:table-cell>
          <table:table-cell table:style-name="ce5" table:formula="of:=AVERAGE([.$E$2:.E10])" office:value-type="float" office:value="15.1749488888889">
            <text:p>15,17494888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469">
            <text:p>469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8.3744">
            <text:p>48,3744</text:p>
          </table:table-cell>
          <table:table-cell table:style-name="ce5" table:formula="of:=AVERAGE([.$E$2:.E11])" office:value-type="float" office:value="18.494894">
            <text:p>18,4948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469">
            <text:p>469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33.9595">
            <text:p>33,9595</text:p>
          </table:table-cell>
          <table:table-cell table:style-name="ce5" table:formula="of:=AVERAGE([.$E$2:.E12])" office:value-type="float" office:value="19.9007672727273">
            <text:p>19,900767272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83">
            <text:p>483</text:p>
          </table:table-cell>
          <table:table-cell table:style-name="Default" office:value-type="float" office:value="172">
            <text:p>172</text:p>
          </table:table-cell>
          <table:table-cell table:style-name="Default" office:value-type="float" office:value="10.5268">
            <text:p>10,5268</text:p>
          </table:table-cell>
          <table:table-cell table:style-name="ce5" table:formula="of:=AVERAGE([.$E$2:.E13])" office:value-type="float" office:value="19.1196033333333">
            <text:p>19,119603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538">
            <text:p>538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4.14558">
            <text:p>4,14558</text:p>
          </table:table-cell>
          <table:table-cell table:style-name="ce5" table:formula="of:=AVERAGE([.$E$2:.E14])" office:value-type="float" office:value="17.9677553846154">
            <text:p>17,96775538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8">
            <text:p>208</text:p>
          </table:table-cell>
          <table:table-cell table:style-name="Default" office:value-type="float" office:value="463">
            <text:p>463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3.72168">
            <text:p>3,72168</text:p>
          </table:table-cell>
          <table:table-cell table:style-name="ce5" table:formula="of:=AVERAGE([.$E$2:.E15])" office:value-type="float" office:value="16.9501785714286">
            <text:p>16,95017857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9">
            <text:p>209</text:p>
          </table:table-cell>
          <table:table-cell table:style-name="Default" office:value-type="float" office:value="465">
            <text:p>46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.64101">
            <text:p>3,64101</text:p>
          </table:table-cell>
          <table:table-cell table:style-name="ce5" table:formula="of:=AVERAGE([.$E$2:.E16])" office:value-type="float" office:value="16.0629006666667">
            <text:p>16,0629006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68">
            <text:p>368</text:p>
          </table:table-cell>
          <table:table-cell table:style-name="Default" office:value-type="float" office:value="492">
            <text:p>492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.28733">
            <text:p>3,28733</text:p>
          </table:table-cell>
          <table:table-cell table:style-name="ce5" table:formula="of:=AVERAGE([.$E$2:.E17])" office:value-type="float" office:value="15.2644275">
            <text:p>15,26442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2">
            <text:p>342</text:p>
          </table:table-cell>
          <table:table-cell table:style-name="Default" office:value-type="float" office:value="457">
            <text:p>457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.33646">
            <text:p>3,33646</text:p>
          </table:table-cell>
          <table:table-cell table:style-name="ce5" table:formula="of:=AVERAGE([.$E$2:.E18])" office:value-type="float" office:value="14.5627823529412">
            <text:p>14,56278235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9">
            <text:p>199</text:p>
          </table:table-cell>
          <table:table-cell table:style-name="Default" office:value-type="float" office:value="492">
            <text:p>492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.34298">
            <text:p>3,34298</text:p>
          </table:table-cell>
          <table:table-cell table:style-name="ce5" table:formula="of:=AVERAGE([.$E$2:.E19])" office:value-type="float" office:value="13.93946">
            <text:p>13,9394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87">
            <text:p>787</text:p>
          </table:table-cell>
          <table:table-cell table:style-name="Default" office:value-type="float" office:value="502">
            <text:p>502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2.84009">
            <text:p>2,84009</text:p>
          </table:table-cell>
          <table:table-cell table:style-name="ce5" table:formula="of:=AVERAGE([.$E$2:.E20])" office:value-type="float" office:value="13.3552826315789">
            <text:p>13,355282631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96">
            <text:p>69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3.16433">
            <text:p>3,16433</text:p>
          </table:table-cell>
          <table:table-cell table:style-name="ce5" table:formula="of:=AVERAGE([.$E$2:.E21])" office:value-type="float" office:value="12.845735">
            <text:p>12,84573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42">
            <text:p>742</text:p>
          </table:table-cell>
          <table:table-cell table:style-name="Default" office:value-type="float" office:value="557">
            <text:p>557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3.1436">
            <text:p>3,1436</text:p>
          </table:table-cell>
          <table:table-cell table:style-name="ce5" table:formula="of:=AVERAGE([.$E$2:.E22])" office:value-type="float" office:value="12.3837285714286">
            <text:p>12,38372857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14">
            <text:p>314</text:p>
          </table:table-cell>
          <table:table-cell table:style-name="Default" office:value-type="float" office:value="499">
            <text:p>499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3.58531">
            <text:p>3,58531</text:p>
          </table:table-cell>
          <table:table-cell table:style-name="ce5" table:formula="of:=AVERAGE([.$E$2:.E23])" office:value-type="float" office:value="11.9838004545455">
            <text:p>11,983800454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65">
            <text:p>765</text:p>
          </table:table-cell>
          <table:table-cell table:style-name="Default" office:value-type="float" office:value="517">
            <text:p>517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3.57583">
            <text:p>3,57583</text:p>
          </table:table-cell>
          <table:table-cell table:style-name="ce5" table:formula="of:=AVERAGE([.$E$2:.E24])" office:value-type="float" office:value="11.6182365217391">
            <text:p>11,618236521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06">
            <text:p>306</text:p>
          </table:table-cell>
          <table:table-cell table:style-name="Default" office:value-type="float" office:value="505">
            <text:p>505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3.63937">
            <text:p>3,63937</text:p>
          </table:table-cell>
          <table:table-cell table:style-name="ce5" table:formula="of:=AVERAGE([.$E$2:.E25])" office:value-type="float" office:value="11.28578375">
            <text:p>11,285783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95">
            <text:p>595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3.59278">
            <text:p>3,59278</text:p>
          </table:table-cell>
          <table:table-cell table:style-name="ce5" table:formula="of:=AVERAGE([.$E$2:.E26])" office:value-type="float" office:value="10.9780636">
            <text:p>10,978063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43">
            <text:p>643</text:p>
          </table:table-cell>
          <table:table-cell table:style-name="Default" office:value-type="float" office:value="495">
            <text:p>495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2.56195">
            <text:p>2,56195</text:p>
          </table:table-cell>
          <table:table-cell table:style-name="ce5" table:formula="of:=AVERAGE([.$E$2:.E27])" office:value-type="float" office:value="10.6543669230769">
            <text:p>10,654366923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10">
            <text:p>610</text:p>
          </table:table-cell>
          <table:table-cell table:style-name="Default" office:value-type="float" office:value="490">
            <text:p>49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.6087">
            <text:p>2,6087</text:p>
          </table:table-cell>
          <table:table-cell table:style-name="ce5" table:formula="of:=AVERAGE([.$E$2:.E28])" office:value-type="float" office:value="10.3563792592593">
            <text:p>10,356379259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68">
            <text:p>468</text:p>
          </table:table-cell>
          <table:table-cell table:style-name="Default" office:value-type="float" office:value="458">
            <text:p>458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.84194">
            <text:p>2,84194</text:p>
          </table:table-cell>
          <table:table-cell table:style-name="ce5" table:formula="of:=AVERAGE([.$E$2:.E29])" office:value-type="float" office:value="10.0880064285714">
            <text:p>10,088006428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26">
            <text:p>526</text:p>
          </table:table-cell>
          <table:table-cell table:style-name="Default" office:value-type="float" office:value="422">
            <text:p>422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.78023">
            <text:p>2,78023</text:p>
          </table:table-cell>
          <table:table-cell table:style-name="ce5" table:formula="of:=AVERAGE([.$E$2:.E30])" office:value-type="float" office:value="9.83601413793103">
            <text:p>9,836014137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40">
            <text:p>440</text:p>
          </table:table-cell>
          <table:table-cell table:style-name="Default" office:value-type="float" office:value="417">
            <text:p>417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.89697">
            <text:p>2,89697</text:p>
          </table:table-cell>
          <table:table-cell table:style-name="ce5" table:formula="of:=AVERAGE([.$E$2:.E31])" office:value-type="float" office:value="9.60471266666667">
            <text:p>9,6047126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45">
            <text:p>545</text:p>
          </table:table-cell>
          <table:table-cell table:style-name="Default" office:value-type="float" office:value="466">
            <text:p>466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2.62355">
            <text:p>2,62355</text:p>
          </table:table-cell>
          <table:table-cell table:style-name="ce5" table:formula="of:=AVERAGE([.$E$2:.E32])" office:value-type="float" office:value="9.37951387096774">
            <text:p>9,3795138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54">
            <text:p>554</text:p>
          </table:table-cell>
          <table:table-cell table:style-name="Default" office:value-type="float" office:value="479">
            <text:p>479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2.97154">
            <text:p>2,97154</text:p>
          </table:table-cell>
          <table:table-cell table:style-name="ce5" table:formula="of:=AVERAGE([.$E$2:.E33])" office:value-type="float" office:value="9.1792646875">
            <text:p>9,17926468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82">
            <text:p>582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2.81224">
            <text:p>2,81224</text:p>
          </table:table-cell>
          <table:table-cell table:style-name="ce5" table:formula="of:=AVERAGE([.$E$2:.E34])" office:value-type="float" office:value="8.98632454545455">
            <text:p>8,98632454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8">
            <text:p>338</text:p>
          </table:table-cell>
          <table:table-cell table:style-name="Default" office:value-type="float" office:value="463">
            <text:p>463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.08851">
            <text:p>3,08851</text:p>
          </table:table-cell>
          <table:table-cell table:style-name="ce5" table:formula="of:=AVERAGE([.$E$2:.E35])" office:value-type="float" office:value="8.81285941176471">
            <text:p>8,81285941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19">
            <text:p>219</text:p>
          </table:table-cell>
          <table:table-cell table:style-name="Default" office:value-type="float" office:value="469">
            <text:p>469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.24417">
            <text:p>3,24417</text:p>
          </table:table-cell>
          <table:table-cell table:style-name="ce5" table:formula="of:=AVERAGE([.$E$2:.E36])" office:value-type="float" office:value="8.653754">
            <text:p>8,6537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457">
            <text:p>457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.2891">
            <text:p>3,2891</text:p>
          </table:table-cell>
          <table:table-cell table:style-name="ce5" table:formula="of:=AVERAGE([.$E$2:.E37])" office:value-type="float" office:value="8.50473583333334">
            <text:p>8,5047358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82">
            <text:p>482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2.88725">
            <text:p>2,88725</text:p>
          </table:table-cell>
          <table:table-cell table:style-name="ce5" table:formula="of:=AVERAGE([.$E$2:.E38])" office:value-type="float" office:value="8.35291189189189">
            <text:p>8,352911891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0">
            <text:p>390</text:p>
          </table:table-cell>
          <table:table-cell table:style-name="Default" office:value-type="float" office:value="436">
            <text:p>436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14915">
            <text:p>3,14915</text:p>
          </table:table-cell>
          <table:table-cell table:style-name="ce5" table:formula="of:=AVERAGE([.$E$2:.E39])" office:value-type="float" office:value="8.21597078947369">
            <text:p>8,21597078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30">
            <text:p>430</text:p>
          </table:table-cell>
          <table:table-cell table:style-name="Default" office:value-type="float" office:value="487">
            <text:p>487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93719">
            <text:p>2,93719</text:p>
          </table:table-cell>
          <table:table-cell table:style-name="ce5" table:formula="of:=AVERAGE([.$E$2:.E40])" office:value-type="float" office:value="8.08061743589744">
            <text:p>8,080617435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18">
            <text:p>218</text:p>
          </table:table-cell>
          <table:table-cell table:style-name="Default" office:value-type="float" office:value="513">
            <text:p>513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.23251">
            <text:p>3,23251</text:p>
          </table:table-cell>
          <table:table-cell table:style-name="ce5" table:formula="of:=AVERAGE([.$E$2:.E41])" office:value-type="float" office:value="7.95941475">
            <text:p>7,959414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74">
            <text:p>574</text:p>
          </table:table-cell>
          <table:table-cell table:style-name="Default" office:value-type="float" office:value="458">
            <text:p>458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2.73043">
            <text:p>2,73043</text:p>
          </table:table-cell>
          <table:table-cell table:style-name="ce5" table:formula="of:=AVERAGE([.$E$2:.E42])" office:value-type="float" office:value="7.83187853658537">
            <text:p>7,831878536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469">
            <text:p>469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2.64037">
            <text:p>2,64037</text:p>
          </table:table-cell>
          <table:table-cell table:style-name="ce5" table:formula="of:=AVERAGE([.$E$2:.E43])" office:value-type="float" office:value="7.70827119047619">
            <text:p>7,70827119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9">
            <text:p>409</text:p>
          </table:table-cell>
          <table:table-cell table:style-name="Default" office:value-type="float" office:value="421">
            <text:p>421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.92773">
            <text:p>2,92773</text:p>
          </table:table-cell>
          <table:table-cell table:style-name="ce5" table:formula="of:=AVERAGE([.$E$2:.E44])" office:value-type="float" office:value="7.59709581395349">
            <text:p>7,5970958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469">
            <text:p>469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2.52134">
            <text:p>2,52134</text:p>
          </table:table-cell>
          <table:table-cell table:style-name="ce5" table:formula="of:=AVERAGE([.$E$2:.E45])" office:value-type="float" office:value="7.48173772727273">
            <text:p>7,48173772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469">
            <text:p>469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48.1302">
            <text:p>48,1302</text:p>
          </table:table-cell>
          <table:table-cell table:style-name="ce5" table:formula="of:=AVERAGE([.$E$2:.E46])" office:value-type="float" office:value="8.38503688888889">
            <text:p>8,38503688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45">
            <text:p>745</text:p>
          </table:table-cell>
          <table:table-cell table:style-name="Default" office:value-type="float" office:value="508">
            <text:p>508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2.44795">
            <text:p>2,44795</text:p>
          </table:table-cell>
          <table:table-cell table:style-name="ce5" table:formula="of:=AVERAGE([.$E$2:.E47])" office:value-type="float" office:value="8.2559697826087">
            <text:p>8,25596978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7">
            <text:p>607</text:p>
          </table:table-cell>
          <table:table-cell table:style-name="Default" office:value-type="float" office:value="470">
            <text:p>47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2.60531">
            <text:p>2,60531</text:p>
          </table:table-cell>
          <table:table-cell table:style-name="ce5" table:formula="of:=AVERAGE([.$E$2:.E48])" office:value-type="float" office:value="8.13574297872341">
            <text:p>8,135742978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2">
            <text:p>322</text:p>
          </table:table-cell>
          <table:table-cell table:style-name="Default" office:value-type="float" office:value="387">
            <text:p>387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2.7679">
            <text:p>2,7679</text:p>
          </table:table-cell>
          <table:table-cell table:style-name="ce5" table:formula="of:=AVERAGE([.$E$2:.E49])" office:value-type="float" office:value="8.02391291666667">
            <text:p>8,02391291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49">
            <text:p>549</text:p>
          </table:table-cell>
          <table:table-cell table:style-name="Default" office:value-type="float" office:value="418">
            <text:p>41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.57543">
            <text:p>2,57543</text:p>
          </table:table-cell>
          <table:table-cell table:style-name="ce5" table:formula="of:=AVERAGE([.$E$2:.E50])" office:value-type="float" office:value="7.9127193877551">
            <text:p>7,91271938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3">
            <text:p>313</text:p>
          </table:table-cell>
          <table:table-cell table:style-name="Default" office:value-type="float" office:value="464">
            <text:p>464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12429">
            <text:p>3,12429</text:p>
          </table:table-cell>
          <table:table-cell table:style-name="ce5" table:formula="of:=AVERAGE([.$E$2:.E51])" office:value-type="float" office:value="7.8169508">
            <text:p>7,81695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49">
            <text:p>549</text:p>
          </table:table-cell>
          <table:table-cell table:style-name="Default" office:value-type="float" office:value="463">
            <text:p>463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.6535">
            <text:p>2,6535</text:p>
          </table:table-cell>
          <table:table-cell table:style-name="ce5" table:formula="of:=AVERAGE([.$E$2:.E52])" office:value-type="float" office:value="7.71570666666667">
            <text:p>7,71570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413">
            <text:p>413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.92239">
            <text:p>2,92239</text:p>
          </table:table-cell>
          <table:table-cell table:style-name="ce5" table:formula="of:=AVERAGE([.$E$2:.E53])" office:value-type="float" office:value="7.6235275">
            <text:p>7,62352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2">
            <text:p>172</text:p>
          </table:table-cell>
          <table:table-cell table:style-name="Default" office:value-type="float" office:value="434">
            <text:p>434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3.21029">
            <text:p>3,21029</text:p>
          </table:table-cell>
          <table:table-cell table:style-name="ce5" table:formula="of:=AVERAGE([.$E$2:.E54])" office:value-type="float" office:value="7.54025886792453">
            <text:p>7,540258867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2">
            <text:p>322</text:p>
          </table:table-cell>
          <table:table-cell table:style-name="Default" office:value-type="float" office:value="402">
            <text:p>40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.87974">
            <text:p>2,87974</text:p>
          </table:table-cell>
          <table:table-cell table:style-name="ce5" table:formula="of:=AVERAGE([.$E$2:.E55])" office:value-type="float" office:value="7.45395296296296">
            <text:p>7,4539529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3">
            <text:p>703</text:p>
          </table:table-cell>
          <table:table-cell table:style-name="Default" office:value-type="float" office:value="485">
            <text:p>48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51526">
            <text:p>2,51526</text:p>
          </table:table-cell>
          <table:table-cell table:style-name="ce5" table:formula="of:=AVERAGE([.$E$2:.E56])" office:value-type="float" office:value="7.36415854545455">
            <text:p>7,36415854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93">
            <text:p>893</text:p>
          </table:table-cell>
          <table:table-cell table:style-name="Default" office:value-type="float" office:value="558">
            <text:p>558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2.59583">
            <text:p>2,59583</text:p>
          </table:table-cell>
          <table:table-cell table:style-name="ce5" table:formula="of:=AVERAGE([.$E$2:.E57])" office:value-type="float" office:value="7.27900982142857">
            <text:p>7,27900982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48">
            <text:p>748</text:p>
          </table:table-cell>
          <table:table-cell table:style-name="Default" office:value-type="float" office:value="585">
            <text:p>585</text:p>
          </table:table-cell>
          <table:table-cell table:style-name="Default" office:value-type="float" office:value="194">
            <text:p>194</text:p>
          </table:table-cell>
          <table:table-cell table:style-name="Default" office:value-type="float" office:value="3.75019">
            <text:p>3,75019</text:p>
          </table:table-cell>
          <table:table-cell table:style-name="ce5" table:formula="of:=AVERAGE([.$E$2:.E58])" office:value-type="float" office:value="7.21710070175439">
            <text:p>7,21710070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79">
            <text:p>779</text:p>
          </table:table-cell>
          <table:table-cell table:style-name="Default" office:value-type="float" office:value="572">
            <text:p>572</text:p>
          </table:table-cell>
          <table:table-cell table:style-name="Default" office:value-type="float" office:value="163">
            <text:p>163</text:p>
          </table:table-cell>
          <table:table-cell table:style-name="Default" office:value-type="float" office:value="3.19913">
            <text:p>3,19913</text:p>
          </table:table-cell>
          <table:table-cell table:style-name="ce5" table:formula="of:=AVERAGE([.$E$2:.E59])" office:value-type="float" office:value="7.14782534482759">
            <text:p>7,147825344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98">
            <text:p>798</text:p>
          </table:table-cell>
          <table:table-cell table:style-name="Default" office:value-type="float" office:value="583">
            <text:p>583</text:p>
          </table:table-cell>
          <table:table-cell table:style-name="Default" office:value-type="float" office:value="169">
            <text:p>169</text:p>
          </table:table-cell>
          <table:table-cell table:style-name="Default" office:value-type="float" office:value="3.4182">
            <text:p>3,4182</text:p>
          </table:table-cell>
          <table:table-cell table:style-name="ce5" table:formula="of:=AVERAGE([.$E$2:.E60])" office:value-type="float" office:value="7.0846113559322">
            <text:p>7,08461135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8">
            <text:p>798</text:p>
          </table:table-cell>
          <table:table-cell table:style-name="Default" office:value-type="float" office:value="583">
            <text:p>583</text:p>
          </table:table-cell>
          <table:table-cell table:style-name="Default" office:value-type="float" office:value="169">
            <text:p>169</text:p>
          </table:table-cell>
          <table:table-cell table:style-name="Default" office:value-type="float" office:value="52.4164">
            <text:p>52,4164</text:p>
          </table:table-cell>
          <table:table-cell table:style-name="ce5" table:formula="of:=AVERAGE([.$E$2:.E61])" office:value-type="float" office:value="7.84014116666667">
            <text:p>7,8401411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19">
            <text:p>719</text:p>
          </table:table-cell>
          <table:table-cell table:style-name="Default" office:value-type="float" office:value="570">
            <text:p>570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2.75911">
            <text:p>2,75911</text:p>
          </table:table-cell>
          <table:table-cell table:style-name="ce5" table:formula="of:=AVERAGE([.$E$2:.E62])" office:value-type="float" office:value="7.75684557377049">
            <text:p>7,75684557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19">
            <text:p>719</text:p>
          </table:table-cell>
          <table:table-cell table:style-name="Default" office:value-type="float" office:value="570">
            <text:p>570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48.2414">
            <text:p>48,2414</text:p>
          </table:table-cell>
          <table:table-cell table:style-name="ce5" table:formula="of:=AVERAGE([.$E$2:.E63])" office:value-type="float" office:value="8.40982225806452">
            <text:p>8,409822258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61">
            <text:p>661</text:p>
          </table:table-cell>
          <table:table-cell table:style-name="Default" office:value-type="float" office:value="547">
            <text:p>547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3.50351">
            <text:p>3,50351</text:p>
          </table:table-cell>
          <table:table-cell table:style-name="ce5" table:formula="of:=AVERAGE([.$E$2:.E64])" office:value-type="float" office:value="8.33194428571429">
            <text:p>8,33194428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61">
            <text:p>661</text:p>
          </table:table-cell>
          <table:table-cell table:style-name="Default" office:value-type="float" office:value="547">
            <text:p>547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52.0702">
            <text:p>52,0702</text:p>
          </table:table-cell>
          <table:table-cell table:style-name="ce5" table:formula="of:=AVERAGE([.$E$2:.E65])" office:value-type="float" office:value="9.01535453125">
            <text:p>9,015354531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23">
            <text:p>623</text:p>
          </table:table-cell>
          <table:table-cell table:style-name="Default" office:value-type="float" office:value="554">
            <text:p>554</text:p>
          </table:table-cell>
          <table:table-cell table:style-name="Default" office:value-type="float" office:value="161">
            <text:p>161</text:p>
          </table:table-cell>
          <table:table-cell table:style-name="Default" office:value-type="float" office:value="3.88324">
            <text:p>3,88324</text:p>
          </table:table-cell>
          <table:table-cell table:style-name="ce5" table:formula="of:=AVERAGE([.$E$2:.E66])" office:value-type="float" office:value="8.93639892307692">
            <text:p>8,936398923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2">
            <text:p>472</text:p>
          </table:table-cell>
          <table:table-cell table:style-name="Default" office:value-type="float" office:value="389">
            <text:p>389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.80259">
            <text:p>2,80259</text:p>
          </table:table-cell>
          <table:table-cell table:style-name="ce5" table:formula="of:=AVERAGE([.$E$2:.E67])" office:value-type="float" office:value="8.84346242424243">
            <text:p>8,84346242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8">
            <text:p>368</text:p>
          </table:table-cell>
          <table:table-cell table:style-name="Default" office:value-type="float" office:value="398">
            <text:p>398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13796">
            <text:p>3,13796</text:p>
          </table:table-cell>
          <table:table-cell table:style-name="ce5" table:formula="of:=AVERAGE([.$E$2:.E68])" office:value-type="float" office:value="8.75830567164179">
            <text:p>8,758305671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70">
            <text:p>670</text:p>
          </table:table-cell>
          <table:table-cell table:style-name="Default" office:value-type="float" office:value="545">
            <text:p>545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3.24928">
            <text:p>3,24928</text:p>
          </table:table-cell>
          <table:table-cell table:style-name="ce5" table:formula="of:=AVERAGE([.$E$2:.E69])" office:value-type="float" office:value="8.67729058823529">
            <text:p>8,67729058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70">
            <text:p>670</text:p>
          </table:table-cell>
          <table:table-cell table:style-name="Default" office:value-type="float" office:value="545">
            <text:p>545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47.9086">
            <text:p>47,9086</text:p>
          </table:table-cell>
          <table:table-cell table:style-name="ce5" table:formula="of:=AVERAGE([.$E$2:.E70])" office:value-type="float" office:value="9.24586028985507">
            <text:p>9,245860289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482">
            <text:p>482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3.54316">
            <text:p>3,54316</text:p>
          </table:table-cell>
          <table:table-cell table:style-name="ce5" table:formula="of:=AVERAGE([.$E$2:.E71])" office:value-type="float" office:value="9.16439314285714">
            <text:p>9,164393142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95">
            <text:p>495</text:p>
          </table:table-cell>
          <table:table-cell table:style-name="Default" office:value-type="float" office:value="543">
            <text:p>543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3.08238">
            <text:p>3,08238</text:p>
          </table:table-cell>
          <table:table-cell table:style-name="ce5" table:formula="of:=AVERAGE([.$E$2:.E72])" office:value-type="float" office:value="9.07873098591549">
            <text:p>9,078730985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45">
            <text:p>445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3.14882">
            <text:p>3,14882</text:p>
          </table:table-cell>
          <table:table-cell table:style-name="ce5" table:formula="of:=AVERAGE([.$E$2:.E73])" office:value-type="float" office:value="8.99637111111111">
            <text:p>8,99637111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45">
            <text:p>445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48.4499">
            <text:p>48,4499</text:p>
          </table:table-cell>
          <table:table-cell table:style-name="ce5" table:formula="of:=AVERAGE([.$E$2:.E74])" office:value-type="float" office:value="9.5368304109589">
            <text:p>9,5368304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45">
            <text:p>445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50.7871">
            <text:p>50,7871</text:p>
          </table:table-cell>
          <table:table-cell table:style-name="ce5" table:formula="of:=AVERAGE([.$E$2:.E75])" office:value-type="float" office:value="10.0942664864865">
            <text:p>10,09426648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45">
            <text:p>445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56.0788">
            <text:p>56,0788</text:p>
          </table:table-cell>
          <table:table-cell table:style-name="ce5" table:formula="of:=AVERAGE([.$E$2:.E76])" office:value-type="float" office:value="10.7073936">
            <text:p>10,70739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1">
            <text:p>351</text:p>
          </table:table-cell>
          <table:table-cell table:style-name="Default" office:value-type="float" office:value="453">
            <text:p>453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12511">
            <text:p>3,12511</text:p>
          </table:table-cell>
          <table:table-cell table:style-name="ce5" table:formula="of:=AVERAGE([.$E$2:.E77])" office:value-type="float" office:value="10.6076267105263">
            <text:p>10,607626710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18">
            <text:p>518</text:p>
          </table:table-cell>
          <table:table-cell table:style-name="Default" office:value-type="float" office:value="463">
            <text:p>463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2.71724">
            <text:p>2,71724</text:p>
          </table:table-cell>
          <table:table-cell table:style-name="ce5" table:formula="of:=AVERAGE([.$E$2:.E78])" office:value-type="float" office:value="10.5051541558442">
            <text:p>10,505154155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5">
            <text:p>265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.79157">
            <text:p>3,79157</text:p>
          </table:table-cell>
          <table:table-cell table:style-name="ce5" table:formula="of:=AVERAGE([.$E$2:.E79])" office:value-type="float" office:value="10.4190825641026">
            <text:p>10,419082564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5">
            <text:p>265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9.6127">
            <text:p>49,6127</text:p>
          </table:table-cell>
          <table:table-cell table:style-name="ce5" table:formula="of:=AVERAGE([.$E$2:.E80])" office:value-type="float" office:value="10.9152043037975">
            <text:p>10,915204303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36">
            <text:p>536</text:p>
          </table:table-cell>
          <table:table-cell table:style-name="Default" office:value-type="float" office:value="528">
            <text:p>528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3.00401">
            <text:p>3,00401</text:p>
          </table:table-cell>
          <table:table-cell table:style-name="ce5" table:formula="of:=AVERAGE([.$E$2:.E81])" office:value-type="float" office:value="10.816314375">
            <text:p>10,8163143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2">
            <text:p>362</text:p>
          </table:table-cell>
          <table:table-cell table:style-name="Default" office:value-type="float" office:value="481">
            <text:p>481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12999">
            <text:p>3,12999</text:p>
          </table:table-cell>
          <table:table-cell table:style-name="ce5" table:formula="of:=AVERAGE([.$E$2:.E82])" office:value-type="float" office:value="10.7214214814815">
            <text:p>10,721421481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00">
            <text:p>700</text:p>
          </table:table-cell>
          <table:table-cell table:style-name="Default" office:value-type="float" office:value="629">
            <text:p>629</text:p>
          </table:table-cell>
          <table:table-cell table:style-name="Default" office:value-type="float" office:value="195">
            <text:p>195</text:p>
          </table:table-cell>
          <table:table-cell table:style-name="Default" office:value-type="float" office:value="3.56137">
            <text:p>3,56137</text:p>
          </table:table-cell>
          <table:table-cell table:style-name="ce5" table:formula="of:=AVERAGE([.$E$2:.E83])" office:value-type="float" office:value="10.6341037804878">
            <text:p>10,634103780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05">
            <text:p>605</text:p>
          </table:table-cell>
          <table:table-cell table:style-name="Default" office:value-type="float" office:value="620">
            <text:p>620</text:p>
          </table:table-cell>
          <table:table-cell table:style-name="Default" office:value-type="float" office:value="221">
            <text:p>221</text:p>
          </table:table-cell>
          <table:table-cell table:style-name="Default" office:value-type="float" office:value="4.29358">
            <text:p>4,29358</text:p>
          </table:table-cell>
          <table:table-cell table:style-name="ce5" table:formula="of:=AVERAGE([.$E$2:.E84])" office:value-type="float" office:value="10.5577119277108">
            <text:p>10,55771192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5">
            <text:p>605</text:p>
          </table:table-cell>
          <table:table-cell table:style-name="Default" office:value-type="float" office:value="620">
            <text:p>620</text:p>
          </table:table-cell>
          <table:table-cell table:style-name="Default" office:value-type="float" office:value="221">
            <text:p>221</text:p>
          </table:table-cell>
          <table:table-cell table:style-name="Default" office:value-type="float" office:value="56.1832">
            <text:p>56,1832</text:p>
          </table:table-cell>
          <table:table-cell table:style-name="ce5" table:formula="of:=AVERAGE([.$E$2:.E85])" office:value-type="float" office:value="11.1008725">
            <text:p>11,10087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63">
            <text:p>763</text:p>
          </table:table-cell>
          <table:table-cell table:style-name="Default" office:value-type="float" office:value="608">
            <text:p>608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3.39431">
            <text:p>3,39431</text:p>
          </table:table-cell>
          <table:table-cell table:style-name="ce5" table:formula="of:=AVERAGE([.$E$2:.E86])" office:value-type="float" office:value="11.0102070588235">
            <text:p>11,010207058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64">
            <text:p>464</text:p>
          </table:table-cell>
          <table:table-cell table:style-name="Default" office:value-type="float" office:value="582">
            <text:p>582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2.85296">
            <text:p>2,85296</text:p>
          </table:table-cell>
          <table:table-cell table:style-name="ce5" table:formula="of:=AVERAGE([.$E$2:.E87])" office:value-type="float" office:value="10.9153553488372">
            <text:p>10,915355348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06">
            <text:p>406</text:p>
          </table:table-cell>
          <table:table-cell table:style-name="Default" office:value-type="float" office:value="544">
            <text:p>544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2.86104">
            <text:p>2,86104</text:p>
          </table:table-cell>
          <table:table-cell table:style-name="ce5" table:formula="of:=AVERAGE([.$E$2:.E88])" office:value-type="float" office:value="10.8227770114943">
            <text:p>10,82277701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6">
            <text:p>406</text:p>
          </table:table-cell>
          <table:table-cell table:style-name="Default" office:value-type="float" office:value="544">
            <text:p>544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54.2411">
            <text:p>54,2411</text:p>
          </table:table-cell>
          <table:table-cell table:style-name="ce5" table:formula="of:=AVERAGE([.$E$2:.E89])" office:value-type="float" office:value="11.3161670454545">
            <text:p>11,31616704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.05698">
            <text:p>4,05698</text:p>
          </table:table-cell>
          <table:table-cell table:style-name="ce5" table:formula="of:=AVERAGE([.$E$2:.E90])" office:value-type="float" office:value="11.2346031460674">
            <text:p>11,234603146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4">
            <text:p>344</text:p>
          </table:table-cell>
          <table:table-cell table:style-name="Default" office:value-type="float" office:value="448">
            <text:p>448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2.92141">
            <text:p>2,92141</text:p>
          </table:table-cell>
          <table:table-cell table:style-name="ce5" table:formula="of:=AVERAGE([.$E$2:.E91])" office:value-type="float" office:value="11.1422343333333">
            <text:p>11,1422343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66">
            <text:p>666</text:p>
          </table:table-cell>
          <table:table-cell table:style-name="Default" office:value-type="float" office:value="487">
            <text:p>487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2.61356">
            <text:p>2,61356</text:p>
          </table:table-cell>
          <table:table-cell table:style-name="ce5" table:formula="of:=AVERAGE([.$E$2:.E92])" office:value-type="float" office:value="11.0485126373626">
            <text:p>11,048512637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13">
            <text:p>713</text:p>
          </table:table-cell>
          <table:table-cell table:style-name="Default" office:value-type="float" office:value="494">
            <text:p>494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2.803">
            <text:p>2,803</text:p>
          </table:table-cell>
          <table:table-cell table:style-name="ce5" table:formula="of:=AVERAGE([.$E$2:.E93])" office:value-type="float" office:value="10.9588875">
            <text:p>10,9588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6">
            <text:p>23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.78157">
            <text:p>3,78157</text:p>
          </table:table-cell>
          <table:table-cell table:style-name="ce5" table:formula="of:=AVERAGE([.$E$2:.E94])" office:value-type="float" office:value="10.8817120430108">
            <text:p>10,88171204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33">
            <text:p>633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3.07996">
            <text:p>3,07996</text:p>
          </table:table-cell>
          <table:table-cell table:style-name="ce5" table:formula="of:=AVERAGE([.$E$2:.E95])" office:value-type="float" office:value="10.7987146808511">
            <text:p>10,798714680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540">
            <text:p>54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3.34968">
            <text:p>3,34968</text:p>
          </table:table-cell>
          <table:table-cell table:style-name="ce5" table:formula="of:=AVERAGE([.$E$2:.E96])" office:value-type="float" office:value="10.7203037894737">
            <text:p>10,720303789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2">
            <text:p>342</text:p>
          </table:table-cell>
          <table:table-cell table:style-name="Default" office:value-type="float" office:value="525">
            <text:p>525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3.37514">
            <text:p>3,37514</text:p>
          </table:table-cell>
          <table:table-cell table:style-name="ce5" table:formula="of:=AVERAGE([.$E$2:.E97])" office:value-type="float" office:value="10.6437916666667">
            <text:p>10,643791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2">
            <text:p>342</text:p>
          </table:table-cell>
          <table:table-cell table:style-name="Default" office:value-type="float" office:value="525">
            <text:p>525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47.4834">
            <text:p>47,4834</text:p>
          </table:table-cell>
          <table:table-cell table:style-name="ce5" table:formula="of:=AVERAGE([.$E$2:.E98])" office:value-type="float" office:value="11.023581443299">
            <text:p>11,02358144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73">
            <text:p>573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3.00706">
            <text:p>3,00706</text:p>
          </table:table-cell>
          <table:table-cell table:style-name="ce5" table:formula="of:=AVERAGE([.$E$2:.E99])" office:value-type="float" office:value="10.9417802040816">
            <text:p>10,941780204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07">
            <text:p>407</text:p>
          </table:table-cell>
          <table:table-cell table:style-name="Default" office:value-type="float" office:value="453">
            <text:p>453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3.01337">
            <text:p>3,01337</text:p>
          </table:table-cell>
          <table:table-cell table:style-name="ce5" table:formula="of:=AVERAGE([.$E$2:.E100])" office:value-type="float" office:value="10.8616952525252">
            <text:p>10,86169525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34">
            <text:p>534</text:p>
          </table:table-cell>
          <table:table-cell table:style-name="Default" office:value-type="float" office:value="485">
            <text:p>48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.88949">
            <text:p>2,88949</text:p>
          </table:table-cell>
          <table:table-cell table:style-name="ce5" table:formula="of:=AVERAGE([.$E$2:.E101])" office:value-type="float" office:value="10.7819732">
            <text:p>10,781973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75">
            <text:p>475</text:p>
          </table:table-cell>
          <table:table-cell table:style-name="Default" office:value-type="float" office:value="524">
            <text:p>524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3.13361">
            <text:p>3,13361</text:p>
          </table:table-cell>
          <table:table-cell table:style-name="ce5" table:formula="of:=AVERAGE([.$E$2:.E102])" office:value-type="float" office:value="10.7062468316832">
            <text:p>10,706246831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5">
            <text:p>475</text:p>
          </table:table-cell>
          <table:table-cell table:style-name="Default" office:value-type="float" office:value="524">
            <text:p>524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45.4485">
            <text:p>45,4485</text:p>
          </table:table-cell>
          <table:table-cell table:style-name="ce5" table:formula="of:=AVERAGE([.$E$2:.E103])" office:value-type="float" office:value="11.0468571568627">
            <text:p>11,04685715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5">
            <text:p>475</text:p>
          </table:table-cell>
          <table:table-cell table:style-name="Default" office:value-type="float" office:value="524">
            <text:p>524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46.9487">
            <text:p>46,9487</text:p>
          </table:table-cell>
          <table:table-cell table:style-name="ce5" table:formula="of:=AVERAGE([.$E$2:.E104])" office:value-type="float" office:value="11.3954187378641">
            <text:p>11,395418737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40">
            <text:p>440</text:p>
          </table:table-cell>
          <table:table-cell table:style-name="Default" office:value-type="float" office:value="510">
            <text:p>51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3.08422">
            <text:p>3,08422</text:p>
          </table:table-cell>
          <table:table-cell table:style-name="ce5" table:formula="of:=AVERAGE([.$E$2:.E105])" office:value-type="float" office:value="11.3155033653846">
            <text:p>11,315503365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61">
            <text:p>361</text:p>
          </table:table-cell>
          <table:table-cell table:style-name="Default" office:value-type="float" office:value="468">
            <text:p>468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08476">
            <text:p>3,08476</text:p>
          </table:table-cell>
          <table:table-cell table:style-name="ce5" table:formula="of:=AVERAGE([.$E$2:.E106])" office:value-type="float" office:value="11.2371153333333">
            <text:p>11,2371153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64">
            <text:p>664</text:p>
          </table:table-cell>
          <table:table-cell table:style-name="Default" office:value-type="float" office:value="492">
            <text:p>492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2.666">
            <text:p>2,666</text:p>
          </table:table-cell>
          <table:table-cell table:style-name="ce5" table:formula="of:=AVERAGE([.$E$2:.E107])" office:value-type="float" office:value="11.156255754717">
            <text:p>11,15625575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64">
            <text:p>664</text:p>
          </table:table-cell>
          <table:table-cell table:style-name="Default" office:value-type="float" office:value="492">
            <text:p>492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56.0886">
            <text:p>56,0886</text:p>
          </table:table-cell>
          <table:table-cell table:style-name="ce5" table:formula="of:=AVERAGE([.$E$2:.E108])" office:value-type="float" office:value="11.5761842056075">
            <text:p>11,57618420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64">
            <text:p>664</text:p>
          </table:table-cell>
          <table:table-cell table:style-name="Default" office:value-type="float" office:value="492">
            <text:p>492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43.754">
            <text:p>43,754</text:p>
          </table:table-cell>
          <table:table-cell table:style-name="ce5" table:formula="of:=AVERAGE([.$E$2:.E109])" office:value-type="float" office:value="11.8741269444444">
            <text:p>11,874126944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516">
            <text:p>516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2.87345">
            <text:p>2,87345</text:p>
          </table:table-cell>
          <table:table-cell table:style-name="ce5" table:formula="of:=AVERAGE([.$E$2:.E110])" office:value-type="float" office:value="11.7915519266055">
            <text:p>11,791551926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60">
            <text:p>460</text:p>
          </table:table-cell>
          <table:table-cell table:style-name="Default" office:value-type="float" office:value="531">
            <text:p>531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3.09113">
            <text:p>3,09113</text:p>
          </table:table-cell>
          <table:table-cell table:style-name="ce5" table:formula="of:=AVERAGE([.$E$2:.E111])" office:value-type="float" office:value="11.7124571818182">
            <text:p>11,71245718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60">
            <text:p>460</text:p>
          </table:table-cell>
          <table:table-cell table:style-name="Default" office:value-type="float" office:value="531">
            <text:p>531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54.3719">
            <text:p>54,3719</text:p>
          </table:table-cell>
          <table:table-cell table:style-name="ce5" table:formula="of:=AVERAGE([.$E$2:.E112])" office:value-type="float" office:value="12.0967764864865">
            <text:p>12,09677648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60">
            <text:p>460</text:p>
          </table:table-cell>
          <table:table-cell table:style-name="Default" office:value-type="float" office:value="531">
            <text:p>531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46.7202">
            <text:p>46,7202</text:p>
          </table:table-cell>
          <table:table-cell table:style-name="ce5" table:formula="of:=AVERAGE([.$E$2:.E113])" office:value-type="float" office:value="12.4059141964286">
            <text:p>12,40591419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60">
            <text:p>460</text:p>
          </table:table-cell>
          <table:table-cell table:style-name="Default" office:value-type="float" office:value="531">
            <text:p>531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54.2825">
            <text:p>54,2825</text:p>
          </table:table-cell>
          <table:table-cell table:style-name="ce5" table:formula="of:=AVERAGE([.$E$2:.E114])" office:value-type="float" office:value="12.7765034513274">
            <text:p>12,776503451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21">
            <text:p>621</text:p>
          </table:table-cell>
          <table:table-cell table:style-name="Default" office:value-type="float" office:value="510">
            <text:p>510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2.83475">
            <text:p>2,83475</text:p>
          </table:table-cell>
          <table:table-cell table:style-name="ce5" table:formula="of:=AVERAGE([.$E$2:.E115])" office:value-type="float" office:value="12.6892950877193">
            <text:p>12,689295087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3.18757">
            <text:p>3,18757</text:p>
          </table:table-cell>
          <table:table-cell table:style-name="ce5" table:formula="of:=AVERAGE([.$E$2:.E116])" office:value-type="float" office:value="12.6066713913043">
            <text:p>12,606671391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46.4578">
            <text:p>46,4578</text:p>
          </table:table-cell>
          <table:table-cell table:style-name="ce5" table:formula="of:=AVERAGE([.$E$2:.E117])" office:value-type="float" office:value="12.8984914655172">
            <text:p>12,89849146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46.2452">
            <text:p>46,2452</text:p>
          </table:table-cell>
          <table:table-cell table:style-name="ce5" table:formula="of:=AVERAGE([.$E$2:.E118])" office:value-type="float" office:value="13.1835060683761">
            <text:p>13,183506068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53.5794">
            <text:p>53,5794</text:p>
          </table:table-cell>
          <table:table-cell table:style-name="ce5" table:formula="of:=AVERAGE([.$E$2:.E119])" office:value-type="float" office:value="13.5258441525424">
            <text:p>13,52584415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72">
            <text:p>372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.87186">
            <text:p>2,87186</text:p>
          </table:table-cell>
          <table:table-cell table:style-name="ce5" table:formula="of:=AVERAGE([.$E$2:.E120])" office:value-type="float" office:value="13.4363148739496">
            <text:p>13,436314873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45">
            <text:p>545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2.82345">
            <text:p>2,82345</text:p>
          </table:table-cell>
          <table:table-cell table:style-name="ce5" table:formula="of:=AVERAGE([.$E$2:.E121])" office:value-type="float" office:value="13.3478743333333">
            <text:p>13,347874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45">
            <text:p>545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44.24">
            <text:p>44,24</text:p>
          </table:table-cell>
          <table:table-cell table:style-name="ce5" table:formula="of:=AVERAGE([.$E$2:.E122])" office:value-type="float" office:value="13.6031811570248">
            <text:p>13,6031811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448">
            <text:p>448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884">
            <text:p>3,884</text:p>
          </table:table-cell>
          <table:table-cell table:style-name="ce5" table:formula="of:=AVERAGE([.$E$2:.E123])" office:value-type="float" office:value="13.5235157377049">
            <text:p>13,52351573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448">
            <text:p>448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6.6397">
            <text:p>46,6397</text:p>
          </table:table-cell>
          <table:table-cell table:style-name="ce5" table:formula="of:=AVERAGE([.$E$2:.E124])" office:value-type="float" office:value="13.7927530081301">
            <text:p>13,792753008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9">
            <text:p>509</text:p>
          </table:table-cell>
          <table:table-cell table:style-name="Default" office:value-type="float" office:value="467">
            <text:p>467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3.08382">
            <text:p>3,08382</text:p>
          </table:table-cell>
          <table:table-cell table:style-name="ce5" table:formula="of:=AVERAGE([.$E$2:.E125])" office:value-type="float" office:value="13.7063906451613">
            <text:p>13,706390645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466">
            <text:p>466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2.84117">
            <text:p>2,84117</text:p>
          </table:table-cell>
          <table:table-cell table:style-name="ce5" table:formula="of:=AVERAGE([.$E$2:.E126])" office:value-type="float" office:value="13.61946888">
            <text:p>13,619468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466">
            <text:p>466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50.0173">
            <text:p>50,0173</text:p>
          </table:table-cell>
          <table:table-cell table:style-name="ce5" table:formula="of:=AVERAGE([.$E$2:.E127])" office:value-type="float" office:value="13.9083405555556">
            <text:p>13,90834055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2">
            <text:p>412</text:p>
          </table:table-cell>
          <table:table-cell table:style-name="Default" office:value-type="float" office:value="476">
            <text:p>476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.08407">
            <text:p>3,08407</text:p>
          </table:table-cell>
          <table:table-cell table:style-name="ce5" table:formula="of:=AVERAGE([.$E$2:.E128])" office:value-type="float" office:value="13.8231100787402">
            <text:p>13,823110078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2">
            <text:p>412</text:p>
          </table:table-cell>
          <table:table-cell table:style-name="Default" office:value-type="float" office:value="476">
            <text:p>476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8.0149">
            <text:p>58,0149</text:p>
          </table:table-cell>
          <table:table-cell table:style-name="ce5" table:formula="of:=AVERAGE([.$E$2:.E129])" office:value-type="float" office:value="14.1683584375">
            <text:p>14,16835843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2">
            <text:p>412</text:p>
          </table:table-cell>
          <table:table-cell table:style-name="Default" office:value-type="float" office:value="435">
            <text:p>435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.99278">
            <text:p>2,99278</text:p>
          </table:table-cell>
          <table:table-cell table:style-name="ce5" table:formula="of:=AVERAGE([.$E$2:.E130])" office:value-type="float" office:value="14.0817260465116">
            <text:p>14,081726046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34">
            <text:p>534</text:p>
          </table:table-cell>
          <table:table-cell table:style-name="Default" office:value-type="float" office:value="538">
            <text:p>538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2.88172">
            <text:p>2,88172</text:p>
          </table:table-cell>
          <table:table-cell table:style-name="ce5" table:formula="of:=AVERAGE([.$E$2:.E131])" office:value-type="float" office:value="13.9955721538462">
            <text:p>13,99557215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499">
            <text:p>499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4.84682">
            <text:p>4,84682</text:p>
          </table:table-cell>
          <table:table-cell table:style-name="ce5" table:formula="of:=AVERAGE([.$E$2:.E132])" office:value-type="float" office:value="13.925734351145">
            <text:p>13,925734351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518">
            <text:p>518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2.90139">
            <text:p>2,90139</text:p>
          </table:table-cell>
          <table:table-cell table:style-name="ce5" table:formula="of:=AVERAGE([.$E$2:.E133])" office:value-type="float" office:value="13.8422165909091">
            <text:p>13,842216590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518">
            <text:p>518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55.3251">
            <text:p>55,3251</text:p>
          </table:table-cell>
          <table:table-cell table:style-name="ce5" table:formula="of:=AVERAGE([.$E$2:.E134])" office:value-type="float" office:value="14.1541179699248">
            <text:p>14,154117969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7">
            <text:p>337</text:p>
          </table:table-cell>
          <table:table-cell table:style-name="Default" office:value-type="float" office:value="456">
            <text:p>45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.28104">
            <text:p>3,28104</text:p>
          </table:table-cell>
          <table:table-cell table:style-name="ce5" table:formula="of:=AVERAGE([.$E$2:.E135])" office:value-type="float" office:value="14.0729755970149">
            <text:p>14,07297559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444">
            <text:p>444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.04967">
            <text:p>3,04967</text:p>
          </table:table-cell>
          <table:table-cell table:style-name="ce5" table:formula="of:=AVERAGE([.$E$2:.E136])" office:value-type="float" office:value="13.9913214814815">
            <text:p>13,99132148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2">
            <text:p>392</text:p>
          </table:table-cell>
          <table:table-cell table:style-name="Default" office:value-type="float" office:value="445">
            <text:p>44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.16854">
            <text:p>3,16854</text:p>
          </table:table-cell>
          <table:table-cell table:style-name="ce5" table:formula="of:=AVERAGE([.$E$2:.E137])" office:value-type="float" office:value="13.9117422058824">
            <text:p>13,91174220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3">
            <text:p>363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.24385">
            <text:p>3,24385</text:p>
          </table:table-cell>
          <table:table-cell table:style-name="ce5" table:formula="of:=AVERAGE([.$E$2:.E138])" office:value-type="float" office:value="13.833874379562">
            <text:p>13,833874379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49">
            <text:p>249</text:p>
          </table:table-cell>
          <table:table-cell table:style-name="Default" office:value-type="float" office:value="497">
            <text:p>49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.61671">
            <text:p>3,61671</text:p>
          </table:table-cell>
          <table:table-cell table:style-name="ce5" table:formula="of:=AVERAGE([.$E$2:.E139])" office:value-type="float" office:value="13.7598369565217">
            <text:p>13,759836956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98">
            <text:p>398</text:p>
          </table:table-cell>
          <table:table-cell table:style-name="Default" office:value-type="float" office:value="484">
            <text:p>48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.1547">
            <text:p>3,1547</text:p>
          </table:table-cell>
          <table:table-cell table:style-name="ce5" table:formula="of:=AVERAGE([.$E$2:.E140])" office:value-type="float" office:value="13.6835410071942">
            <text:p>13,683541007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04">
            <text:p>504</text:p>
          </table:table-cell>
          <table:table-cell table:style-name="Default" office:value-type="float" office:value="471">
            <text:p>471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3.0433">
            <text:p>3,0433</text:p>
          </table:table-cell>
          <table:table-cell table:style-name="ce5" table:formula="of:=AVERAGE([.$E$2:.E141])" office:value-type="float" office:value="13.6075392857143">
            <text:p>13,60753928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5">
            <text:p>255</text:p>
          </table:table-cell>
          <table:table-cell table:style-name="Default" office:value-type="float" office:value="475">
            <text:p>47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.34246">
            <text:p>3,34246</text:p>
          </table:table-cell>
          <table:table-cell table:style-name="ce5" table:formula="of:=AVERAGE([.$E$2:.E142])" office:value-type="float" office:value="13.5347373049645">
            <text:p>13,5347373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438">
            <text:p>438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3.9397">
            <text:p>3,9397</text:p>
          </table:table-cell>
          <table:table-cell table:style-name="ce5" table:formula="of:=AVERAGE([.$E$2:.E143])" office:value-type="float" office:value="13.4671666197183">
            <text:p>13,46716661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506">
            <text:p>506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3.63517">
            <text:p>3,63517</text:p>
          </table:table-cell>
          <table:table-cell table:style-name="ce5" table:formula="of:=AVERAGE([.$E$2:.E144])" office:value-type="float" office:value="13.3984113986014">
            <text:p>13,39841139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62">
            <text:p>462</text:p>
          </table:table-cell>
          <table:table-cell table:style-name="Default" office:value-type="float" office:value="481">
            <text:p>481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.08308">
            <text:p>3,08308</text:p>
          </table:table-cell>
          <table:table-cell table:style-name="ce5" table:formula="of:=AVERAGE([.$E$2:.E145])" office:value-type="float" office:value="13.3267771527778">
            <text:p>13,326777152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69">
            <text:p>469</text:p>
          </table:table-cell>
          <table:table-cell table:style-name="Default" office:value-type="float" office:value="517">
            <text:p>5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.04981">
            <text:p>3,04981</text:p>
          </table:table-cell>
          <table:table-cell table:style-name="ce5" table:formula="of:=AVERAGE([.$E$2:.E146])" office:value-type="float" office:value="13.2559015172414">
            <text:p>13,255901517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438">
            <text:p>438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07352">
            <text:p>3,07352</text:p>
          </table:table-cell>
          <table:table-cell table:style-name="ce5" table:formula="of:=AVERAGE([.$E$2:.E147])" office:value-type="float" office:value="13.1861591780822">
            <text:p>13,186159178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59">
            <text:p>659</text:p>
          </table:table-cell>
          <table:table-cell table:style-name="Default" office:value-type="float" office:value="460">
            <text:p>460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3.12807">
            <text:p>3,12807</text:p>
          </table:table-cell>
          <table:table-cell table:style-name="ce5" table:formula="of:=AVERAGE([.$E$2:.E148])" office:value-type="float" office:value="13.1177368027211">
            <text:p>13,117736802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17">
            <text:p>717</text:p>
          </table:table-cell>
          <table:table-cell table:style-name="Default" office:value-type="float" office:value="588">
            <text:p>588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3.22266">
            <text:p>3,22266</text:p>
          </table:table-cell>
          <table:table-cell table:style-name="ce5" table:formula="of:=AVERAGE([.$E$2:.E149])" office:value-type="float" office:value="13.0508781756757">
            <text:p>13,05087817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477">
            <text:p>477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.24611">
            <text:p>4,24611</text:p>
          </table:table-cell>
          <table:table-cell table:style-name="ce5" table:formula="of:=AVERAGE([.$E$2:.E150])" office:value-type="float" office:value="12.9917857718121">
            <text:p>12,99178577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87">
            <text:p>787</text:p>
          </table:table-cell>
          <table:table-cell table:style-name="Default" office:value-type="float" office:value="536">
            <text:p>536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3.43191">
            <text:p>3,43191</text:p>
          </table:table-cell>
          <table:table-cell table:style-name="ce5" table:formula="of:=AVERAGE([.$E$2:.E151])" office:value-type="float" office:value="12.9280532666667">
            <text:p>12,9280532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95">
            <text:p>695</text:p>
          </table:table-cell>
          <table:table-cell table:style-name="Default" office:value-type="float" office:value="573">
            <text:p>573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3.59674">
            <text:p>3,59674</text:p>
          </table:table-cell>
          <table:table-cell table:style-name="ce5" table:formula="of:=AVERAGE([.$E$2:.E152])" office:value-type="float" office:value="12.8662564900662">
            <text:p>12,86625649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95">
            <text:p>695</text:p>
          </table:table-cell>
          <table:table-cell table:style-name="Default" office:value-type="float" office:value="573">
            <text:p>573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50.6381">
            <text:p>50,6381</text:p>
          </table:table-cell>
          <table:table-cell table:style-name="ce5" table:formula="of:=AVERAGE([.$E$2:.E153])" office:value-type="float" office:value="13.1147554605263">
            <text:p>13,114755460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36">
            <text:p>736</text:p>
          </table:table-cell>
          <table:table-cell table:style-name="Default" office:value-type="float" office:value="576">
            <text:p>576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3.54403">
            <text:p>3,54403</text:p>
          </table:table-cell>
          <table:table-cell table:style-name="ce5" table:formula="of:=AVERAGE([.$E$2:.E154])" office:value-type="float" office:value="13.0522016993464">
            <text:p>13,052201699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36">
            <text:p>736</text:p>
          </table:table-cell>
          <table:table-cell table:style-name="Default" office:value-type="float" office:value="576">
            <text:p>576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53.2056">
            <text:p>53,2056</text:p>
          </table:table-cell>
          <table:table-cell table:style-name="ce5" table:formula="of:=AVERAGE([.$E$2:.E155])" office:value-type="float" office:value="13.3129380519481">
            <text:p>13,312938051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36">
            <text:p>736</text:p>
          </table:table-cell>
          <table:table-cell table:style-name="Default" office:value-type="float" office:value="576">
            <text:p>576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56.5224">
            <text:p>56,5224</text:p>
          </table:table-cell>
          <table:table-cell table:style-name="ce5" table:formula="of:=AVERAGE([.$E$2:.E156])" office:value-type="float" office:value="13.5917087741935">
            <text:p>13,59170877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36">
            <text:p>736</text:p>
          </table:table-cell>
          <table:table-cell table:style-name="Default" office:value-type="float" office:value="576">
            <text:p>576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55.4018">
            <text:p>55,4018</text:p>
          </table:table-cell>
          <table:table-cell table:style-name="ce5" table:formula="of:=AVERAGE([.$E$2:.E157])" office:value-type="float" office:value="13.8597221794872">
            <text:p>13,85972217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36">
            <text:p>736</text:p>
          </table:table-cell>
          <table:table-cell table:style-name="Default" office:value-type="float" office:value="576">
            <text:p>576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55.6207">
            <text:p>55,6207</text:p>
          </table:table-cell>
          <table:table-cell table:style-name="ce5" table:formula="of:=AVERAGE([.$E$2:.E158])" office:value-type="float" office:value="14.1257156687898">
            <text:p>14,12571566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36">
            <text:p>736</text:p>
          </table:table-cell>
          <table:table-cell table:style-name="Default" office:value-type="float" office:value="576">
            <text:p>576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52.0566">
            <text:p>52,0566</text:p>
          </table:table-cell>
          <table:table-cell table:style-name="ce5" table:formula="of:=AVERAGE([.$E$2:.E159])" office:value-type="float" office:value="14.365784556962">
            <text:p>14,3657845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4.66612">
            <text:p>4,66612</text:p>
          </table:table-cell>
          <table:table-cell table:style-name="ce5" table:formula="of:=AVERAGE([.$E$2:.E160])" office:value-type="float" office:value="14.3047803773585">
            <text:p>14,304780377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57.0902">
            <text:p>57,0902</text:p>
          </table:table-cell>
          <table:table-cell table:style-name="ce5" table:formula="of:=AVERAGE([.$E$2:.E161])" office:value-type="float" office:value="14.57218925">
            <text:p>14,572189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45.4091">
            <text:p>45,4091</text:p>
          </table:table-cell>
          <table:table-cell table:style-name="ce5" table:formula="of:=AVERAGE([.$E$2:.E162])" office:value-type="float" office:value="14.7637228571429">
            <text:p>14,76372285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51.5917">
            <text:p>51,5917</text:p>
          </table:table-cell>
          <table:table-cell table:style-name="ce5" table:formula="of:=AVERAGE([.$E$2:.E163])" office:value-type="float" office:value="14.9910560493827">
            <text:p>14,991056049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50.7484">
            <text:p>50,7484</text:p>
          </table:table-cell>
          <table:table-cell table:style-name="ce5" table:formula="of:=AVERAGE([.$E$2:.E164])" office:value-type="float" office:value="15.2104262576687">
            <text:p>15,21042625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55.7946">
            <text:p>55,7946</text:p>
          </table:table-cell>
          <table:table-cell table:style-name="ce5" table:formula="of:=AVERAGE([.$E$2:.E165])" office:value-type="float" office:value="15.4578907317073">
            <text:p>15,457890731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53.6685">
            <text:p>53,6685</text:p>
          </table:table-cell>
          <table:table-cell table:style-name="ce5" table:formula="of:=AVERAGE([.$E$2:.E166])" office:value-type="float" office:value="15.6894701818182">
            <text:p>15,68947018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43.7732">
            <text:p>43,7732</text:p>
          </table:table-cell>
          <table:table-cell table:style-name="ce5" table:formula="of:=AVERAGE([.$E$2:.E167])" office:value-type="float" office:value="15.8586492771084">
            <text:p>15,85864927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49.5663">
            <text:p>49,5663</text:p>
          </table:table-cell>
          <table:table-cell table:style-name="ce5" table:formula="of:=AVERAGE([.$E$2:.E168])" office:value-type="float" office:value="16.060491497006">
            <text:p>16,0604914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9.4463">
            <text:p>29,4463</text:p>
          </table:table-cell>
          <table:table-cell table:style-name="ce5" table:formula="of:=AVERAGE([.$E$2:.E169])" office:value-type="float" office:value="16.1401689285714">
            <text:p>16,14016892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7.3874">
            <text:p>27,3874</text:p>
          </table:table-cell>
          <table:table-cell table:style-name="ce5" table:formula="of:=AVERAGE([.$E$2:.E170])" office:value-type="float" office:value="16.206720591716">
            <text:p>16,206720591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19.5622">
            <text:p>19,5622</text:p>
          </table:table-cell>
          <table:table-cell table:style-name="ce5" table:formula="of:=AVERAGE([.$E$2:.E171])" office:value-type="float" office:value="16.2264587058824">
            <text:p>16,22645870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2.0124">
            <text:p>22,0124</text:p>
          </table:table-cell>
          <table:table-cell table:style-name="ce5" table:formula="of:=AVERAGE([.$E$2:.E172])" office:value-type="float" office:value="16.260294619883">
            <text:p>16,260294619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1.6595">
            <text:p>21,6595</text:p>
          </table:table-cell>
          <table:table-cell table:style-name="ce5" table:formula="of:=AVERAGE([.$E$2:.E173])" office:value-type="float" office:value="16.2916853488372">
            <text:p>16,29168534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6.617">
            <text:p>26,617</text:p>
          </table:table-cell>
          <table:table-cell table:style-name="ce5" table:formula="of:=AVERAGE([.$E$2:.E174])" office:value-type="float" office:value="16.3513692485549">
            <text:p>16,35136924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3.9114">
            <text:p>23,9114</text:p>
          </table:table-cell>
          <table:table-cell table:style-name="ce5" table:formula="of:=AVERAGE([.$E$2:.E175])" office:value-type="float" office:value="16.3948177011494">
            <text:p>16,39481770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5.7959">
            <text:p>25,7959</text:p>
          </table:table-cell>
          <table:table-cell table:style-name="ce5" table:formula="of:=AVERAGE([.$E$2:.E176])" office:value-type="float" office:value="16.4485381714286">
            <text:p>16,44853817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4.0085">
            <text:p>24,0085</text:p>
          </table:table-cell>
          <table:table-cell table:style-name="ce5" table:formula="of:=AVERAGE([.$E$2:.E177])" office:value-type="float" office:value="16.4914925">
            <text:p>16,49149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2.077">
            <text:p>22,077</text:p>
          </table:table-cell>
          <table:table-cell table:style-name="ce5" table:formula="of:=AVERAGE([.$E$2:.E178])" office:value-type="float" office:value="16.523049039548">
            <text:p>16,52304903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3.8857">
            <text:p>23,8857</text:p>
          </table:table-cell>
          <table:table-cell table:style-name="ce5" table:formula="of:=AVERAGE([.$E$2:.E179])" office:value-type="float" office:value="16.564412247191">
            <text:p>16,564412247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0.3537">
            <text:p>20,3537</text:p>
          </table:table-cell>
          <table:table-cell table:style-name="ce5" table:formula="of:=AVERAGE([.$E$2:.E180])" office:value-type="float" office:value="16.585581452514">
            <text:p>16,58558145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2.8764">
            <text:p>22,8764</text:p>
          </table:table-cell>
          <table:table-cell table:style-name="ce5" table:formula="of:=AVERAGE([.$E$2:.E181])" office:value-type="float" office:value="16.6205304444444">
            <text:p>16,62053044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5.0614">
            <text:p>25,0614</text:p>
          </table:table-cell>
          <table:table-cell table:style-name="ce5" table:formula="of:=AVERAGE([.$E$2:.E182])" office:value-type="float" office:value="16.6671650828729">
            <text:p>16,6671650829</text:p>
          </table:table-cell>
          <table:table-cell table:number-columns-repeated="3"/>
        </table:table-row>
        <table:table-row table:style-name="ro2" table:number-rows-repeated="281">
          <table:table-cell table:style-name="ce3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2" table:number-rows-repeated="104799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Potencia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9" table:default-cell-style-name="ce2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11" office:value-type="string">
            <text:p>Hace todo</text:p>
            <text:p>El proceso?</text:p>
          </table:table-cell>
          <table:table-cell table:style-name="ce4" office:value-type="string">
            <text:p>Total puntos</text:p>
            <text:p>Detectados</text:p>
            <text:p>Imagen objeto</text:p>
          </table:table-cell>
          <table:table-cell table:style-name="ce4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4" office:value-type="string">
            <text:p>Coincidencias</text:p>
            <text:p>Válidas</text:p>
            <text:p>Estimadas</text:p>
            <text:p>Homografía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47">
            <text:p>647</text:p>
          </table:table-cell>
          <table:table-cell table:style-name="Default" office:value-type="float" office:value="552">
            <text:p>552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.19464">
            <text:p>2,19464</text:p>
          </table:table-cell>
          <table:table-cell table:style-name="ce5" table:formula="of:=[.E2]" office:value-type="float" office:value="2.19464">
            <text:p>2,19464</text:p>
          </table:table-cell>
          <table:table-cell/>
          <table:table-cell office:value-type="string">
            <text:p>Target keypoints:</text:p>
          </table:table-cell>
          <table:table-cell table:style-name="ce2" office:value-type="float" office:value="1952">
            <text:p>1952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9">
            <text:p>369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20574">
            <text:p>3,20574</text:p>
          </table:table-cell>
          <table:table-cell table:style-name="ce5" table:formula="of:=AVERAGE([.$E$2:.E3])" office:value-type="float" office:value="2.70019">
            <text:p>2,70019</text:p>
          </table:table-cell>
          <table:table-cell/>
          <table:table-cell office:value-type="string">
            <text:p>Umbral Hessiano:</text:p>
          </table:table-cell>
          <table:table-cell table:style-name="ce2" office:value-type="float" office:value="700">
            <text:p>700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93">
            <text:p>293</text:p>
          </table:table-cell>
          <table:table-cell table:style-name="Default" office:value-type="float" office:value="584">
            <text:p>584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57426">
            <text:p>3,57426</text:p>
          </table:table-cell>
          <table:table-cell table:style-name="ce5" table:formula="of:=AVERAGE([.$E$2:.E4])" office:value-type="float" office:value="2.99154666666667">
            <text:p>2,9915466667</text:p>
          </table:table-cell>
          <table:table-cell/>
          <table:table-cell office:value-type="string">
            <text:p>Valoración</text:p>
          </table:table-cell>
          <table:table-cell table:style-name="ce6" office:value-type="string">
            <text:p>2 – 3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52">
            <text:p>252</text:p>
          </table:table-cell>
          <table:table-cell table:style-name="Default" office:value-type="float" office:value="479">
            <text:p>47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.13071">
            <text:p>4,13071</text:p>
          </table:table-cell>
          <table:table-cell table:style-name="ce5" table:formula="of:=AVERAGE([.$E$2:.E5])" office:value-type="float" office:value="3.2763375">
            <text:p>3,2763375</text:p>
          </table:table-cell>
          <table:table-cell/>
          <table:table-cell office:value-type="string">
            <text:p>FPS promedio</text:p>
          </table:table-cell>
          <table:table-cell table:formula="of:=[.F157]" office:value-type="float" office:value="7.72086980769231">
            <text:p>7,7208698077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95">
            <text:p>595</text:p>
          </table:table-cell>
          <table:table-cell table:style-name="Default" office:value-type="float" office:value="507">
            <text:p>50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.93147">
            <text:p>2,93147</text:p>
          </table:table-cell>
          <table:table-cell table:style-name="ce5" table:formula="of:=AVERAGE([.$E$2:.E6])" office:value-type="float" office:value="3.207364">
            <text:p>3,20736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40">
            <text:p>940</text:p>
          </table:table-cell>
          <table:table-cell table:style-name="Default" office:value-type="float" office:value="566">
            <text:p>566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2.23417">
            <text:p>2,23417</text:p>
          </table:table-cell>
          <table:table-cell table:style-name="ce5" table:formula="of:=AVERAGE([.$E$2:.E7])" office:value-type="float" office:value="3.045165">
            <text:p>3,04516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93">
            <text:p>893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2.42121">
            <text:p>2,42121</text:p>
          </table:table-cell>
          <table:table-cell table:style-name="ce5" table:formula="of:=AVERAGE([.$E$2:.E8])" office:value-type="float" office:value="2.95602857142857">
            <text:p>2,95602857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48">
            <text:p>748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2.55925">
            <text:p>2,55925</text:p>
          </table:table-cell>
          <table:table-cell table:style-name="ce5" table:formula="of:=AVERAGE([.$E$2:.E9])" office:value-type="float" office:value="2.90643125">
            <text:p>2,906431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5">
            <text:p>785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.60144">
            <text:p>2,60144</text:p>
          </table:table-cell>
          <table:table-cell table:style-name="ce5" table:formula="of:=AVERAGE([.$E$2:.E10])" office:value-type="float" office:value="2.87254333333333">
            <text:p>2,8725433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70">
            <text:p>870</text:p>
          </table:table-cell>
          <table:table-cell table:style-name="Default" office:value-type="float" office:value="612">
            <text:p>612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2.54941">
            <text:p>2,54941</text:p>
          </table:table-cell>
          <table:table-cell table:style-name="ce5" table:formula="of:=AVERAGE([.$E$2:.E11])" office:value-type="float" office:value="2.84023">
            <text:p>2,8402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75">
            <text:p>975</text:p>
          </table:table-cell>
          <table:table-cell table:style-name="Default" office:value-type="float" office:value="571">
            <text:p>571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.38421">
            <text:p>2,38421</text:p>
          </table:table-cell>
          <table:table-cell table:style-name="ce5" table:formula="of:=AVERAGE([.$E$2:.E12])" office:value-type="float" office:value="2.79877363636364">
            <text:p>2,798773636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90">
            <text:p>790</text:p>
          </table:table-cell>
          <table:table-cell table:style-name="Default" office:value-type="float" office:value="545">
            <text:p>545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2.62056">
            <text:p>2,62056</text:p>
          </table:table-cell>
          <table:table-cell table:style-name="ce5" table:formula="of:=AVERAGE([.$E$2:.E13])" office:value-type="float" office:value="2.7839225">
            <text:p>2,78392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2">
            <text:p>472</text:p>
          </table:table-cell>
          <table:table-cell table:style-name="Default" office:value-type="float" office:value="603">
            <text:p>603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03354">
            <text:p>3,03354</text:p>
          </table:table-cell>
          <table:table-cell table:style-name="ce5" table:formula="of:=AVERAGE([.$E$2:.E14])" office:value-type="float" office:value="2.80312384615385">
            <text:p>2,80312384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2">
            <text:p>472</text:p>
          </table:table-cell>
          <table:table-cell table:style-name="Default" office:value-type="float" office:value="603">
            <text:p>603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6.6003">
            <text:p>46,6003</text:p>
          </table:table-cell>
          <table:table-cell table:style-name="ce5" table:formula="of:=AVERAGE([.$E$2:.E15])" office:value-type="float" office:value="5.93149357142857">
            <text:p>5,93149357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75">
            <text:p>875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2.53168">
            <text:p>2,53168</text:p>
          </table:table-cell>
          <table:table-cell table:style-name="ce5" table:formula="of:=AVERAGE([.$E$2:.E16])" office:value-type="float" office:value="5.70483933333333">
            <text:p>5,7048393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46">
            <text:p>746</text:p>
          </table:table-cell>
          <table:table-cell table:style-name="Default" office:value-type="float" office:value="579">
            <text:p>579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2.59619">
            <text:p>2,59619</text:p>
          </table:table-cell>
          <table:table-cell table:style-name="ce5" table:formula="of:=AVERAGE([.$E$2:.E17])" office:value-type="float" office:value="5.51054875">
            <text:p>5,51054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6">
            <text:p>506</text:p>
          </table:table-cell>
          <table:table-cell table:style-name="Default" office:value-type="float" office:value="481">
            <text:p>48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.79786">
            <text:p>2,79786</text:p>
          </table:table-cell>
          <table:table-cell table:style-name="ce5" table:formula="of:=AVERAGE([.$E$2:.E18])" office:value-type="float" office:value="5.35097882352941">
            <text:p>5,35097882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98">
            <text:p>698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.56988">
            <text:p>2,56988</text:p>
          </table:table-cell>
          <table:table-cell table:style-name="ce5" table:formula="of:=AVERAGE([.$E$2:.E19])" office:value-type="float" office:value="5.19647333333333">
            <text:p>5,196473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98">
            <text:p>698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2.4826">
            <text:p>42,4826</text:p>
          </table:table-cell>
          <table:table-cell table:style-name="ce5" table:formula="of:=AVERAGE([.$E$2:.E20])" office:value-type="float" office:value="7.15890105263158">
            <text:p>7,15890105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7">
            <text:p>707</text:p>
          </table:table-cell>
          <table:table-cell table:style-name="Default" office:value-type="float" office:value="501">
            <text:p>50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.50744">
            <text:p>2,50744</text:p>
          </table:table-cell>
          <table:table-cell table:style-name="ce5" table:formula="of:=AVERAGE([.$E$2:.E21])" office:value-type="float" office:value="6.926328">
            <text:p>6,92632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89">
            <text:p>889</text:p>
          </table:table-cell>
          <table:table-cell table:style-name="Default" office:value-type="float" office:value="515">
            <text:p>51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.47013">
            <text:p>2,47013</text:p>
          </table:table-cell>
          <table:table-cell table:style-name="ce5" table:formula="of:=AVERAGE([.$E$2:.E22])" office:value-type="float" office:value="6.7141280952381">
            <text:p>6,714128095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97">
            <text:p>997</text:p>
          </table:table-cell>
          <table:table-cell table:style-name="Default" office:value-type="float" office:value="534">
            <text:p>534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2.27578">
            <text:p>2,27578</text:p>
          </table:table-cell>
          <table:table-cell table:style-name="ce5" table:formula="of:=AVERAGE([.$E$2:.E23])" office:value-type="float" office:value="6.512385">
            <text:p>6,51238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75">
            <text:p>975</text:p>
          </table:table-cell>
          <table:table-cell table:style-name="Default" office:value-type="float" office:value="553">
            <text:p>553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2.24162">
            <text:p>2,24162</text:p>
          </table:table-cell>
          <table:table-cell table:style-name="ce5" table:formula="of:=AVERAGE([.$E$2:.E24])" office:value-type="float" office:value="6.32669956521739">
            <text:p>6,32669956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75">
            <text:p>975</text:p>
          </table:table-cell>
          <table:table-cell table:style-name="Default" office:value-type="float" office:value="553">
            <text:p>553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49.608">
            <text:p>49,608</text:p>
          </table:table-cell>
          <table:table-cell table:style-name="ce5" table:formula="of:=AVERAGE([.$E$2:.E25])" office:value-type="float" office:value="8.13008708333333">
            <text:p>8,13008708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31">
            <text:p>931</text:p>
          </table:table-cell>
          <table:table-cell table:style-name="Default" office:value-type="float" office:value="499">
            <text:p>499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2.3714">
            <text:p>2,3714</text:p>
          </table:table-cell>
          <table:table-cell table:style-name="ce5" table:formula="of:=AVERAGE([.$E$2:.E26])" office:value-type="float" office:value="7.8997396">
            <text:p>7,899739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16">
            <text:p>916</text:p>
          </table:table-cell>
          <table:table-cell table:style-name="Default" office:value-type="float" office:value="524">
            <text:p>524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2.41126">
            <text:p>2,41126</text:p>
          </table:table-cell>
          <table:table-cell table:style-name="ce5" table:formula="of:=AVERAGE([.$E$2:.E27])" office:value-type="float" office:value="7.68864423076923">
            <text:p>7,68864423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94">
            <text:p>994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2.45946">
            <text:p>2,45946</text:p>
          </table:table-cell>
          <table:table-cell table:style-name="ce5" table:formula="of:=AVERAGE([.$E$2:.E28])" office:value-type="float" office:value="7.49497074074074">
            <text:p>7,494970740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8">
            <text:p>708</text:p>
          </table:table-cell>
          <table:table-cell table:style-name="Default" office:value-type="float" office:value="578">
            <text:p>578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.73585">
            <text:p>2,73585</text:p>
          </table:table-cell>
          <table:table-cell table:style-name="ce5" table:formula="of:=AVERAGE([.$E$2:.E29])" office:value-type="float" office:value="7.32500214285714">
            <text:p>7,3250021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45">
            <text:p>545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.99932">
            <text:p>2,99932</text:p>
          </table:table-cell>
          <table:table-cell table:style-name="ce5" table:formula="of:=AVERAGE([.$E$2:.E30])" office:value-type="float" office:value="7.17584068965517">
            <text:p>7,17584068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3">
            <text:p>473</text:p>
          </table:table-cell>
          <table:table-cell table:style-name="Default" office:value-type="float" office:value="503">
            <text:p>50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.8887">
            <text:p>2,8887</text:p>
          </table:table-cell>
          <table:table-cell table:style-name="ce5" table:formula="of:=AVERAGE([.$E$2:.E31])" office:value-type="float" office:value="7.032936">
            <text:p>7,0329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6">
            <text:p>536</text:p>
          </table:table-cell>
          <table:table-cell table:style-name="Default" office:value-type="float" office:value="486">
            <text:p>48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.6938">
            <text:p>2,6938</text:p>
          </table:table-cell>
          <table:table-cell table:style-name="ce5" table:formula="of:=AVERAGE([.$E$2:.E32])" office:value-type="float" office:value="6.89296387096774">
            <text:p>6,8929638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18">
            <text:p>818</text:p>
          </table:table-cell>
          <table:table-cell table:style-name="Default" office:value-type="float" office:value="488">
            <text:p>488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2.45176">
            <text:p>2,45176</text:p>
          </table:table-cell>
          <table:table-cell table:style-name="ce5" table:formula="of:=AVERAGE([.$E$2:.E33])" office:value-type="float" office:value="6.75417625">
            <text:p>6,754176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53">
            <text:p>753</text:p>
          </table:table-cell>
          <table:table-cell table:style-name="Default" office:value-type="float" office:value="513">
            <text:p>513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2.56471">
            <text:p>2,56471</text:p>
          </table:table-cell>
          <table:table-cell table:style-name="ce5" table:formula="of:=AVERAGE([.$E$2:.E34])" office:value-type="float" office:value="6.62722272727273">
            <text:p>6,62722272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.84386">
            <text:p>2,84386</text:p>
          </table:table-cell>
          <table:table-cell table:style-name="ce5" table:formula="of:=AVERAGE([.$E$2:.E35])" office:value-type="float" office:value="6.51594735294118">
            <text:p>6,515947352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27">
            <text:p>727</text:p>
          </table:table-cell>
          <table:table-cell table:style-name="Default" office:value-type="float" office:value="542">
            <text:p>542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.85795">
            <text:p>2,85795</text:p>
          </table:table-cell>
          <table:table-cell table:style-name="ce5" table:formula="of:=AVERAGE([.$E$2:.E36])" office:value-type="float" office:value="6.41143314285714">
            <text:p>6,4114331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485">
            <text:p>48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.4193">
            <text:p>3,4193</text:p>
          </table:table-cell>
          <table:table-cell table:style-name="ce5" table:formula="of:=AVERAGE([.$E$2:.E37])" office:value-type="float" office:value="6.32831833333333">
            <text:p>6,328318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7">
            <text:p>297</text:p>
          </table:table-cell>
          <table:table-cell table:style-name="Default" office:value-type="float" office:value="480">
            <text:p>48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.13606">
            <text:p>3,13606</text:p>
          </table:table-cell>
          <table:table-cell table:style-name="ce5" table:formula="of:=AVERAGE([.$E$2:.E38])" office:value-type="float" office:value="6.24204108108108">
            <text:p>6,24204108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83">
            <text:p>483</text:p>
          </table:table-cell>
          <table:table-cell table:style-name="Default" office:value-type="float" office:value="537">
            <text:p>537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08024">
            <text:p>3,08024</text:p>
          </table:table-cell>
          <table:table-cell table:style-name="ce5" table:formula="of:=AVERAGE([.$E$2:.E39])" office:value-type="float" office:value="6.15883578947368">
            <text:p>6,158835789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79">
            <text:p>679</text:p>
          </table:table-cell>
          <table:table-cell table:style-name="Default" office:value-type="float" office:value="541">
            <text:p>541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.67297">
            <text:p>2,67297</text:p>
          </table:table-cell>
          <table:table-cell table:style-name="ce5" table:formula="of:=AVERAGE([.$E$2:.E40])" office:value-type="float" office:value="6.06945461538462">
            <text:p>6,06945461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553">
            <text:p>553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.88383">
            <text:p>2,88383</text:p>
          </table:table-cell>
          <table:table-cell table:style-name="ce5" table:formula="of:=AVERAGE([.$E$2:.E41])" office:value-type="float" office:value="5.989814">
            <text:p>5,9898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66">
            <text:p>866</text:p>
          </table:table-cell>
          <table:table-cell table:style-name="Default" office:value-type="float" office:value="593">
            <text:p>593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2.59431">
            <text:p>2,59431</text:p>
          </table:table-cell>
          <table:table-cell table:style-name="ce5" table:formula="of:=AVERAGE([.$E$2:.E42])" office:value-type="float" office:value="5.90699682926829">
            <text:p>5,906996829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3">
            <text:p>783</text:p>
          </table:table-cell>
          <table:table-cell table:style-name="Default" office:value-type="float" office:value="481">
            <text:p>48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.75938">
            <text:p>2,75938</text:p>
          </table:table-cell>
          <table:table-cell table:style-name="ce5" table:formula="of:=AVERAGE([.$E$2:.E43])" office:value-type="float" office:value="5.83205357142857">
            <text:p>5,83205357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69">
            <text:p>869</text:p>
          </table:table-cell>
          <table:table-cell table:style-name="Default" office:value-type="float" office:value="542">
            <text:p>542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2.52628">
            <text:p>2,52628</text:p>
          </table:table-cell>
          <table:table-cell table:style-name="ce5" table:formula="of:=AVERAGE([.$E$2:.E44])" office:value-type="float" office:value="5.75517511627907">
            <text:p>5,755175116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87">
            <text:p>887</text:p>
          </table:table-cell>
          <table:table-cell table:style-name="Default" office:value-type="float" office:value="583">
            <text:p>583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2.57384">
            <text:p>2,57384</text:p>
          </table:table-cell>
          <table:table-cell table:style-name="ce5" table:formula="of:=AVERAGE([.$E$2:.E45])" office:value-type="float" office:value="5.68287204545455">
            <text:p>5,68287204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77">
            <text:p>777</text:p>
          </table:table-cell>
          <table:table-cell table:style-name="Default" office:value-type="float" office:value="572">
            <text:p>57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.64263">
            <text:p>2,64263</text:p>
          </table:table-cell>
          <table:table-cell table:style-name="ce5" table:formula="of:=AVERAGE([.$E$2:.E46])" office:value-type="float" office:value="5.61531111111111">
            <text:p>5,61531111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18">
            <text:p>618</text:p>
          </table:table-cell>
          <table:table-cell table:style-name="Default" office:value-type="float" office:value="585">
            <text:p>58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.86098">
            <text:p>2,86098</text:p>
          </table:table-cell>
          <table:table-cell table:style-name="ce5" table:formula="of:=AVERAGE([.$E$2:.E47])" office:value-type="float" office:value="5.55543434782609">
            <text:p>5,55543434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54">
            <text:p>654</text:p>
          </table:table-cell>
          <table:table-cell table:style-name="Default" office:value-type="float" office:value="518">
            <text:p>5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86453">
            <text:p>2,86453</text:p>
          </table:table-cell>
          <table:table-cell table:style-name="ce5" table:formula="of:=AVERAGE([.$E$2:.E48])" office:value-type="float" office:value="5.49818106382979">
            <text:p>5,498181063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49">
            <text:p>649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2.89547">
            <text:p>2,89547</text:p>
          </table:table-cell>
          <table:table-cell table:style-name="ce5" table:formula="of:=AVERAGE([.$E$2:.E49])" office:value-type="float" office:value="5.44395791666667">
            <text:p>5,44395791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2">
            <text:p>312</text:p>
          </table:table-cell>
          <table:table-cell table:style-name="Default" office:value-type="float" office:value="570">
            <text:p>57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3.50731">
            <text:p>3,50731</text:p>
          </table:table-cell>
          <table:table-cell table:style-name="ce5" table:formula="of:=AVERAGE([.$E$2:.E50])" office:value-type="float" office:value="5.40443448979592">
            <text:p>5,404434489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8">
            <text:p>538</text:p>
          </table:table-cell>
          <table:table-cell table:style-name="Default" office:value-type="float" office:value="573">
            <text:p>573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0205">
            <text:p>3,0205</text:p>
          </table:table-cell>
          <table:table-cell table:style-name="ce5" table:formula="of:=AVERAGE([.$E$2:.E51])" office:value-type="float" office:value="5.3567558">
            <text:p>5,356755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9">
            <text:p>419</text:p>
          </table:table-cell>
          <table:table-cell table:style-name="Default" office:value-type="float" office:value="494">
            <text:p>494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.11051">
            <text:p>3,11051</text:p>
          </table:table-cell>
          <table:table-cell table:style-name="ce5" table:formula="of:=AVERAGE([.$E$2:.E52])" office:value-type="float" office:value="5.31271176470588">
            <text:p>5,31271176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4">
            <text:p>494</text:p>
          </table:table-cell>
          <table:table-cell table:style-name="Default" office:value-type="float" office:value="534">
            <text:p>534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.01727">
            <text:p>3,01727</text:p>
          </table:table-cell>
          <table:table-cell table:style-name="ce5" table:formula="of:=AVERAGE([.$E$2:.E53])" office:value-type="float" office:value="5.26856865384615">
            <text:p>5,268568653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88">
            <text:p>788</text:p>
          </table:table-cell>
          <table:table-cell table:style-name="Default" office:value-type="float" office:value="557">
            <text:p>557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2.69732">
            <text:p>2,69732</text:p>
          </table:table-cell>
          <table:table-cell table:style-name="ce5" table:formula="of:=AVERAGE([.$E$2:.E54])" office:value-type="float" office:value="5.22005452830189">
            <text:p>5,220054528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83">
            <text:p>783</text:p>
          </table:table-cell>
          <table:table-cell table:style-name="Default" office:value-type="float" office:value="537">
            <text:p>537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2.62945">
            <text:p>2,62945</text:p>
          </table:table-cell>
          <table:table-cell table:style-name="ce5" table:formula="of:=AVERAGE([.$E$2:.E55])" office:value-type="float" office:value="5.17208037037037">
            <text:p>5,172080370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65">
            <text:p>965</text:p>
          </table:table-cell>
          <table:table-cell table:style-name="Default" office:value-type="float" office:value="639">
            <text:p>639</text:p>
          </table:table-cell>
          <table:table-cell table:style-name="Default" office:value-type="float" office:value="186">
            <text:p>186</text:p>
          </table:table-cell>
          <table:table-cell table:style-name="Default" office:value-type="float" office:value="3.22942">
            <text:p>3,22942</text:p>
          </table:table-cell>
          <table:table-cell table:style-name="ce5" table:formula="of:=AVERAGE([.$E$2:.E56])" office:value-type="float" office:value="5.13675927272727">
            <text:p>5,136759272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79">
            <text:p>979</text:p>
          </table:table-cell>
          <table:table-cell table:style-name="Default" office:value-type="float" office:value="656">
            <text:p>656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3.2048">
            <text:p>3,2048</text:p>
          </table:table-cell>
          <table:table-cell table:style-name="ce5" table:formula="of:=AVERAGE([.$E$2:.E57])" office:value-type="float" office:value="5.10226">
            <text:p>5,1022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86">
            <text:p>886</text:p>
          </table:table-cell>
          <table:table-cell table:style-name="Default" office:value-type="float" office:value="633">
            <text:p>633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2.84142">
            <text:p>2,84142</text:p>
          </table:table-cell>
          <table:table-cell table:style-name="ce5" table:formula="of:=AVERAGE([.$E$2:.E58])" office:value-type="float" office:value="5.06259614035088">
            <text:p>5,062596140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66">
            <text:p>966</text:p>
          </table:table-cell>
          <table:table-cell table:style-name="Default" office:value-type="float" office:value="561">
            <text:p>561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2.4214">
            <text:p>2,4214</text:p>
          </table:table-cell>
          <table:table-cell table:style-name="ce5" table:formula="of:=AVERAGE([.$E$2:.E59])" office:value-type="float" office:value="5.01705827586207">
            <text:p>5,01705827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21">
            <text:p>721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2.62928">
            <text:p>2,62928</text:p>
          </table:table-cell>
          <table:table-cell table:style-name="ce5" table:formula="of:=AVERAGE([.$E$2:.E60])" office:value-type="float" office:value="4.97658745762712">
            <text:p>4,976587457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79">
            <text:p>679</text:p>
          </table:table-cell>
          <table:table-cell table:style-name="Default" office:value-type="float" office:value="566">
            <text:p>56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.58721">
            <text:p>2,58721</text:p>
          </table:table-cell>
          <table:table-cell table:style-name="ce5" table:formula="of:=AVERAGE([.$E$2:.E61])" office:value-type="float" office:value="4.9367645">
            <text:p>4,93676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77">
            <text:p>877</text:p>
          </table:table-cell>
          <table:table-cell table:style-name="Default" office:value-type="float" office:value="519">
            <text:p>519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.41266">
            <text:p>2,41266</text:p>
          </table:table-cell>
          <table:table-cell table:style-name="ce5" table:formula="of:=AVERAGE([.$E$2:.E62])" office:value-type="float" office:value="4.89538573770492">
            <text:p>4,89538573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86">
            <text:p>986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.24283">
            <text:p>2,24283</text:p>
          </table:table-cell>
          <table:table-cell table:style-name="ce5" table:formula="of:=AVERAGE([.$E$2:.E63])" office:value-type="float" office:value="4.85260258064516">
            <text:p>4,852602580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31">
            <text:p>831</text:p>
          </table:table-cell>
          <table:table-cell table:style-name="Default" office:value-type="float" office:value="528">
            <text:p>528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.42767">
            <text:p>2,42767</text:p>
          </table:table-cell>
          <table:table-cell table:style-name="ce5" table:formula="of:=AVERAGE([.$E$2:.E64])" office:value-type="float" office:value="4.81411158730159">
            <text:p>4,81411158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72">
            <text:p>772</text:p>
          </table:table-cell>
          <table:table-cell table:style-name="Default" office:value-type="float" office:value="484">
            <text:p>484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.48257">
            <text:p>2,48257</text:p>
          </table:table-cell>
          <table:table-cell table:style-name="ce5" table:formula="of:=AVERAGE([.$E$2:.E65])" office:value-type="float" office:value="4.77768125">
            <text:p>4,777681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552">
            <text:p>552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.98517">
            <text:p>2,98517</text:p>
          </table:table-cell>
          <table:table-cell table:style-name="ce5" table:formula="of:=AVERAGE([.$E$2:.E66])" office:value-type="float" office:value="4.75010415384616">
            <text:p>4,75010415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4">
            <text:p>604</text:p>
          </table:table-cell>
          <table:table-cell table:style-name="Default" office:value-type="float" office:value="502">
            <text:p>502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.87979">
            <text:p>2,87979</text:p>
          </table:table-cell>
          <table:table-cell table:style-name="ce5" table:formula="of:=AVERAGE([.$E$2:.E67])" office:value-type="float" office:value="4.72176606060606">
            <text:p>4,721766060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46">
            <text:p>646</text:p>
          </table:table-cell>
          <table:table-cell table:style-name="Default" office:value-type="float" office:value="506">
            <text:p>506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.79178">
            <text:p>2,79178</text:p>
          </table:table-cell>
          <table:table-cell table:style-name="ce5" table:formula="of:=AVERAGE([.$E$2:.E68])" office:value-type="float" office:value="4.69296029850746">
            <text:p>4,69296029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490">
            <text:p>49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.84772">
            <text:p>2,84772</text:p>
          </table:table-cell>
          <table:table-cell table:style-name="ce5" table:formula="of:=AVERAGE([.$E$2:.E69])" office:value-type="float" office:value="4.66582441176471">
            <text:p>4,66582441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95">
            <text:p>395</text:p>
          </table:table-cell>
          <table:table-cell table:style-name="Default" office:value-type="float" office:value="520">
            <text:p>52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.0671">
            <text:p>3,0671</text:p>
          </table:table-cell>
          <table:table-cell table:style-name="ce5" table:formula="of:=AVERAGE([.$E$2:.E70])" office:value-type="float" office:value="4.64265449275362">
            <text:p>4,642654492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88">
            <text:p>588</text:p>
          </table:table-cell>
          <table:table-cell table:style-name="Default" office:value-type="float" office:value="539">
            <text:p>53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.81074">
            <text:p>2,81074</text:p>
          </table:table-cell>
          <table:table-cell table:style-name="ce5" table:formula="of:=AVERAGE([.$E$2:.E71])" office:value-type="float" office:value="4.61648428571429">
            <text:p>4,616484285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70">
            <text:p>670</text:p>
          </table:table-cell>
          <table:table-cell table:style-name="Default" office:value-type="float" office:value="527">
            <text:p>527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.68015">
            <text:p>2,68015</text:p>
          </table:table-cell>
          <table:table-cell table:style-name="ce5" table:formula="of:=AVERAGE([.$E$2:.E72])" office:value-type="float" office:value="4.58921197183099">
            <text:p>4,58921197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91">
            <text:p>691</text:p>
          </table:table-cell>
          <table:table-cell table:style-name="Default" office:value-type="float" office:value="549">
            <text:p>54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.71673">
            <text:p>2,71673</text:p>
          </table:table-cell>
          <table:table-cell table:style-name="ce5" table:formula="of:=AVERAGE([.$E$2:.E73])" office:value-type="float" office:value="4.56320527777778">
            <text:p>4,563205277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21">
            <text:p>821</text:p>
          </table:table-cell>
          <table:table-cell table:style-name="Default" office:value-type="float" office:value="526">
            <text:p>52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.46356">
            <text:p>2,46356</text:p>
          </table:table-cell>
          <table:table-cell table:style-name="ce5" table:formula="of:=AVERAGE([.$E$2:.E74])" office:value-type="float" office:value="4.53444301369863">
            <text:p>4,534443013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37">
            <text:p>737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.60445">
            <text:p>2,60445</text:p>
          </table:table-cell>
          <table:table-cell table:style-name="ce5" table:formula="of:=AVERAGE([.$E$2:.E75])" office:value-type="float" office:value="4.50836202702703">
            <text:p>4,50836202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91">
            <text:p>691</text:p>
          </table:table-cell>
          <table:table-cell table:style-name="Default" office:value-type="float" office:value="495">
            <text:p>49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.62149">
            <text:p>2,62149</text:p>
          </table:table-cell>
          <table:table-cell table:style-name="ce5" table:formula="of:=AVERAGE([.$E$2:.E76])" office:value-type="float" office:value="4.48320373333333">
            <text:p>4,4832037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44">
            <text:p>1044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2.26095">
            <text:p>2,26095</text:p>
          </table:table-cell>
          <table:table-cell table:style-name="ce5" table:formula="of:=AVERAGE([.$E$2:.E77])" office:value-type="float" office:value="4.45396355263158">
            <text:p>4,453963552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44">
            <text:p>944</text:p>
          </table:table-cell>
          <table:table-cell table:style-name="Default" office:value-type="float" office:value="516">
            <text:p>516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2.35693">
            <text:p>2,35693</text:p>
          </table:table-cell>
          <table:table-cell table:style-name="ce5" table:formula="of:=AVERAGE([.$E$2:.E78])" office:value-type="float" office:value="4.42672935064935">
            <text:p>4,426729350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12">
            <text:p>712</text:p>
          </table:table-cell>
          <table:table-cell table:style-name="Default" office:value-type="float" office:value="503">
            <text:p>50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.7416">
            <text:p>2,7416</text:p>
          </table:table-cell>
          <table:table-cell table:style-name="ce5" table:formula="of:=AVERAGE([.$E$2:.E79])" office:value-type="float" office:value="4.40512512820513">
            <text:p>4,405125128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64">
            <text:p>864</text:p>
          </table:table-cell>
          <table:table-cell table:style-name="Default" office:value-type="float" office:value="537">
            <text:p>537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.43579">
            <text:p>2,43579</text:p>
          </table:table-cell>
          <table:table-cell table:style-name="ce5" table:formula="of:=AVERAGE([.$E$2:.E80])" office:value-type="float" office:value="4.38019683544304">
            <text:p>4,380196835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90">
            <text:p>990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.24631">
            <text:p>2,24631</text:p>
          </table:table-cell>
          <table:table-cell table:style-name="ce5" table:formula="of:=AVERAGE([.$E$2:.E81])" office:value-type="float" office:value="4.35352325">
            <text:p>4,353523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40">
            <text:p>940</text:p>
          </table:table-cell>
          <table:table-cell table:style-name="Default" office:value-type="float" office:value="503">
            <text:p>503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2.26438">
            <text:p>2,26438</text:p>
          </table:table-cell>
          <table:table-cell table:style-name="ce5" table:formula="of:=AVERAGE([.$E$2:.E82])" office:value-type="float" office:value="4.32773135802469">
            <text:p>4,32773135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02">
            <text:p>1002</text:p>
          </table:table-cell>
          <table:table-cell table:style-name="Default" office:value-type="float" office:value="485">
            <text:p>485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2.225">
            <text:p>2,225</text:p>
          </table:table-cell>
          <table:table-cell table:style-name="ce5" table:formula="of:=AVERAGE([.$E$2:.E83])" office:value-type="float" office:value="4.30208829268293">
            <text:p>4,302088292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91">
            <text:p>791</text:p>
          </table:table-cell>
          <table:table-cell table:style-name="Default" office:value-type="float" office:value="514">
            <text:p>51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.43574">
            <text:p>2,43574</text:p>
          </table:table-cell>
          <table:table-cell table:style-name="ce5" table:formula="of:=AVERAGE([.$E$2:.E84])" office:value-type="float" office:value="4.2796021686747">
            <text:p>4,279602168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81">
            <text:p>881</text:p>
          </table:table-cell>
          <table:table-cell table:style-name="Default" office:value-type="float" office:value="607">
            <text:p>607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2.44802">
            <text:p>2,44802</text:p>
          </table:table-cell>
          <table:table-cell table:style-name="ce5" table:formula="of:=AVERAGE([.$E$2:.E85])" office:value-type="float" office:value="4.25779761904762">
            <text:p>4,25779761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34">
            <text:p>834</text:p>
          </table:table-cell>
          <table:table-cell table:style-name="Default" office:value-type="float" office:value="585">
            <text:p>58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.46409">
            <text:p>2,46409</text:p>
          </table:table-cell>
          <table:table-cell table:style-name="ce5" table:formula="of:=AVERAGE([.$E$2:.E86])" office:value-type="float" office:value="4.23669517647059">
            <text:p>4,23669517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89">
            <text:p>689</text:p>
          </table:table-cell>
          <table:table-cell table:style-name="Default" office:value-type="float" office:value="508">
            <text:p>50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75216">
            <text:p>2,75216</text:p>
          </table:table-cell>
          <table:table-cell table:style-name="ce5" table:formula="of:=AVERAGE([.$E$2:.E87])" office:value-type="float" office:value="4.21943313953488">
            <text:p>4,21943313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7">
            <text:p>337</text:p>
          </table:table-cell>
          <table:table-cell table:style-name="Default" office:value-type="float" office:value="516">
            <text:p>516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2.99832">
            <text:p>2,99832</text:p>
          </table:table-cell>
          <table:table-cell table:style-name="ce5" table:formula="of:=AVERAGE([.$E$2:.E88])" office:value-type="float" office:value="4.20539735632184">
            <text:p>4,205397356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97">
            <text:p>697</text:p>
          </table:table-cell>
          <table:table-cell table:style-name="Default" office:value-type="float" office:value="491">
            <text:p>491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.55781">
            <text:p>2,55781</text:p>
          </table:table-cell>
          <table:table-cell table:style-name="ce5" table:formula="of:=AVERAGE([.$E$2:.E89])" office:value-type="float" office:value="4.18667477272727">
            <text:p>4,186674772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77">
            <text:p>677</text:p>
          </table:table-cell>
          <table:table-cell table:style-name="Default" office:value-type="float" office:value="524">
            <text:p>524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.57122">
            <text:p>2,57122</text:p>
          </table:table-cell>
          <table:table-cell table:style-name="ce5" table:formula="of:=AVERAGE([.$E$2:.E90])" office:value-type="float" office:value="4.16852359550562">
            <text:p>4,16852359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38">
            <text:p>838</text:p>
          </table:table-cell>
          <table:table-cell table:style-name="Default" office:value-type="float" office:value="549">
            <text:p>549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.43956">
            <text:p>2,43956</text:p>
          </table:table-cell>
          <table:table-cell table:style-name="ce5" table:formula="of:=AVERAGE([.$E$2:.E91])" office:value-type="float" office:value="4.14931288888889">
            <text:p>4,14931288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22">
            <text:p>622</text:p>
          </table:table-cell>
          <table:table-cell table:style-name="Default" office:value-type="float" office:value="518">
            <text:p>518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.64136">
            <text:p>2,64136</text:p>
          </table:table-cell>
          <table:table-cell table:style-name="ce5" table:formula="of:=AVERAGE([.$E$2:.E92])" office:value-type="float" office:value="4.13274197802198">
            <text:p>4,13274197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72">
            <text:p>672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.65945">
            <text:p>2,65945</text:p>
          </table:table-cell>
          <table:table-cell table:style-name="ce5" table:formula="of:=AVERAGE([.$E$2:.E93])" office:value-type="float" office:value="4.11672793478261">
            <text:p>4,116727934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39">
            <text:p>939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2.52981">
            <text:p>2,52981</text:p>
          </table:table-cell>
          <table:table-cell table:style-name="ce5" table:formula="of:=AVERAGE([.$E$2:.E94])" office:value-type="float" office:value="4.09966430107527">
            <text:p>4,09966430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46">
            <text:p>446</text:p>
          </table:table-cell>
          <table:table-cell table:style-name="Default" office:value-type="float" office:value="486">
            <text:p>486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2.87503">
            <text:p>2,87503</text:p>
          </table:table-cell>
          <table:table-cell table:style-name="ce5" table:formula="of:=AVERAGE([.$E$2:.E95])" office:value-type="float" office:value="4.08663627659574">
            <text:p>4,086636276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72">
            <text:p>572</text:p>
          </table:table-cell>
          <table:table-cell table:style-name="Default" office:value-type="float" office:value="521">
            <text:p>521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.66646">
            <text:p>2,66646</text:p>
          </table:table-cell>
          <table:table-cell table:style-name="ce5" table:formula="of:=AVERAGE([.$E$2:.E96])" office:value-type="float" office:value="4.07168705263158">
            <text:p>4,071687052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23">
            <text:p>823</text:p>
          </table:table-cell>
          <table:table-cell table:style-name="Default" office:value-type="float" office:value="543">
            <text:p>543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2.41837">
            <text:p>2,41837</text:p>
          </table:table-cell>
          <table:table-cell table:style-name="ce5" table:formula="of:=AVERAGE([.$E$2:.E97])" office:value-type="float" office:value="4.054465">
            <text:p>4,0544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59">
            <text:p>859</text:p>
          </table:table-cell>
          <table:table-cell table:style-name="Default" office:value-type="float" office:value="516">
            <text:p>516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.44144">
            <text:p>2,44144</text:p>
          </table:table-cell>
          <table:table-cell table:style-name="ce5" table:formula="of:=AVERAGE([.$E$2:.E98])" office:value-type="float" office:value="4.03783587628866">
            <text:p>4,03783587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37">
            <text:p>837</text:p>
          </table:table-cell>
          <table:table-cell table:style-name="Default" office:value-type="float" office:value="564">
            <text:p>564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2.42872">
            <text:p>2,42872</text:p>
          </table:table-cell>
          <table:table-cell table:style-name="ce5" table:formula="of:=AVERAGE([.$E$2:.E99])" office:value-type="float" office:value="4.02141632653061">
            <text:p>4,02141632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7">
            <text:p>367</text:p>
          </table:table-cell>
          <table:table-cell table:style-name="Default" office:value-type="float" office:value="517">
            <text:p>517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.72387">
            <text:p>2,72387</text:p>
          </table:table-cell>
          <table:table-cell table:style-name="ce5" table:formula="of:=AVERAGE([.$E$2:.E100])" office:value-type="float" office:value="4.0083097979798">
            <text:p>4,00830979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9">
            <text:p>359</text:p>
          </table:table-cell>
          <table:table-cell table:style-name="Default" office:value-type="float" office:value="538">
            <text:p>53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.92788">
            <text:p>2,92788</text:p>
          </table:table-cell>
          <table:table-cell table:style-name="ce5" table:formula="of:=AVERAGE([.$E$2:.E101])" office:value-type="float" office:value="3.9975055">
            <text:p>3,99750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82">
            <text:p>582</text:p>
          </table:table-cell>
          <table:table-cell table:style-name="Default" office:value-type="float" office:value="506">
            <text:p>506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.56539">
            <text:p>2,56539</text:p>
          </table:table-cell>
          <table:table-cell table:style-name="ce5" table:formula="of:=AVERAGE([.$E$2:.E102])" office:value-type="float" office:value="3.98332613861386">
            <text:p>3,98332613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6">
            <text:p>286</text:p>
          </table:table-cell>
          <table:table-cell table:style-name="Default" office:value-type="float" office:value="417">
            <text:p>417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.00221">
            <text:p>3,00221</text:p>
          </table:table-cell>
          <table:table-cell table:style-name="ce5" table:formula="of:=AVERAGE([.$E$2:.E103])" office:value-type="float" office:value="3.97370735294118">
            <text:p>3,97370735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0">
            <text:p>320</text:p>
          </table:table-cell>
          <table:table-cell table:style-name="Default" office:value-type="float" office:value="505">
            <text:p>50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2.95381">
            <text:p>2,95381</text:p>
          </table:table-cell>
          <table:table-cell table:style-name="ce5" table:formula="of:=AVERAGE([.$E$2:.E104])" office:value-type="float" office:value="3.9638054368932">
            <text:p>3,96380543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10">
            <text:p>510</text:p>
          </table:table-cell>
          <table:table-cell table:style-name="Default" office:value-type="float" office:value="511">
            <text:p>511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.74255">
            <text:p>2,74255</text:p>
          </table:table-cell>
          <table:table-cell table:style-name="ce5" table:formula="of:=AVERAGE([.$E$2:.E105])" office:value-type="float" office:value="3.95206259615384">
            <text:p>3,95206259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.776">
            <text:p>2,776</text:p>
          </table:table-cell>
          <table:table-cell table:style-name="ce5" table:formula="of:=AVERAGE([.$E$2:.E106])" office:value-type="float" office:value="3.940862">
            <text:p>3,9408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72">
            <text:p>872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2.47116">
            <text:p>2,47116</text:p>
          </table:table-cell>
          <table:table-cell table:style-name="ce5" table:formula="of:=AVERAGE([.$E$2:.E107])" office:value-type="float" office:value="3.92699688679245">
            <text:p>3,926996886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86">
            <text:p>786</text:p>
          </table:table-cell>
          <table:table-cell table:style-name="Default" office:value-type="float" office:value="648">
            <text:p>648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2.63951">
            <text:p>2,63951</text:p>
          </table:table-cell>
          <table:table-cell table:style-name="ce5" table:formula="of:=AVERAGE([.$E$2:.E108])" office:value-type="float" office:value="3.91496429906542">
            <text:p>3,914964299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6">
            <text:p>476</text:p>
          </table:table-cell>
          <table:table-cell table:style-name="Default" office:value-type="float" office:value="584">
            <text:p>584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.22382">
            <text:p>3,22382</text:p>
          </table:table-cell>
          <table:table-cell table:style-name="ce5" table:formula="of:=AVERAGE([.$E$2:.E109])" office:value-type="float" office:value="3.90856481481481">
            <text:p>3,90856481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89">
            <text:p>389</text:p>
          </table:table-cell>
          <table:table-cell table:style-name="Default" office:value-type="float" office:value="441">
            <text:p>44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.13213">
            <text:p>3,13213</text:p>
          </table:table-cell>
          <table:table-cell table:style-name="ce5" table:formula="of:=AVERAGE([.$E$2:.E110])" office:value-type="float" office:value="3.90144155963303">
            <text:p>3,901441559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73">
            <text:p>1073</text:p>
          </table:table-cell>
          <table:table-cell table:style-name="Default" office:value-type="float" office:value="609">
            <text:p>609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2.34226">
            <text:p>2,34226</text:p>
          </table:table-cell>
          <table:table-cell table:style-name="ce5" table:formula="of:=AVERAGE([.$E$2:.E111])" office:value-type="float" office:value="3.88726718181818">
            <text:p>3,88726718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67">
            <text:p>967</text:p>
          </table:table-cell>
          <table:table-cell table:style-name="Default" office:value-type="float" office:value="654">
            <text:p>654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2.40626">
            <text:p>2,40626</text:p>
          </table:table-cell>
          <table:table-cell table:style-name="ce5" table:formula="of:=AVERAGE([.$E$2:.E112])" office:value-type="float" office:value="3.87392477477477">
            <text:p>3,87392477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67">
            <text:p>967</text:p>
          </table:table-cell>
          <table:table-cell table:style-name="Default" office:value-type="float" office:value="654">
            <text:p>654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45.0124">
            <text:p>45,0124</text:p>
          </table:table-cell>
          <table:table-cell table:style-name="ce5" table:formula="of:=AVERAGE([.$E$2:.E113])" office:value-type="float" office:value="4.24123258928571">
            <text:p>4,241232589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37">
            <text:p>737</text:p>
          </table:table-cell>
          <table:table-cell table:style-name="Default" office:value-type="float" office:value="628">
            <text:p>628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2.72282">
            <text:p>2,72282</text:p>
          </table:table-cell>
          <table:table-cell table:style-name="ce5" table:formula="of:=AVERAGE([.$E$2:.E114])" office:value-type="float" office:value="4.22779530973451">
            <text:p>4,227795309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88">
            <text:p>588</text:p>
          </table:table-cell>
          <table:table-cell table:style-name="Default" office:value-type="float" office:value="531">
            <text:p>531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.86931">
            <text:p>2,86931</text:p>
          </table:table-cell>
          <table:table-cell table:style-name="ce5" table:formula="of:=AVERAGE([.$E$2:.E115])" office:value-type="float" office:value="4.21587877192982">
            <text:p>4,215878771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90">
            <text:p>890</text:p>
          </table:table-cell>
          <table:table-cell table:style-name="Default" office:value-type="float" office:value="532">
            <text:p>532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2.3793">
            <text:p>2,3793</text:p>
          </table:table-cell>
          <table:table-cell table:style-name="ce5" table:formula="of:=AVERAGE([.$E$2:.E116])" office:value-type="float" office:value="4.19990852173913">
            <text:p>4,199908521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27">
            <text:p>927</text:p>
          </table:table-cell>
          <table:table-cell table:style-name="Default" office:value-type="float" office:value="508">
            <text:p>508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2.41745">
            <text:p>2,41745</text:p>
          </table:table-cell>
          <table:table-cell table:style-name="ce5" table:formula="of:=AVERAGE([.$E$2:.E117])" office:value-type="float" office:value="4.1845425">
            <text:p>4,18454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27">
            <text:p>927</text:p>
          </table:table-cell>
          <table:table-cell table:style-name="Default" office:value-type="float" office:value="508">
            <text:p>508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42.6858">
            <text:p>42,6858</text:p>
          </table:table-cell>
          <table:table-cell table:style-name="ce5" table:formula="of:=AVERAGE([.$E$2:.E118])" office:value-type="float" office:value="4.51361307692308">
            <text:p>4,513613076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86">
            <text:p>586</text:p>
          </table:table-cell>
          <table:table-cell table:style-name="Default" office:value-type="float" office:value="612">
            <text:p>612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2.99165">
            <text:p>2,99165</text:p>
          </table:table-cell>
          <table:table-cell table:style-name="ce5" table:formula="of:=AVERAGE([.$E$2:.E119])" office:value-type="float" office:value="4.50071508474576">
            <text:p>4,50071508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.94435">
            <text:p>2,94435</text:p>
          </table:table-cell>
          <table:table-cell table:style-name="ce5" table:formula="of:=AVERAGE([.$E$2:.E120])" office:value-type="float" office:value="4.48763638655462">
            <text:p>4,487636386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72">
            <text:p>572</text:p>
          </table:table-cell>
          <table:table-cell table:style-name="Default" office:value-type="float" office:value="492">
            <text:p>492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.82303">
            <text:p>2,82303</text:p>
          </table:table-cell>
          <table:table-cell table:style-name="ce5" table:formula="of:=AVERAGE([.$E$2:.E121])" office:value-type="float" office:value="4.47376466666667">
            <text:p>4,4737646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63">
            <text:p>863</text:p>
          </table:table-cell>
          <table:table-cell table:style-name="Default" office:value-type="float" office:value="528">
            <text:p>528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2.35223">
            <text:p>2,35223</text:p>
          </table:table-cell>
          <table:table-cell table:style-name="ce5" table:formula="of:=AVERAGE([.$E$2:.E122])" office:value-type="float" office:value="4.45623132231405">
            <text:p>4,456231322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24">
            <text:p>824</text:p>
          </table:table-cell>
          <table:table-cell table:style-name="Default" office:value-type="float" office:value="544">
            <text:p>544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.45691">
            <text:p>2,45691</text:p>
          </table:table-cell>
          <table:table-cell table:style-name="ce5" table:formula="of:=AVERAGE([.$E$2:.E123])" office:value-type="float" office:value="4.43984344262295">
            <text:p>4,439843442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01">
            <text:p>701</text:p>
          </table:table-cell>
          <table:table-cell table:style-name="Default" office:value-type="float" office:value="474">
            <text:p>474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2.53295">
            <text:p>2,53295</text:p>
          </table:table-cell>
          <table:table-cell table:style-name="ce5" table:formula="of:=AVERAGE([.$E$2:.E124])" office:value-type="float" office:value="4.42434024390244">
            <text:p>4,424340243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95">
            <text:p>995</text:p>
          </table:table-cell>
          <table:table-cell table:style-name="Default" office:value-type="float" office:value="508">
            <text:p>508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.34084">
            <text:p>2,34084</text:p>
          </table:table-cell>
          <table:table-cell table:style-name="ce5" table:formula="of:=AVERAGE([.$E$2:.E125])" office:value-type="float" office:value="4.40753782258064">
            <text:p>4,407537822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89">
            <text:p>889</text:p>
          </table:table-cell>
          <table:table-cell table:style-name="Default" office:value-type="float" office:value="497">
            <text:p>497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.40284">
            <text:p>2,40284</text:p>
          </table:table-cell>
          <table:table-cell table:style-name="ce5" table:formula="of:=AVERAGE([.$E$2:.E126])" office:value-type="float" office:value="4.39150024">
            <text:p>4,391500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39">
            <text:p>839</text:p>
          </table:table-cell>
          <table:table-cell table:style-name="Default" office:value-type="float" office:value="505">
            <text:p>50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.4068">
            <text:p>2,4068</text:p>
          </table:table-cell>
          <table:table-cell table:style-name="ce5" table:formula="of:=AVERAGE([.$E$2:.E127])" office:value-type="float" office:value="4.37574865079365">
            <text:p>4,375748650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73">
            <text:p>673</text:p>
          </table:table-cell>
          <table:table-cell table:style-name="Default" office:value-type="float" office:value="503">
            <text:p>503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.50158">
            <text:p>2,50158</text:p>
          </table:table-cell>
          <table:table-cell table:style-name="ce5" table:formula="of:=AVERAGE([.$E$2:.E128])" office:value-type="float" office:value="4.36099141732283">
            <text:p>4,360991417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61">
            <text:p>761</text:p>
          </table:table-cell>
          <table:table-cell table:style-name="Default" office:value-type="float" office:value="457">
            <text:p>45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2.44627">
            <text:p>2,44627</text:p>
          </table:table-cell>
          <table:table-cell table:style-name="ce5" table:formula="of:=AVERAGE([.$E$2:.E129])" office:value-type="float" office:value="4.34603265625">
            <text:p>4,346032656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93">
            <text:p>893</text:p>
          </table:table-cell>
          <table:table-cell table:style-name="Default" office:value-type="float" office:value="518">
            <text:p>518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2.36227">
            <text:p>2,36227</text:p>
          </table:table-cell>
          <table:table-cell table:style-name="ce5" table:formula="of:=AVERAGE([.$E$2:.E130])" office:value-type="float" office:value="4.33065465116279">
            <text:p>4,330654651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73">
            <text:p>873</text:p>
          </table:table-cell>
          <table:table-cell table:style-name="Default" office:value-type="float" office:value="557">
            <text:p>557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2.48375">
            <text:p>2,48375</text:p>
          </table:table-cell>
          <table:table-cell table:style-name="ce5" table:formula="of:=AVERAGE([.$E$2:.E131])" office:value-type="float" office:value="4.31644769230769">
            <text:p>4,316447692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82">
            <text:p>982</text:p>
          </table:table-cell>
          <table:table-cell table:style-name="Default" office:value-type="float" office:value="504">
            <text:p>504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43764">
            <text:p>2,43764</text:p>
          </table:table-cell>
          <table:table-cell table:style-name="ce5" table:formula="of:=AVERAGE([.$E$2:.E132])" office:value-type="float" office:value="4.30210564885496">
            <text:p>4,30210564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65">
            <text:p>865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2.54362">
            <text:p>2,54362</text:p>
          </table:table-cell>
          <table:table-cell table:style-name="ce5" table:formula="of:=AVERAGE([.$E$2:.E133])" office:value-type="float" office:value="4.28878378787879">
            <text:p>4,288783787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84">
            <text:p>884</text:p>
          </table:table-cell>
          <table:table-cell table:style-name="Default" office:value-type="float" office:value="528">
            <text:p>528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.58841">
            <text:p>2,58841</text:p>
          </table:table-cell>
          <table:table-cell table:style-name="ce5" table:formula="of:=AVERAGE([.$E$2:.E134])" office:value-type="float" office:value="4.27599902255639">
            <text:p>4,275999022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55">
            <text:p>855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.55861">
            <text:p>2,55861</text:p>
          </table:table-cell>
          <table:table-cell table:style-name="ce5" table:formula="of:=AVERAGE([.$E$2:.E135])" office:value-type="float" office:value="4.26318268656716">
            <text:p>4,263182686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98">
            <text:p>298</text:p>
          </table:table-cell>
          <table:table-cell table:style-name="Default" office:value-type="float" office:value="586">
            <text:p>586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3.85426">
            <text:p>3,85426</text:p>
          </table:table-cell>
          <table:table-cell table:style-name="ce5" table:formula="of:=AVERAGE([.$E$2:.E136])" office:value-type="float" office:value="4.26015362962963">
            <text:p>4,26015362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4">
            <text:p>404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.88828">
            <text:p>3,88828</text:p>
          </table:table-cell>
          <table:table-cell table:style-name="ce5" table:formula="of:=AVERAGE([.$E$2:.E137])" office:value-type="float" office:value="4.25741926470588">
            <text:p>4,25741926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4">
            <text:p>404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3.9662">
            <text:p>53,9662</text:p>
          </table:table-cell>
          <table:table-cell table:style-name="ce5" table:formula="of:=AVERAGE([.$E$2:.E138])" office:value-type="float" office:value="4.62025708029197">
            <text:p>4,620257080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4">
            <text:p>404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0.3476">
            <text:p>50,3476</text:p>
          </table:table-cell>
          <table:table-cell table:style-name="ce5" table:formula="of:=AVERAGE([.$E$2:.E139])" office:value-type="float" office:value="4.95161463768116">
            <text:p>4,95161463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4">
            <text:p>404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3.8153">
            <text:p>43,8153</text:p>
          </table:table-cell>
          <table:table-cell table:style-name="ce5" table:formula="of:=AVERAGE([.$E$2:.E140])" office:value-type="float" office:value="5.23120949640288">
            <text:p>5,23120949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4">
            <text:p>404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8.3672">
            <text:p>48,3672</text:p>
          </table:table-cell>
          <table:table-cell table:style-name="ce5" table:formula="of:=AVERAGE([.$E$2:.E141])" office:value-type="float" office:value="5.53932371428571">
            <text:p>5,53932371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4">
            <text:p>404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1.0672">
            <text:p>51,0672</text:p>
          </table:table-cell>
          <table:table-cell table:style-name="ce5" table:formula="of:=AVERAGE([.$E$2:.E142])" office:value-type="float" office:value="5.86221645390071">
            <text:p>5,862216453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4">
            <text:p>404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2.3424">
            <text:p>52,3424</text:p>
          </table:table-cell>
          <table:table-cell table:style-name="ce5" table:formula="of:=AVERAGE([.$E$2:.E143])" office:value-type="float" office:value="6.18954169014084">
            <text:p>6,18954169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4">
            <text:p>404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1.8892">
            <text:p>51,8892</text:p>
          </table:table-cell>
          <table:table-cell table:style-name="ce5" table:formula="of:=AVERAGE([.$E$2:.E144])" office:value-type="float" office:value="6.50911972027972">
            <text:p>6,509119720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554">
            <text:p>554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.24032">
            <text:p>4,24032</text:p>
          </table:table-cell>
          <table:table-cell table:style-name="ce5" table:formula="of:=AVERAGE([.$E$2:.E145])" office:value-type="float" office:value="6.49336416666666">
            <text:p>6,4933641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554">
            <text:p>554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3.1153">
            <text:p>53,1153</text:p>
          </table:table-cell>
          <table:table-cell table:style-name="ce5" table:formula="of:=AVERAGE([.$E$2:.E146])" office:value-type="float" office:value="6.81489475862069">
            <text:p>6,81489475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554">
            <text:p>554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2.0534">
            <text:p>52,0534</text:p>
          </table:table-cell>
          <table:table-cell table:style-name="ce5" table:formula="of:=AVERAGE([.$E$2:.E147])" office:value-type="float" office:value="7.12474753424657">
            <text:p>7,12474753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554">
            <text:p>554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0.2189">
            <text:p>40,2189</text:p>
          </table:table-cell>
          <table:table-cell table:style-name="ce5" table:formula="of:=AVERAGE([.$E$2:.E148])" office:value-type="float" office:value="7.34987782312925">
            <text:p>7,349877823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554">
            <text:p>554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0.7588">
            <text:p>50,7588</text:p>
          </table:table-cell>
          <table:table-cell table:style-name="ce5" table:formula="of:=AVERAGE([.$E$2:.E149])" office:value-type="float" office:value="7.64318135135135">
            <text:p>7,64318135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547">
            <text:p>54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.22759">
            <text:p>3,22759</text:p>
          </table:table-cell>
          <table:table-cell table:style-name="ce5" table:formula="of:=AVERAGE([.$E$2:.E150])" office:value-type="float" office:value="7.61354651006711">
            <text:p>7,613546510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547">
            <text:p>54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2.3339">
            <text:p>52,3339</text:p>
          </table:table-cell>
          <table:table-cell table:style-name="ce5" table:formula="of:=AVERAGE([.$E$2:.E151])" office:value-type="float" office:value="7.9116822">
            <text:p>7,91168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546">
            <text:p>54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.04739">
            <text:p>3,04739</text:p>
          </table:table-cell>
          <table:table-cell table:style-name="ce5" table:formula="of:=AVERAGE([.$E$2:.E152])" office:value-type="float" office:value="7.87946834437086">
            <text:p>7,87946834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79">
            <text:p>379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21946">
            <text:p>3,21946</text:p>
          </table:table-cell>
          <table:table-cell table:style-name="ce5" table:formula="of:=AVERAGE([.$E$2:.E153])" office:value-type="float" office:value="7.84881039473684">
            <text:p>7,84881039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4">
            <text:p>364</text:p>
          </table:table-cell>
          <table:table-cell table:style-name="Default" office:value-type="float" office:value="514">
            <text:p>514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25325">
            <text:p>3,25325</text:p>
          </table:table-cell>
          <table:table-cell table:style-name="ce5" table:formula="of:=AVERAGE([.$E$2:.E154])" office:value-type="float" office:value="7.81877405228758">
            <text:p>7,818774052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79">
            <text:p>679</text:p>
          </table:table-cell>
          <table:table-cell table:style-name="Default" office:value-type="float" office:value="503">
            <text:p>503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.63974">
            <text:p>2,63974</text:p>
          </table:table-cell>
          <table:table-cell table:style-name="ce5" table:formula="of:=AVERAGE([.$E$2:.E155])" office:value-type="float" office:value="7.78514396103896">
            <text:p>7,78514396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24">
            <text:p>524</text:p>
          </table:table-cell>
          <table:table-cell table:style-name="Default" office:value-type="float" office:value="547">
            <text:p>547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9559">
            <text:p>2,9559</text:p>
          </table:table-cell>
          <table:table-cell table:style-name="ce5" table:formula="of:=AVERAGE([.$E$2:.E156])" office:value-type="float" office:value="7.7539875483871">
            <text:p>7,753987548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30">
            <text:p>830</text:p>
          </table:table-cell>
          <table:table-cell table:style-name="Default" office:value-type="float" office:value="503">
            <text:p>503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.58762">
            <text:p>2,58762</text:p>
          </table:table-cell>
          <table:table-cell table:style-name="ce5" table:formula="of:=AVERAGE([.$E$2:.E157])" office:value-type="float" office:value="7.72086980769231">
            <text:p>7,7208698077</text:p>
          </table:table-cell>
          <table:table-cell table:number-columns-repeated="3"/>
        </table:table-row>
        <table:table-row table:style-name="ro2" table:number-rows-repeated="78">
          <table:table-cell table:style-name="Default" table:number-columns-repeated="5"/>
          <table:table-cell table:style-name="ce5"/>
          <table:table-cell table:number-columns-repeated="3"/>
        </table:table-row>
        <table:table-row table:style-name="ro2" table:number-rows-repeated="8">
          <table:table-cell table:style-name="ce5" table:number-columns-repeated="6"/>
          <table:table-cell table:number-columns-repeated="3"/>
        </table:table-row>
        <table:table-row table:style-name="ro2" table:number-rows-repeated="220">
          <table:table-cell table:number-columns-repeated="5"/>
          <table:table-cell table:style-name="ce3"/>
          <table:table-cell table:number-columns-repeated="3"/>
        </table:table-row>
        <table:table-row table:style-name="ro2" table:number-rows-repeated="283">
          <table:table-cell table:style-name="ce3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2" table:number-rows-repeated="104771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Q+APotencia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9" table:default-cell-style-name="ce2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12" office:value-type="string">
            <text:p>Hace todo</text:p>
            <text:p>El proceso?</text:p>
          </table:table-cell>
          <table:table-cell table:style-name="ce4" office:value-type="string">
            <text:p>Total puntos</text:p>
            <text:p>Detectados</text:p>
            <text:p>Imagen objeto</text:p>
          </table:table-cell>
          <table:table-cell table:style-name="ce4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4" office:value-type="string">
            <text:p>Coincidencias</text:p>
            <text:p>Válidas</text:p>
            <text:p>Estimadas</text:p>
            <text:p>Homografía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01">
            <text:p>901</text:p>
          </table:table-cell>
          <table:table-cell table:style-name="Default" office:value-type="float" office:value="576">
            <text:p>57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.92842">
            <text:p>1,92842</text:p>
          </table:table-cell>
          <table:table-cell table:style-name="ce5" table:formula="of:=[.E2]" office:value-type="float" office:value="1.92842">
            <text:p>1,92842</text:p>
          </table:table-cell>
          <table:table-cell/>
          <table:table-cell office:value-type="string">
            <text:p>Target keypoints:</text:p>
          </table:table-cell>
          <table:table-cell table:style-name="ce13" office:value-type="float" office:value="2704">
            <text:p>2704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63">
            <text:p>263</text:p>
          </table:table-cell>
          <table:table-cell table:style-name="Default" office:value-type="float" office:value="658">
            <text:p>658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.41633">
            <text:p>3,41633</text:p>
          </table:table-cell>
          <table:table-cell table:style-name="ce5" table:formula="of:=AVERAGE([.$E$2:.E3])" office:value-type="float" office:value="2.672375">
            <text:p>2,672375</text:p>
          </table:table-cell>
          <table:table-cell/>
          <table:table-cell office:value-type="string">
            <text:p>Umbral Hessiano:</text:p>
          </table:table-cell>
          <table:table-cell table:style-name="ce2" office:value-type="float" office:value="700">
            <text:p>70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1">
            <text:p>311</text:p>
          </table:table-cell>
          <table:table-cell table:style-name="Default" office:value-type="float" office:value="680">
            <text:p>68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.1873">
            <text:p>3,1873</text:p>
          </table:table-cell>
          <table:table-cell table:style-name="ce5" table:formula="of:=AVERAGE([.$E$2:.E4])" office:value-type="float" office:value="2.84401666666667">
            <text:p>2,8440166667</text:p>
          </table:table-cell>
          <table:table-cell/>
          <table:table-cell office:value-type="string">
            <text:p>Valoración</text:p>
          </table:table-cell>
          <table:table-cell table:style-name="ce14" office:value-type="string">
            <text:p>3 – 4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29">
            <text:p>329</text:p>
          </table:table-cell>
          <table:table-cell table:style-name="Default" office:value-type="float" office:value="682">
            <text:p>682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.39662">
            <text:p>3,39662</text:p>
          </table:table-cell>
          <table:table-cell table:style-name="ce5" table:formula="of:=AVERAGE([.$E$2:.E5])" office:value-type="float" office:value="2.9821675">
            <text:p>2,9821675</text:p>
          </table:table-cell>
          <table:table-cell/>
          <table:table-cell office:value-type="string">
            <text:p>FPS PROMEDIO</text:p>
          </table:table-cell>
          <table:table-cell table:formula="of:=[.F114]" office:value-type="float" office:value="2.84179460176991">
            <text:p>2,8417946018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3">
            <text:p>363</text:p>
          </table:table-cell>
          <table:table-cell table:style-name="Default" office:value-type="float" office:value="737">
            <text:p>737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.45392">
            <text:p>3,45392</text:p>
          </table:table-cell>
          <table:table-cell table:style-name="ce5" table:formula="of:=AVERAGE([.$E$2:.E6])" office:value-type="float" office:value="3.076518">
            <text:p>3,0765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24">
            <text:p>624</text:p>
          </table:table-cell>
          <table:table-cell table:style-name="Default" office:value-type="float" office:value="652">
            <text:p>652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.65198">
            <text:p>2,65198</text:p>
          </table:table-cell>
          <table:table-cell table:style-name="ce5" table:formula="of:=AVERAGE([.$E$2:.E7])" office:value-type="float" office:value="3.00576166666667">
            <text:p>3,005761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73">
            <text:p>973</text:p>
          </table:table-cell>
          <table:table-cell table:style-name="Default" office:value-type="float" office:value="688">
            <text:p>6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.4133">
            <text:p>2,4133</text:p>
          </table:table-cell>
          <table:table-cell table:style-name="ce5" table:formula="of:=AVERAGE([.$E$2:.E8])" office:value-type="float" office:value="2.92112428571429">
            <text:p>2,921124285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16">
            <text:p>1216</text:p>
          </table:table-cell>
          <table:table-cell table:style-name="Default" office:value-type="float" office:value="721">
            <text:p>721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.16678">
            <text:p>2,16678</text:p>
          </table:table-cell>
          <table:table-cell table:style-name="ce5" table:formula="of:=AVERAGE([.$E$2:.E9])" office:value-type="float" office:value="2.82683125">
            <text:p>2,826831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23">
            <text:p>1223</text:p>
          </table:table-cell>
          <table:table-cell table:style-name="Default" office:value-type="float" office:value="681">
            <text:p>68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.03096">
            <text:p>2,03096</text:p>
          </table:table-cell>
          <table:table-cell table:style-name="ce5" table:formula="of:=AVERAGE([.$E$2:.E10])" office:value-type="float" office:value="2.73840111111111">
            <text:p>2,738401111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46">
            <text:p>1346</text:p>
          </table:table-cell>
          <table:table-cell table:style-name="Default" office:value-type="float" office:value="742">
            <text:p>742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2.08011">
            <text:p>2,08011</text:p>
          </table:table-cell>
          <table:table-cell table:style-name="ce5" table:formula="of:=AVERAGE([.$E$2:.E11])" office:value-type="float" office:value="2.672572">
            <text:p>2,67257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62">
            <text:p>1362</text:p>
          </table:table-cell>
          <table:table-cell table:style-name="Default" office:value-type="float" office:value="655">
            <text:p>655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2.07875">
            <text:p>2,07875</text:p>
          </table:table-cell>
          <table:table-cell table:style-name="ce5" table:formula="of:=AVERAGE([.$E$2:.E12])" office:value-type="float" office:value="2.61858818181818">
            <text:p>2,61858818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65">
            <text:p>1565</text:p>
          </table:table-cell>
          <table:table-cell table:style-name="Default" office:value-type="float" office:value="719">
            <text:p>719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1.93064">
            <text:p>1,93064</text:p>
          </table:table-cell>
          <table:table-cell table:style-name="ce5" table:formula="of:=AVERAGE([.$E$2:.E13])" office:value-type="float" office:value="2.56125916666667">
            <text:p>2,5612591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38">
            <text:p>1438</text:p>
          </table:table-cell>
          <table:table-cell table:style-name="Default" office:value-type="float" office:value="725">
            <text:p>725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1.98833">
            <text:p>1,98833</text:p>
          </table:table-cell>
          <table:table-cell table:style-name="ce5" table:formula="of:=AVERAGE([.$E$2:.E14])" office:value-type="float" office:value="2.51718769230769">
            <text:p>2,517187692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56">
            <text:p>1456</text:p>
          </table:table-cell>
          <table:table-cell table:style-name="Default" office:value-type="float" office:value="713">
            <text:p>713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.96893">
            <text:p>1,96893</text:p>
          </table:table-cell>
          <table:table-cell table:style-name="ce5" table:formula="of:=AVERAGE([.$E$2:.E15])" office:value-type="float" office:value="2.47802642857143">
            <text:p>2,478026428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05">
            <text:p>1605</text:p>
          </table:table-cell>
          <table:table-cell table:style-name="Default" office:value-type="float" office:value="714">
            <text:p>714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.8892">
            <text:p>1,8892</text:p>
          </table:table-cell>
          <table:table-cell table:style-name="ce5" table:formula="of:=AVERAGE([.$E$2:.E16])" office:value-type="float" office:value="2.43877133333333">
            <text:p>2,4387713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80">
            <text:p>1480</text:p>
          </table:table-cell>
          <table:table-cell table:style-name="Default" office:value-type="float" office:value="680">
            <text:p>68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.92784">
            <text:p>1,92784</text:p>
          </table:table-cell>
          <table:table-cell table:style-name="ce5" table:formula="of:=AVERAGE([.$E$2:.E17])" office:value-type="float" office:value="2.406838125">
            <text:p>2,4068381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62">
            <text:p>1362</text:p>
          </table:table-cell>
          <table:table-cell table:style-name="Default" office:value-type="float" office:value="632">
            <text:p>632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1.98939">
            <text:p>1,98939</text:p>
          </table:table-cell>
          <table:table-cell table:style-name="ce5" table:formula="of:=AVERAGE([.$E$2:.E18])" office:value-type="float" office:value="2.38228235294118">
            <text:p>2,38228235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2">
            <text:p>1362</text:p>
          </table:table-cell>
          <table:table-cell table:style-name="Default" office:value-type="float" office:value="632">
            <text:p>632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42.8743">
            <text:p>42,8743</text:p>
          </table:table-cell>
          <table:table-cell table:style-name="ce5" table:formula="of:=AVERAGE([.$E$2:.E19])" office:value-type="float" office:value="4.63183888888889">
            <text:p>4,63183888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58">
            <text:p>1458</text:p>
          </table:table-cell>
          <table:table-cell table:style-name="Default" office:value-type="float" office:value="721">
            <text:p>721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1.98464">
            <text:p>1,98464</text:p>
          </table:table-cell>
          <table:table-cell table:style-name="ce5" table:formula="of:=AVERAGE([.$E$2:.E20])" office:value-type="float" office:value="4.49251263157895">
            <text:p>4,492512631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94">
            <text:p>1494</text:p>
          </table:table-cell>
          <table:table-cell table:style-name="Default" office:value-type="float" office:value="662">
            <text:p>662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.9507">
            <text:p>1,9507</text:p>
          </table:table-cell>
          <table:table-cell table:style-name="ce5" table:formula="of:=AVERAGE([.$E$2:.E21])" office:value-type="float" office:value="4.365422">
            <text:p>4,36542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42">
            <text:p>1442</text:p>
          </table:table-cell>
          <table:table-cell table:style-name="Default" office:value-type="float" office:value="681">
            <text:p>681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.9584">
            <text:p>1,9584</text:p>
          </table:table-cell>
          <table:table-cell table:style-name="ce5" table:formula="of:=AVERAGE([.$E$2:.E22])" office:value-type="float" office:value="4.2508019047619">
            <text:p>4,250801904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62">
            <text:p>1262</text:p>
          </table:table-cell>
          <table:table-cell table:style-name="Default" office:value-type="float" office:value="690">
            <text:p>69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.06248">
            <text:p>2,06248</text:p>
          </table:table-cell>
          <table:table-cell table:style-name="ce5" table:formula="of:=AVERAGE([.$E$2:.E23])" office:value-type="float" office:value="4.15133272727273">
            <text:p>4,15133272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51">
            <text:p>1251</text:p>
          </table:table-cell>
          <table:table-cell table:style-name="Default" office:value-type="float" office:value="689">
            <text:p>689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.13657">
            <text:p>2,13657</text:p>
          </table:table-cell>
          <table:table-cell table:style-name="ce5" table:formula="of:=AVERAGE([.$E$2:.E24])" office:value-type="float" office:value="4.06373434782609">
            <text:p>4,063734347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25">
            <text:p>1425</text:p>
          </table:table-cell>
          <table:table-cell table:style-name="Default" office:value-type="float" office:value="643">
            <text:p>643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.93004">
            <text:p>1,93004</text:p>
          </table:table-cell>
          <table:table-cell table:style-name="ce5" table:formula="of:=AVERAGE([.$E$2:.E25])" office:value-type="float" office:value="3.97483041666667">
            <text:p>3,97483041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6">
            <text:p>1186</text:p>
          </table:table-cell>
          <table:table-cell table:style-name="Default" office:value-type="float" office:value="671">
            <text:p>67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.21077">
            <text:p>2,21077</text:p>
          </table:table-cell>
          <table:table-cell table:style-name="ce5" table:formula="of:=AVERAGE([.$E$2:.E26])" office:value-type="float" office:value="3.904268">
            <text:p>3,90426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34">
            <text:p>1234</text:p>
          </table:table-cell>
          <table:table-cell table:style-name="Default" office:value-type="float" office:value="677">
            <text:p>67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.08345">
            <text:p>2,08345</text:p>
          </table:table-cell>
          <table:table-cell table:style-name="ce5" table:formula="of:=AVERAGE([.$E$2:.E27])" office:value-type="float" office:value="3.83423653846154">
            <text:p>3,83423653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96">
            <text:p>1196</text:p>
          </table:table-cell>
          <table:table-cell table:style-name="Default" office:value-type="float" office:value="726">
            <text:p>726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.12148">
            <text:p>2,12148</text:p>
          </table:table-cell>
          <table:table-cell table:style-name="ce5" table:formula="of:=AVERAGE([.$E$2:.E28])" office:value-type="float" office:value="3.77080111111111">
            <text:p>3,770801111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56">
            <text:p>1156</text:p>
          </table:table-cell>
          <table:table-cell table:style-name="Default" office:value-type="float" office:value="679">
            <text:p>679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.11806">
            <text:p>2,11806</text:p>
          </table:table-cell>
          <table:table-cell table:style-name="ce5" table:formula="of:=AVERAGE([.$E$2:.E29])" office:value-type="float" office:value="3.71177464285714">
            <text:p>3,7117746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65">
            <text:p>965</text:p>
          </table:table-cell>
          <table:table-cell table:style-name="Default" office:value-type="float" office:value="695">
            <text:p>69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.42506">
            <text:p>2,42506</text:p>
          </table:table-cell>
          <table:table-cell table:style-name="ce5" table:formula="of:=AVERAGE([.$E$2:.E30])" office:value-type="float" office:value="3.66740517241379">
            <text:p>3,66740517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99">
            <text:p>699</text:p>
          </table:table-cell>
          <table:table-cell table:style-name="Default" office:value-type="float" office:value="678">
            <text:p>678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.71316">
            <text:p>2,71316</text:p>
          </table:table-cell>
          <table:table-cell table:style-name="ce5" table:formula="of:=AVERAGE([.$E$2:.E31])" office:value-type="float" office:value="3.635597">
            <text:p>3,6355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18">
            <text:p>718</text:p>
          </table:table-cell>
          <table:table-cell table:style-name="Default" office:value-type="float" office:value="654">
            <text:p>654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.61769">
            <text:p>2,61769</text:p>
          </table:table-cell>
          <table:table-cell table:style-name="ce5" table:formula="of:=AVERAGE([.$E$2:.E32])" office:value-type="float" office:value="3.60276129032258">
            <text:p>3,602761290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74">
            <text:p>1074</text:p>
          </table:table-cell>
          <table:table-cell table:style-name="Default" office:value-type="float" office:value="674">
            <text:p>674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.31948">
            <text:p>2,31948</text:p>
          </table:table-cell>
          <table:table-cell table:style-name="ce5" table:formula="of:=AVERAGE([.$E$2:.E33])" office:value-type="float" office:value="3.56265875">
            <text:p>3,562658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44">
            <text:p>1144</text:p>
          </table:table-cell>
          <table:table-cell table:style-name="Default" office:value-type="float" office:value="665">
            <text:p>66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.23026">
            <text:p>2,23026</text:p>
          </table:table-cell>
          <table:table-cell table:style-name="ce5" table:formula="of:=AVERAGE([.$E$2:.E34])" office:value-type="float" office:value="3.52228303030303">
            <text:p>3,522283030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82">
            <text:p>982</text:p>
          </table:table-cell>
          <table:table-cell table:style-name="Default" office:value-type="float" office:value="692">
            <text:p>692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.29632">
            <text:p>2,29632</text:p>
          </table:table-cell>
          <table:table-cell table:style-name="ce5" table:formula="of:=AVERAGE([.$E$2:.E35])" office:value-type="float" office:value="3.48622529411765">
            <text:p>3,486225294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34">
            <text:p>1134</text:p>
          </table:table-cell>
          <table:table-cell table:style-name="Default" office:value-type="float" office:value="745">
            <text:p>74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2.20136">
            <text:p>2,20136</text:p>
          </table:table-cell>
          <table:table-cell table:style-name="ce5" table:formula="of:=AVERAGE([.$E$2:.E36])" office:value-type="float" office:value="3.44951485714286">
            <text:p>3,44951485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35">
            <text:p>1035</text:p>
          </table:table-cell>
          <table:table-cell table:style-name="Default" office:value-type="float" office:value="652">
            <text:p>652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.27715">
            <text:p>2,27715</text:p>
          </table:table-cell>
          <table:table-cell table:style-name="ce5" table:formula="of:=AVERAGE([.$E$2:.E37])" office:value-type="float" office:value="3.41694916666667">
            <text:p>3,4169491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20">
            <text:p>1320</text:p>
          </table:table-cell>
          <table:table-cell table:style-name="Default" office:value-type="float" office:value="730">
            <text:p>730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.98992">
            <text:p>1,98992</text:p>
          </table:table-cell>
          <table:table-cell table:style-name="ce5" table:formula="of:=AVERAGE([.$E$2:.E38])" office:value-type="float" office:value="3.37838081081081">
            <text:p>3,378380810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02">
            <text:p>1102</text:p>
          </table:table-cell>
          <table:table-cell table:style-name="Default" office:value-type="float" office:value="624">
            <text:p>624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.10986">
            <text:p>2,10986</text:p>
          </table:table-cell>
          <table:table-cell table:style-name="ce5" table:formula="of:=AVERAGE([.$E$2:.E39])" office:value-type="float" office:value="3.34499868421053">
            <text:p>3,34499868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69">
            <text:p>1269</text:p>
          </table:table-cell>
          <table:table-cell table:style-name="Default" office:value-type="float" office:value="631">
            <text:p>631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.01772">
            <text:p>2,01772</text:p>
          </table:table-cell>
          <table:table-cell table:style-name="ce5" table:formula="of:=AVERAGE([.$E$2:.E40])" office:value-type="float" office:value="3.3109658974359">
            <text:p>3,310965897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56">
            <text:p>1556</text:p>
          </table:table-cell>
          <table:table-cell table:style-name="Default" office:value-type="float" office:value="736">
            <text:p>736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1.84478">
            <text:p>1,84478</text:p>
          </table:table-cell>
          <table:table-cell table:style-name="ce5" table:formula="of:=AVERAGE([.$E$2:.E41])" office:value-type="float" office:value="3.27431125">
            <text:p>3,274311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38">
            <text:p>1338</text:p>
          </table:table-cell>
          <table:table-cell table:style-name="Default" office:value-type="float" office:value="751">
            <text:p>751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2.00264">
            <text:p>2,00264</text:p>
          </table:table-cell>
          <table:table-cell table:style-name="ce5" table:formula="of:=AVERAGE([.$E$2:.E42])" office:value-type="float" office:value="3.24329487804878">
            <text:p>3,24329487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59">
            <text:p>1659</text:p>
          </table:table-cell>
          <table:table-cell table:style-name="Default" office:value-type="float" office:value="732">
            <text:p>732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1.78596">
            <text:p>1,78596</text:p>
          </table:table-cell>
          <table:table-cell table:style-name="ce5" table:formula="of:=AVERAGE([.$E$2:.E43])" office:value-type="float" office:value="3.20859642857143">
            <text:p>3,20859642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81">
            <text:p>1281</text:p>
          </table:table-cell>
          <table:table-cell table:style-name="Default" office:value-type="float" office:value="637">
            <text:p>637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.99068">
            <text:p>1,99068</text:p>
          </table:table-cell>
          <table:table-cell table:style-name="ce5" table:formula="of:=AVERAGE([.$E$2:.E44])" office:value-type="float" office:value="3.18027279069767">
            <text:p>3,180272790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80">
            <text:p>1580</text:p>
          </table:table-cell>
          <table:table-cell table:style-name="Default" office:value-type="float" office:value="663">
            <text:p>663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.74135">
            <text:p>1,74135</text:p>
          </table:table-cell>
          <table:table-cell table:style-name="ce5" table:formula="of:=AVERAGE([.$E$2:.E45])" office:value-type="float" office:value="3.14757">
            <text:p>3,1475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57">
            <text:p>1757</text:p>
          </table:table-cell>
          <table:table-cell table:style-name="Default" office:value-type="float" office:value="723">
            <text:p>723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1.70989">
            <text:p>1,70989</text:p>
          </table:table-cell>
          <table:table-cell table:style-name="ce5" table:formula="of:=AVERAGE([.$E$2:.E46])" office:value-type="float" office:value="3.11562155555556">
            <text:p>3,115621555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42">
            <text:p>1642</text:p>
          </table:table-cell>
          <table:table-cell table:style-name="Default" office:value-type="float" office:value="705">
            <text:p>705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1.8357">
            <text:p>1,8357</text:p>
          </table:table-cell>
          <table:table-cell table:style-name="ce5" table:formula="of:=AVERAGE([.$E$2:.E47])" office:value-type="float" office:value="3.08779717391304">
            <text:p>3,087797173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61">
            <text:p>1761</text:p>
          </table:table-cell>
          <table:table-cell table:style-name="Default" office:value-type="float" office:value="745">
            <text:p>745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.70981">
            <text:p>1,70981</text:p>
          </table:table-cell>
          <table:table-cell table:style-name="ce5" table:formula="of:=AVERAGE([.$E$2:.E48])" office:value-type="float" office:value="3.05847829787234">
            <text:p>3,058478297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93">
            <text:p>1593</text:p>
          </table:table-cell>
          <table:table-cell table:style-name="Default" office:value-type="float" office:value="726">
            <text:p>726</text:p>
          </table:table-cell>
          <table:table-cell table:style-name="Default" office:value-type="float" office:value="170">
            <text:p>170</text:p>
          </table:table-cell>
          <table:table-cell table:style-name="Default" office:value-type="float" office:value="1.77959">
            <text:p>1,77959</text:p>
          </table:table-cell>
          <table:table-cell table:style-name="ce5" table:formula="of:=AVERAGE([.$E$2:.E49])" office:value-type="float" office:value="3.03183479166667">
            <text:p>3,031834791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09">
            <text:p>1509</text:p>
          </table:table-cell>
          <table:table-cell table:style-name="Default" office:value-type="float" office:value="751">
            <text:p>751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1.8452">
            <text:p>1,8452</text:p>
          </table:table-cell>
          <table:table-cell table:style-name="ce5" table:formula="of:=AVERAGE([.$E$2:.E50])" office:value-type="float" office:value="3.00761775510204">
            <text:p>3,007617755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80">
            <text:p>1180</text:p>
          </table:table-cell>
          <table:table-cell table:style-name="Default" office:value-type="float" office:value="725">
            <text:p>7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.21974">
            <text:p>2,21974</text:p>
          </table:table-cell>
          <table:table-cell table:style-name="ce5" table:formula="of:=AVERAGE([.$E$2:.E51])" office:value-type="float" office:value="2.9918602">
            <text:p>2,991860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48">
            <text:p>1148</text:p>
          </table:table-cell>
          <table:table-cell table:style-name="Default" office:value-type="float" office:value="711">
            <text:p>711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2.18952">
            <text:p>2,18952</text:p>
          </table:table-cell>
          <table:table-cell table:style-name="ce5" table:formula="of:=AVERAGE([.$E$2:.E52])" office:value-type="float" office:value="2.97612803921569">
            <text:p>2,976128039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44">
            <text:p>1344</text:p>
          </table:table-cell>
          <table:table-cell table:style-name="Default" office:value-type="float" office:value="737">
            <text:p>737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2.04398">
            <text:p>2,04398</text:p>
          </table:table-cell>
          <table:table-cell table:style-name="ce5" table:formula="of:=AVERAGE([.$E$2:.E53])" office:value-type="float" office:value="2.95820211538462">
            <text:p>2,958202115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59">
            <text:p>1359</text:p>
          </table:table-cell>
          <table:table-cell table:style-name="Default" office:value-type="float" office:value="659">
            <text:p>659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.9432">
            <text:p>1,9432</text:p>
          </table:table-cell>
          <table:table-cell table:style-name="ce5" table:formula="of:=AVERAGE([.$E$2:.E54])" office:value-type="float" office:value="2.93905113207547">
            <text:p>2,939051132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82">
            <text:p>1782</text:p>
          </table:table-cell>
          <table:table-cell table:style-name="Default" office:value-type="float" office:value="704">
            <text:p>704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1.6475">
            <text:p>1,6475</text:p>
          </table:table-cell>
          <table:table-cell table:style-name="ce5" table:formula="of:=AVERAGE([.$E$2:.E55])" office:value-type="float" office:value="2.91513351851852">
            <text:p>2,915133518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56">
            <text:p>1856</text:p>
          </table:table-cell>
          <table:table-cell table:style-name="Default" office:value-type="float" office:value="712">
            <text:p>712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.70606">
            <text:p>1,70606</text:p>
          </table:table-cell>
          <table:table-cell table:style-name="ce5" table:formula="of:=AVERAGE([.$E$2:.E56])" office:value-type="float" office:value="2.89315036363636">
            <text:p>2,893150363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83">
            <text:p>1583</text:p>
          </table:table-cell>
          <table:table-cell table:style-name="Default" office:value-type="float" office:value="714">
            <text:p>714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1.85425">
            <text:p>1,85425</text:p>
          </table:table-cell>
          <table:table-cell table:style-name="ce5" table:formula="of:=AVERAGE([.$E$2:.E57])" office:value-type="float" office:value="2.87459857142857">
            <text:p>2,87459857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16">
            <text:p>1316</text:p>
          </table:table-cell>
          <table:table-cell table:style-name="Default" office:value-type="float" office:value="663">
            <text:p>663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2.04486">
            <text:p>2,04486</text:p>
          </table:table-cell>
          <table:table-cell table:style-name="ce5" table:formula="of:=AVERAGE([.$E$2:.E58])" office:value-type="float" office:value="2.86004175438597">
            <text:p>2,860041754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55">
            <text:p>1355</text:p>
          </table:table-cell>
          <table:table-cell table:style-name="Default" office:value-type="float" office:value="696">
            <text:p>696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.91453">
            <text:p>1,91453</text:p>
          </table:table-cell>
          <table:table-cell table:style-name="ce5" table:formula="of:=AVERAGE([.$E$2:.E59])" office:value-type="float" office:value="2.84373982758621">
            <text:p>2,843739827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39">
            <text:p>1439</text:p>
          </table:table-cell>
          <table:table-cell table:style-name="Default" office:value-type="float" office:value="669">
            <text:p>669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.83483">
            <text:p>1,83483</text:p>
          </table:table-cell>
          <table:table-cell table:style-name="ce5" table:formula="of:=AVERAGE([.$E$2:.E60])" office:value-type="float" office:value="2.82663966101695">
            <text:p>2,82663966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11">
            <text:p>1611</text:p>
          </table:table-cell>
          <table:table-cell table:style-name="Default" office:value-type="float" office:value="708">
            <text:p>708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.78755">
            <text:p>1,78755</text:p>
          </table:table-cell>
          <table:table-cell table:style-name="ce5" table:formula="of:=AVERAGE([.$E$2:.E61])" office:value-type="float" office:value="2.8093215">
            <text:p>2,809321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91">
            <text:p>1091</text:p>
          </table:table-cell>
          <table:table-cell table:style-name="Default" office:value-type="float" office:value="693">
            <text:p>693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.08911">
            <text:p>2,08911</text:p>
          </table:table-cell>
          <table:table-cell table:style-name="ce5" table:formula="of:=AVERAGE([.$E$2:.E62])" office:value-type="float" office:value="2.79751475409836">
            <text:p>2,797514754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80">
            <text:p>1280</text:p>
          </table:table-cell>
          <table:table-cell table:style-name="Default" office:value-type="float" office:value="623">
            <text:p>623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1.9471">
            <text:p>1,9471</text:p>
          </table:table-cell>
          <table:table-cell table:style-name="ce5" table:formula="of:=AVERAGE([.$E$2:.E63])" office:value-type="float" office:value="2.78379838709678">
            <text:p>2,78379838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675">
            <text:p>675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.0181">
            <text:p>2,0181</text:p>
          </table:table-cell>
          <table:table-cell table:style-name="ce5" table:formula="of:=AVERAGE([.$E$2:.E64])" office:value-type="float" office:value="2.77164444444445">
            <text:p>2,77164444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29">
            <text:p>1029</text:p>
          </table:table-cell>
          <table:table-cell table:style-name="Default" office:value-type="float" office:value="623">
            <text:p>62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.27542">
            <text:p>2,27542</text:p>
          </table:table-cell>
          <table:table-cell table:style-name="ce5" table:formula="of:=AVERAGE([.$E$2:.E65])" office:value-type="float" office:value="2.7638909375">
            <text:p>2,76389093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39">
            <text:p>1339</text:p>
          </table:table-cell>
          <table:table-cell table:style-name="Default" office:value-type="float" office:value="708">
            <text:p>708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2.07201">
            <text:p>2,07201</text:p>
          </table:table-cell>
          <table:table-cell table:style-name="ce5" table:formula="of:=AVERAGE([.$E$2:.E66])" office:value-type="float" office:value="2.75324661538462">
            <text:p>2,753246615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62">
            <text:p>1162</text:p>
          </table:table-cell>
          <table:table-cell table:style-name="Default" office:value-type="float" office:value="713">
            <text:p>713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2.2777">
            <text:p>2,2777</text:p>
          </table:table-cell>
          <table:table-cell table:style-name="ce5" table:formula="of:=AVERAGE([.$E$2:.E67])" office:value-type="float" office:value="2.74604136363636">
            <text:p>2,746041363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44">
            <text:p>944</text:p>
          </table:table-cell>
          <table:table-cell table:style-name="Default" office:value-type="float" office:value="707">
            <text:p>707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2.44359">
            <text:p>2,44359</text:p>
          </table:table-cell>
          <table:table-cell table:style-name="ce5" table:formula="of:=AVERAGE([.$E$2:.E68])" office:value-type="float" office:value="2.74152716417911">
            <text:p>2,74152716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45">
            <text:p>1045</text:p>
          </table:table-cell>
          <table:table-cell table:style-name="Default" office:value-type="float" office:value="667">
            <text:p>667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.29088">
            <text:p>2,29088</text:p>
          </table:table-cell>
          <table:table-cell table:style-name="ce5" table:formula="of:=AVERAGE([.$E$2:.E69])" office:value-type="float" office:value="2.7349">
            <text:p>2,734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4">
            <text:p>784</text:p>
          </table:table-cell>
          <table:table-cell table:style-name="Default" office:value-type="float" office:value="576">
            <text:p>57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.33793">
            <text:p>2,33793</text:p>
          </table:table-cell>
          <table:table-cell table:style-name="ce5" table:formula="of:=AVERAGE([.$E$2:.E70])" office:value-type="float" office:value="2.7291468115942">
            <text:p>2,729146811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16">
            <text:p>1416</text:p>
          </table:table-cell>
          <table:table-cell table:style-name="Default" office:value-type="float" office:value="731">
            <text:p>731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1.94353">
            <text:p>1,94353</text:p>
          </table:table-cell>
          <table:table-cell table:style-name="ce5" table:formula="of:=AVERAGE([.$E$2:.E71])" office:value-type="float" office:value="2.71792371428572">
            <text:p>2,717923714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50">
            <text:p>1250</text:p>
          </table:table-cell>
          <table:table-cell table:style-name="Default" office:value-type="float" office:value="708">
            <text:p>708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2.05174">
            <text:p>2,05174</text:p>
          </table:table-cell>
          <table:table-cell table:style-name="ce5" table:formula="of:=AVERAGE([.$E$2:.E72])" office:value-type="float" office:value="2.70854084507042">
            <text:p>2,708540845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23">
            <text:p>1023</text:p>
          </table:table-cell>
          <table:table-cell table:style-name="Default" office:value-type="float" office:value="662">
            <text:p>662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.40568">
            <text:p>2,40568</text:p>
          </table:table-cell>
          <table:table-cell table:style-name="ce5" table:formula="of:=AVERAGE([.$E$2:.E73])" office:value-type="float" office:value="2.70433444444445">
            <text:p>2,704334444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94">
            <text:p>894</text:p>
          </table:table-cell>
          <table:table-cell table:style-name="Default" office:value-type="float" office:value="702">
            <text:p>702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2.56414">
            <text:p>2,56414</text:p>
          </table:table-cell>
          <table:table-cell table:style-name="ce5" table:formula="of:=AVERAGE([.$E$2:.E74])" office:value-type="float" office:value="2.70241397260274">
            <text:p>2,702413972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68">
            <text:p>468</text:p>
          </table:table-cell>
          <table:table-cell table:style-name="Default" office:value-type="float" office:value="659">
            <text:p>659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.12029">
            <text:p>3,12029</text:p>
          </table:table-cell>
          <table:table-cell table:style-name="ce5" table:formula="of:=AVERAGE([.$E$2:.E75])" office:value-type="float" office:value="2.70806094594595">
            <text:p>2,708060945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74">
            <text:p>674</text:p>
          </table:table-cell>
          <table:table-cell table:style-name="Default" office:value-type="float" office:value="675">
            <text:p>675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2.89212">
            <text:p>2,89212</text:p>
          </table:table-cell>
          <table:table-cell table:style-name="ce5" table:formula="of:=AVERAGE([.$E$2:.E76])" office:value-type="float" office:value="2.71051506666667">
            <text:p>2,7105150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74">
            <text:p>674</text:p>
          </table:table-cell>
          <table:table-cell table:style-name="Default" office:value-type="float" office:value="675">
            <text:p>675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41.4064">
            <text:p>41,4064</text:p>
          </table:table-cell>
          <table:table-cell table:style-name="ce5" table:formula="of:=AVERAGE([.$E$2:.E77])" office:value-type="float" office:value="3.21967144736842">
            <text:p>3,219671447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60">
            <text:p>760</text:p>
          </table:table-cell>
          <table:table-cell table:style-name="Default" office:value-type="float" office:value="633">
            <text:p>633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2.82648">
            <text:p>2,82648</text:p>
          </table:table-cell>
          <table:table-cell table:style-name="ce5" table:formula="of:=AVERAGE([.$E$2:.E78])" office:value-type="float" office:value="3.21456506493507">
            <text:p>3,214565064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14">
            <text:p>714</text:p>
          </table:table-cell>
          <table:table-cell table:style-name="Default" office:value-type="float" office:value="657">
            <text:p>65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.82877">
            <text:p>2,82877</text:p>
          </table:table-cell>
          <table:table-cell table:style-name="ce5" table:formula="of:=AVERAGE([.$E$2:.E79])" office:value-type="float" office:value="3.20961897435898">
            <text:p>3,20961897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16">
            <text:p>816</text:p>
          </table:table-cell>
          <table:table-cell table:style-name="Default" office:value-type="float" office:value="609">
            <text:p>609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45497">
            <text:p>2,45497</text:p>
          </table:table-cell>
          <table:table-cell table:style-name="ce5" table:formula="of:=AVERAGE([.$E$2:.E80])" office:value-type="float" office:value="3.2000664556962">
            <text:p>3,20006645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29">
            <text:p>1129</text:p>
          </table:table-cell>
          <table:table-cell table:style-name="Default" office:value-type="float" office:value="660">
            <text:p>66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.15218">
            <text:p>2,15218</text:p>
          </table:table-cell>
          <table:table-cell table:style-name="ce5" table:formula="of:=AVERAGE([.$E$2:.E81])" office:value-type="float" office:value="3.186967875">
            <text:p>3,186967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40">
            <text:p>940</text:p>
          </table:table-cell>
          <table:table-cell table:style-name="Default" office:value-type="float" office:value="627">
            <text:p>62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.35228">
            <text:p>2,35228</text:p>
          </table:table-cell>
          <table:table-cell table:style-name="ce5" table:formula="of:=AVERAGE([.$E$2:.E82])" office:value-type="float" office:value="3.17666308641975">
            <text:p>3,176663086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80">
            <text:p>1380</text:p>
          </table:table-cell>
          <table:table-cell table:style-name="Default" office:value-type="float" office:value="713">
            <text:p>713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2.03822">
            <text:p>2,03822</text:p>
          </table:table-cell>
          <table:table-cell table:style-name="ce5" table:formula="of:=AVERAGE([.$E$2:.E83])" office:value-type="float" office:value="3.16277963414634">
            <text:p>3,162779634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15">
            <text:p>1215</text:p>
          </table:table-cell>
          <table:table-cell table:style-name="Default" office:value-type="float" office:value="712">
            <text:p>712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2.20674">
            <text:p>2,20674</text:p>
          </table:table-cell>
          <table:table-cell table:style-name="ce5" table:formula="of:=AVERAGE([.$E$2:.E84])" office:value-type="float" office:value="3.15126108433735">
            <text:p>3,151261084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19">
            <text:p>1019</text:p>
          </table:table-cell>
          <table:table-cell table:style-name="Default" office:value-type="float" office:value="763">
            <text:p>763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2.37964">
            <text:p>2,37964</text:p>
          </table:table-cell>
          <table:table-cell table:style-name="ce5" table:formula="of:=AVERAGE([.$E$2:.E85])" office:value-type="float" office:value="3.14207511904762">
            <text:p>3,14207511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93">
            <text:p>1093</text:p>
          </table:table-cell>
          <table:table-cell table:style-name="Default" office:value-type="float" office:value="751">
            <text:p>751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2.35402">
            <text:p>2,35402</text:p>
          </table:table-cell>
          <table:table-cell table:style-name="ce5" table:formula="of:=AVERAGE([.$E$2:.E86])" office:value-type="float" office:value="3.13280388235294">
            <text:p>3,13280388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4">
            <text:p>494</text:p>
          </table:table-cell>
          <table:table-cell table:style-name="Default" office:value-type="float" office:value="739">
            <text:p>739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3.14058">
            <text:p>3,14058</text:p>
          </table:table-cell>
          <table:table-cell table:style-name="ce5" table:formula="of:=AVERAGE([.$E$2:.E87])" office:value-type="float" office:value="3.13289430232558">
            <text:p>3,132894302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20">
            <text:p>1120</text:p>
          </table:table-cell>
          <table:table-cell table:style-name="Default" office:value-type="float" office:value="669">
            <text:p>669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24005">
            <text:p>2,24005</text:p>
          </table:table-cell>
          <table:table-cell table:style-name="ce5" table:formula="of:=AVERAGE([.$E$2:.E88])" office:value-type="float" office:value="3.12263172413793">
            <text:p>3,122631724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80">
            <text:p>1380</text:p>
          </table:table-cell>
          <table:table-cell table:style-name="Default" office:value-type="float" office:value="627">
            <text:p>62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.94219">
            <text:p>1,94219</text:p>
          </table:table-cell>
          <table:table-cell table:style-name="ce5" table:formula="of:=AVERAGE([.$E$2:.E89])" office:value-type="float" office:value="3.10921761363636">
            <text:p>3,109217613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24">
            <text:p>1524</text:p>
          </table:table-cell>
          <table:table-cell table:style-name="Default" office:value-type="float" office:value="660">
            <text:p>66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.91124">
            <text:p>1,91124</text:p>
          </table:table-cell>
          <table:table-cell table:style-name="ce5" table:formula="of:=AVERAGE([.$E$2:.E90])" office:value-type="float" office:value="3.09575719101124">
            <text:p>3,09575719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59">
            <text:p>1859</text:p>
          </table:table-cell>
          <table:table-cell table:style-name="Default" office:value-type="float" office:value="768">
            <text:p>768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.69694">
            <text:p>1,69694</text:p>
          </table:table-cell>
          <table:table-cell table:style-name="ce5" table:formula="of:=AVERAGE([.$E$2:.E91])" office:value-type="float" office:value="3.08021477777778">
            <text:p>3,080214777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49">
            <text:p>1849</text:p>
          </table:table-cell>
          <table:table-cell table:style-name="Default" office:value-type="float" office:value="734">
            <text:p>734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1.70332">
            <text:p>1,70332</text:p>
          </table:table-cell>
          <table:table-cell table:style-name="ce5" table:formula="of:=AVERAGE([.$E$2:.E92])" office:value-type="float" office:value="3.06508406593407">
            <text:p>3,065084065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19">
            <text:p>1819</text:p>
          </table:table-cell>
          <table:table-cell table:style-name="Default" office:value-type="float" office:value="720">
            <text:p>720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1.7131">
            <text:p>1,7131</text:p>
          </table:table-cell>
          <table:table-cell table:style-name="ce5" table:formula="of:=AVERAGE([.$E$2:.E93])" office:value-type="float" office:value="3.05038858695652">
            <text:p>3,05038858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77">
            <text:p>1877</text:p>
          </table:table-cell>
          <table:table-cell table:style-name="Default" office:value-type="float" office:value="731">
            <text:p>731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1.74282">
            <text:p>1,74282</text:p>
          </table:table-cell>
          <table:table-cell table:style-name="ce5" table:formula="of:=AVERAGE([.$E$2:.E94])" office:value-type="float" office:value="3.03632870967742">
            <text:p>3,036328709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27">
            <text:p>1727</text:p>
          </table:table-cell>
          <table:table-cell table:style-name="Default" office:value-type="float" office:value="717">
            <text:p>717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.76028">
            <text:p>1,76028</text:p>
          </table:table-cell>
          <table:table-cell table:style-name="ce5" table:formula="of:=AVERAGE([.$E$2:.E95])" office:value-type="float" office:value="3.02275372340426">
            <text:p>3,022753723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67">
            <text:p>1267</text:p>
          </table:table-cell>
          <table:table-cell table:style-name="Default" office:value-type="float" office:value="664">
            <text:p>664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02318">
            <text:p>2,02318</text:p>
          </table:table-cell>
          <table:table-cell table:style-name="ce5" table:formula="of:=AVERAGE([.$E$2:.E96])" office:value-type="float" office:value="3.01223189473684">
            <text:p>3,012231894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7">
            <text:p>1187</text:p>
          </table:table-cell>
          <table:table-cell table:style-name="Default" office:value-type="float" office:value="657">
            <text:p>657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.04295">
            <text:p>2,04295</text:p>
          </table:table-cell>
          <table:table-cell table:style-name="ce5" table:formula="of:=AVERAGE([.$E$2:.E97])" office:value-type="float" office:value="3.00213520833334">
            <text:p>3,002135208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86">
            <text:p>1386</text:p>
          </table:table-cell>
          <table:table-cell table:style-name="Default" office:value-type="float" office:value="708">
            <text:p>70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.98869">
            <text:p>1,98869</text:p>
          </table:table-cell>
          <table:table-cell table:style-name="ce5" table:formula="of:=AVERAGE([.$E$2:.E98])" office:value-type="float" office:value="2.99168731958763">
            <text:p>2,991687319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11">
            <text:p>1511</text:p>
          </table:table-cell>
          <table:table-cell table:style-name="Default" office:value-type="float" office:value="726">
            <text:p>726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1.98468">
            <text:p>1,98468</text:p>
          </table:table-cell>
          <table:table-cell table:style-name="ce5" table:formula="of:=AVERAGE([.$E$2:.E99])" office:value-type="float" office:value="2.98141173469388">
            <text:p>2,98141173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28">
            <text:p>1328</text:p>
          </table:table-cell>
          <table:table-cell table:style-name="Default" office:value-type="float" office:value="702">
            <text:p>702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2.03979">
            <text:p>2,03979</text:p>
          </table:table-cell>
          <table:table-cell table:style-name="ce5" table:formula="of:=AVERAGE([.$E$2:.E100])" office:value-type="float" office:value="2.97190040404041">
            <text:p>2,97190040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22">
            <text:p>1222</text:p>
          </table:table-cell>
          <table:table-cell table:style-name="Default" office:value-type="float" office:value="714">
            <text:p>714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2.03639">
            <text:p>2,03639</text:p>
          </table:table-cell>
          <table:table-cell table:style-name="ce5" table:formula="of:=AVERAGE([.$E$2:.E101])" office:value-type="float" office:value="2.9625453">
            <text:p>2,962545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80">
            <text:p>1380</text:p>
          </table:table-cell>
          <table:table-cell table:style-name="Default" office:value-type="float" office:value="702">
            <text:p>702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1.97187">
            <text:p>1,97187</text:p>
          </table:table-cell>
          <table:table-cell table:style-name="ce5" table:formula="of:=AVERAGE([.$E$2:.E102])" office:value-type="float" office:value="2.95273663366337">
            <text:p>2,952736633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83">
            <text:p>1383</text:p>
          </table:table-cell>
          <table:table-cell table:style-name="Default" office:value-type="float" office:value="642">
            <text:p>642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1.99452">
            <text:p>1,99452</text:p>
          </table:table-cell>
          <table:table-cell table:style-name="ce5" table:formula="of:=AVERAGE([.$E$2:.E103])" office:value-type="float" office:value="2.94334235294118">
            <text:p>2,94334235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28">
            <text:p>928</text:p>
          </table:table-cell>
          <table:table-cell table:style-name="Default" office:value-type="float" office:value="664">
            <text:p>664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.23711">
            <text:p>2,23711</text:p>
          </table:table-cell>
          <table:table-cell table:style-name="ce5" table:formula="of:=AVERAGE([.$E$2:.E104])" office:value-type="float" office:value="2.93648572815534">
            <text:p>2,936485728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99">
            <text:p>1399</text:p>
          </table:table-cell>
          <table:table-cell table:style-name="Default" office:value-type="float" office:value="721">
            <text:p>721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1.93111">
            <text:p>1,93111</text:p>
          </table:table-cell>
          <table:table-cell table:style-name="ce5" table:formula="of:=AVERAGE([.$E$2:.E105])" office:value-type="float" office:value="2.92681865384616">
            <text:p>2,926818653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47">
            <text:p>1647</text:p>
          </table:table-cell>
          <table:table-cell table:style-name="Default" office:value-type="float" office:value="742">
            <text:p>742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1.90798">
            <text:p>1,90798</text:p>
          </table:table-cell>
          <table:table-cell table:style-name="ce5" table:formula="of:=AVERAGE([.$E$2:.E106])" office:value-type="float" office:value="2.91711542857143">
            <text:p>2,917115428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61">
            <text:p>1761</text:p>
          </table:table-cell>
          <table:table-cell table:style-name="Default" office:value-type="float" office:value="691">
            <text:p>691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1.84134">
            <text:p>1,84134</text:p>
          </table:table-cell>
          <table:table-cell table:style-name="ce5" table:formula="of:=AVERAGE([.$E$2:.E107])" office:value-type="float" office:value="2.90696660377359">
            <text:p>2,906966603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37">
            <text:p>1737</text:p>
          </table:table-cell>
          <table:table-cell table:style-name="Default" office:value-type="float" office:value="730">
            <text:p>730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1.8252">
            <text:p>1,8252</text:p>
          </table:table-cell>
          <table:table-cell table:style-name="ce5" table:formula="of:=AVERAGE([.$E$2:.E108])" office:value-type="float" office:value="2.89685663551402">
            <text:p>2,89685663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29">
            <text:p>1429</text:p>
          </table:table-cell>
          <table:table-cell table:style-name="Default" office:value-type="float" office:value="652">
            <text:p>652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.89992">
            <text:p>1,89992</text:p>
          </table:table-cell>
          <table:table-cell table:style-name="ce5" table:formula="of:=AVERAGE([.$E$2:.E109])" office:value-type="float" office:value="2.88762574074074">
            <text:p>2,887625740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21">
            <text:p>1821</text:p>
          </table:table-cell>
          <table:table-cell table:style-name="Default" office:value-type="float" office:value="732">
            <text:p>732</text:p>
          </table:table-cell>
          <table:table-cell table:style-name="Default" office:value-type="float" office:value="185">
            <text:p>185</text:p>
          </table:table-cell>
          <table:table-cell table:style-name="Default" office:value-type="float" office:value="1.86253">
            <text:p>1,86253</text:p>
          </table:table-cell>
          <table:table-cell table:style-name="ce5" table:formula="of:=AVERAGE([.$E$2:.E110])" office:value-type="float" office:value="2.87822119266055">
            <text:p>2,878221192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65">
            <text:p>1765</text:p>
          </table:table-cell>
          <table:table-cell table:style-name="Default" office:value-type="float" office:value="771">
            <text:p>771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1.70085">
            <text:p>1,70085</text:p>
          </table:table-cell>
          <table:table-cell table:style-name="ce5" table:formula="of:=AVERAGE([.$E$2:.E111])" office:value-type="float" office:value="2.86751781818182">
            <text:p>2,867517818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99">
            <text:p>1799</text:p>
          </table:table-cell>
          <table:table-cell table:style-name="Default" office:value-type="float" office:value="734">
            <text:p>734</text:p>
          </table:table-cell>
          <table:table-cell table:style-name="Default" office:value-type="float" office:value="161">
            <text:p>161</text:p>
          </table:table-cell>
          <table:table-cell table:style-name="Default" office:value-type="float" office:value="1.76059">
            <text:p>1,76059</text:p>
          </table:table-cell>
          <table:table-cell table:style-name="ce5" table:formula="of:=AVERAGE([.$E$2:.E112])" office:value-type="float" office:value="2.8575454954955">
            <text:p>2,85754549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float" office:value="749">
            <text:p>749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1.89394">
            <text:p>1,89394</text:p>
          </table:table-cell>
          <table:table-cell table:style-name="ce5" table:formula="of:=AVERAGE([.$E$2:.E113])" office:value-type="float" office:value="2.848941875">
            <text:p>2,848941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12">
            <text:p>1312</text:p>
          </table:table-cell>
          <table:table-cell table:style-name="Default" office:value-type="float" office:value="720">
            <text:p>72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.0413">
            <text:p>2,0413</text:p>
          </table:table-cell>
          <table:table-cell table:style-name="ce5" table:formula="of:=AVERAGE([.$E$2:.E114])" office:value-type="float" office:value="2.84179460176991">
            <text:p>2,8417946018</text:p>
          </table:table-cell>
          <table:table-cell table:number-columns-repeated="3"/>
        </table:table-row>
        <table:table-row table:style-name="ro2" table:number-rows-repeated="106">
          <table:table-cell table:style-name="Default" table:number-columns-repeated="5"/>
          <table:table-cell table:style-name="ce5"/>
          <table:table-cell table:number-columns-repeated="3"/>
        </table:table-row>
        <table:table-row table:style-name="ro2" table:number-rows-repeated="2">
          <table:table-cell table:style-name="ce5" table:number-columns-repeated="6"/>
          <table:table-cell table:number-columns-repeated="3"/>
        </table:table-row>
        <table:table-row table:style-name="ro2" table:number-rows-repeated="220">
          <table:table-cell table:number-columns-repeated="5"/>
          <table:table-cell table:style-name="ce3"/>
          <table:table-cell table:number-columns-repeated="3"/>
        </table:table-row>
        <table:table-row table:style-name="ro2" table:number-rows-repeated="283">
          <table:table-cell table:style-name="ce3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3" table:number-columns-repeated="2"/>
          <table:table-cell table:number-columns-repeated="3"/>
        </table:table-row>
        <table:table-row table:style-name="ro2" table:number-rows-repeated="1047734">
          <table:table-cell table:number-columns-repeated="9"/>
        </table:table-row>
        <table:table-row table:style-name="ro2">
          <table:table-cell table:number-columns-repeated="9"/>
        </table:table-row>
      </table:table>
      <table:database-ranges>
        <table:database-range table:target-range-address="sinproc.H20:sinproc.H2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ff99"/>
    </style:style>
    <style:style style:name="Sin_20_nombre2" style:display-name="Sin nombre2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23/11/2012</text:date>, <text:time>20:59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23T20:59:05</dc:date>
    <dc:creator>christian </dc:creator>
    <meta:generator>LibreOffice/3.3$Unix LibreOffice_project/330m19$Build-401</meta:generator>
    <meta:editing-duration>PT4H27M23S</meta:editing-duration>
    <meta:editing-cycles>19</meta:editing-cycles>
    <meta:document-statistic meta:table-count="6" meta:cell-count="6498" meta:object-count="0"/>
  </office:meta>
</office:document-meta>
</file>